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78.92pt" svg:height="605.37pt" svg:x="371.76pt" svg:y="3pt">
            <draw:object draw:notify-on-update-of-ranges="'relay1.comm.sub.network'.E2:'relay1.comm.sub.network'.E492 'relay1.comm.sub.network'.F2:'relay1.comm.sub.network'.F4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28854.81357" calcext:value-type="float">
            <text:p>1456028854.81357</text:p>
          </table:table-cell>
          <table:table-cell office:value-type="float" office:value="1456028854.81417" calcext:value-type="float">
            <text:p>1456028854.81417</text:p>
          </table:table-cell>
          <table:table-cell office:value-type="float" office:value="4696" calcext:value-type="float">
            <text:p>4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28854.91294" calcext:value-type="float">
            <text:p>1456028854.91294</text:p>
          </table:table-cell>
          <table:table-cell office:value-type="float" office:value="1456028854.91322" calcext:value-type="float">
            <text:p>1456028854.91322</text:p>
          </table:table-cell>
          <table:table-cell office:value-type="float" office:value="4776" calcext:value-type="float">
            <text:p>4776</text:p>
          </table:table-cell>
          <table:table-cell table:formula="of:=[.B3]-[.B$2]" office:value-type="float" office:value="0.0993773937225342" calcext:value-type="float">
            <text:p>0.0993773937</text:p>
          </table:table-cell>
          <table:table-cell table:formula="of:=[.D3]/([.E3]-[.E2])" office:value-type="float" office:value="48059.2197188708" calcext:value-type="float">
            <text:p>48059.2197188708</text:p>
          </table:table-cell>
          <table:table-cell table:formula="of:=[.E3]-[.E2]" office:value-type="float" office:value="0.0993773937225342" calcext:value-type="float">
            <text:p>0.09937739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28855.01316" calcext:value-type="float">
            <text:p>1456028855.01316</text:p>
          </table:table-cell>
          <table:table-cell office:value-type="float" office:value="1456028855.01343" calcext:value-type="float">
            <text:p>1456028855.01343</text:p>
          </table:table-cell>
          <table:table-cell office:value-type="float" office:value="4864" calcext:value-type="float">
            <text:p>4864</text:p>
          </table:table-cell>
          <table:table-cell table:formula="of:=[.B4]-[.B$2]" office:value-type="float" office:value="0.199591159820557" calcext:value-type="float">
            <text:p>0.1995911598</text:p>
          </table:table-cell>
          <table:table-cell table:formula="of:=[.D4]/([.E4]-[.E3])" office:value-type="float" office:value="48536.2459608828" calcext:value-type="float">
            <text:p>48536.2459608828</text:p>
          </table:table-cell>
          <table:table-cell table:formula="of:=[.E4]-[.E3]" office:value-type="float" office:value="0.100213766098022" calcext:value-type="float">
            <text:p>0.10021376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28855.11251" calcext:value-type="float">
            <text:p>1456028855.11251</text:p>
          </table:table-cell>
          <table:table-cell office:value-type="float" office:value="1456028855.11279" calcext:value-type="float">
            <text:p>1456028855.11279</text:p>
          </table:table-cell>
          <table:table-cell office:value-type="float" office:value="4960" calcext:value-type="float">
            <text:p>4960</text:p>
          </table:table-cell>
          <table:table-cell table:formula="of:=[.B5]-[.B$2]" office:value-type="float" office:value="0.29894495010376" calcext:value-type="float">
            <text:p>0.2989449501</text:p>
          </table:table-cell>
          <table:table-cell table:formula="of:=[.D5]/([.E5]-[.E4])" office:value-type="float" office:value="49922.6047225955" calcext:value-type="float">
            <text:p>49922.6047225955</text:p>
          </table:table-cell>
          <table:table-cell table:formula="of:=[.E5]-[.E4]" office:value-type="float" office:value="0.0993537902832031" calcext:value-type="float">
            <text:p>0.0993537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28855.21285" calcext:value-type="float">
            <text:p>1456028855.21285</text:p>
          </table:table-cell>
          <table:table-cell office:value-type="float" office:value="1456028855.21312" calcext:value-type="float">
            <text:p>1456028855.21312</text:p>
          </table:table-cell>
          <table:table-cell office:value-type="float" office:value="5064" calcext:value-type="float">
            <text:p>5064</text:p>
          </table:table-cell>
          <table:table-cell table:formula="of:=[.B6]-[.B$2]" office:value-type="float" office:value="0.399280071258545" calcext:value-type="float">
            <text:p>0.3992800713</text:p>
          </table:table-cell>
          <table:table-cell table:formula="of:=[.D6]/([.E6]-[.E5])" office:value-type="float" office:value="50470.8614662244" calcext:value-type="float">
            <text:p>50470.8614662244</text:p>
          </table:table-cell>
          <table:table-cell table:formula="of:=[.E6]-[.E5]" office:value-type="float" office:value="0.100335121154785" calcext:value-type="float">
            <text:p>0.1003351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28855.31314" calcext:value-type="float">
            <text:p>1456028855.31314</text:p>
          </table:table-cell>
          <table:table-cell office:value-type="float" office:value="1456028855.31342" calcext:value-type="float">
            <text:p>1456028855.31342</text:p>
          </table:table-cell>
          <table:table-cell office:value-type="float" office:value="5168" calcext:value-type="float">
            <text:p>5168</text:p>
          </table:table-cell>
          <table:table-cell table:formula="of:=[.B7]-[.B$2]" office:value-type="float" office:value="0.499577522277832" calcext:value-type="float">
            <text:p>0.4995775223</text:p>
          </table:table-cell>
          <table:table-cell table:formula="of:=[.D7]/([.E7]-[.E6])" office:value-type="float" office:value="51526.7332068708" calcext:value-type="float">
            <text:p>51526.7332068708</text:p>
          </table:table-cell>
          <table:table-cell table:formula="of:=[.E7]-[.E6]" office:value-type="float" office:value="0.100297451019287" calcext:value-type="float">
            <text:p>0.100297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28855.41289" calcext:value-type="float">
            <text:p>1456028855.41289</text:p>
          </table:table-cell>
          <table:table-cell office:value-type="float" office:value="1456028855.41316" calcext:value-type="float">
            <text:p>1456028855.41316</text:p>
          </table:table-cell>
          <table:table-cell office:value-type="float" office:value="5280" calcext:value-type="float">
            <text:p>5280</text:p>
          </table:table-cell>
          <table:table-cell table:formula="of:=[.B8]-[.B$2]" office:value-type="float" office:value="0.599323749542236" calcext:value-type="float">
            <text:p>0.5993237495</text:p>
          </table:table-cell>
          <table:table-cell table:formula="of:=[.D8]/([.E8]-[.E7])" office:value-type="float" office:value="52934.3329046816" calcext:value-type="float">
            <text:p>52934.3329046816</text:p>
          </table:table-cell>
          <table:table-cell table:formula="of:=[.E8]-[.E7]" office:value-type="float" office:value="0.0997462272644043" calcext:value-type="float">
            <text:p>0.09974622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28855.51307" calcext:value-type="float">
            <text:p>1456028855.51307</text:p>
          </table:table-cell>
          <table:table-cell office:value-type="float" office:value="1456028855.51334" calcext:value-type="float">
            <text:p>1456028855.51334</text:p>
          </table:table-cell>
          <table:table-cell office:value-type="float" office:value="5392" calcext:value-type="float">
            <text:p>5392</text:p>
          </table:table-cell>
          <table:table-cell table:formula="of:=[.B9]-[.B$2]" office:value-type="float" office:value="0.699502229690552" calcext:value-type="float">
            <text:p>0.6995022297</text:p>
          </table:table-cell>
          <table:table-cell table:formula="of:=[.D9]/([.E9]-[.E8])" office:value-type="float" office:value="53823.9349610523" calcext:value-type="float">
            <text:p>53823.9349610523</text:p>
          </table:table-cell>
          <table:table-cell table:formula="of:=[.E9]-[.E8]" office:value-type="float" office:value="0.100178480148315" calcext:value-type="float">
            <text:p>0.1001784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28855.61241" calcext:value-type="float">
            <text:p>1456028855.61241</text:p>
          </table:table-cell>
          <table:table-cell office:value-type="float" office:value="1456028855.61269" calcext:value-type="float">
            <text:p>1456028855.61269</text:p>
          </table:table-cell>
          <table:table-cell office:value-type="float" office:value="5512" calcext:value-type="float">
            <text:p>5512</text:p>
          </table:table-cell>
          <table:table-cell table:formula="of:=[.B10]-[.B$2]" office:value-type="float" office:value="0.798849105834961" calcext:value-type="float">
            <text:p>0.7988491058</text:p>
          </table:table-cell>
          <table:table-cell table:formula="of:=[.D10]/([.E10]-[.E9])" office:value-type="float" office:value="55482.3685848746" calcext:value-type="float">
            <text:p>55482.3685848746</text:p>
          </table:table-cell>
          <table:table-cell table:formula="of:=[.E10]-[.E9]" office:value-type="float" office:value="0.0993468761444092" calcext:value-type="float">
            <text:p>0.0993468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28855.71271" calcext:value-type="float">
            <text:p>1456028855.71271</text:p>
          </table:table-cell>
          <table:table-cell office:value-type="float" office:value="1456028855.713" calcext:value-type="float">
            <text:p>1456028855.713</text:p>
          </table:table-cell>
          <table:table-cell office:value-type="float" office:value="5632" calcext:value-type="float">
            <text:p>5632</text:p>
          </table:table-cell>
          <table:table-cell table:formula="of:=[.B11]-[.B$2]" office:value-type="float" office:value="0.89914345741272" calcext:value-type="float">
            <text:p>0.8991434574</text:p>
          </table:table-cell>
          <table:table-cell table:formula="of:=[.D11]/([.E11]-[.E10])" office:value-type="float" office:value="56154.7077318056" calcext:value-type="float">
            <text:p>56154.7077318056</text:p>
          </table:table-cell>
          <table:table-cell table:formula="of:=[.E11]-[.E10]" office:value-type="float" office:value="0.100294351577759" calcext:value-type="float">
            <text:p>0.10029435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28855.8131" calcext:value-type="float">
            <text:p>1456028855.8131</text:p>
          </table:table-cell>
          <table:table-cell office:value-type="float" office:value="1456028855.81338" calcext:value-type="float">
            <text:p>1456028855.81338</text:p>
          </table:table-cell>
          <table:table-cell office:value-type="float" office:value="5752" calcext:value-type="float">
            <text:p>5752</text:p>
          </table:table-cell>
          <table:table-cell table:formula="of:=[.B12]-[.B$2]" office:value-type="float" office:value="0.999532461166382" calcext:value-type="float">
            <text:p>0.9995324612</text:p>
          </table:table-cell>
          <table:table-cell table:formula="of:=[.D12]/([.E12]-[.E11])" office:value-type="float" office:value="57297.1120832562" calcext:value-type="float">
            <text:p>57297.1120832562</text:p>
          </table:table-cell>
          <table:table-cell table:formula="of:=[.E12]-[.E11]" office:value-type="float" office:value="0.100389003753662" calcext:value-type="float">
            <text:p>0.1003890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28855.91259" calcext:value-type="float">
            <text:p>1456028855.91259</text:p>
          </table:table-cell>
          <table:table-cell office:value-type="float" office:value="1456028855.91287" calcext:value-type="float">
            <text:p>1456028855.91287</text:p>
          </table:table-cell>
          <table:table-cell office:value-type="float" office:value="5872" calcext:value-type="float">
            <text:p>5872</text:p>
          </table:table-cell>
          <table:table-cell table:formula="of:=[.B13]-[.B$2]" office:value-type="float" office:value="1.09902453422546" calcext:value-type="float">
            <text:p>1.0990245342</text:p>
          </table:table-cell>
          <table:table-cell table:formula="of:=[.D13]/([.E13]-[.E12])" office:value-type="float" office:value="59019.7773496286" calcext:value-type="float">
            <text:p>59019.7773496286</text:p>
          </table:table-cell>
          <table:table-cell table:formula="of:=[.E13]-[.E12]" office:value-type="float" office:value="0.099492073059082" calcext:value-type="float">
            <text:p>0.09949207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28856.01284" calcext:value-type="float">
            <text:p>1456028856.01284</text:p>
          </table:table-cell>
          <table:table-cell office:value-type="float" office:value="1456028856.01312" calcext:value-type="float">
            <text:p>1456028856.01312</text:p>
          </table:table-cell>
          <table:table-cell office:value-type="float" office:value="6000" calcext:value-type="float">
            <text:p>6000</text:p>
          </table:table-cell>
          <table:table-cell table:formula="of:=[.B14]-[.B$2]" office:value-type="float" office:value="1.19927048683167" calcext:value-type="float">
            <text:p>1.1992704868</text:p>
          </table:table-cell>
          <table:table-cell table:formula="of:=[.D14]/([.E14]-[.E13])" office:value-type="float" office:value="59852.7905018765" calcext:value-type="float">
            <text:p>59852.7905018765</text:p>
          </table:table-cell>
          <table:table-cell table:formula="of:=[.E14]-[.E13]" office:value-type="float" office:value="0.100245952606201" calcext:value-type="float">
            <text:p>0.10024595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28856.11328" calcext:value-type="float">
            <text:p>1456028856.11328</text:p>
          </table:table-cell>
          <table:table-cell office:value-type="float" office:value="1456028856.11357" calcext:value-type="float">
            <text:p>1456028856.11357</text:p>
          </table:table-cell>
          <table:table-cell office:value-type="float" office:value="6128" calcext:value-type="float">
            <text:p>6128</text:p>
          </table:table-cell>
          <table:table-cell table:formula="of:=[.B15]-[.B$2]" office:value-type="float" office:value="1.29971575737" calcext:value-type="float">
            <text:p>1.2997157574</text:p>
          </table:table-cell>
          <table:table-cell table:formula="of:=[.D15]/([.E15]-[.E14])" office:value-type="float" office:value="61008.3478013188" calcext:value-type="float">
            <text:p>61008.3478013188</text:p>
          </table:table-cell>
          <table:table-cell table:formula="of:=[.E15]-[.E14]" office:value-type="float" office:value="0.10044527053833" calcext:value-type="float">
            <text:p>0.10044527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28856.21241" calcext:value-type="float">
            <text:p>1456028856.21241</text:p>
          </table:table-cell>
          <table:table-cell office:value-type="float" office:value="1456028856.21268" calcext:value-type="float">
            <text:p>1456028856.21268</text:p>
          </table:table-cell>
          <table:table-cell office:value-type="float" office:value="6248" calcext:value-type="float">
            <text:p>6248</text:p>
          </table:table-cell>
          <table:table-cell table:formula="of:=[.B16]-[.B$2]" office:value-type="float" office:value="1.39884734153748" calcext:value-type="float">
            <text:p>1.3988473415</text:p>
          </table:table-cell>
          <table:table-cell table:formula="of:=[.D16]/([.E16]-[.E15])" office:value-type="float" office:value="63027.3393941143" calcext:value-type="float">
            <text:p>63027.3393941143</text:p>
          </table:table-cell>
          <table:table-cell table:formula="of:=[.E16]-[.E15]" office:value-type="float" office:value="0.0991315841674805" calcext:value-type="float">
            <text:p>0.09913158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28856.31296" calcext:value-type="float">
            <text:p>1456028856.31296</text:p>
          </table:table-cell>
          <table:table-cell office:value-type="float" office:value="1456028856.31323" calcext:value-type="float">
            <text:p>1456028856.31323</text:p>
          </table:table-cell>
          <table:table-cell office:value-type="float" office:value="6376" calcext:value-type="float">
            <text:p>6376</text:p>
          </table:table-cell>
          <table:table-cell table:formula="of:=[.B17]-[.B$2]" office:value-type="float" office:value="1.49939346313477" calcext:value-type="float">
            <text:p>1.4993934631</text:p>
          </table:table-cell>
          <table:table-cell table:formula="of:=[.D17]/([.E17]-[.E16])" office:value-type="float" office:value="63413.6841750826" calcext:value-type="float">
            <text:p>63413.6841750826</text:p>
          </table:table-cell>
          <table:table-cell table:formula="of:=[.E17]-[.E16]" office:value-type="float" office:value="0.10054612159729" calcext:value-type="float">
            <text:p>0.10054612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28856.41324" calcext:value-type="float">
            <text:p>1456028856.41324</text:p>
          </table:table-cell>
          <table:table-cell office:value-type="float" office:value="1456028856.41351" calcext:value-type="float">
            <text:p>1456028856.41351</text:p>
          </table:table-cell>
          <table:table-cell office:value-type="float" office:value="6504" calcext:value-type="float">
            <text:p>6504</text:p>
          </table:table-cell>
          <table:table-cell table:formula="of:=[.B18]-[.B$2]" office:value-type="float" office:value="1.59967732429504" calcext:value-type="float">
            <text:p>1.5996773243</text:p>
          </table:table-cell>
          <table:table-cell table:formula="of:=[.D18]/([.E18]-[.E17])" office:value-type="float" office:value="64855.8992917615" calcext:value-type="float">
            <text:p>64855.8992917615</text:p>
          </table:table-cell>
          <table:table-cell table:formula="of:=[.E18]-[.E17]" office:value-type="float" office:value="0.100283861160278" calcext:value-type="float">
            <text:p>0.10028386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28856.51295" calcext:value-type="float">
            <text:p>1456028856.51295</text:p>
          </table:table-cell>
          <table:table-cell office:value-type="float" office:value="1456028856.51323" calcext:value-type="float">
            <text:p>1456028856.51323</text:p>
          </table:table-cell>
          <table:table-cell office:value-type="float" office:value="6624" calcext:value-type="float">
            <text:p>6624</text:p>
          </table:table-cell>
          <table:table-cell table:formula="of:=[.B19]-[.B$2]" office:value-type="float" office:value="1.69938945770264" calcext:value-type="float">
            <text:p>1.6993894577</text:p>
          </table:table-cell>
          <table:table-cell table:formula="of:=[.D19]/([.E19]-[.E18])" office:value-type="float" office:value="66431.2333276745" calcext:value-type="float">
            <text:p>66431.2333276745</text:p>
          </table:table-cell>
          <table:table-cell table:formula="of:=[.E19]-[.E18]" office:value-type="float" office:value="0.0997121334075928" calcext:value-type="float">
            <text:p>0.0997121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28856.61313" calcext:value-type="float">
            <text:p>1456028856.61313</text:p>
          </table:table-cell>
          <table:table-cell office:value-type="float" office:value="1456028856.6134" calcext:value-type="float">
            <text:p>1456028856.6134</text:p>
          </table:table-cell>
          <table:table-cell office:value-type="float" office:value="6736" calcext:value-type="float">
            <text:p>6736</text:p>
          </table:table-cell>
          <table:table-cell table:formula="of:=[.B20]-[.B$2]" office:value-type="float" office:value="1.79956960678101" calcext:value-type="float">
            <text:p>1.7995696068</text:p>
          </table:table-cell>
          <table:table-cell table:formula="of:=[.D20]/([.E20]-[.E19])" office:value-type="float" office:value="67238.8697957571" calcext:value-type="float">
            <text:p>67238.8697957571</text:p>
          </table:table-cell>
          <table:table-cell table:formula="of:=[.E20]-[.E19]" office:value-type="float" office:value="0.100180149078369" calcext:value-type="float">
            <text:p>0.10018014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28856.71238" calcext:value-type="float">
            <text:p>1456028856.71238</text:p>
          </table:table-cell>
          <table:table-cell office:value-type="float" office:value="1456028856.71267" calcext:value-type="float">
            <text:p>1456028856.71267</text:p>
          </table:table-cell>
          <table:table-cell office:value-type="float" office:value="6856" calcext:value-type="float">
            <text:p>6856</text:p>
          </table:table-cell>
          <table:table-cell table:formula="of:=[.B21]-[.B$2]" office:value-type="float" office:value="1.89881157875061" calcext:value-type="float">
            <text:p>1.8988115788</text:p>
          </table:table-cell>
          <table:table-cell table:formula="of:=[.D21]/([.E21]-[.E20])" office:value-type="float" office:value="69083.6736103937" calcext:value-type="float">
            <text:p>69083.6736103937</text:p>
          </table:table-cell>
          <table:table-cell table:formula="of:=[.E21]-[.E20]" office:value-type="float" office:value="0.0992419719696045" calcext:value-type="float">
            <text:p>0.0992419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28856.81275" calcext:value-type="float">
            <text:p>1456028856.81275</text:p>
          </table:table-cell>
          <table:table-cell office:value-type="float" office:value="1456028856.81303" calcext:value-type="float">
            <text:p>1456028856.81303</text:p>
          </table:table-cell>
          <table:table-cell office:value-type="float" office:value="6968" calcext:value-type="float">
            <text:p>6968</text:p>
          </table:table-cell>
          <table:table-cell table:formula="of:=[.B22]-[.B$2]" office:value-type="float" office:value="1.99918794631958" calcext:value-type="float">
            <text:p>1.9991879463</text:p>
          </table:table-cell>
          <table:table-cell table:formula="of:=[.D22]/([.E22]-[.E21])" office:value-type="float" office:value="69418.7304119389" calcext:value-type="float">
            <text:p>69418.7304119389</text:p>
          </table:table-cell>
          <table:table-cell table:formula="of:=[.E22]-[.E21]" office:value-type="float" office:value="0.10037636756897" calcext:value-type="float">
            <text:p>0.1003763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28856.91313" calcext:value-type="float">
            <text:p>1456028856.91313</text:p>
          </table:table-cell>
          <table:table-cell office:value-type="float" office:value="1456028856.9134" calcext:value-type="float">
            <text:p>1456028856.9134</text:p>
          </table:table-cell>
          <table:table-cell office:value-type="float" office:value="7072" calcext:value-type="float">
            <text:p>7072</text:p>
          </table:table-cell>
          <table:table-cell table:formula="of:=[.B23]-[.B$2]" office:value-type="float" office:value="2.09956002235413" calcext:value-type="float">
            <text:p>2.0995600224</text:p>
          </table:table-cell>
          <table:table-cell table:formula="of:=[.D23]/([.E23]-[.E22])" office:value-type="float" office:value="70457.8432508058" calcext:value-type="float">
            <text:p>70457.8432508058</text:p>
          </table:table-cell>
          <table:table-cell table:formula="of:=[.E23]-[.E22]" office:value-type="float" office:value="0.100372076034546" calcext:value-type="float">
            <text:p>0.1003720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28857.01254" calcext:value-type="float">
            <text:p>1456028857.01254</text:p>
          </table:table-cell>
          <table:table-cell office:value-type="float" office:value="1456028857.01281" calcext:value-type="float">
            <text:p>1456028857.01281</text:p>
          </table:table-cell>
          <table:table-cell office:value-type="float" office:value="7176" calcext:value-type="float">
            <text:p>7176</text:p>
          </table:table-cell>
          <table:table-cell table:formula="of:=[.B24]-[.B$2]" office:value-type="float" office:value="2.19897437095642" calcext:value-type="float">
            <text:p>2.198974371</text:p>
          </table:table-cell>
          <table:table-cell table:formula="of:=[.D24]/([.E24]-[.E23])" office:value-type="float" office:value="72182.7392211505" calcext:value-type="float">
            <text:p>72182.7392211505</text:p>
          </table:table-cell>
          <table:table-cell table:formula="of:=[.E24]-[.E23]" office:value-type="float" office:value="0.0994143486022949" calcext:value-type="float">
            <text:p>0.09941434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28857.11311" calcext:value-type="float">
            <text:p>1456028857.11311</text:p>
          </table:table-cell>
          <table:table-cell office:value-type="float" office:value="1456028857.11339" calcext:value-type="float">
            <text:p>1456028857.11339</text:p>
          </table:table-cell>
          <table:table-cell office:value-type="float" office:value="7272" calcext:value-type="float">
            <text:p>7272</text:p>
          </table:table-cell>
          <table:table-cell table:formula="of:=[.B25]-[.B$2]" office:value-type="float" office:value="2.29954719543457" calcext:value-type="float">
            <text:p>2.2995471954</text:p>
          </table:table-cell>
          <table:table-cell table:formula="of:=[.D25]/([.E25]-[.E24])" office:value-type="float" office:value="72305.8145948752" calcext:value-type="float">
            <text:p>72305.8145948752</text:p>
          </table:table-cell>
          <table:table-cell table:formula="of:=[.E25]-[.E24]" office:value-type="float" office:value="0.100572824478149" calcext:value-type="float">
            <text:p>0.10057282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28857.21249" calcext:value-type="float">
            <text:p>1456028857.21249</text:p>
          </table:table-cell>
          <table:table-cell office:value-type="float" office:value="1456028857.21276" calcext:value-type="float">
            <text:p>1456028857.21276</text:p>
          </table:table-cell>
          <table:table-cell office:value-type="float" office:value="7368" calcext:value-type="float">
            <text:p>7368</text:p>
          </table:table-cell>
          <table:table-cell table:formula="of:=[.B26]-[.B$2]" office:value-type="float" office:value="2.39892387390137" calcext:value-type="float">
            <text:p>2.3989238739</text:p>
          </table:table-cell>
          <table:table-cell table:formula="of:=[.D26]/([.E26]-[.E25])" office:value-type="float" office:value="74142.1439484089" calcext:value-type="float">
            <text:p>74142.1439484089</text:p>
          </table:table-cell>
          <table:table-cell table:formula="of:=[.E26]-[.E25]" office:value-type="float" office:value="0.0993766784667969" calcext:value-type="float">
            <text:p>0.09937667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28857.31264" calcext:value-type="float">
            <text:p>1456028857.31264</text:p>
          </table:table-cell>
          <table:table-cell office:value-type="float" office:value="1456028857.31292" calcext:value-type="float">
            <text:p>1456028857.31292</text:p>
          </table:table-cell>
          <table:table-cell office:value-type="float" office:value="7456" calcext:value-type="float">
            <text:p>7456</text:p>
          </table:table-cell>
          <table:table-cell table:formula="of:=[.B27]-[.B$2]" office:value-type="float" office:value="2.4990758895874" calcext:value-type="float">
            <text:p>2.4990758896</text:p>
          </table:table-cell>
          <table:table-cell table:formula="of:=[.D27]/([.E27]-[.E26])" office:value-type="float" office:value="74446.8291419484" calcext:value-type="float">
            <text:p>74446.8291419484</text:p>
          </table:table-cell>
          <table:table-cell table:formula="of:=[.E27]-[.E26]" office:value-type="float" office:value="0.100152015686035" calcext:value-type="float">
            <text:p>0.10015201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28857.41297" calcext:value-type="float">
            <text:p>1456028857.41297</text:p>
          </table:table-cell>
          <table:table-cell office:value-type="float" office:value="1456028857.41325" calcext:value-type="float">
            <text:p>1456028857.41325</text:p>
          </table:table-cell>
          <table:table-cell office:value-type="float" office:value="7528" calcext:value-type="float">
            <text:p>7528</text:p>
          </table:table-cell>
          <table:table-cell table:formula="of:=[.B28]-[.B$2]" office:value-type="float" office:value="2.59940528869629" calcext:value-type="float">
            <text:p>2.5994052887</text:p>
          </table:table-cell>
          <table:table-cell table:formula="of:=[.D28]/([.E28]-[.E27])" office:value-type="float" office:value="75032.8424854805" calcext:value-type="float">
            <text:p>75032.8424854805</text:p>
          </table:table-cell>
          <table:table-cell table:formula="of:=[.E28]-[.E27]" office:value-type="float" office:value="0.100329399108887" calcext:value-type="float">
            <text:p>0.10032939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28857.51247" calcext:value-type="float">
            <text:p>1456028857.51247</text:p>
          </table:table-cell>
          <table:table-cell office:value-type="float" office:value="1456028857.51274" calcext:value-type="float">
            <text:p>1456028857.51274</text:p>
          </table:table-cell>
          <table:table-cell office:value-type="float" office:value="7600" calcext:value-type="float">
            <text:p>7600</text:p>
          </table:table-cell>
          <table:table-cell table:formula="of:=[.B29]-[.B$2]" office:value-type="float" office:value="2.69890308380127" calcext:value-type="float">
            <text:p>2.6989030838</text:p>
          </table:table-cell>
          <table:table-cell table:formula="of:=[.D29]/([.E29]-[.E28])" office:value-type="float" office:value="76383.6021891863" calcext:value-type="float">
            <text:p>76383.6021891863</text:p>
          </table:table-cell>
          <table:table-cell table:formula="of:=[.E29]-[.E28]" office:value-type="float" office:value="0.0994977951049805" calcext:value-type="float">
            <text:p>0.0994977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28857.61272" calcext:value-type="float">
            <text:p>1456028857.61272</text:p>
          </table:table-cell>
          <table:table-cell office:value-type="float" office:value="1456028857.61299" calcext:value-type="float">
            <text:p>1456028857.61299</text:p>
          </table:table-cell>
          <table:table-cell office:value-type="float" office:value="7664" calcext:value-type="float">
            <text:p>7664</text:p>
          </table:table-cell>
          <table:table-cell table:formula="of:=[.B30]-[.B$2]" office:value-type="float" office:value="2.79915857315063" calcext:value-type="float">
            <text:p>2.7991585732</text:p>
          </table:table-cell>
          <table:table-cell table:formula="of:=[.D30]/([.E30]-[.E29])" office:value-type="float" office:value="76444.6919539027" calcext:value-type="float">
            <text:p>76444.6919539027</text:p>
          </table:table-cell>
          <table:table-cell table:formula="of:=[.E30]-[.E29]" office:value-type="float" office:value="0.100255489349365" calcext:value-type="float">
            <text:p>0.10025548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28857.71307" calcext:value-type="float">
            <text:p>1456028857.71307</text:p>
          </table:table-cell>
          <table:table-cell office:value-type="float" office:value="1456028857.71336" calcext:value-type="float">
            <text:p>1456028857.71336</text:p>
          </table:table-cell>
          <table:table-cell office:value-type="float" office:value="7728" calcext:value-type="float">
            <text:p>7728</text:p>
          </table:table-cell>
          <table:table-cell table:formula="of:=[.B31]-[.B$2]" office:value-type="float" office:value="2.89950323104858" calcext:value-type="float">
            <text:p>2.899503231</text:p>
          </table:table-cell>
          <table:table-cell table:formula="of:=[.D31]/([.E31]-[.E30])" office:value-type="float" office:value="77014.563225273" calcext:value-type="float">
            <text:p>77014.563225273</text:p>
          </table:table-cell>
          <table:table-cell table:formula="of:=[.E31]-[.E30]" office:value-type="float" office:value="0.100344657897949" calcext:value-type="float">
            <text:p>0.10034465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28857.81252" calcext:value-type="float">
            <text:p>1456028857.81252</text:p>
          </table:table-cell>
          <table:table-cell office:value-type="float" office:value="1456028857.81281" calcext:value-type="float">
            <text:p>1456028857.81281</text:p>
          </table:table-cell>
          <table:table-cell office:value-type="float" office:value="7776" calcext:value-type="float">
            <text:p>7776</text:p>
          </table:table-cell>
          <table:table-cell table:formula="of:=[.B32]-[.B$2]" office:value-type="float" office:value="2.99895858764648" calcext:value-type="float">
            <text:p>2.9989585876</text:p>
          </table:table-cell>
          <table:table-cell table:formula="of:=[.D32]/([.E32]-[.E31])" office:value-type="float" office:value="78185.8339861823" calcext:value-type="float">
            <text:p>78185.8339861823</text:p>
          </table:table-cell>
          <table:table-cell table:formula="of:=[.E32]-[.E31]" office:value-type="float" office:value="0.0994553565979004" calcext:value-type="float">
            <text:p>0.0994553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28857.91276" calcext:value-type="float">
            <text:p>1456028857.91276</text:p>
          </table:table-cell>
          <table:table-cell office:value-type="float" office:value="1456028857.91303" calcext:value-type="float">
            <text:p>1456028857.91303</text:p>
          </table:table-cell>
          <table:table-cell office:value-type="float" office:value="7816" calcext:value-type="float">
            <text:p>7816</text:p>
          </table:table-cell>
          <table:table-cell table:formula="of:=[.B33]-[.B$2]" office:value-type="float" office:value="3.09918999671936" calcext:value-type="float">
            <text:p>3.0991899967</text:p>
          </table:table-cell>
          <table:table-cell table:formula="of:=[.D33]/([.E33]-[.E32])" office:value-type="float" office:value="77979.548250361" calcext:value-type="float">
            <text:p>77979.548250361</text:p>
          </table:table-cell>
          <table:table-cell table:formula="of:=[.E33]-[.E32]" office:value-type="float" office:value="0.100231409072876" calcext:value-type="float">
            <text:p>0.1002314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28858.01784" calcext:value-type="float">
            <text:p>1456028858.01784</text:p>
          </table:table-cell>
          <table:table-cell office:value-type="float" office:value="1456028858.01812" calcext:value-type="float">
            <text:p>1456028858.01812</text:p>
          </table:table-cell>
          <table:table-cell office:value-type="float" office:value="7848" calcext:value-type="float">
            <text:p>7848</text:p>
          </table:table-cell>
          <table:table-cell table:formula="of:=[.B34]-[.B$2]" office:value-type="float" office:value="3.20427465438843" calcext:value-type="float">
            <text:p>3.2042746544</text:p>
          </table:table-cell>
          <table:table-cell table:formula="of:=[.D34]/([.E34]-[.E33])" office:value-type="float" office:value="74682.6432524044" calcext:value-type="float">
            <text:p>74682.6432524044</text:p>
          </table:table-cell>
          <table:table-cell table:formula="of:=[.E34]-[.E33]" office:value-type="float" office:value="0.105084657669067" calcext:value-type="float">
            <text:p>0.10508465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28858.21299" calcext:value-type="float">
            <text:p>1456028858.21299</text:p>
          </table:table-cell>
          <table:table-cell office:value-type="float" office:value="1456028858.21326" calcext:value-type="float">
            <text:p>1456028858.21326</text:p>
          </table:table-cell>
          <table:table-cell office:value-type="float" office:value="7872" calcext:value-type="float">
            <text:p>7872</text:p>
          </table:table-cell>
          <table:table-cell table:formula="of:=[.B35]-[.B$2]" office:value-type="float" office:value="3.39942383766174" calcext:value-type="float">
            <text:p>3.3994238377</text:p>
          </table:table-cell>
          <table:table-cell table:formula="of:=[.D35]/([.E35]-[.E34])" office:value-type="float" office:value="40338.3702045778" calcext:value-type="float">
            <text:p>40338.3702045778</text:p>
          </table:table-cell>
          <table:table-cell table:formula="of:=[.E35]-[.E34]" office:value-type="float" office:value="0.195149183273315" calcext:value-type="float">
            <text:p>0.19514918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28858.31327" calcext:value-type="float">
            <text:p>1456028858.31327</text:p>
          </table:table-cell>
          <table:table-cell office:value-type="float" office:value="1456028858.31354" calcext:value-type="float">
            <text:p>1456028858.31354</text:p>
          </table:table-cell>
          <table:table-cell office:value-type="float" office:value="7888" calcext:value-type="float">
            <text:p>7888</text:p>
          </table:table-cell>
          <table:table-cell table:formula="of:=[.B36]-[.B$2]" office:value-type="float" office:value="3.49970149993896" calcext:value-type="float">
            <text:p>3.4997014999</text:p>
          </table:table-cell>
          <table:table-cell table:formula="of:=[.D36]/([.E36]-[.E35])" office:value-type="float" office:value="78661.5864477704" calcext:value-type="float">
            <text:p>78661.5864477704</text:p>
          </table:table-cell>
          <table:table-cell table:formula="of:=[.E36]-[.E35]" office:value-type="float" office:value="0.100277662277222" calcext:value-type="float">
            <text:p>0.10027766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28858.41263" calcext:value-type="float">
            <text:p>1456028858.41263</text:p>
          </table:table-cell>
          <table:table-cell office:value-type="float" office:value="1456028858.41291" calcext:value-type="float">
            <text:p>1456028858.41291</text:p>
          </table:table-cell>
          <table:table-cell office:value-type="float" office:value="7888" calcext:value-type="float">
            <text:p>7888</text:p>
          </table:table-cell>
          <table:table-cell table:formula="of:=[.B37]-[.B$2]" office:value-type="float" office:value="3.59906649589539" calcext:value-type="float">
            <text:p>3.5990664959</text:p>
          </table:table-cell>
          <table:table-cell table:formula="of:=[.D37]/([.E37]-[.E36])" office:value-type="float" office:value="79384.0921953994" calcext:value-type="float">
            <text:p>79384.0921953994</text:p>
          </table:table-cell>
          <table:table-cell table:formula="of:=[.E37]-[.E36]" office:value-type="float" office:value="0.0993649959564209" calcext:value-type="float">
            <text:p>0.0993649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28858.51318" calcext:value-type="float">
            <text:p>1456028858.51318</text:p>
          </table:table-cell>
          <table:table-cell office:value-type="float" office:value="1456028858.51345" calcext:value-type="float">
            <text:p>1456028858.51345</text:p>
          </table:table-cell>
          <table:table-cell office:value-type="float" office:value="7888" calcext:value-type="float">
            <text:p>7888</text:p>
          </table:table-cell>
          <table:table-cell table:formula="of:=[.B38]-[.B$2]" office:value-type="float" office:value="3.69961190223694" calcext:value-type="float">
            <text:p>3.6996119022</text:p>
          </table:table-cell>
          <table:table-cell table:formula="of:=[.D38]/([.E38]-[.E37])" office:value-type="float" office:value="78452.1171778297" calcext:value-type="float">
            <text:p>78452.1171778297</text:p>
          </table:table-cell>
          <table:table-cell table:formula="of:=[.E38]-[.E37]" office:value-type="float" office:value="0.100545406341553" calcext:value-type="float">
            <text:p>0.10054540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28858.62054" calcext:value-type="float">
            <text:p>1456028858.62054</text:p>
          </table:table-cell>
          <table:table-cell office:value-type="float" office:value="1456028858.62092" calcext:value-type="float">
            <text:p>1456028858.62092</text:p>
          </table:table-cell>
          <table:table-cell office:value-type="float" office:value="7880" calcext:value-type="float">
            <text:p>7880</text:p>
          </table:table-cell>
          <table:table-cell table:formula="of:=[.B39]-[.B$2]" office:value-type="float" office:value="3.8069703578949" calcext:value-type="float">
            <text:p>3.8069703579</text:p>
          </table:table-cell>
          <table:table-cell table:formula="of:=[.D39]/([.E39]-[.E38])" office:value-type="float" office:value="73398.9693844466" calcext:value-type="float">
            <text:p>73398.9693844466</text:p>
          </table:table-cell>
          <table:table-cell table:formula="of:=[.E39]-[.E38]" office:value-type="float" office:value="0.107358455657959" calcext:value-type="float">
            <text:p>0.10735845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28858.8132" calcext:value-type="float">
            <text:p>1456028858.8132</text:p>
          </table:table-cell>
          <table:table-cell office:value-type="float" office:value="1456028858.81347" calcext:value-type="float">
            <text:p>1456028858.81347</text:p>
          </table:table-cell>
          <table:table-cell office:value-type="float" office:value="7856" calcext:value-type="float">
            <text:p>7856</text:p>
          </table:table-cell>
          <table:table-cell table:formula="of:=[.B40]-[.B$2]" office:value-type="float" office:value="3.99963641166687" calcext:value-type="float">
            <text:p>3.9996364117</text:p>
          </table:table-cell>
          <table:table-cell table:formula="of:=[.D40]/([.E40]-[.E39])" office:value-type="float" office:value="40775.2162158149" calcext:value-type="float">
            <text:p>40775.2162158149</text:p>
          </table:table-cell>
          <table:table-cell table:formula="of:=[.E40]-[.E39]" office:value-type="float" office:value="0.192666053771973" calcext:value-type="float">
            <text:p>0.19266605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28858.91262" calcext:value-type="float">
            <text:p>1456028858.91262</text:p>
          </table:table-cell>
          <table:table-cell office:value-type="float" office:value="1456028858.91291" calcext:value-type="float">
            <text:p>1456028858.91291</text:p>
          </table:table-cell>
          <table:table-cell office:value-type="float" office:value="7832" calcext:value-type="float">
            <text:p>7832</text:p>
          </table:table-cell>
          <table:table-cell table:formula="of:=[.B41]-[.B$2]" office:value-type="float" office:value="4.09905958175659" calcext:value-type="float">
            <text:p>4.0990595818</text:p>
          </table:table-cell>
          <table:table-cell table:formula="of:=[.D41]/([.E41]-[.E40])" office:value-type="float" office:value="78774.3942677771" calcext:value-type="float">
            <text:p>78774.3942677771</text:p>
          </table:table-cell>
          <table:table-cell table:formula="of:=[.E41]-[.E40]" office:value-type="float" office:value="0.0994231700897217" calcext:value-type="float">
            <text:p>0.09942317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28859.01308" calcext:value-type="float">
            <text:p>1456028859.01308</text:p>
          </table:table-cell>
          <table:table-cell office:value-type="float" office:value="1456028859.01335" calcext:value-type="float">
            <text:p>1456028859.01335</text:p>
          </table:table-cell>
          <table:table-cell office:value-type="float" office:value="7792" calcext:value-type="float">
            <text:p>7792</text:p>
          </table:table-cell>
          <table:table-cell table:formula="of:=[.B42]-[.B$2]" office:value-type="float" office:value="4.19951105117798" calcext:value-type="float">
            <text:p>4.1995110512</text:p>
          </table:table-cell>
          <table:table-cell table:formula="of:=[.D42]/([.E42]-[.E41])" office:value-type="float" office:value="77569.7960904197" calcext:value-type="float">
            <text:p>77569.7960904197</text:p>
          </table:table-cell>
          <table:table-cell table:formula="of:=[.E42]-[.E41]" office:value-type="float" office:value="0.100451469421387" calcext:value-type="float">
            <text:p>0.1004514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28859.11241" calcext:value-type="float">
            <text:p>1456028859.11241</text:p>
          </table:table-cell>
          <table:table-cell office:value-type="float" office:value="1456028859.11269" calcext:value-type="float">
            <text:p>1456028859.11269</text:p>
          </table:table-cell>
          <table:table-cell office:value-type="float" office:value="7752" calcext:value-type="float">
            <text:p>7752</text:p>
          </table:table-cell>
          <table:table-cell table:formula="of:=[.B43]-[.B$2]" office:value-type="float" office:value="4.29884624481201" calcext:value-type="float">
            <text:p>4.2988462448</text:p>
          </table:table-cell>
          <table:table-cell table:formula="of:=[.D43]/([.E43]-[.E42])" office:value-type="float" office:value="78038.8069565718" calcext:value-type="float">
            <text:p>78038.8069565718</text:p>
          </table:table-cell>
          <table:table-cell table:formula="of:=[.E43]-[.E42]" office:value-type="float" office:value="0.0993351936340332" calcext:value-type="float">
            <text:p>0.0993351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28859.21912" calcext:value-type="float">
            <text:p>1456028859.21912</text:p>
          </table:table-cell>
          <table:table-cell office:value-type="float" office:value="1456028859.2194" calcext:value-type="float">
            <text:p>1456028859.2194</text:p>
          </table:table-cell>
          <table:table-cell office:value-type="float" office:value="7696" calcext:value-type="float">
            <text:p>7696</text:p>
          </table:table-cell>
          <table:table-cell table:formula="of:=[.B44]-[.B$2]" office:value-type="float" office:value="4.40555953979492" calcext:value-type="float">
            <text:p>4.4055595398</text:p>
          </table:table-cell>
          <table:table-cell table:formula="of:=[.D44]/([.E44]-[.E43])" office:value-type="float" office:value="72118.4740967139" calcext:value-type="float">
            <text:p>72118.4740967139</text:p>
          </table:table-cell>
          <table:table-cell table:formula="of:=[.E44]-[.E43]" office:value-type="float" office:value="0.10671329498291" calcext:value-type="float">
            <text:p>0.1067132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28859.41235" calcext:value-type="float">
            <text:p>1456028859.41235</text:p>
          </table:table-cell>
          <table:table-cell office:value-type="float" office:value="1456028859.41263" calcext:value-type="float">
            <text:p>1456028859.41263</text:p>
          </table:table-cell>
          <table:table-cell office:value-type="float" office:value="7632" calcext:value-type="float">
            <text:p>7632</text:p>
          </table:table-cell>
          <table:table-cell table:formula="of:=[.B45]-[.B$2]" office:value-type="float" office:value="4.59878993034363" calcext:value-type="float">
            <text:p>4.5987899303</text:p>
          </table:table-cell>
          <table:table-cell table:formula="of:=[.D45]/([.E45]-[.E44])" office:value-type="float" office:value="39496.8926902638" calcext:value-type="float">
            <text:p>39496.8926902638</text:p>
          </table:table-cell>
          <table:table-cell table:formula="of:=[.E45]-[.E44]" office:value-type="float" office:value="0.193230390548706" calcext:value-type="float">
            <text:p>0.19323039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28859.51283" calcext:value-type="float">
            <text:p>1456028859.51283</text:p>
          </table:table-cell>
          <table:table-cell office:value-type="float" office:value="1456028859.5131" calcext:value-type="float">
            <text:p>1456028859.5131</text:p>
          </table:table-cell>
          <table:table-cell office:value-type="float" office:value="7568" calcext:value-type="float">
            <text:p>7568</text:p>
          </table:table-cell>
          <table:table-cell table:formula="of:=[.B46]-[.B$2]" office:value-type="float" office:value="4.69926476478577" calcext:value-type="float">
            <text:p>4.6992647648</text:p>
          </table:table-cell>
          <table:table-cell table:formula="of:=[.D46]/([.E46]-[.E45])" office:value-type="float" office:value="75322.3435701031" calcext:value-type="float">
            <text:p>75322.3435701031</text:p>
          </table:table-cell>
          <table:table-cell table:formula="of:=[.E46]-[.E45]" office:value-type="float" office:value="0.100474834442139" calcext:value-type="float">
            <text:p>0.10047483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28859.61312" calcext:value-type="float">
            <text:p>1456028859.61312</text:p>
          </table:table-cell>
          <table:table-cell office:value-type="float" office:value="1456028859.6134" calcext:value-type="float">
            <text:p>1456028859.6134</text:p>
          </table:table-cell>
          <table:table-cell office:value-type="float" office:value="7488" calcext:value-type="float">
            <text:p>7488</text:p>
          </table:table-cell>
          <table:table-cell table:formula="of:=[.B47]-[.B$2]" office:value-type="float" office:value="4.79955434799194" calcext:value-type="float">
            <text:p>4.799554348</text:p>
          </table:table-cell>
          <table:table-cell table:formula="of:=[.D47]/([.E47]-[.E46])" office:value-type="float" office:value="74663.7862140285" calcext:value-type="float">
            <text:p>74663.7862140285</text:p>
          </table:table-cell>
          <table:table-cell table:formula="of:=[.E47]-[.E46]" office:value-type="float" office:value="0.100289583206177" calcext:value-type="float">
            <text:p>0.10028958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28859.71258" calcext:value-type="float">
            <text:p>1456028859.71258</text:p>
          </table:table-cell>
          <table:table-cell office:value-type="float" office:value="1456028859.71286" calcext:value-type="float">
            <text:p>1456028859.71286</text:p>
          </table:table-cell>
          <table:table-cell office:value-type="float" office:value="7408" calcext:value-type="float">
            <text:p>7408</text:p>
          </table:table-cell>
          <table:table-cell table:formula="of:=[.B48]-[.B$2]" office:value-type="float" office:value="4.89901566505432" calcext:value-type="float">
            <text:p>4.8990156651</text:p>
          </table:table-cell>
          <table:table-cell table:formula="of:=[.D48]/([.E48]-[.E47])" office:value-type="float" office:value="74481.2176110036" calcext:value-type="float">
            <text:p>74481.2176110036</text:p>
          </table:table-cell>
          <table:table-cell table:formula="of:=[.E48]-[.E47]" office:value-type="float" office:value="0.0994613170623779" calcext:value-type="float">
            <text:p>0.09946131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28859.81283" calcext:value-type="float">
            <text:p>1456028859.81283</text:p>
          </table:table-cell>
          <table:table-cell office:value-type="float" office:value="1456028859.81311" calcext:value-type="float">
            <text:p>1456028859.81311</text:p>
          </table:table-cell>
          <table:table-cell office:value-type="float" office:value="7320" calcext:value-type="float">
            <text:p>7320</text:p>
          </table:table-cell>
          <table:table-cell table:formula="of:=[.B49]-[.B$2]" office:value-type="float" office:value="4.99926805496216" calcext:value-type="float">
            <text:p>4.999268055</text:p>
          </table:table-cell>
          <table:table-cell table:formula="of:=[.D49]/([.E49]-[.E48])" office:value-type="float" office:value="73015.7157024322" calcext:value-type="float">
            <text:p>73015.7157024322</text:p>
          </table:table-cell>
          <table:table-cell table:formula="of:=[.E49]-[.E48]" office:value-type="float" office:value="0.100252389907837" calcext:value-type="float">
            <text:p>0.10025238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28859.91322" calcext:value-type="float">
            <text:p>1456028859.91322</text:p>
          </table:table-cell>
          <table:table-cell office:value-type="float" office:value="1456028859.91349" calcext:value-type="float">
            <text:p>1456028859.91349</text:p>
          </table:table-cell>
          <table:table-cell office:value-type="float" office:value="7224" calcext:value-type="float">
            <text:p>7224</text:p>
          </table:table-cell>
          <table:table-cell table:formula="of:=[.B50]-[.B$2]" office:value-type="float" office:value="5.09965372085571" calcext:value-type="float">
            <text:p>5.0996537209</text:p>
          </table:table-cell>
          <table:table-cell table:formula="of:=[.D50]/([.E50]-[.E49])" office:value-type="float" office:value="71962.4653151185" calcext:value-type="float">
            <text:p>71962.4653151185</text:p>
          </table:table-cell>
          <table:table-cell table:formula="of:=[.E50]-[.E49]" office:value-type="float" office:value="0.100385665893555" calcext:value-type="float">
            <text:p>0.10038566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28860.02276" calcext:value-type="float">
            <text:p>1456028860.02276</text:p>
          </table:table-cell>
          <table:table-cell office:value-type="float" office:value="1456028860.02306" calcext:value-type="float">
            <text:p>1456028860.02306</text:p>
          </table:table-cell>
          <table:table-cell office:value-type="float" office:value="7120" calcext:value-type="float">
            <text:p>7120</text:p>
          </table:table-cell>
          <table:table-cell table:formula="of:=[.B51]-[.B$2]" office:value-type="float" office:value="5.20919609069824" calcext:value-type="float">
            <text:p>5.2091960907</text:p>
          </table:table-cell>
          <table:table-cell table:formula="of:=[.D51]/([.E51]-[.E50])" office:value-type="float" office:value="64997.6808995025" calcext:value-type="float">
            <text:p>64997.6808995025</text:p>
          </table:table-cell>
          <table:table-cell table:formula="of:=[.E51]-[.E50]" office:value-type="float" office:value="0.109542369842529" calcext:value-type="float">
            <text:p>0.10954236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28860.21244" calcext:value-type="float">
            <text:p>1456028860.21244</text:p>
          </table:table-cell>
          <table:table-cell office:value-type="float" office:value="1456028860.21271" calcext:value-type="float">
            <text:p>1456028860.21271</text:p>
          </table:table-cell>
          <table:table-cell office:value-type="float" office:value="7016" calcext:value-type="float">
            <text:p>7016</text:p>
          </table:table-cell>
          <table:table-cell table:formula="of:=[.B52]-[.B$2]" office:value-type="float" office:value="5.39887261390686" calcext:value-type="float">
            <text:p>5.3988726139</text:p>
          </table:table-cell>
          <table:table-cell table:formula="of:=[.D52]/([.E52]-[.E51])" office:value-type="float" office:value="36989.2904051355" calcext:value-type="float">
            <text:p>36989.2904051355</text:p>
          </table:table-cell>
          <table:table-cell table:formula="of:=[.E52]-[.E51]" office:value-type="float" office:value="0.189676523208618" calcext:value-type="float">
            <text:p>0.1896765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28860.31316" calcext:value-type="float">
            <text:p>1456028860.31316</text:p>
          </table:table-cell>
          <table:table-cell office:value-type="float" office:value="1456028860.31353" calcext:value-type="float">
            <text:p>1456028860.31353</text:p>
          </table:table-cell>
          <table:table-cell office:value-type="float" office:value="6904" calcext:value-type="float">
            <text:p>6904</text:p>
          </table:table-cell>
          <table:table-cell table:formula="of:=[.B53]-[.B$2]" office:value-type="float" office:value="5.49959754943848" calcext:value-type="float">
            <text:p>5.4995975494</text:p>
          </table:table-cell>
          <table:table-cell table:formula="of:=[.D53]/([.E53]-[.E52])" office:value-type="float" office:value="68543.1066653096" calcext:value-type="float">
            <text:p>68543.1066653096</text:p>
          </table:table-cell>
          <table:table-cell table:formula="of:=[.E53]-[.E52]" office:value-type="float" office:value="0.100724935531616" calcext:value-type="float">
            <text:p>0.10072493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28860.4127" calcext:value-type="float">
            <text:p>1456028860.4127</text:p>
          </table:table-cell>
          <table:table-cell office:value-type="float" office:value="1456028860.41298" calcext:value-type="float">
            <text:p>1456028860.41298</text:p>
          </table:table-cell>
          <table:table-cell office:value-type="float" office:value="6792" calcext:value-type="float">
            <text:p>6792</text:p>
          </table:table-cell>
          <table:table-cell table:formula="of:=[.B54]-[.B$2]" office:value-type="float" office:value="5.59913182258606" calcext:value-type="float">
            <text:p>5.5991318226</text:p>
          </table:table-cell>
          <table:table-cell table:formula="of:=[.D54]/([.E54]-[.E53])" office:value-type="float" office:value="68237.8017663249" calcext:value-type="float">
            <text:p>68237.8017663249</text:p>
          </table:table-cell>
          <table:table-cell table:formula="of:=[.E54]-[.E53]" office:value-type="float" office:value="0.099534273147583" calcext:value-type="float">
            <text:p>0.09953427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28860.51273" calcext:value-type="float">
            <text:p>1456028860.51273</text:p>
          </table:table-cell>
          <table:table-cell office:value-type="float" office:value="1456028860.513" calcext:value-type="float">
            <text:p>1456028860.513</text:p>
          </table:table-cell>
          <table:table-cell office:value-type="float" office:value="6672" calcext:value-type="float">
            <text:p>6672</text:p>
          </table:table-cell>
          <table:table-cell table:formula="of:=[.B55]-[.B$2]" office:value-type="float" office:value="5.69916224479675" calcext:value-type="float">
            <text:p>5.6991622448</text:p>
          </table:table-cell>
          <table:table-cell table:formula="of:=[.D55]/([.E55]-[.E54])" office:value-type="float" office:value="66699.7084741561" calcext:value-type="float">
            <text:p>66699.7084741561</text:p>
          </table:table-cell>
          <table:table-cell table:formula="of:=[.E55]-[.E54]" office:value-type="float" office:value="0.100030422210693" calcext:value-type="float">
            <text:p>0.1000304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28860.61322" calcext:value-type="float">
            <text:p>1456028860.61322</text:p>
          </table:table-cell>
          <table:table-cell office:value-type="float" office:value="1456028860.61349" calcext:value-type="float">
            <text:p>1456028860.61349</text:p>
          </table:table-cell>
          <table:table-cell office:value-type="float" office:value="6552" calcext:value-type="float">
            <text:p>6552</text:p>
          </table:table-cell>
          <table:table-cell table:formula="of:=[.B56]-[.B$2]" office:value-type="float" office:value="5.79965162277222" calcext:value-type="float">
            <text:p>5.7996516228</text:p>
          </table:table-cell>
          <table:table-cell table:formula="of:=[.D56]/([.E56]-[.E55])" office:value-type="float" office:value="65200.9210525691" calcext:value-type="float">
            <text:p>65200.9210525691</text:p>
          </table:table-cell>
          <table:table-cell table:formula="of:=[.E56]-[.E55]" office:value-type="float" office:value="0.100489377975464" calcext:value-type="float">
            <text:p>0.100489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28860.71264" calcext:value-type="float">
            <text:p>1456028860.71264</text:p>
          </table:table-cell>
          <table:table-cell office:value-type="float" office:value="1456028860.71292" calcext:value-type="float">
            <text:p>1456028860.71292</text:p>
          </table:table-cell>
          <table:table-cell office:value-type="float" office:value="6432" calcext:value-type="float">
            <text:p>6432</text:p>
          </table:table-cell>
          <table:table-cell table:formula="of:=[.B57]-[.B$2]" office:value-type="float" office:value="5.89907813072205" calcext:value-type="float">
            <text:p>5.8990781307</text:p>
          </table:table-cell>
          <table:table-cell table:formula="of:=[.D57]/([.E57]-[.E56])" office:value-type="float" office:value="64690.9977291529" calcext:value-type="float">
            <text:p>64690.9977291529</text:p>
          </table:table-cell>
          <table:table-cell table:formula="of:=[.E57]-[.E56]" office:value-type="float" office:value="0.0994265079498291" calcext:value-type="float">
            <text:p>0.09942650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28860.8132" calcext:value-type="float">
            <text:p>1456028860.8132</text:p>
          </table:table-cell>
          <table:table-cell office:value-type="float" office:value="1456028860.81347" calcext:value-type="float">
            <text:p>1456028860.81347</text:p>
          </table:table-cell>
          <table:table-cell office:value-type="float" office:value="6312" calcext:value-type="float">
            <text:p>6312</text:p>
          </table:table-cell>
          <table:table-cell table:formula="of:=[.B58]-[.B$2]" office:value-type="float" office:value="5.99963426589966" calcext:value-type="float">
            <text:p>5.9996342659</text:p>
          </table:table-cell>
          <table:table-cell table:formula="of:=[.D58]/([.E58]-[.E57])" office:value-type="float" office:value="62770.9088943317" calcext:value-type="float">
            <text:p>62770.9088943317</text:p>
          </table:table-cell>
          <table:table-cell table:formula="of:=[.E58]-[.E57]" office:value-type="float" office:value="0.100556135177612" calcext:value-type="float">
            <text:p>0.10055613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28860.91245" calcext:value-type="float">
            <text:p>1456028860.91245</text:p>
          </table:table-cell>
          <table:table-cell office:value-type="float" office:value="1456028860.91272" calcext:value-type="float">
            <text:p>1456028860.91272</text:p>
          </table:table-cell>
          <table:table-cell office:value-type="float" office:value="6184" calcext:value-type="float">
            <text:p>6184</text:p>
          </table:table-cell>
          <table:table-cell table:formula="of:=[.B59]-[.B$2]" office:value-type="float" office:value="6.09888172149658" calcext:value-type="float">
            <text:p>6.0988817215</text:p>
          </table:table-cell>
          <table:table-cell table:formula="of:=[.D59]/([.E59]-[.E58])" office:value-type="float" office:value="62308.9021557916" calcext:value-type="float">
            <text:p>62308.9021557916</text:p>
          </table:table-cell>
          <table:table-cell table:formula="of:=[.E59]-[.E58]" office:value-type="float" office:value="0.0992474555969238" calcext:value-type="float">
            <text:p>0.09924745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28861.01298" calcext:value-type="float">
            <text:p>1456028861.01298</text:p>
          </table:table-cell>
          <table:table-cell office:value-type="float" office:value="1456028861.01325" calcext:value-type="float">
            <text:p>1456028861.01325</text:p>
          </table:table-cell>
          <table:table-cell office:value-type="float" office:value="6056" calcext:value-type="float">
            <text:p>6056</text:p>
          </table:table-cell>
          <table:table-cell table:formula="of:=[.B60]-[.B$2]" office:value-type="float" office:value="6.19941687583923" calcext:value-type="float">
            <text:p>6.1994168758</text:p>
          </table:table-cell>
          <table:table-cell table:formula="of:=[.D60]/([.E60]-[.E59])" office:value-type="float" office:value="60237.6356767653" calcext:value-type="float">
            <text:p>60237.6356767653</text:p>
          </table:table-cell>
          <table:table-cell table:formula="of:=[.E60]-[.E59]" office:value-type="float" office:value="0.100535154342651" calcext:value-type="float">
            <text:p>0.10053515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28861.11241" calcext:value-type="float">
            <text:p>1456028861.11241</text:p>
          </table:table-cell>
          <table:table-cell office:value-type="float" office:value="1456028861.1127" calcext:value-type="float">
            <text:p>1456028861.1127</text:p>
          </table:table-cell>
          <table:table-cell office:value-type="float" office:value="5936" calcext:value-type="float">
            <text:p>5936</text:p>
          </table:table-cell>
          <table:table-cell table:formula="of:=[.B61]-[.B$2]" office:value-type="float" office:value="6.29884648323059" calcext:value-type="float">
            <text:p>6.2988464832</text:p>
          </table:table-cell>
          <table:table-cell table:formula="of:=[.D61]/([.E61]-[.E60])" office:value-type="float" office:value="59700.5273955851" calcext:value-type="float">
            <text:p>59700.5273955851</text:p>
          </table:table-cell>
          <table:table-cell table:formula="of:=[.E61]-[.E60]" office:value-type="float" office:value="0.0994296073913574" calcext:value-type="float">
            <text:p>0.09942960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28861.21255" calcext:value-type="float">
            <text:p>1456028861.21255</text:p>
          </table:table-cell>
          <table:table-cell office:value-type="float" office:value="1456028861.21283" calcext:value-type="float">
            <text:p>1456028861.21283</text:p>
          </table:table-cell>
          <table:table-cell office:value-type="float" office:value="5808" calcext:value-type="float">
            <text:p>5808</text:p>
          </table:table-cell>
          <table:table-cell table:formula="of:=[.B62]-[.B$2]" office:value-type="float" office:value="6.39898633956909" calcext:value-type="float">
            <text:p>6.3989863396</text:p>
          </table:table-cell>
          <table:table-cell table:formula="of:=[.D62]/([.E62]-[.E61])" office:value-type="float" office:value="57998.8848832309" calcext:value-type="float">
            <text:p>57998.8848832309</text:p>
          </table:table-cell>
          <table:table-cell table:formula="of:=[.E62]-[.E61]" office:value-type="float" office:value="0.100139856338501" calcext:value-type="float">
            <text:p>0.10013985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28861.31313" calcext:value-type="float">
            <text:p>1456028861.31313</text:p>
          </table:table-cell>
          <table:table-cell office:value-type="float" office:value="1456028861.31341" calcext:value-type="float">
            <text:p>1456028861.31341</text:p>
          </table:table-cell>
          <table:table-cell office:value-type="float" office:value="5688" calcext:value-type="float">
            <text:p>5688</text:p>
          </table:table-cell>
          <table:table-cell table:formula="of:=[.B63]-[.B$2]" office:value-type="float" office:value="6.49956345558167" calcext:value-type="float">
            <text:p>6.4995634556</text:p>
          </table:table-cell>
          <table:table-cell table:formula="of:=[.D63]/([.E63]-[.E62])" office:value-type="float" office:value="56553.6200032713" calcext:value-type="float">
            <text:p>56553.6200032713</text:p>
          </table:table-cell>
          <table:table-cell table:formula="of:=[.E63]-[.E62]" office:value-type="float" office:value="0.100577116012573" calcext:value-type="float">
            <text:p>0.1005771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28861.32504" calcext:value-type="float">
            <text:p>1456028861.32504</text:p>
          </table:table-cell>
          <table:table-cell office:value-type="float" office:value="1456028861.32695" calcext:value-type="float">
            <text:p>1456028861.32695</text:p>
          </table:table-cell>
          <table:table-cell office:value-type="float" office:value="5560" calcext:value-type="float">
            <text:p>5560</text:p>
          </table:table-cell>
          <table:table-cell table:formula="of:=[.B64]-[.B$2]" office:value-type="float" office:value="6.51147866249085" calcext:value-type="float">
            <text:p>6.5114786625</text:p>
          </table:table-cell>
          <table:table-cell table:formula="of:=[.D64]/([.E64]-[.E63])" office:value-type="float" office:value="466630.587481991" calcext:value-type="float">
            <text:p>466630.587481991</text:p>
          </table:table-cell>
          <table:table-cell table:formula="of:=[.E64]-[.E63]" office:value-type="float" office:value="0.0119152069091797" calcext:value-type="float">
            <text:p>0.0119152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28861.41245" calcext:value-type="float">
            <text:p>1456028861.41245</text:p>
          </table:table-cell>
          <table:table-cell office:value-type="float" office:value="1456028861.41276" calcext:value-type="float">
            <text:p>1456028861.41276</text:p>
          </table:table-cell>
          <table:table-cell office:value-type="float" office:value="5448" calcext:value-type="float">
            <text:p>5448</text:p>
          </table:table-cell>
          <table:table-cell table:formula="of:=[.B65]-[.B$2]" office:value-type="float" office:value="6.59888958930969" calcext:value-type="float">
            <text:p>6.5988895893</text:p>
          </table:table-cell>
          <table:table-cell table:formula="of:=[.D65]/([.E65]-[.E64])" office:value-type="float" office:value="62326.3040247881" calcext:value-type="float">
            <text:p>62326.3040247881</text:p>
          </table:table-cell>
          <table:table-cell table:formula="of:=[.E65]-[.E64]" office:value-type="float" office:value="0.0874109268188477" calcext:value-type="float">
            <text:p>0.08741092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28861.51296" calcext:value-type="float">
            <text:p>1456028861.51296</text:p>
          </table:table-cell>
          <table:table-cell office:value-type="float" office:value="1456028861.51323" calcext:value-type="float">
            <text:p>1456028861.51323</text:p>
          </table:table-cell>
          <table:table-cell office:value-type="float" office:value="5328" calcext:value-type="float">
            <text:p>5328</text:p>
          </table:table-cell>
          <table:table-cell table:formula="of:=[.B66]-[.B$2]" office:value-type="float" office:value="6.69939541816711" calcext:value-type="float">
            <text:p>6.6993954182</text:p>
          </table:table-cell>
          <table:table-cell table:formula="of:=[.D66]/([.E66]-[.E65])" office:value-type="float" office:value="53011.8507609975" calcext:value-type="float">
            <text:p>53011.8507609975</text:p>
          </table:table-cell>
          <table:table-cell table:formula="of:=[.E66]-[.E65]" office:value-type="float" office:value="0.100505828857422" calcext:value-type="float">
            <text:p>0.10050582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28861.61319" calcext:value-type="float">
            <text:p>1456028861.61319</text:p>
          </table:table-cell>
          <table:table-cell office:value-type="float" office:value="1456028861.61347" calcext:value-type="float">
            <text:p>1456028861.61347</text:p>
          </table:table-cell>
          <table:table-cell office:value-type="float" office:value="5216" calcext:value-type="float">
            <text:p>5216</text:p>
          </table:table-cell>
          <table:table-cell table:formula="of:=[.B67]-[.B$2]" office:value-type="float" office:value="6.79962372779846" calcext:value-type="float">
            <text:p>6.7996237278</text:p>
          </table:table-cell>
          <table:table-cell table:formula="of:=[.D67]/([.E67]-[.E66])" office:value-type="float" office:value="52041.1849624632" calcext:value-type="float">
            <text:p>52041.1849624632</text:p>
          </table:table-cell>
          <table:table-cell table:formula="of:=[.E67]-[.E66]" office:value-type="float" office:value="0.100228309631348" calcext:value-type="float">
            <text:p>0.10022830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28861.71256" calcext:value-type="float">
            <text:p>1456028861.71256</text:p>
          </table:table-cell>
          <table:table-cell office:value-type="float" office:value="1456028861.71284" calcext:value-type="float">
            <text:p>1456028861.71284</text:p>
          </table:table-cell>
          <table:table-cell office:value-type="float" office:value="5112" calcext:value-type="float">
            <text:p>5112</text:p>
          </table:table-cell>
          <table:table-cell table:formula="of:=[.B68]-[.B$2]" office:value-type="float" office:value="6.89899110794067" calcext:value-type="float">
            <text:p>6.8989911079</text:p>
          </table:table-cell>
          <table:table-cell table:formula="of:=[.D68]/([.E68]-[.E67])" office:value-type="float" office:value="51445.4541589387" calcext:value-type="float">
            <text:p>51445.4541589387</text:p>
          </table:table-cell>
          <table:table-cell table:formula="of:=[.E68]-[.E67]" office:value-type="float" office:value="0.0993673801422119" calcext:value-type="float">
            <text:p>0.09936738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28861.81347" calcext:value-type="float">
            <text:p>1456028861.81347</text:p>
          </table:table-cell>
          <table:table-cell office:value-type="float" office:value="1456028861.81375" calcext:value-type="float">
            <text:p>1456028861.81375</text:p>
          </table:table-cell>
          <table:table-cell office:value-type="float" office:value="5008" calcext:value-type="float">
            <text:p>5008</text:p>
          </table:table-cell>
          <table:table-cell table:formula="of:=[.B69]-[.B$2]" office:value-type="float" office:value="6.99990701675415" calcext:value-type="float">
            <text:p>6.9999070168</text:p>
          </table:table-cell>
          <table:table-cell table:formula="of:=[.D69]/([.E69]-[.E68])" office:value-type="float" office:value="49625.4758925703" calcext:value-type="float">
            <text:p>49625.4758925703</text:p>
          </table:table-cell>
          <table:table-cell table:formula="of:=[.E69]-[.E68]" office:value-type="float" office:value="0.100915908813477" calcext:value-type="float">
            <text:p>0.10091590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28861.82545" calcext:value-type="float">
            <text:p>1456028861.82545</text:p>
          </table:table-cell>
          <table:table-cell office:value-type="float" office:value="1456028861.8273" calcext:value-type="float">
            <text:p>1456028861.8273</text:p>
          </table:table-cell>
          <table:table-cell office:value-type="float" office:value="4912" calcext:value-type="float">
            <text:p>4912</text:p>
          </table:table-cell>
          <table:table-cell table:formula="of:=[.B70]-[.B$2]" office:value-type="float" office:value="7.01188611984253" calcext:value-type="float">
            <text:p>7.0118861198</text:p>
          </table:table-cell>
          <table:table-cell table:formula="of:=[.D70]/([.E70]-[.E69])" office:value-type="float" office:value="410047.393678847" calcext:value-type="float">
            <text:p>410047.393678847</text:p>
          </table:table-cell>
          <table:table-cell table:formula="of:=[.E70]-[.E69]" office:value-type="float" office:value="0.0119791030883789" calcext:value-type="float">
            <text:p>0.01197910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28861.91301" calcext:value-type="float">
            <text:p>1456028861.91301</text:p>
          </table:table-cell>
          <table:table-cell office:value-type="float" office:value="1456028861.9133" calcext:value-type="float">
            <text:p>1456028861.9133</text:p>
          </table:table-cell>
          <table:table-cell office:value-type="float" office:value="4816" calcext:value-type="float">
            <text:p>4816</text:p>
          </table:table-cell>
          <table:table-cell table:formula="of:=[.B71]-[.B$2]" office:value-type="float" office:value="7.09944748878479" calcext:value-type="float">
            <text:p>7.0994474888</text:p>
          </table:table-cell>
          <table:table-cell table:formula="of:=[.D71]/([.E71]-[.E70])" office:value-type="float" office:value="55001.4242373911" calcext:value-type="float">
            <text:p>55001.4242373911</text:p>
          </table:table-cell>
          <table:table-cell table:formula="of:=[.E71]-[.E70]" office:value-type="float" office:value="0.0875613689422607" calcext:value-type="float">
            <text:p>0.08756136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28862.0134" calcext:value-type="float">
            <text:p>1456028862.0134</text:p>
          </table:table-cell>
          <table:table-cell office:value-type="float" office:value="1456028862.01368" calcext:value-type="float">
            <text:p>1456028862.01368</text:p>
          </table:table-cell>
          <table:table-cell office:value-type="float" office:value="4728" calcext:value-type="float">
            <text:p>4728</text:p>
          </table:table-cell>
          <table:table-cell table:formula="of:=[.B72]-[.B$2]" office:value-type="float" office:value="7.19983720779419" calcext:value-type="float">
            <text:p>7.1998372078</text:p>
          </table:table-cell>
          <table:table-cell table:formula="of:=[.D72]/([.E72]-[.E71])" office:value-type="float" office:value="47096.4561576004" calcext:value-type="float">
            <text:p>47096.4561576004</text:p>
          </table:table-cell>
          <table:table-cell table:formula="of:=[.E72]-[.E71]" office:value-type="float" office:value="0.100389719009399" calcext:value-type="float">
            <text:p>0.1003897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28862.11298" calcext:value-type="float">
            <text:p>1456028862.11298</text:p>
          </table:table-cell>
          <table:table-cell office:value-type="float" office:value="1456028862.11325" calcext:value-type="float">
            <text:p>1456028862.11325</text:p>
          </table:table-cell>
          <table:table-cell office:value-type="float" office:value="4656" calcext:value-type="float">
            <text:p>4656</text:p>
          </table:table-cell>
          <table:table-cell table:formula="of:=[.B73]-[.B$2]" office:value-type="float" office:value="7.29941010475159" calcext:value-type="float">
            <text:p>7.2994101048</text:p>
          </table:table-cell>
          <table:table-cell table:formula="of:=[.D73]/([.E73]-[.E72])" office:value-type="float" office:value="46759.712153319" calcext:value-type="float">
            <text:p>46759.712153319</text:p>
          </table:table-cell>
          <table:table-cell table:formula="of:=[.E73]-[.E72]" office:value-type="float" office:value="0.0995728969573975" calcext:value-type="float">
            <text:p>0.0995728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28862.12532" calcext:value-type="float">
            <text:p>1456028862.12532</text:p>
          </table:table-cell>
          <table:table-cell office:value-type="float" office:value="1456028862.12714" calcext:value-type="float">
            <text:p>1456028862.12714</text:p>
          </table:table-cell>
          <table:table-cell office:value-type="float" office:value="4584" calcext:value-type="float">
            <text:p>4584</text:p>
          </table:table-cell>
          <table:table-cell table:formula="of:=[.B74]-[.B$2]" office:value-type="float" office:value="7.31175947189331" calcext:value-type="float">
            <text:p>7.3117594719</text:p>
          </table:table-cell>
          <table:table-cell table:formula="of:=[.D74]/([.E74]-[.E73])" office:value-type="float" office:value="371193.110334575" calcext:value-type="float">
            <text:p>371193.110334575</text:p>
          </table:table-cell>
          <table:table-cell table:formula="of:=[.E74]-[.E73]" office:value-type="float" office:value="0.0123493671417236" calcext:value-type="float">
            <text:p>0.01234936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28862.21327" calcext:value-type="float">
            <text:p>1456028862.21327</text:p>
          </table:table-cell>
          <table:table-cell office:value-type="float" office:value="1456028862.21355" calcext:value-type="float">
            <text:p>1456028862.21355</text:p>
          </table:table-cell>
          <table:table-cell office:value-type="float" office:value="4520" calcext:value-type="float">
            <text:p>4520</text:p>
          </table:table-cell>
          <table:table-cell table:formula="of:=[.B75]-[.B$2]" office:value-type="float" office:value="7.39970636367798" calcext:value-type="float">
            <text:p>7.3997063637</text:p>
          </table:table-cell>
          <table:table-cell table:formula="of:=[.D75]/([.E75]-[.E74])" office:value-type="float" office:value="51394.6531625804" calcext:value-type="float">
            <text:p>51394.6531625804</text:p>
          </table:table-cell>
          <table:table-cell table:formula="of:=[.E75]-[.E74]" office:value-type="float" office:value="0.087946891784668" calcext:value-type="float">
            <text:p>0.08794689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28862.31366" calcext:value-type="float">
            <text:p>1456028862.31366</text:p>
          </table:table-cell>
          <table:table-cell office:value-type="float" office:value="1456028862.31394" calcext:value-type="float">
            <text:p>1456028862.31394</text:p>
          </table:table-cell>
          <table:table-cell office:value-type="float" office:value="4456" calcext:value-type="float">
            <text:p>4456</text:p>
          </table:table-cell>
          <table:table-cell table:formula="of:=[.B76]-[.B$2]" office:value-type="float" office:value="7.50009632110596" calcext:value-type="float">
            <text:p>7.5000963211</text:p>
          </table:table-cell>
          <table:table-cell table:formula="of:=[.D76]/([.E76]-[.E75])" office:value-type="float" office:value="44386.9099476092" calcext:value-type="float">
            <text:p>44386.9099476092</text:p>
          </table:table-cell>
          <table:table-cell table:formula="of:=[.E76]-[.E75]" office:value-type="float" office:value="0.100389957427979" calcext:value-type="float">
            <text:p>0.10038995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28862.41282" calcext:value-type="float">
            <text:p>1456028862.41282</text:p>
          </table:table-cell>
          <table:table-cell office:value-type="float" office:value="1456028862.41333" calcext:value-type="float">
            <text:p>1456028862.41333</text:p>
          </table:table-cell>
          <table:table-cell office:value-type="float" office:value="4408" calcext:value-type="float">
            <text:p>4408</text:p>
          </table:table-cell>
          <table:table-cell table:formula="of:=[.B77]-[.B$2]" office:value-type="float" office:value="7.59925723075867" calcext:value-type="float">
            <text:p>7.5992572308</text:p>
          </table:table-cell>
          <table:table-cell table:formula="of:=[.D77]/([.E77]-[.E76])" office:value-type="float" office:value="44453.0008391218" calcext:value-type="float">
            <text:p>44453.0008391218</text:p>
          </table:table-cell>
          <table:table-cell table:formula="of:=[.E77]-[.E76]" office:value-type="float" office:value="0.09916090965271" calcext:value-type="float">
            <text:p>0.09916090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28862.42481" calcext:value-type="float">
            <text:p>1456028862.42481</text:p>
          </table:table-cell>
          <table:table-cell office:value-type="float" office:value="1456028862.4267" calcext:value-type="float">
            <text:p>1456028862.4267</text:p>
          </table:table-cell>
          <table:table-cell office:value-type="float" office:value="4368" calcext:value-type="float">
            <text:p>4368</text:p>
          </table:table-cell>
          <table:table-cell table:formula="of:=[.B78]-[.B$2]" office:value-type="float" office:value="7.61124157905579" calcext:value-type="float">
            <text:p>7.6112415791</text:p>
          </table:table-cell>
          <table:table-cell table:formula="of:=[.D78]/([.E78]-[.E77])" office:value-type="float" office:value="364475.388373851" calcext:value-type="float">
            <text:p>364475.388373851</text:p>
          </table:table-cell>
          <table:table-cell table:formula="of:=[.E78]-[.E77]" office:value-type="float" office:value="0.0119843482971191" calcext:value-type="float">
            <text:p>0.01198434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28862.5132" calcext:value-type="float">
            <text:p>1456028862.5132</text:p>
          </table:table-cell>
          <table:table-cell office:value-type="float" office:value="1456028862.51372" calcext:value-type="float">
            <text:p>1456028862.51372</text:p>
          </table:table-cell>
          <table:table-cell office:value-type="float" office:value="4336" calcext:value-type="float">
            <text:p>4336</text:p>
          </table:table-cell>
          <table:table-cell table:formula="of:=[.B79]-[.B$2]" office:value-type="float" office:value="7.69963717460632" calcext:value-type="float">
            <text:p>7.6996371746</text:p>
          </table:table-cell>
          <table:table-cell table:formula="of:=[.D79]/([.E79]-[.E78])" office:value-type="float" office:value="49052.2177377157" calcext:value-type="float">
            <text:p>49052.2177377157</text:p>
          </table:table-cell>
          <table:table-cell table:formula="of:=[.E79]-[.E78]" office:value-type="float" office:value="0.0883955955505371" calcext:value-type="float">
            <text:p>0.08839559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28862.61239" calcext:value-type="float">
            <text:p>1456028862.61239</text:p>
          </table:table-cell>
          <table:table-cell office:value-type="float" office:value="1456028862.61271" calcext:value-type="float">
            <text:p>1456028862.61271</text:p>
          </table:table-cell>
          <table:table-cell office:value-type="float" office:value="4312" calcext:value-type="float">
            <text:p>4312</text:p>
          </table:table-cell>
          <table:table-cell table:formula="of:=[.B80]-[.B$2]" office:value-type="float" office:value="7.79882144927979" calcext:value-type="float">
            <text:p>7.7988214493</text:p>
          </table:table-cell>
          <table:table-cell table:formula="of:=[.D80]/([.E80]-[.E79])" office:value-type="float" office:value="43474.6335968693" calcext:value-type="float">
            <text:p>43474.6335968693</text:p>
          </table:table-cell>
          <table:table-cell table:formula="of:=[.E80]-[.E79]" office:value-type="float" office:value="0.0991842746734619" calcext:value-type="float">
            <text:p>0.09918427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28862.7128" calcext:value-type="float">
            <text:p>1456028862.7128</text:p>
          </table:table-cell>
          <table:table-cell office:value-type="float" office:value="1456028862.7131" calcext:value-type="float">
            <text:p>1456028862.7131</text:p>
          </table:table-cell>
          <table:table-cell office:value-type="float" office:value="4296" calcext:value-type="float">
            <text:p>4296</text:p>
          </table:table-cell>
          <table:table-cell table:formula="of:=[.B81]-[.B$2]" office:value-type="float" office:value="7.8992350101471" calcext:value-type="float">
            <text:p>7.8992350101</text:p>
          </table:table-cell>
          <table:table-cell table:formula="of:=[.D81]/([.E81]-[.E80])" office:value-type="float" office:value="42783.0659812663" calcext:value-type="float">
            <text:p>42783.0659812663</text:p>
          </table:table-cell>
          <table:table-cell table:formula="of:=[.E81]-[.E80]" office:value-type="float" office:value="0.10041356086731" calcext:value-type="float">
            <text:p>0.10041356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28862.81347" calcext:value-type="float">
            <text:p>1456028862.81347</text:p>
          </table:table-cell>
          <table:table-cell office:value-type="float" office:value="1456028862.8138" calcext:value-type="float">
            <text:p>1456028862.8138</text:p>
          </table:table-cell>
          <table:table-cell office:value-type="float" office:value="4296" calcext:value-type="float">
            <text:p>4296</text:p>
          </table:table-cell>
          <table:table-cell table:formula="of:=[.B82]-[.B$2]" office:value-type="float" office:value="7.9999041557312" calcext:value-type="float">
            <text:p>7.9999041557</text:p>
          </table:table-cell>
          <table:table-cell table:formula="of:=[.D82]/([.E82]-[.E81])" office:value-type="float" office:value="42674.4458301854" calcext:value-type="float">
            <text:p>42674.4458301854</text:p>
          </table:table-cell>
          <table:table-cell table:formula="of:=[.E82]-[.E81]" office:value-type="float" office:value="0.100669145584106" calcext:value-type="float">
            <text:p>0.10066914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28862.91298" calcext:value-type="float">
            <text:p>1456028862.91298</text:p>
          </table:table-cell>
          <table:table-cell office:value-type="float" office:value="1456028862.91325" calcext:value-type="float">
            <text:p>1456028862.91325</text:p>
          </table:table-cell>
          <table:table-cell office:value-type="float" office:value="4296" calcext:value-type="float">
            <text:p>4296</text:p>
          </table:table-cell>
          <table:table-cell table:formula="of:=[.B83]-[.B$2]" office:value-type="float" office:value="8.09941244125366" calcext:value-type="float">
            <text:p>8.0994124413</text:p>
          </table:table-cell>
          <table:table-cell table:formula="of:=[.D83]/([.E83]-[.E82])" office:value-type="float" office:value="43172.2843725441" calcext:value-type="float">
            <text:p>43172.2843725441</text:p>
          </table:table-cell>
          <table:table-cell table:formula="of:=[.E83]-[.E82]" office:value-type="float" office:value="0.0995082855224609" calcext:value-type="float">
            <text:p>0.09950828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28863.01315" calcext:value-type="float">
            <text:p>1456028863.01315</text:p>
          </table:table-cell>
          <table:table-cell office:value-type="float" office:value="1456028863.01342" calcext:value-type="float">
            <text:p>1456028863.01342</text:p>
          </table:table-cell>
          <table:table-cell office:value-type="float" office:value="4304" calcext:value-type="float">
            <text:p>4304</text:p>
          </table:table-cell>
          <table:table-cell table:formula="of:=[.B84]-[.B$2]" office:value-type="float" office:value="8.19958662986755" calcext:value-type="float">
            <text:p>8.1995866299</text:p>
          </table:table-cell>
          <table:table-cell table:formula="of:=[.D84]/([.E84]-[.E83])" office:value-type="float" office:value="42965.1595840642" calcext:value-type="float">
            <text:p>42965.1595840642</text:p>
          </table:table-cell>
          <table:table-cell table:formula="of:=[.E84]-[.E83]" office:value-type="float" office:value="0.100174188613892" calcext:value-type="float">
            <text:p>0.10017418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28863.11262" calcext:value-type="float">
            <text:p>1456028863.11262</text:p>
          </table:table-cell>
          <table:table-cell office:value-type="float" office:value="1456028863.11289" calcext:value-type="float">
            <text:p>1456028863.11289</text:p>
          </table:table-cell>
          <table:table-cell office:value-type="float" office:value="4328" calcext:value-type="float">
            <text:p>4328</text:p>
          </table:table-cell>
          <table:table-cell table:formula="of:=[.B85]-[.B$2]" office:value-type="float" office:value="8.29905700683594" calcext:value-type="float">
            <text:p>8.2990570068</text:p>
          </table:table-cell>
          <table:table-cell table:formula="of:=[.D85]/([.E85]-[.E84])" office:value-type="float" office:value="43510.44131838" calcext:value-type="float">
            <text:p>43510.44131838</text:p>
          </table:table-cell>
          <table:table-cell table:formula="of:=[.E85]-[.E84]" office:value-type="float" office:value="0.0994703769683838" calcext:value-type="float">
            <text:p>0.0994703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28863.21296" calcext:value-type="float">
            <text:p>1456028863.21296</text:p>
          </table:table-cell>
          <table:table-cell office:value-type="float" office:value="1456028863.21324" calcext:value-type="float">
            <text:p>1456028863.21324</text:p>
          </table:table-cell>
          <table:table-cell office:value-type="float" office:value="4352" calcext:value-type="float">
            <text:p>4352</text:p>
          </table:table-cell>
          <table:table-cell table:formula="of:=[.B86]-[.B$2]" office:value-type="float" office:value="8.39939975738525" calcext:value-type="float">
            <text:p>8.3993997574</text:p>
          </table:table-cell>
          <table:table-cell table:formula="of:=[.D86]/([.E86]-[.E85])" office:value-type="float" office:value="43371.3444785538" calcext:value-type="float">
            <text:p>43371.3444785538</text:p>
          </table:table-cell>
          <table:table-cell table:formula="of:=[.E86]-[.E85]" office:value-type="float" office:value="0.100342750549316" calcext:value-type="float">
            <text:p>0.10034275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28863.31244" calcext:value-type="float">
            <text:p>1456028863.31244</text:p>
          </table:table-cell>
          <table:table-cell office:value-type="float" office:value="1456028863.31272" calcext:value-type="float">
            <text:p>1456028863.31272</text:p>
          </table:table-cell>
          <table:table-cell office:value-type="float" office:value="4392" calcext:value-type="float">
            <text:p>4392</text:p>
          </table:table-cell>
          <table:table-cell table:formula="of:=[.B87]-[.B$2]" office:value-type="float" office:value="8.4988706111908" calcext:value-type="float">
            <text:p>8.4988706112</text:p>
          </table:table-cell>
          <table:table-cell table:formula="of:=[.D87]/([.E87]-[.E86])" office:value-type="float" office:value="44153.6372914425" calcext:value-type="float">
            <text:p>44153.6372914425</text:p>
          </table:table-cell>
          <table:table-cell table:formula="of:=[.E87]-[.E86]" office:value-type="float" office:value="0.099470853805542" calcext:value-type="float">
            <text:p>0.09947085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28863.41267" calcext:value-type="float">
            <text:p>1456028863.41267</text:p>
          </table:table-cell>
          <table:table-cell office:value-type="float" office:value="1456028863.41294" calcext:value-type="float">
            <text:p>1456028863.41294</text:p>
          </table:table-cell>
          <table:table-cell office:value-type="float" office:value="4440" calcext:value-type="float">
            <text:p>4440</text:p>
          </table:table-cell>
          <table:table-cell table:formula="of:=[.B88]-[.B$2]" office:value-type="float" office:value="8.59910130500793" calcext:value-type="float">
            <text:p>8.599101305</text:p>
          </table:table-cell>
          <table:table-cell table:formula="of:=[.D88]/([.E88]-[.E87])" office:value-type="float" office:value="44297.8076965162" calcext:value-type="float">
            <text:p>44297.8076965162</text:p>
          </table:table-cell>
          <table:table-cell table:formula="of:=[.E88]-[.E87]" office:value-type="float" office:value="0.100230693817139" calcext:value-type="float">
            <text:p>0.10023069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28863.51304" calcext:value-type="float">
            <text:p>1456028863.51304</text:p>
          </table:table-cell>
          <table:table-cell office:value-type="float" office:value="1456028863.51332" calcext:value-type="float">
            <text:p>1456028863.51332</text:p>
          </table:table-cell>
          <table:table-cell office:value-type="float" office:value="4488" calcext:value-type="float">
            <text:p>4488</text:p>
          </table:table-cell>
          <table:table-cell table:formula="of:=[.B89]-[.B$2]" office:value-type="float" office:value="8.69947576522827" calcext:value-type="float">
            <text:p>8.6994757652</text:p>
          </table:table-cell>
          <table:table-cell table:formula="of:=[.D89]/([.E89]-[.E88])" office:value-type="float" office:value="44712.5692148" calcext:value-type="float">
            <text:p>44712.5692148</text:p>
          </table:table-cell>
          <table:table-cell table:formula="of:=[.E89]-[.E88]" office:value-type="float" office:value="0.100374460220337" calcext:value-type="float">
            <text:p>0.10037446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28863.61243" calcext:value-type="float">
            <text:p>1456028863.61243</text:p>
          </table:table-cell>
          <table:table-cell office:value-type="float" office:value="1456028863.61271" calcext:value-type="float">
            <text:p>1456028863.61271</text:p>
          </table:table-cell>
          <table:table-cell office:value-type="float" office:value="4552" calcext:value-type="float">
            <text:p>4552</text:p>
          </table:table-cell>
          <table:table-cell table:formula="of:=[.B90]-[.B$2]" office:value-type="float" office:value="8.79886221885681" calcext:value-type="float">
            <text:p>8.7988622189</text:p>
          </table:table-cell>
          <table:table-cell table:formula="of:=[.D90]/([.E90]-[.E89])" office:value-type="float" office:value="45801.0104376321" calcext:value-type="float">
            <text:p>45801.0104376321</text:p>
          </table:table-cell>
          <table:table-cell table:formula="of:=[.E90]-[.E89]" office:value-type="float" office:value="0.09938645362854" calcext:value-type="float">
            <text:p>0.09938645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28863.7126" calcext:value-type="float">
            <text:p>1456028863.7126</text:p>
          </table:table-cell>
          <table:table-cell office:value-type="float" office:value="1456028863.7129" calcext:value-type="float">
            <text:p>1456028863.7129</text:p>
          </table:table-cell>
          <table:table-cell office:value-type="float" office:value="4616" calcext:value-type="float">
            <text:p>4616</text:p>
          </table:table-cell>
          <table:table-cell table:formula="of:=[.B91]-[.B$2]" office:value-type="float" office:value="8.8990375995636" calcext:value-type="float">
            <text:p>8.8990375996</text:p>
          </table:table-cell>
          <table:table-cell table:formula="of:=[.D91]/([.E91]-[.E90])" office:value-type="float" office:value="46079.1859979151" calcext:value-type="float">
            <text:p>46079.1859979151</text:p>
          </table:table-cell>
          <table:table-cell table:formula="of:=[.E91]-[.E90]" office:value-type="float" office:value="0.100175380706787" calcext:value-type="float">
            <text:p>0.10017538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28863.81321" calcext:value-type="float">
            <text:p>1456028863.81321</text:p>
          </table:table-cell>
          <table:table-cell office:value-type="float" office:value="1456028863.81348" calcext:value-type="float">
            <text:p>1456028863.81348</text:p>
          </table:table-cell>
          <table:table-cell office:value-type="float" office:value="4696" calcext:value-type="float">
            <text:p>4696</text:p>
          </table:table-cell>
          <table:table-cell table:formula="of:=[.B92]-[.B$2]" office:value-type="float" office:value="8.99964332580566" calcext:value-type="float">
            <text:p>8.9996433258</text:p>
          </table:table-cell>
          <table:table-cell table:formula="of:=[.D92]/([.E92]-[.E91])" office:value-type="float" office:value="46677.2635655057" calcext:value-type="float">
            <text:p>46677.2635655057</text:p>
          </table:table-cell>
          <table:table-cell table:formula="of:=[.E92]-[.E91]" office:value-type="float" office:value="0.100605726242065" calcext:value-type="float">
            <text:p>0.10060572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28863.91257" calcext:value-type="float">
            <text:p>1456028863.91257</text:p>
          </table:table-cell>
          <table:table-cell office:value-type="float" office:value="1456028863.91285" calcext:value-type="float">
            <text:p>1456028863.91285</text:p>
          </table:table-cell>
          <table:table-cell office:value-type="float" office:value="4776" calcext:value-type="float">
            <text:p>4776</text:p>
          </table:table-cell>
          <table:table-cell table:formula="of:=[.B93]-[.B$2]" office:value-type="float" office:value="9.09900140762329" calcext:value-type="float">
            <text:p>9.0990014076</text:p>
          </table:table-cell>
          <table:table-cell table:formula="of:=[.D93]/([.E93]-[.E92])" office:value-type="float" office:value="48068.5608319856" calcext:value-type="float">
            <text:p>48068.5608319856</text:p>
          </table:table-cell>
          <table:table-cell table:formula="of:=[.E93]-[.E92]" office:value-type="float" office:value="0.099358081817627" calcext:value-type="float">
            <text:p>0.09935808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28864.01311" calcext:value-type="float">
            <text:p>1456028864.01311</text:p>
          </table:table-cell>
          <table:table-cell office:value-type="float" office:value="1456028864.01339" calcext:value-type="float">
            <text:p>1456028864.01339</text:p>
          </table:table-cell>
          <table:table-cell office:value-type="float" office:value="4864" calcext:value-type="float">
            <text:p>4864</text:p>
          </table:table-cell>
          <table:table-cell table:formula="of:=[.B94]-[.B$2]" office:value-type="float" office:value="9.19954347610474" calcext:value-type="float">
            <text:p>9.1995434761</text:p>
          </table:table-cell>
          <table:table-cell table:formula="of:=[.D94]/([.E94]-[.E93])" office:value-type="float" office:value="48377.7594141863" calcext:value-type="float">
            <text:p>48377.7594141863</text:p>
          </table:table-cell>
          <table:table-cell table:formula="of:=[.E94]-[.E93]" office:value-type="float" office:value="0.100542068481445" calcext:value-type="float">
            <text:p>0.10054206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28864.11245" calcext:value-type="float">
            <text:p>1456028864.11245</text:p>
          </table:table-cell>
          <table:table-cell office:value-type="float" office:value="1456028864.11273" calcext:value-type="float">
            <text:p>1456028864.11273</text:p>
          </table:table-cell>
          <table:table-cell office:value-type="float" office:value="4960" calcext:value-type="float">
            <text:p>4960</text:p>
          </table:table-cell>
          <table:table-cell table:formula="of:=[.B95]-[.B$2]" office:value-type="float" office:value="9.29888987541199" calcext:value-type="float">
            <text:p>9.2988898754</text:p>
          </table:table-cell>
          <table:table-cell table:formula="of:=[.D95]/([.E95]-[.E94])" office:value-type="float" office:value="49926.3187653142" calcext:value-type="float">
            <text:p>49926.3187653142</text:p>
          </table:table-cell>
          <table:table-cell table:formula="of:=[.E95]-[.E94]" office:value-type="float" office:value="0.099346399307251" calcext:value-type="float">
            <text:p>0.09934639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28864.21253" calcext:value-type="float">
            <text:p>1456028864.21253</text:p>
          </table:table-cell>
          <table:table-cell office:value-type="float" office:value="1456028864.21281" calcext:value-type="float">
            <text:p>1456028864.21281</text:p>
          </table:table-cell>
          <table:table-cell office:value-type="float" office:value="5064" calcext:value-type="float">
            <text:p>5064</text:p>
          </table:table-cell>
          <table:table-cell table:formula="of:=[.B96]-[.B$2]" office:value-type="float" office:value="9.39896965026856" calcext:value-type="float">
            <text:p>9.3989696503</text:p>
          </table:table-cell>
          <table:table-cell table:formula="of:=[.D96]/([.E96]-[.E95])" office:value-type="float" office:value="50599.6342143819" calcext:value-type="float">
            <text:p>50599.6342143819</text:p>
          </table:table-cell>
          <table:table-cell table:formula="of:=[.E96]-[.E95]" office:value-type="float" office:value="0.100079774856567" calcext:value-type="float">
            <text:p>0.10007977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28864.31315" calcext:value-type="float">
            <text:p>1456028864.31315</text:p>
          </table:table-cell>
          <table:table-cell office:value-type="float" office:value="1456028864.31342" calcext:value-type="float">
            <text:p>1456028864.31342</text:p>
          </table:table-cell>
          <table:table-cell office:value-type="float" office:value="5168" calcext:value-type="float">
            <text:p>5168</text:p>
          </table:table-cell>
          <table:table-cell table:formula="of:=[.B97]-[.B$2]" office:value-type="float" office:value="9.49958539009094" calcext:value-type="float">
            <text:p>9.4995853901</text:p>
          </table:table-cell>
          <table:table-cell table:formula="of:=[.D97]/([.E97]-[.E96])" office:value-type="float" office:value="51363.7330413992" calcext:value-type="float">
            <text:p>51363.7330413992</text:p>
          </table:table-cell>
          <table:table-cell table:formula="of:=[.E97]-[.E96]" office:value-type="float" office:value="0.100615739822388" calcext:value-type="float">
            <text:p>0.10061573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28864.41249" calcext:value-type="float">
            <text:p>1456028864.41249</text:p>
          </table:table-cell>
          <table:table-cell office:value-type="float" office:value="1456028864.41277" calcext:value-type="float">
            <text:p>1456028864.41277</text:p>
          </table:table-cell>
          <table:table-cell office:value-type="float" office:value="5280" calcext:value-type="float">
            <text:p>5280</text:p>
          </table:table-cell>
          <table:table-cell table:formula="of:=[.B98]-[.B$2]" office:value-type="float" office:value="9.59892249107361" calcext:value-type="float">
            <text:p>9.5989224911</text:p>
          </table:table-cell>
          <table:table-cell table:formula="of:=[.D98]/([.E98]-[.E97])" office:value-type="float" office:value="53152.3463818553" calcext:value-type="float">
            <text:p>53152.3463818553</text:p>
          </table:table-cell>
          <table:table-cell table:formula="of:=[.E98]-[.E97]" office:value-type="float" office:value="0.099337100982666" calcext:value-type="float">
            <text:p>0.0993371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28864.51278" calcext:value-type="float">
            <text:p>1456028864.51278</text:p>
          </table:table-cell>
          <table:table-cell office:value-type="float" office:value="1456028864.51305" calcext:value-type="float">
            <text:p>1456028864.51305</text:p>
          </table:table-cell>
          <table:table-cell office:value-type="float" office:value="5392" calcext:value-type="float">
            <text:p>5392</text:p>
          </table:table-cell>
          <table:table-cell table:formula="of:=[.B99]-[.B$2]" office:value-type="float" office:value="9.69921064376831" calcext:value-type="float">
            <text:p>9.6992106438</text:p>
          </table:table-cell>
          <table:table-cell table:formula="of:=[.D99]/([.E99]-[.E98])" office:value-type="float" office:value="53765.0744890512" calcext:value-type="float">
            <text:p>53765.0744890512</text:p>
          </table:table-cell>
          <table:table-cell table:formula="of:=[.E99]-[.E98]" office:value-type="float" office:value="0.100288152694702" calcext:value-type="float">
            <text:p>0.1002881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28864.61319" calcext:value-type="float">
            <text:p>1456028864.61319</text:p>
          </table:table-cell>
          <table:table-cell office:value-type="float" office:value="1456028864.61348" calcext:value-type="float">
            <text:p>1456028864.61348</text:p>
          </table:table-cell>
          <table:table-cell office:value-type="float" office:value="5512" calcext:value-type="float">
            <text:p>5512</text:p>
          </table:table-cell>
          <table:table-cell table:formula="of:=[.B100]-[.B$2]" office:value-type="float" office:value="9.7996289730072" calcext:value-type="float">
            <text:p>9.799628973</text:p>
          </table:table-cell>
          <table:table-cell table:formula="of:=[.D100]/([.E100]-[.E99])" office:value-type="float" office:value="54890.3775015729" calcext:value-type="float">
            <text:p>54890.3775015729</text:p>
          </table:table-cell>
          <table:table-cell table:formula="of:=[.E100]-[.E99]" office:value-type="float" office:value="0.100418329238892" calcext:value-type="float">
            <text:p>0.10041832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28864.71252" calcext:value-type="float">
            <text:p>1456028864.71252</text:p>
          </table:table-cell>
          <table:table-cell office:value-type="float" office:value="1456028864.71281" calcext:value-type="float">
            <text:p>1456028864.71281</text:p>
          </table:table-cell>
          <table:table-cell office:value-type="float" office:value="5632" calcext:value-type="float">
            <text:p>5632</text:p>
          </table:table-cell>
          <table:table-cell table:formula="of:=[.B101]-[.B$2]" office:value-type="float" office:value="9.89895176887512" calcext:value-type="float">
            <text:p>9.8989517689</text:p>
          </table:table-cell>
          <table:table-cell table:formula="of:=[.D101]/([.E101]-[.E100])" office:value-type="float" office:value="56704.0018435392" calcext:value-type="float">
            <text:p>56704.0018435392</text:p>
          </table:table-cell>
          <table:table-cell table:formula="of:=[.E101]-[.E100]" office:value-type="float" office:value="0.0993227958679199" calcext:value-type="float">
            <text:p>0.09932279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28864.81317" calcext:value-type="float">
            <text:p>1456028864.81317</text:p>
          </table:table-cell>
          <table:table-cell office:value-type="float" office:value="1456028864.81345" calcext:value-type="float">
            <text:p>1456028864.81345</text:p>
          </table:table-cell>
          <table:table-cell office:value-type="float" office:value="5752" calcext:value-type="float">
            <text:p>5752</text:p>
          </table:table-cell>
          <table:table-cell table:formula="of:=[.B102]-[.B$2]" office:value-type="float" office:value="9.9996063709259" calcext:value-type="float">
            <text:p>9.9996063709</text:p>
          </table:table-cell>
          <table:table-cell table:formula="of:=[.D102]/([.E102]-[.E101])" office:value-type="float" office:value="57145.9216251042" calcext:value-type="float">
            <text:p>57145.9216251042</text:p>
          </table:table-cell>
          <table:table-cell table:formula="of:=[.E102]-[.E101]" office:value-type="float" office:value="0.100654602050781" calcext:value-type="float">
            <text:p>0.10065460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28864.91242" calcext:value-type="float">
            <text:p>1456028864.91242</text:p>
          </table:table-cell>
          <table:table-cell office:value-type="float" office:value="1456028864.9127" calcext:value-type="float">
            <text:p>1456028864.9127</text:p>
          </table:table-cell>
          <table:table-cell office:value-type="float" office:value="5872" calcext:value-type="float">
            <text:p>5872</text:p>
          </table:table-cell>
          <table:table-cell table:formula="of:=[.B103]-[.B$2]" office:value-type="float" office:value="10.0988574028015" calcext:value-type="float">
            <text:p>10.0988574028</text:p>
          </table:table-cell>
          <table:table-cell table:formula="of:=[.D103]/([.E103]-[.E102])" office:value-type="float" office:value="59163.1128566933" calcext:value-type="float">
            <text:p>59163.1128566933</text:p>
          </table:table-cell>
          <table:table-cell table:formula="of:=[.E103]-[.E102]" office:value-type="float" office:value="0.0992510318756104" calcext:value-type="float">
            <text:p>0.09925103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28865.0129" calcext:value-type="float">
            <text:p>1456028865.0129</text:p>
          </table:table-cell>
          <table:table-cell office:value-type="float" office:value="1456028865.01317" calcext:value-type="float">
            <text:p>1456028865.01317</text:p>
          </table:table-cell>
          <table:table-cell office:value-type="float" office:value="6000" calcext:value-type="float">
            <text:p>6000</text:p>
          </table:table-cell>
          <table:table-cell table:formula="of:=[.B104]-[.B$2]" office:value-type="float" office:value="10.1993391513824" calcext:value-type="float">
            <text:p>10.1993391514</text:p>
          </table:table-cell>
          <table:table-cell table:formula="of:=[.D104]/([.E104]-[.E103])" office:value-type="float" office:value="59712.3366654724" calcext:value-type="float">
            <text:p>59712.3366654724</text:p>
          </table:table-cell>
          <table:table-cell table:formula="of:=[.E104]-[.E103]" office:value-type="float" office:value="0.100481748580933" calcext:value-type="float">
            <text:p>0.10048174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28865.11336" calcext:value-type="float">
            <text:p>1456028865.11336</text:p>
          </table:table-cell>
          <table:table-cell office:value-type="float" office:value="1456028865.11363" calcext:value-type="float">
            <text:p>1456028865.11363</text:p>
          </table:table-cell>
          <table:table-cell office:value-type="float" office:value="6128" calcext:value-type="float">
            <text:p>6128</text:p>
          </table:table-cell>
          <table:table-cell table:formula="of:=[.B105]-[.B$2]" office:value-type="float" office:value="10.2997989654541" calcext:value-type="float">
            <text:p>10.2997989655</text:p>
          </table:table-cell>
          <table:table-cell table:formula="of:=[.D105]/([.E105]-[.E104])" office:value-type="float" office:value="60999.51564343" calcext:value-type="float">
            <text:p>60999.51564343</text:p>
          </table:table-cell>
          <table:table-cell table:formula="of:=[.E105]-[.E104]" office:value-type="float" office:value="0.100459814071655" calcext:value-type="float">
            <text:p>0.10045981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28865.21261" calcext:value-type="float">
            <text:p>1456028865.21261</text:p>
          </table:table-cell>
          <table:table-cell office:value-type="float" office:value="1456028865.21288" calcext:value-type="float">
            <text:p>1456028865.21288</text:p>
          </table:table-cell>
          <table:table-cell office:value-type="float" office:value="6248" calcext:value-type="float">
            <text:p>6248</text:p>
          </table:table-cell>
          <table:table-cell table:formula="of:=[.B106]-[.B$2]" office:value-type="float" office:value="10.3990411758423" calcext:value-type="float">
            <text:p>10.3990411758</text:p>
          </table:table-cell>
          <table:table-cell table:formula="of:=[.D106]/([.E106]-[.E105])" office:value-type="float" office:value="62957.0822290343" calcext:value-type="float">
            <text:p>62957.0822290343</text:p>
          </table:table-cell>
          <table:table-cell table:formula="of:=[.E106]-[.E105]" office:value-type="float" office:value="0.0992422103881836" calcext:value-type="float">
            <text:p>0.09924221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28865.313" calcext:value-type="float">
            <text:p>1456028865.313</text:p>
          </table:table-cell>
          <table:table-cell office:value-type="float" office:value="1456028865.31328" calcext:value-type="float">
            <text:p>1456028865.31328</text:p>
          </table:table-cell>
          <table:table-cell office:value-type="float" office:value="6376" calcext:value-type="float">
            <text:p>6376</text:p>
          </table:table-cell>
          <table:table-cell table:formula="of:=[.B107]-[.B$2]" office:value-type="float" office:value="10.4994320869446" calcext:value-type="float">
            <text:p>10.4994320869</text:p>
          </table:table-cell>
          <table:table-cell table:formula="of:=[.D107]/([.E107]-[.E106])" office:value-type="float" office:value="63511.7256133185" calcext:value-type="float">
            <text:p>63511.7256133185</text:p>
          </table:table-cell>
          <table:table-cell table:formula="of:=[.E107]-[.E106]" office:value-type="float" office:value="0.100390911102295" calcext:value-type="float">
            <text:p>0.1003909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28865.41238" calcext:value-type="float">
            <text:p>1456028865.41238</text:p>
          </table:table-cell>
          <table:table-cell office:value-type="float" office:value="1456028865.41266" calcext:value-type="float">
            <text:p>1456028865.41266</text:p>
          </table:table-cell>
          <table:table-cell office:value-type="float" office:value="6496" calcext:value-type="float">
            <text:p>6496</text:p>
          </table:table-cell>
          <table:table-cell table:formula="of:=[.B108]-[.B$2]" office:value-type="float" office:value="10.5988185405731" calcext:value-type="float">
            <text:p>10.5988185406</text:p>
          </table:table-cell>
          <table:table-cell table:formula="of:=[.D108]/([.E108]-[.E107])" office:value-type="float" office:value="65361.0201675875" calcext:value-type="float">
            <text:p>65361.0201675875</text:p>
          </table:table-cell>
          <table:table-cell table:formula="of:=[.E108]-[.E107]" office:value-type="float" office:value="0.09938645362854" calcext:value-type="float">
            <text:p>0.09938645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28865.51241" calcext:value-type="float">
            <text:p>1456028865.51241</text:p>
          </table:table-cell>
          <table:table-cell office:value-type="float" office:value="1456028865.51268" calcext:value-type="float">
            <text:p>1456028865.51268</text:p>
          </table:table-cell>
          <table:table-cell office:value-type="float" office:value="6624" calcext:value-type="float">
            <text:p>6624</text:p>
          </table:table-cell>
          <table:table-cell table:formula="of:=[.B109]-[.B$2]" office:value-type="float" office:value="10.6988430023193" calcext:value-type="float">
            <text:p>10.6988430023</text:p>
          </table:table-cell>
          <table:table-cell table:formula="of:=[.D109]/([.E109]-[.E108])" office:value-type="float" office:value="66223.8005019867" calcext:value-type="float">
            <text:p>66223.8005019867</text:p>
          </table:table-cell>
          <table:table-cell table:formula="of:=[.E109]-[.E108]" office:value-type="float" office:value="0.100024461746216" calcext:value-type="float">
            <text:p>0.10002446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28865.61295" calcext:value-type="float">
            <text:p>1456028865.61295</text:p>
          </table:table-cell>
          <table:table-cell office:value-type="float" office:value="1456028865.61322" calcext:value-type="float">
            <text:p>1456028865.61322</text:p>
          </table:table-cell>
          <table:table-cell office:value-type="float" office:value="6736" calcext:value-type="float">
            <text:p>6736</text:p>
          </table:table-cell>
          <table:table-cell table:formula="of:=[.B110]-[.B$2]" office:value-type="float" office:value="10.7993807792664" calcext:value-type="float">
            <text:p>10.7993807793</text:p>
          </table:table-cell>
          <table:table-cell table:formula="of:=[.D110]/([.E110]-[.E109])" office:value-type="float" office:value="66999.6911066528" calcext:value-type="float">
            <text:p>66999.6911066528</text:p>
          </table:table-cell>
          <table:table-cell table:formula="of:=[.E110]-[.E109]" office:value-type="float" office:value="0.100537776947021" calcext:value-type="float">
            <text:p>0.10053777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28865.71331" calcext:value-type="float">
            <text:p>1456028865.71331</text:p>
          </table:table-cell>
          <table:table-cell office:value-type="float" office:value="1456028865.71359" calcext:value-type="float">
            <text:p>1456028865.71359</text:p>
          </table:table-cell>
          <table:table-cell office:value-type="float" office:value="6856" calcext:value-type="float">
            <text:p>6856</text:p>
          </table:table-cell>
          <table:table-cell table:formula="of:=[.B111]-[.B$2]" office:value-type="float" office:value="10.899745464325" calcext:value-type="float">
            <text:p>10.8997454643</text:p>
          </table:table-cell>
          <table:table-cell table:formula="of:=[.D111]/([.E111]-[.E110])" office:value-type="float" office:value="68310.8804256937" calcext:value-type="float">
            <text:p>68310.8804256937</text:p>
          </table:table-cell>
          <table:table-cell table:formula="of:=[.E111]-[.E110]" office:value-type="float" office:value="0.100364685058594" calcext:value-type="float">
            <text:p>0.10036468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28865.81308" calcext:value-type="float">
            <text:p>1456028865.81308</text:p>
          </table:table-cell>
          <table:table-cell office:value-type="float" office:value="1456028865.81335" calcext:value-type="float">
            <text:p>1456028865.81335</text:p>
          </table:table-cell>
          <table:table-cell office:value-type="float" office:value="6968" calcext:value-type="float">
            <text:p>6968</text:p>
          </table:table-cell>
          <table:table-cell table:formula="of:=[.B112]-[.B$2]" office:value-type="float" office:value="10.9995129108429" calcext:value-type="float">
            <text:p>10.9995129108</text:p>
          </table:table-cell>
          <table:table-cell table:formula="of:=[.D112]/([.E112]-[.E111])" office:value-type="float" office:value="69842.4209819455" calcext:value-type="float">
            <text:p>69842.4209819455</text:p>
          </table:table-cell>
          <table:table-cell table:formula="of:=[.E112]-[.E111]" office:value-type="float" office:value="0.0997674465179443" calcext:value-type="float">
            <text:p>0.09976744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28865.91318" calcext:value-type="float">
            <text:p>1456028865.91318</text:p>
          </table:table-cell>
          <table:table-cell office:value-type="float" office:value="1456028865.91346" calcext:value-type="float">
            <text:p>1456028865.91346</text:p>
          </table:table-cell>
          <table:table-cell office:value-type="float" office:value="7072" calcext:value-type="float">
            <text:p>7072</text:p>
          </table:table-cell>
          <table:table-cell table:formula="of:=[.B113]-[.B$2]" office:value-type="float" office:value="11.099618434906" calcext:value-type="float">
            <text:p>11.0996184349</text:p>
          </table:table-cell>
          <table:table-cell table:formula="of:=[.D113]/([.E113]-[.E112])" office:value-type="float" office:value="70645.4520485957" calcext:value-type="float">
            <text:p>70645.4520485957</text:p>
          </table:table-cell>
          <table:table-cell table:formula="of:=[.E113]-[.E112]" office:value-type="float" office:value="0.10010552406311" calcext:value-type="float">
            <text:p>0.10010552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28866.01263" calcext:value-type="float">
            <text:p>1456028866.01263</text:p>
          </table:table-cell>
          <table:table-cell office:value-type="float" office:value="1456028866.01291" calcext:value-type="float">
            <text:p>1456028866.01291</text:p>
          </table:table-cell>
          <table:table-cell office:value-type="float" office:value="7176" calcext:value-type="float">
            <text:p>7176</text:p>
          </table:table-cell>
          <table:table-cell table:formula="of:=[.B114]-[.B$2]" office:value-type="float" office:value="11.1990678310394" calcext:value-type="float">
            <text:p>11.199067831</text:p>
          </table:table-cell>
          <table:table-cell table:formula="of:=[.D114]/([.E114]-[.E113])" office:value-type="float" office:value="72157.3008887109" calcext:value-type="float">
            <text:p>72157.3008887109</text:p>
          </table:table-cell>
          <table:table-cell table:formula="of:=[.E114]-[.E113]" office:value-type="float" office:value="0.0994493961334229" calcext:value-type="float">
            <text:p>0.09944939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28866.11289" calcext:value-type="float">
            <text:p>1456028866.11289</text:p>
          </table:table-cell>
          <table:table-cell office:value-type="float" office:value="1456028866.11317" calcext:value-type="float">
            <text:p>1456028866.11317</text:p>
          </table:table-cell>
          <table:table-cell office:value-type="float" office:value="7272" calcext:value-type="float">
            <text:p>7272</text:p>
          </table:table-cell>
          <table:table-cell table:formula="of:=[.B115]-[.B$2]" office:value-type="float" office:value="11.2993228435516" calcext:value-type="float">
            <text:p>11.2993228436</text:p>
          </table:table-cell>
          <table:table-cell table:formula="of:=[.D115]/([.E115]-[.E114])" office:value-type="float" office:value="72535.0266064209" calcext:value-type="float">
            <text:p>72535.0266064209</text:p>
          </table:table-cell>
          <table:table-cell table:formula="of:=[.E115]-[.E114]" office:value-type="float" office:value="0.100255012512207" calcext:value-type="float">
            <text:p>0.1002550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28866.21324" calcext:value-type="float">
            <text:p>1456028866.21324</text:p>
          </table:table-cell>
          <table:table-cell office:value-type="float" office:value="1456028866.21351" calcext:value-type="float">
            <text:p>1456028866.21351</text:p>
          </table:table-cell>
          <table:table-cell office:value-type="float" office:value="7368" calcext:value-type="float">
            <text:p>7368</text:p>
          </table:table-cell>
          <table:table-cell table:formula="of:=[.B116]-[.B$2]" office:value-type="float" office:value="11.399670124054" calcext:value-type="float">
            <text:p>11.3996701241</text:p>
          </table:table-cell>
          <table:table-cell table:formula="of:=[.D116]/([.E116]-[.E115])" office:value-type="float" office:value="73425.0092590173" calcext:value-type="float">
            <text:p>73425.0092590173</text:p>
          </table:table-cell>
          <table:table-cell table:formula="of:=[.E116]-[.E115]" office:value-type="float" office:value="0.100347280502319" calcext:value-type="float">
            <text:p>0.1003472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28866.31275" calcext:value-type="float">
            <text:p>1456028866.31275</text:p>
          </table:table-cell>
          <table:table-cell office:value-type="float" office:value="1456028866.31302" calcext:value-type="float">
            <text:p>1456028866.31302</text:p>
          </table:table-cell>
          <table:table-cell office:value-type="float" office:value="7456" calcext:value-type="float">
            <text:p>7456</text:p>
          </table:table-cell>
          <table:table-cell table:formula="of:=[.B117]-[.B$2]" office:value-type="float" office:value="11.4991834163666" calcext:value-type="float">
            <text:p>11.4991834164</text:p>
          </table:table-cell>
          <table:table-cell table:formula="of:=[.D117]/([.E117]-[.E116])" office:value-type="float" office:value="74924.6640999164" calcext:value-type="float">
            <text:p>74924.6640999164</text:p>
          </table:table-cell>
          <table:table-cell table:formula="of:=[.E117]-[.E116]" office:value-type="float" office:value="0.0995132923126221" calcext:value-type="float">
            <text:p>0.09951329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28866.41317" calcext:value-type="float">
            <text:p>1456028866.41317</text:p>
          </table:table-cell>
          <table:table-cell office:value-type="float" office:value="1456028866.41345" calcext:value-type="float">
            <text:p>1456028866.41345</text:p>
          </table:table-cell>
          <table:table-cell office:value-type="float" office:value="7528" calcext:value-type="float">
            <text:p>7528</text:p>
          </table:table-cell>
          <table:table-cell table:formula="of:=[.B118]-[.B$2]" office:value-type="float" office:value="11.5996015071869" calcext:value-type="float">
            <text:p>11.5996015072</text:p>
          </table:table-cell>
          <table:table-cell table:formula="of:=[.D118]/([.E118]-[.E117])" office:value-type="float" office:value="74966.5716456466" calcext:value-type="float">
            <text:p>74966.5716456466</text:p>
          </table:table-cell>
          <table:table-cell table:formula="of:=[.E118]-[.E117]" office:value-type="float" office:value="0.100418090820313" calcext:value-type="float">
            <text:p>0.10041809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28866.51248" calcext:value-type="float">
            <text:p>1456028866.51248</text:p>
          </table:table-cell>
          <table:table-cell office:value-type="float" office:value="1456028866.51276" calcext:value-type="float">
            <text:p>1456028866.51276</text:p>
          </table:table-cell>
          <table:table-cell office:value-type="float" office:value="7600" calcext:value-type="float">
            <text:p>7600</text:p>
          </table:table-cell>
          <table:table-cell table:formula="of:=[.B119]-[.B$2]" office:value-type="float" office:value="11.6989185810089" calcext:value-type="float">
            <text:p>11.698918581</text:p>
          </table:table-cell>
          <table:table-cell table:formula="of:=[.D119]/([.E119]-[.E118])" office:value-type="float" office:value="76522.5928184249" calcext:value-type="float">
            <text:p>76522.5928184249</text:p>
          </table:table-cell>
          <table:table-cell table:formula="of:=[.E119]-[.E118]" office:value-type="float" office:value="0.0993170738220215" calcext:value-type="float">
            <text:p>0.09931707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28866.61287" calcext:value-type="float">
            <text:p>1456028866.61287</text:p>
          </table:table-cell>
          <table:table-cell office:value-type="float" office:value="1456028866.61316" calcext:value-type="float">
            <text:p>1456028866.61316</text:p>
          </table:table-cell>
          <table:table-cell office:value-type="float" office:value="7664" calcext:value-type="float">
            <text:p>7664</text:p>
          </table:table-cell>
          <table:table-cell table:formula="of:=[.B120]-[.B$2]" office:value-type="float" office:value="11.7993097305298" calcext:value-type="float">
            <text:p>11.7993097305</text:p>
          </table:table-cell>
          <table:table-cell table:formula="of:=[.D120]/([.E120]-[.E119])" office:value-type="float" office:value="76341.391014817" calcext:value-type="float">
            <text:p>76341.391014817</text:p>
          </table:table-cell>
          <table:table-cell table:formula="of:=[.E120]-[.E119]" office:value-type="float" office:value="0.100391149520874" calcext:value-type="float">
            <text:p>0.10039114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28866.71437" calcext:value-type="float">
            <text:p>1456028866.71437</text:p>
          </table:table-cell>
          <table:table-cell office:value-type="float" office:value="1456028866.71466" calcext:value-type="float">
            <text:p>1456028866.71466</text:p>
          </table:table-cell>
          <table:table-cell office:value-type="float" office:value="7728" calcext:value-type="float">
            <text:p>7728</text:p>
          </table:table-cell>
          <table:table-cell table:formula="of:=[.B121]-[.B$2]" office:value-type="float" office:value="11.9008047580719" calcext:value-type="float">
            <text:p>11.9008047581</text:p>
          </table:table-cell>
          <table:table-cell table:formula="of:=[.D121]/([.E121]-[.E120])" office:value-type="float" office:value="76141.6611941245" calcext:value-type="float">
            <text:p>76141.6611941245</text:p>
          </table:table-cell>
          <table:table-cell table:formula="of:=[.E121]-[.E120]" office:value-type="float" office:value="0.101495027542114" calcext:value-type="float">
            <text:p>0.1014950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28866.8129" calcext:value-type="float">
            <text:p>1456028866.8129</text:p>
          </table:table-cell>
          <table:table-cell office:value-type="float" office:value="1456028866.81318" calcext:value-type="float">
            <text:p>1456028866.81318</text:p>
          </table:table-cell>
          <table:table-cell office:value-type="float" office:value="7776" calcext:value-type="float">
            <text:p>7776</text:p>
          </table:table-cell>
          <table:table-cell table:formula="of:=[.B122]-[.B$2]" office:value-type="float" office:value="11.9993395805359" calcext:value-type="float">
            <text:p>11.9993395805</text:p>
          </table:table-cell>
          <table:table-cell table:formula="of:=[.D122]/([.E122]-[.E121])" office:value-type="float" office:value="78916.2633630545" calcext:value-type="float">
            <text:p>78916.2633630545</text:p>
          </table:table-cell>
          <table:table-cell table:formula="of:=[.E122]-[.E121]" office:value-type="float" office:value="0.0985348224639893" calcext:value-type="float">
            <text:p>0.09853482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28866.91315" calcext:value-type="float">
            <text:p>1456028866.91315</text:p>
          </table:table-cell>
          <table:table-cell office:value-type="float" office:value="1456028866.91342" calcext:value-type="float">
            <text:p>1456028866.91342</text:p>
          </table:table-cell>
          <table:table-cell office:value-type="float" office:value="7816" calcext:value-type="float">
            <text:p>7816</text:p>
          </table:table-cell>
          <table:table-cell table:formula="of:=[.B123]-[.B$2]" office:value-type="float" office:value="12.0995862483978" calcext:value-type="float">
            <text:p>12.0995862484</text:p>
          </table:table-cell>
          <table:table-cell table:formula="of:=[.D123]/([.E123]-[.E122])" office:value-type="float" office:value="77967.6787937165" calcext:value-type="float">
            <text:p>77967.6787937165</text:p>
          </table:table-cell>
          <table:table-cell table:formula="of:=[.E123]-[.E122]" office:value-type="float" office:value="0.100246667861938" calcext:value-type="float">
            <text:p>0.10024666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28867.01677" calcext:value-type="float">
            <text:p>1456028867.01677</text:p>
          </table:table-cell>
          <table:table-cell office:value-type="float" office:value="1456028867.01706" calcext:value-type="float">
            <text:p>1456028867.01706</text:p>
          </table:table-cell>
          <table:table-cell office:value-type="float" office:value="7848" calcext:value-type="float">
            <text:p>7848</text:p>
          </table:table-cell>
          <table:table-cell table:formula="of:=[.B124]-[.B$2]" office:value-type="float" office:value="12.2032096385956" calcext:value-type="float">
            <text:p>12.2032096386</text:p>
          </table:table-cell>
          <table:table-cell table:formula="of:=[.D124]/([.E124]-[.E123])" office:value-type="float" office:value="75735.7965708606" calcext:value-type="float">
            <text:p>75735.7965708606</text:p>
          </table:table-cell>
          <table:table-cell table:formula="of:=[.E124]-[.E123]" office:value-type="float" office:value="0.103623390197754" calcext:value-type="float">
            <text:p>0.10362339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28867.21316" calcext:value-type="float">
            <text:p>1456028867.21316</text:p>
          </table:table-cell>
          <table:table-cell office:value-type="float" office:value="1456028867.21344" calcext:value-type="float">
            <text:p>1456028867.21344</text:p>
          </table:table-cell>
          <table:table-cell office:value-type="float" office:value="7872" calcext:value-type="float">
            <text:p>7872</text:p>
          </table:table-cell>
          <table:table-cell table:formula="of:=[.B125]-[.B$2]" office:value-type="float" office:value="12.3995952606201" calcext:value-type="float">
            <text:p>12.3995952606</text:p>
          </table:table-cell>
          <table:table-cell table:formula="of:=[.D125]/([.E125]-[.E124])" office:value-type="float" office:value="40084.4008784741" calcext:value-type="float">
            <text:p>40084.4008784741</text:p>
          </table:table-cell>
          <table:table-cell table:formula="of:=[.E125]-[.E124]" office:value-type="float" office:value="0.196385622024536" calcext:value-type="float">
            <text:p>0.1963856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28867.3125" calcext:value-type="float">
            <text:p>1456028867.3125</text:p>
          </table:table-cell>
          <table:table-cell office:value-type="float" office:value="1456028867.31279" calcext:value-type="float">
            <text:p>1456028867.31279</text:p>
          </table:table-cell>
          <table:table-cell office:value-type="float" office:value="7888" calcext:value-type="float">
            <text:p>7888</text:p>
          </table:table-cell>
          <table:table-cell table:formula="of:=[.B126]-[.B$2]" office:value-type="float" office:value="12.4989376068115" calcext:value-type="float">
            <text:p>12.4989376068</text:p>
          </table:table-cell>
          <table:table-cell table:formula="of:=[.D126]/([.E126]-[.E125])" office:value-type="float" office:value="79402.1915367483" calcext:value-type="float">
            <text:p>79402.1915367483</text:p>
          </table:table-cell>
          <table:table-cell table:formula="of:=[.E126]-[.E125]" office:value-type="float" office:value="0.0993423461914063" calcext:value-type="float">
            <text:p>0.099342346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28867.41288" calcext:value-type="float">
            <text:p>1456028867.41288</text:p>
          </table:table-cell>
          <table:table-cell office:value-type="float" office:value="1456028867.41314" calcext:value-type="float">
            <text:p>1456028867.41314</text:p>
          </table:table-cell>
          <table:table-cell office:value-type="float" office:value="7888" calcext:value-type="float">
            <text:p>7888</text:p>
          </table:table-cell>
          <table:table-cell table:formula="of:=[.B127]-[.B$2]" office:value-type="float" office:value="12.599310874939" calcext:value-type="float">
            <text:p>12.5993108749</text:p>
          </table:table-cell>
          <table:table-cell table:formula="of:=[.D127]/([.E127]-[.E126])" office:value-type="float" office:value="78586.6610419101" calcext:value-type="float">
            <text:p>78586.6610419101</text:p>
          </table:table-cell>
          <table:table-cell table:formula="of:=[.E127]-[.E126]" office:value-type="float" office:value="0.100373268127441" calcext:value-type="float">
            <text:p>0.10037326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28867.51358" calcext:value-type="float">
            <text:p>1456028867.51358</text:p>
          </table:table-cell>
          <table:table-cell office:value-type="float" office:value="1456028867.51386" calcext:value-type="float">
            <text:p>1456028867.51386</text:p>
          </table:table-cell>
          <table:table-cell office:value-type="float" office:value="7888" calcext:value-type="float">
            <text:p>7888</text:p>
          </table:table-cell>
          <table:table-cell table:formula="of:=[.B128]-[.B$2]" office:value-type="float" office:value="12.7000133991241" calcext:value-type="float">
            <text:p>12.7000133991</text:p>
          </table:table-cell>
          <table:table-cell table:formula="of:=[.D128]/([.E128]-[.E127])" office:value-type="float" office:value="78329.7148092818" calcext:value-type="float">
            <text:p>78329.7148092818</text:p>
          </table:table-cell>
          <table:table-cell table:formula="of:=[.E128]-[.E127]" office:value-type="float" office:value="0.100702524185181" calcext:value-type="float">
            <text:p>0.10070252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28867.6195" calcext:value-type="float">
            <text:p>1456028867.6195</text:p>
          </table:table-cell>
          <table:table-cell office:value-type="float" office:value="1456028867.6198" calcext:value-type="float">
            <text:p>1456028867.6198</text:p>
          </table:table-cell>
          <table:table-cell office:value-type="float" office:value="7880" calcext:value-type="float">
            <text:p>7880</text:p>
          </table:table-cell>
          <table:table-cell table:formula="of:=[.B129]-[.B$2]" office:value-type="float" office:value="12.8059334754944" calcext:value-type="float">
            <text:p>12.8059334755</text:p>
          </table:table-cell>
          <table:table-cell table:formula="of:=[.D129]/([.E129]-[.E128])" office:value-type="float" office:value="74395.7167520894" calcext:value-type="float">
            <text:p>74395.7167520894</text:p>
          </table:table-cell>
          <table:table-cell table:formula="of:=[.E129]-[.E128]" office:value-type="float" office:value="0.105920076370239" calcext:value-type="float">
            <text:p>0.10592007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28867.81248" calcext:value-type="float">
            <text:p>1456028867.81248</text:p>
          </table:table-cell>
          <table:table-cell office:value-type="float" office:value="1456028867.81276" calcext:value-type="float">
            <text:p>1456028867.81276</text:p>
          </table:table-cell>
          <table:table-cell office:value-type="float" office:value="7856" calcext:value-type="float">
            <text:p>7856</text:p>
          </table:table-cell>
          <table:table-cell table:formula="of:=[.B130]-[.B$2]" office:value-type="float" office:value="12.9989182949066" calcext:value-type="float">
            <text:p>12.9989182949</text:p>
          </table:table-cell>
          <table:table-cell table:formula="of:=[.D130]/([.E130]-[.E129])" office:value-type="float" office:value="40707.8651260073" calcext:value-type="float">
            <text:p>40707.8651260073</text:p>
          </table:table-cell>
          <table:table-cell table:formula="of:=[.E130]-[.E129]" office:value-type="float" office:value="0.192984819412231" calcext:value-type="float">
            <text:p>0.19298481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28867.91289" calcext:value-type="float">
            <text:p>1456028867.91289</text:p>
          </table:table-cell>
          <table:table-cell office:value-type="float" office:value="1456028867.91319" calcext:value-type="float">
            <text:p>1456028867.91319</text:p>
          </table:table-cell>
          <table:table-cell office:value-type="float" office:value="7832" calcext:value-type="float">
            <text:p>7832</text:p>
          </table:table-cell>
          <table:table-cell table:formula="of:=[.B131]-[.B$2]" office:value-type="float" office:value="13.0993225574493" calcext:value-type="float">
            <text:p>13.0993225574</text:p>
          </table:table-cell>
          <table:table-cell table:formula="of:=[.D131]/([.E131]-[.E130])" office:value-type="float" office:value="78004.6563926236" calcext:value-type="float">
            <text:p>78004.6563926236</text:p>
          </table:table-cell>
          <table:table-cell table:formula="of:=[.E131]-[.E130]" office:value-type="float" office:value="0.100404262542725" calcext:value-type="float">
            <text:p>0.10040426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28868.0133" calcext:value-type="float">
            <text:p>1456028868.0133</text:p>
          </table:table-cell>
          <table:table-cell office:value-type="float" office:value="1456028868.01358" calcext:value-type="float">
            <text:p>1456028868.01358</text:p>
          </table:table-cell>
          <table:table-cell office:value-type="float" office:value="7792" calcext:value-type="float">
            <text:p>7792</text:p>
          </table:table-cell>
          <table:table-cell table:formula="of:=[.B132]-[.B$2]" office:value-type="float" office:value="13.1997303962708" calcext:value-type="float">
            <text:p>13.1997303963</text:p>
          </table:table-cell>
          <table:table-cell table:formula="of:=[.D132]/([.E132]-[.E131])" office:value-type="float" office:value="77603.5027888522" calcext:value-type="float">
            <text:p>77603.5027888522</text:p>
          </table:table-cell>
          <table:table-cell table:formula="of:=[.E132]-[.E131]" office:value-type="float" office:value="0.100407838821411" calcext:value-type="float">
            <text:p>0.10040783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28868.11251" calcext:value-type="float">
            <text:p>1456028868.11251</text:p>
          </table:table-cell>
          <table:table-cell office:value-type="float" office:value="1456028868.11279" calcext:value-type="float">
            <text:p>1456028868.11279</text:p>
          </table:table-cell>
          <table:table-cell office:value-type="float" office:value="7744" calcext:value-type="float">
            <text:p>7744</text:p>
          </table:table-cell>
          <table:table-cell table:formula="of:=[.B133]-[.B$2]" office:value-type="float" office:value="13.2989475727081" calcext:value-type="float">
            <text:p>13.2989475727</text:p>
          </table:table-cell>
          <table:table-cell table:formula="of:=[.D133]/([.E133]-[.E132])" office:value-type="float" office:value="78051.001631635" calcext:value-type="float">
            <text:p>78051.001631635</text:p>
          </table:table-cell>
          <table:table-cell table:formula="of:=[.E133]-[.E132]" office:value-type="float" office:value="0.0992171764373779" calcext:value-type="float">
            <text:p>0.09921717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28868.21814" calcext:value-type="float">
            <text:p>1456028868.21814</text:p>
          </table:table-cell>
          <table:table-cell office:value-type="float" office:value="1456028868.21842" calcext:value-type="float">
            <text:p>1456028868.21842</text:p>
          </table:table-cell>
          <table:table-cell office:value-type="float" office:value="7696" calcext:value-type="float">
            <text:p>7696</text:p>
          </table:table-cell>
          <table:table-cell table:formula="of:=[.B134]-[.B$2]" office:value-type="float" office:value="13.4045753479004" calcext:value-type="float">
            <text:p>13.4045753479</text:p>
          </table:table-cell>
          <table:table-cell table:formula="of:=[.D134]/([.E134]-[.E133])" office:value-type="float" office:value="72859.6241470764" calcext:value-type="float">
            <text:p>72859.6241470764</text:p>
          </table:table-cell>
          <table:table-cell table:formula="of:=[.E134]-[.E133]" office:value-type="float" office:value="0.105627775192261" calcext:value-type="float">
            <text:p>0.10562777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28868.41276" calcext:value-type="float">
            <text:p>1456028868.41276</text:p>
          </table:table-cell>
          <table:table-cell office:value-type="float" office:value="1456028868.41304" calcext:value-type="float">
            <text:p>1456028868.41304</text:p>
          </table:table-cell>
          <table:table-cell office:value-type="float" office:value="7632" calcext:value-type="float">
            <text:p>7632</text:p>
          </table:table-cell>
          <table:table-cell table:formula="of:=[.B135]-[.B$2]" office:value-type="float" office:value="13.5991916656494" calcext:value-type="float">
            <text:p>13.5991916656</text:p>
          </table:table-cell>
          <table:table-cell table:formula="of:=[.D135]/([.E135]-[.E134])" office:value-type="float" office:value="39215.6222472681" calcext:value-type="float">
            <text:p>39215.6222472681</text:p>
          </table:table-cell>
          <table:table-cell table:formula="of:=[.E135]-[.E134]" office:value-type="float" office:value="0.194616317749023" calcext:value-type="float">
            <text:p>0.19461631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28868.51314" calcext:value-type="float">
            <text:p>1456028868.51314</text:p>
          </table:table-cell>
          <table:table-cell office:value-type="float" office:value="1456028868.51341" calcext:value-type="float">
            <text:p>1456028868.51341</text:p>
          </table:table-cell>
          <table:table-cell office:value-type="float" office:value="7568" calcext:value-type="float">
            <text:p>7568</text:p>
          </table:table-cell>
          <table:table-cell table:formula="of:=[.B136]-[.B$2]" office:value-type="float" office:value="13.6995704174042" calcext:value-type="float">
            <text:p>13.6995704174</text:p>
          </table:table-cell>
          <table:table-cell table:formula="of:=[.D136]/([.E136]-[.E135])" office:value-type="float" office:value="75394.4422270729" calcext:value-type="float">
            <text:p>75394.4422270729</text:p>
          </table:table-cell>
          <table:table-cell table:formula="of:=[.E136]-[.E135]" office:value-type="float" office:value="0.100378751754761" calcext:value-type="float">
            <text:p>0.10037875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28868.61252" calcext:value-type="float">
            <text:p>1456028868.61252</text:p>
          </table:table-cell>
          <table:table-cell office:value-type="float" office:value="1456028868.6128" calcext:value-type="float">
            <text:p>1456028868.6128</text:p>
          </table:table-cell>
          <table:table-cell office:value-type="float" office:value="7488" calcext:value-type="float">
            <text:p>7488</text:p>
          </table:table-cell>
          <table:table-cell table:formula="of:=[.B137]-[.B$2]" office:value-type="float" office:value="13.7989552021027" calcext:value-type="float">
            <text:p>13.7989552021</text:p>
          </table:table-cell>
          <table:table-cell table:formula="of:=[.D137]/([.E137]-[.E136])" office:value-type="float" office:value="75343.5248938467" calcext:value-type="float">
            <text:p>75343.5248938467</text:p>
          </table:table-cell>
          <table:table-cell table:formula="of:=[.E137]-[.E136]" office:value-type="float" office:value="0.0993847846984863" calcext:value-type="float">
            <text:p>0.09938478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28868.71273" calcext:value-type="float">
            <text:p>1456028868.71273</text:p>
          </table:table-cell>
          <table:table-cell office:value-type="float" office:value="1456028868.71301" calcext:value-type="float">
            <text:p>1456028868.71301</text:p>
          </table:table-cell>
          <table:table-cell office:value-type="float" office:value="7408" calcext:value-type="float">
            <text:p>7408</text:p>
          </table:table-cell>
          <table:table-cell table:formula="of:=[.B138]-[.B$2]" office:value-type="float" office:value="13.8991670608521" calcext:value-type="float">
            <text:p>13.8991670609</text:p>
          </table:table-cell>
          <table:table-cell table:formula="of:=[.D138]/([.E138]-[.E137])" office:value-type="float" office:value="73923.3868371404" calcext:value-type="float">
            <text:p>73923.3868371404</text:p>
          </table:table-cell>
          <table:table-cell table:formula="of:=[.E138]-[.E137]" office:value-type="float" office:value="0.10021185874939" calcext:value-type="float">
            <text:p>0.10021185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28868.81314" calcext:value-type="float">
            <text:p>1456028868.81314</text:p>
          </table:table-cell>
          <table:table-cell office:value-type="float" office:value="1456028868.81342" calcext:value-type="float">
            <text:p>1456028868.81342</text:p>
          </table:table-cell>
          <table:table-cell office:value-type="float" office:value="7320" calcext:value-type="float">
            <text:p>7320</text:p>
          </table:table-cell>
          <table:table-cell table:formula="of:=[.B139]-[.B$2]" office:value-type="float" office:value="13.9995768070221" calcext:value-type="float">
            <text:p>13.999576807</text:p>
          </table:table-cell>
          <table:table-cell table:formula="of:=[.D139]/([.E139]-[.E138])" office:value-type="float" office:value="72901.2897573068" calcext:value-type="float">
            <text:p>72901.2897573068</text:p>
          </table:table-cell>
          <table:table-cell table:formula="of:=[.E139]-[.E138]" office:value-type="float" office:value="0.100409746170044" calcext:value-type="float">
            <text:p>0.10040974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28868.91241" calcext:value-type="float">
            <text:p>1456028868.91241</text:p>
          </table:table-cell>
          <table:table-cell office:value-type="float" office:value="1456028868.91269" calcext:value-type="float">
            <text:p>1456028868.91269</text:p>
          </table:table-cell>
          <table:table-cell office:value-type="float" office:value="7224" calcext:value-type="float">
            <text:p>7224</text:p>
          </table:table-cell>
          <table:table-cell table:formula="of:=[.B140]-[.B$2]" office:value-type="float" office:value="14.0988471508026" calcext:value-type="float">
            <text:p>14.0988471508</text:p>
          </table:table-cell>
          <table:table-cell table:formula="of:=[.D140]/([.E140]-[.E139])" office:value-type="float" office:value="72770.9779667123" calcext:value-type="float">
            <text:p>72770.9779667123</text:p>
          </table:table-cell>
          <table:table-cell table:formula="of:=[.E140]-[.E139]" office:value-type="float" office:value="0.0992703437805176" calcext:value-type="float">
            <text:p>0.09927034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28869.02165" calcext:value-type="float">
            <text:p>1456028869.02165</text:p>
          </table:table-cell>
          <table:table-cell office:value-type="float" office:value="1456028869.02195" calcext:value-type="float">
            <text:p>1456028869.02195</text:p>
          </table:table-cell>
          <table:table-cell office:value-type="float" office:value="7120" calcext:value-type="float">
            <text:p>7120</text:p>
          </table:table-cell>
          <table:table-cell table:formula="of:=[.B141]-[.B$2]" office:value-type="float" office:value="14.208087682724" calcext:value-type="float">
            <text:p>14.2080876827</text:p>
          </table:table-cell>
          <table:table-cell table:formula="of:=[.D141]/([.E141]-[.E140])" office:value-type="float" office:value="65177.2732590116" calcext:value-type="float">
            <text:p>65177.2732590116</text:p>
          </table:table-cell>
          <table:table-cell table:formula="of:=[.E141]-[.E140]" office:value-type="float" office:value="0.109240531921387" calcext:value-type="float">
            <text:p>0.10924053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28869.21257" calcext:value-type="float">
            <text:p>1456028869.21257</text:p>
          </table:table-cell>
          <table:table-cell office:value-type="float" office:value="1456028869.21284" calcext:value-type="float">
            <text:p>1456028869.21284</text:p>
          </table:table-cell>
          <table:table-cell office:value-type="float" office:value="7016" calcext:value-type="float">
            <text:p>7016</text:p>
          </table:table-cell>
          <table:table-cell table:formula="of:=[.B142]-[.B$2]" office:value-type="float" office:value="14.3990070819855" calcext:value-type="float">
            <text:p>14.399007082</text:p>
          </table:table-cell>
          <table:table-cell table:formula="of:=[.D142]/([.E142]-[.E141])" office:value-type="float" office:value="36748.4919140731" calcext:value-type="float">
            <text:p>36748.4919140731</text:p>
          </table:table-cell>
          <table:table-cell table:formula="of:=[.E142]-[.E141]" office:value-type="float" office:value="0.190919399261475" calcext:value-type="float">
            <text:p>0.1909193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28869.31321" calcext:value-type="float">
            <text:p>1456028869.31321</text:p>
          </table:table-cell>
          <table:table-cell office:value-type="float" office:value="1456028869.31354" calcext:value-type="float">
            <text:p>1456028869.31354</text:p>
          </table:table-cell>
          <table:table-cell office:value-type="float" office:value="6904" calcext:value-type="float">
            <text:p>6904</text:p>
          </table:table-cell>
          <table:table-cell table:formula="of:=[.B143]-[.B$2]" office:value-type="float" office:value="14.4996485710144" calcext:value-type="float">
            <text:p>14.499648571</text:p>
          </table:table-cell>
          <table:table-cell table:formula="of:=[.D143]/([.E143]-[.E142])" office:value-type="float" office:value="68599.938917988" calcext:value-type="float">
            <text:p>68599.938917988</text:p>
          </table:table-cell>
          <table:table-cell table:formula="of:=[.E143]-[.E142]" office:value-type="float" office:value="0.100641489028931" calcext:value-type="float">
            <text:p>0.1006414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28869.41257" calcext:value-type="float">
            <text:p>1456028869.41257</text:p>
          </table:table-cell>
          <table:table-cell office:value-type="float" office:value="1456028869.41284" calcext:value-type="float">
            <text:p>1456028869.41284</text:p>
          </table:table-cell>
          <table:table-cell office:value-type="float" office:value="6792" calcext:value-type="float">
            <text:p>6792</text:p>
          </table:table-cell>
          <table:table-cell table:formula="of:=[.B144]-[.B$2]" office:value-type="float" office:value="14.5990052223206" calcext:value-type="float">
            <text:p>14.5990052223</text:p>
          </table:table-cell>
          <table:table-cell table:formula="of:=[.D144]/([.E144]-[.E143])" office:value-type="float" office:value="68359.7918278414" calcext:value-type="float">
            <text:p>68359.7918278414</text:p>
          </table:table-cell>
          <table:table-cell table:formula="of:=[.E144]-[.E143]" office:value-type="float" office:value="0.0993566513061523" calcext:value-type="float">
            <text:p>0.09935665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28869.51292" calcext:value-type="float">
            <text:p>1456028869.51292</text:p>
          </table:table-cell>
          <table:table-cell office:value-type="float" office:value="1456028869.51319" calcext:value-type="float">
            <text:p>1456028869.51319</text:p>
          </table:table-cell>
          <table:table-cell office:value-type="float" office:value="6672" calcext:value-type="float">
            <text:p>6672</text:p>
          </table:table-cell>
          <table:table-cell table:formula="of:=[.B145]-[.B$2]" office:value-type="float" office:value="14.6993501186371" calcext:value-type="float">
            <text:p>14.6993501186</text:p>
          </table:table-cell>
          <table:table-cell table:formula="of:=[.D145]/([.E145]-[.E144])" office:value-type="float" office:value="66490.6761072712" calcext:value-type="float">
            <text:p>66490.6761072712</text:p>
          </table:table-cell>
          <table:table-cell table:formula="of:=[.E145]-[.E144]" office:value-type="float" office:value="0.100344896316528" calcext:value-type="float">
            <text:p>0.10034489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28869.6132" calcext:value-type="float">
            <text:p>1456028869.6132</text:p>
          </table:table-cell>
          <table:table-cell office:value-type="float" office:value="1456028869.61347" calcext:value-type="float">
            <text:p>1456028869.61347</text:p>
          </table:table-cell>
          <table:table-cell office:value-type="float" office:value="6552" calcext:value-type="float">
            <text:p>6552</text:p>
          </table:table-cell>
          <table:table-cell table:formula="of:=[.B146]-[.B$2]" office:value-type="float" office:value="14.7996356487274" calcext:value-type="float">
            <text:p>14.7996356487</text:p>
          </table:table-cell>
          <table:table-cell table:formula="of:=[.D146]/([.E146]-[.E145])" office:value-type="float" office:value="65333.453331685" calcext:value-type="float">
            <text:p>65333.453331685</text:p>
          </table:table-cell>
          <table:table-cell table:formula="of:=[.E146]-[.E145]" office:value-type="float" office:value="0.100285530090332" calcext:value-type="float">
            <text:p>0.10028553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28869.71259" calcext:value-type="float">
            <text:p>1456028869.71259</text:p>
          </table:table-cell>
          <table:table-cell office:value-type="float" office:value="1456028869.71286" calcext:value-type="float">
            <text:p>1456028869.71286</text:p>
          </table:table-cell>
          <table:table-cell office:value-type="float" office:value="6432" calcext:value-type="float">
            <text:p>6432</text:p>
          </table:table-cell>
          <table:table-cell table:formula="of:=[.B147]-[.B$2]" office:value-type="float" office:value="14.8990240097046" calcext:value-type="float">
            <text:p>14.8990240097</text:p>
          </table:table-cell>
          <table:table-cell table:formula="of:=[.D147]/([.E147]-[.E146])" office:value-type="float" office:value="64715.8272534274" calcext:value-type="float">
            <text:p>64715.8272534274</text:p>
          </table:table-cell>
          <table:table-cell table:formula="of:=[.E147]-[.E146]" office:value-type="float" office:value="0.0993883609771729" calcext:value-type="float">
            <text:p>0.0993883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28869.81293" calcext:value-type="float">
            <text:p>1456028869.81293</text:p>
          </table:table-cell>
          <table:table-cell office:value-type="float" office:value="1456028869.81321" calcext:value-type="float">
            <text:p>1456028869.81321</text:p>
          </table:table-cell>
          <table:table-cell office:value-type="float" office:value="6312" calcext:value-type="float">
            <text:p>6312</text:p>
          </table:table-cell>
          <table:table-cell table:formula="of:=[.B148]-[.B$2]" office:value-type="float" office:value="14.9993617534637" calcext:value-type="float">
            <text:p>14.9993617535</text:p>
          </table:table-cell>
          <table:table-cell table:formula="of:=[.D148]/([.E148]-[.E147])" office:value-type="float" office:value="62907.5337307858" calcext:value-type="float">
            <text:p>62907.5337307858</text:p>
          </table:table-cell>
          <table:table-cell table:formula="of:=[.E148]-[.E147]" office:value-type="float" office:value="0.100337743759155" calcext:value-type="float">
            <text:p>0.10033774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28869.91239" calcext:value-type="float">
            <text:p>1456028869.91239</text:p>
          </table:table-cell>
          <table:table-cell office:value-type="float" office:value="1456028869.91266" calcext:value-type="float">
            <text:p>1456028869.91266</text:p>
          </table:table-cell>
          <table:table-cell office:value-type="float" office:value="6184" calcext:value-type="float">
            <text:p>6184</text:p>
          </table:table-cell>
          <table:table-cell table:formula="of:=[.B149]-[.B$2]" office:value-type="float" office:value="15.0988214015961" calcext:value-type="float">
            <text:p>15.0988214016</text:p>
          </table:table-cell>
          <table:table-cell table:formula="of:=[.D149]/([.E149]-[.E148])" office:value-type="float" office:value="62175.9690097899" calcext:value-type="float">
            <text:p>62175.9690097899</text:p>
          </table:table-cell>
          <table:table-cell table:formula="of:=[.E149]-[.E148]" office:value-type="float" office:value="0.0994596481323242" calcext:value-type="float">
            <text:p>0.099459648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28870.01278" calcext:value-type="float">
            <text:p>1456028870.01278</text:p>
          </table:table-cell>
          <table:table-cell office:value-type="float" office:value="1456028870.01307" calcext:value-type="float">
            <text:p>1456028870.01307</text:p>
          </table:table-cell>
          <table:table-cell office:value-type="float" office:value="6056" calcext:value-type="float">
            <text:p>6056</text:p>
          </table:table-cell>
          <table:table-cell table:formula="of:=[.B150]-[.B$2]" office:value-type="float" office:value="15.1992185115814" calcext:value-type="float">
            <text:p>15.1992185116</text:p>
          </table:table-cell>
          <table:table-cell table:formula="of:=[.D150]/([.E150]-[.E149])" office:value-type="float" office:value="60320.4614244733" calcext:value-type="float">
            <text:p>60320.4614244733</text:p>
          </table:table-cell>
          <table:table-cell table:formula="of:=[.E150]-[.E149]" office:value-type="float" office:value="0.100397109985352" calcext:value-type="float">
            <text:p>0.100397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28870.1132" calcext:value-type="float">
            <text:p>1456028870.1132</text:p>
          </table:table-cell>
          <table:table-cell office:value-type="float" office:value="1456028870.11349" calcext:value-type="float">
            <text:p>1456028870.11349</text:p>
          </table:table-cell>
          <table:table-cell office:value-type="float" office:value="5936" calcext:value-type="float">
            <text:p>5936</text:p>
          </table:table-cell>
          <table:table-cell table:formula="of:=[.B151]-[.B$2]" office:value-type="float" office:value="15.2996392250061" calcext:value-type="float">
            <text:p>15.299639225</text:p>
          </table:table-cell>
          <table:table-cell table:formula="of:=[.D151]/([.E151]-[.E150])" office:value-type="float" office:value="59111.3107800425" calcext:value-type="float">
            <text:p>59111.3107800425</text:p>
          </table:table-cell>
          <table:table-cell table:formula="of:=[.E151]-[.E150]" office:value-type="float" office:value="0.100420713424683" calcext:value-type="float">
            <text:p>0.10042071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28870.21237" calcext:value-type="float">
            <text:p>1456028870.21237</text:p>
          </table:table-cell>
          <table:table-cell office:value-type="float" office:value="1456028870.21265" calcext:value-type="float">
            <text:p>1456028870.21265</text:p>
          </table:table-cell>
          <table:table-cell office:value-type="float" office:value="5808" calcext:value-type="float">
            <text:p>5808</text:p>
          </table:table-cell>
          <table:table-cell table:formula="of:=[.B152]-[.B$2]" office:value-type="float" office:value="15.3988039493561" calcext:value-type="float">
            <text:p>15.3988039494</text:p>
          </table:table-cell>
          <table:table-cell table:formula="of:=[.D152]/([.E152]-[.E151])" office:value-type="float" office:value="58569.2143861783" calcext:value-type="float">
            <text:p>58569.2143861783</text:p>
          </table:table-cell>
          <table:table-cell table:formula="of:=[.E152]-[.E151]" office:value-type="float" office:value="0.0991647243499756" calcext:value-type="float">
            <text:p>0.09916472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28870.31293" calcext:value-type="float">
            <text:p>1456028870.31293</text:p>
          </table:table-cell>
          <table:table-cell office:value-type="float" office:value="1456028870.31321" calcext:value-type="float">
            <text:p>1456028870.31321</text:p>
          </table:table-cell>
          <table:table-cell office:value-type="float" office:value="5688" calcext:value-type="float">
            <text:p>5688</text:p>
          </table:table-cell>
          <table:table-cell table:formula="of:=[.B153]-[.B$2]" office:value-type="float" office:value="15.4993619918823" calcext:value-type="float">
            <text:p>15.4993619919</text:p>
          </table:table-cell>
          <table:table-cell table:formula="of:=[.D153]/([.E153]-[.E152])" office:value-type="float" office:value="56564.3468896629" calcext:value-type="float">
            <text:p>56564.3468896629</text:p>
          </table:table-cell>
          <table:table-cell table:formula="of:=[.E153]-[.E152]" office:value-type="float" office:value="0.100558042526245" calcext:value-type="float">
            <text:p>0.10055804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28870.32481" calcext:value-type="float">
            <text:p>1456028870.32481</text:p>
          </table:table-cell>
          <table:table-cell office:value-type="float" office:value="1456028870.32676" calcext:value-type="float">
            <text:p>1456028870.32676</text:p>
          </table:table-cell>
          <table:table-cell office:value-type="float" office:value="5560" calcext:value-type="float">
            <text:p>5560</text:p>
          </table:table-cell>
          <table:table-cell table:formula="of:=[.B154]-[.B$2]" office:value-type="float" office:value="15.5112476348877" calcext:value-type="float">
            <text:p>15.5112476349</text:p>
          </table:table-cell>
          <table:table-cell table:formula="of:=[.D154]/([.E154]-[.E153])" office:value-type="float" office:value="467791.266950173" calcext:value-type="float">
            <text:p>467791.266950173</text:p>
          </table:table-cell>
          <table:table-cell table:formula="of:=[.E154]-[.E153]" office:value-type="float" office:value="0.0118856430053711" calcext:value-type="float">
            <text:p>0.0118856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28870.41332" calcext:value-type="float">
            <text:p>1456028870.41332</text:p>
          </table:table-cell>
          <table:table-cell office:value-type="float" office:value="1456028870.41359" calcext:value-type="float">
            <text:p>1456028870.41359</text:p>
          </table:table-cell>
          <table:table-cell office:value-type="float" office:value="5448" calcext:value-type="float">
            <text:p>5448</text:p>
          </table:table-cell>
          <table:table-cell table:formula="of:=[.B155]-[.B$2]" office:value-type="float" office:value="15.5997512340546" calcext:value-type="float">
            <text:p>15.5997512341</text:p>
          </table:table-cell>
          <table:table-cell table:formula="of:=[.D155]/([.E155]-[.E154])" office:value-type="float" office:value="61556.8186072072" calcext:value-type="float">
            <text:p>61556.8186072072</text:p>
          </table:table-cell>
          <table:table-cell table:formula="of:=[.E155]-[.E154]" office:value-type="float" office:value="0.0885035991668701" calcext:value-type="float">
            <text:p>0.08850359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28870.51266" calcext:value-type="float">
            <text:p>1456028870.51266</text:p>
          </table:table-cell>
          <table:table-cell office:value-type="float" office:value="1456028870.51293" calcext:value-type="float">
            <text:p>1456028870.51293</text:p>
          </table:table-cell>
          <table:table-cell office:value-type="float" office:value="5328" calcext:value-type="float">
            <text:p>5328</text:p>
          </table:table-cell>
          <table:table-cell table:formula="of:=[.B156]-[.B$2]" office:value-type="float" office:value="15.6990938186646" calcext:value-type="float">
            <text:p>15.6990938187</text:p>
          </table:table-cell>
          <table:table-cell table:formula="of:=[.D156]/([.E156]-[.E155])" office:value-type="float" office:value="53632.5888934488" calcext:value-type="float">
            <text:p>53632.5888934488</text:p>
          </table:table-cell>
          <table:table-cell table:formula="of:=[.E156]-[.E155]" office:value-type="float" office:value="0.0993425846099854" calcext:value-type="float">
            <text:p>0.09934258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28870.61302" calcext:value-type="float">
            <text:p>1456028870.61302</text:p>
          </table:table-cell>
          <table:table-cell office:value-type="float" office:value="1456028870.6133" calcext:value-type="float">
            <text:p>1456028870.6133</text:p>
          </table:table-cell>
          <table:table-cell office:value-type="float" office:value="5216" calcext:value-type="float">
            <text:p>5216</text:p>
          </table:table-cell>
          <table:table-cell table:formula="of:=[.B157]-[.B$2]" office:value-type="float" office:value="15.799459695816" calcext:value-type="float">
            <text:p>15.7994596958</text:p>
          </table:table-cell>
          <table:table-cell table:formula="of:=[.D157]/([.E157]-[.E156])" office:value-type="float" office:value="51969.8541779008" calcext:value-type="float">
            <text:p>51969.8541779008</text:p>
          </table:table-cell>
          <table:table-cell table:formula="of:=[.E157]-[.E156]" office:value-type="float" office:value="0.100365877151489" calcext:value-type="float">
            <text:p>0.100365877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28870.71232" calcext:value-type="float">
            <text:p>1456028870.71232</text:p>
          </table:table-cell>
          <table:table-cell office:value-type="float" office:value="1456028870.7126" calcext:value-type="float">
            <text:p>1456028870.7126</text:p>
          </table:table-cell>
          <table:table-cell office:value-type="float" office:value="5112" calcext:value-type="float">
            <text:p>5112</text:p>
          </table:table-cell>
          <table:table-cell table:formula="of:=[.B158]-[.B$2]" office:value-type="float" office:value="15.8987519741058" calcext:value-type="float">
            <text:p>15.8987519741</text:p>
          </table:table-cell>
          <table:table-cell table:formula="of:=[.D158]/([.E158]-[.E157])" office:value-type="float" office:value="51484.3660357968" calcext:value-type="float">
            <text:p>51484.3660357968</text:p>
          </table:table-cell>
          <table:table-cell table:formula="of:=[.E158]-[.E157]" office:value-type="float" office:value="0.0992922782897949" calcext:value-type="float">
            <text:p>0.09929227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28870.81296" calcext:value-type="float">
            <text:p>1456028870.81296</text:p>
          </table:table-cell>
          <table:table-cell office:value-type="float" office:value="1456028870.81323" calcext:value-type="float">
            <text:p>1456028870.81323</text:p>
          </table:table-cell>
          <table:table-cell office:value-type="float" office:value="5008" calcext:value-type="float">
            <text:p>5008</text:p>
          </table:table-cell>
          <table:table-cell table:formula="of:=[.B159]-[.B$2]" office:value-type="float" office:value="15.999391078949" calcext:value-type="float">
            <text:p>15.9993910789</text:p>
          </table:table-cell>
          <table:table-cell table:formula="of:=[.D159]/([.E159]-[.E158])" office:value-type="float" office:value="49761.9688470568" calcext:value-type="float">
            <text:p>49761.9688470568</text:p>
          </table:table-cell>
          <table:table-cell table:formula="of:=[.E159]-[.E158]" office:value-type="float" office:value="0.10063910484314" calcext:value-type="float">
            <text:p>0.10063910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28870.82505" calcext:value-type="float">
            <text:p>1456028870.82505</text:p>
          </table:table-cell>
          <table:table-cell office:value-type="float" office:value="1456028870.82704" calcext:value-type="float">
            <text:p>1456028870.82704</text:p>
          </table:table-cell>
          <table:table-cell office:value-type="float" office:value="4912" calcext:value-type="float">
            <text:p>4912</text:p>
          </table:table-cell>
          <table:table-cell table:formula="of:=[.B160]-[.B$2]" office:value-type="float" office:value="16.0114874839783" calcext:value-type="float">
            <text:p>16.011487484</text:p>
          </table:table-cell>
          <table:table-cell table:formula="of:=[.D160]/([.E160]-[.E159])" office:value-type="float" office:value="406071.058971933" calcext:value-type="float">
            <text:p>406071.058971933</text:p>
          </table:table-cell>
          <table:table-cell table:formula="of:=[.E160]-[.E159]" office:value-type="float" office:value="0.0120964050292969" calcext:value-type="float">
            <text:p>0.0120964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28870.91343" calcext:value-type="float">
            <text:p>1456028870.91343</text:p>
          </table:table-cell>
          <table:table-cell office:value-type="float" office:value="1456028870.91373" calcext:value-type="float">
            <text:p>1456028870.91373</text:p>
          </table:table-cell>
          <table:table-cell office:value-type="float" office:value="4816" calcext:value-type="float">
            <text:p>4816</text:p>
          </table:table-cell>
          <table:table-cell table:formula="of:=[.B161]-[.B$2]" office:value-type="float" office:value="16.0998659133911" calcext:value-type="float">
            <text:p>16.0998659134</text:p>
          </table:table-cell>
          <table:table-cell table:formula="of:=[.D161]/([.E161]-[.E160])" office:value-type="float" office:value="54492.9348936836" calcext:value-type="float">
            <text:p>54492.9348936836</text:p>
          </table:table-cell>
          <table:table-cell table:formula="of:=[.E161]-[.E160]" office:value-type="float" office:value="0.0883784294128418" calcext:value-type="float">
            <text:p>0.08837842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28871.01257" calcext:value-type="float">
            <text:p>1456028871.01257</text:p>
          </table:table-cell>
          <table:table-cell office:value-type="float" office:value="1456028871.01284" calcext:value-type="float">
            <text:p>1456028871.01284</text:p>
          </table:table-cell>
          <table:table-cell office:value-type="float" office:value="4728" calcext:value-type="float">
            <text:p>4728</text:p>
          </table:table-cell>
          <table:table-cell table:formula="of:=[.B162]-[.B$2]" office:value-type="float" office:value="16.1990041732788" calcext:value-type="float">
            <text:p>16.1990041733</text:p>
          </table:table-cell>
          <table:table-cell table:formula="of:=[.D162]/([.E162]-[.E161])" office:value-type="float" office:value="47690.9722377205" calcext:value-type="float">
            <text:p>47690.9722377205</text:p>
          </table:table-cell>
          <table:table-cell table:formula="of:=[.E162]-[.E161]" office:value-type="float" office:value="0.0991382598876953" calcext:value-type="float">
            <text:p>0.099138259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28871.11309" calcext:value-type="float">
            <text:p>1456028871.11309</text:p>
          </table:table-cell>
          <table:table-cell office:value-type="float" office:value="1456028871.11337" calcext:value-type="float">
            <text:p>1456028871.11337</text:p>
          </table:table-cell>
          <table:table-cell office:value-type="float" office:value="4656" calcext:value-type="float">
            <text:p>4656</text:p>
          </table:table-cell>
          <table:table-cell table:formula="of:=[.B163]-[.B$2]" office:value-type="float" office:value="16.299524307251" calcext:value-type="float">
            <text:p>16.2995243073</text:p>
          </table:table-cell>
          <table:table-cell table:formula="of:=[.D163]/([.E163]-[.E162])" office:value-type="float" office:value="46319.0787358994" calcext:value-type="float">
            <text:p>46319.0787358994</text:p>
          </table:table-cell>
          <table:table-cell table:formula="of:=[.E163]-[.E162]" office:value-type="float" office:value="0.100520133972168" calcext:value-type="float">
            <text:p>0.10052013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28871.12499" calcext:value-type="float">
            <text:p>1456028871.12499</text:p>
          </table:table-cell>
          <table:table-cell office:value-type="float" office:value="1456028871.12689" calcext:value-type="float">
            <text:p>1456028871.12689</text:p>
          </table:table-cell>
          <table:table-cell office:value-type="float" office:value="4584" calcext:value-type="float">
            <text:p>4584</text:p>
          </table:table-cell>
          <table:table-cell table:formula="of:=[.B164]-[.B$2]" office:value-type="float" office:value="16.3114283084869" calcext:value-type="float">
            <text:p>16.3114283085</text:p>
          </table:table-cell>
          <table:table-cell table:formula="of:=[.D164]/([.E164]-[.E163])" office:value-type="float" office:value="385080.605179355" calcext:value-type="float">
            <text:p>385080.605179355</text:p>
          </table:table-cell>
          <table:table-cell table:formula="of:=[.E164]-[.E163]" office:value-type="float" office:value="0.0119040012359619" calcext:value-type="float">
            <text:p>0.01190400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28871.21221" calcext:value-type="float">
            <text:p>1456028871.21221</text:p>
          </table:table-cell>
          <table:table-cell office:value-type="float" office:value="1456028871.21248" calcext:value-type="float">
            <text:p>1456028871.21248</text:p>
          </table:table-cell>
          <table:table-cell office:value-type="float" office:value="4520" calcext:value-type="float">
            <text:p>4520</text:p>
          </table:table-cell>
          <table:table-cell table:formula="of:=[.B165]-[.B$2]" office:value-type="float" office:value="16.3986461162567" calcext:value-type="float">
            <text:p>16.3986461163</text:p>
          </table:table-cell>
          <table:table-cell table:formula="of:=[.D165]/([.E165]-[.E164])" office:value-type="float" office:value="51824.2789583891" calcext:value-type="float">
            <text:p>51824.2789583891</text:p>
          </table:table-cell>
          <table:table-cell table:formula="of:=[.E165]-[.E164]" office:value-type="float" office:value="0.0872178077697754" calcext:value-type="float">
            <text:p>0.08721780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28871.31267" calcext:value-type="float">
            <text:p>1456028871.31267</text:p>
          </table:table-cell>
          <table:table-cell office:value-type="float" office:value="1456028871.31295" calcext:value-type="float">
            <text:p>1456028871.31295</text:p>
          </table:table-cell>
          <table:table-cell office:value-type="float" office:value="4456" calcext:value-type="float">
            <text:p>4456</text:p>
          </table:table-cell>
          <table:table-cell table:formula="of:=[.B166]-[.B$2]" office:value-type="float" office:value="16.4991054534912" calcext:value-type="float">
            <text:p>16.4991054535</text:p>
          </table:table-cell>
          <table:table-cell table:formula="of:=[.D166]/([.E166]-[.E165])" office:value-type="float" office:value="44356.2552040194" calcext:value-type="float">
            <text:p>44356.2552040194</text:p>
          </table:table-cell>
          <table:table-cell table:formula="of:=[.E166]-[.E165]" office:value-type="float" office:value="0.100459337234497" calcext:value-type="float">
            <text:p>0.10045933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28871.41308" calcext:value-type="float">
            <text:p>1456028871.41308</text:p>
          </table:table-cell>
          <table:table-cell office:value-type="float" office:value="1456028871.41335" calcext:value-type="float">
            <text:p>1456028871.41335</text:p>
          </table:table-cell>
          <table:table-cell office:value-type="float" office:value="4408" calcext:value-type="float">
            <text:p>4408</text:p>
          </table:table-cell>
          <table:table-cell table:formula="of:=[.B167]-[.B$2]" office:value-type="float" office:value="16.5995144844055" calcext:value-type="float">
            <text:p>16.5995144844</text:p>
          </table:table-cell>
          <table:table-cell table:formula="of:=[.D167]/([.E167]-[.E166])" office:value-type="float" office:value="43900.433654837" calcext:value-type="float">
            <text:p>43900.433654837</text:p>
          </table:table-cell>
          <table:table-cell table:formula="of:=[.E167]-[.E166]" office:value-type="float" office:value="0.100409030914307" calcext:value-type="float">
            <text:p>0.10040903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28871.425" calcext:value-type="float">
            <text:p>1456028871.425</text:p>
          </table:table-cell>
          <table:table-cell office:value-type="float" office:value="1456028871.42687" calcext:value-type="float">
            <text:p>1456028871.42687</text:p>
          </table:table-cell>
          <table:table-cell office:value-type="float" office:value="4368" calcext:value-type="float">
            <text:p>4368</text:p>
          </table:table-cell>
          <table:table-cell table:formula="of:=[.B168]-[.B$2]" office:value-type="float" office:value="16.6114299297333" calcext:value-type="float">
            <text:p>16.6114299297</text:p>
          </table:table-cell>
          <table:table-cell table:formula="of:=[.D168]/([.E168]-[.E167])" office:value-type="float" office:value="366583.025631791" calcext:value-type="float">
            <text:p>366583.025631791</text:p>
          </table:table-cell>
          <table:table-cell table:formula="of:=[.E168]-[.E167]" office:value-type="float" office:value="0.0119154453277588" calcext:value-type="float">
            <text:p>0.011915445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28871.51251" calcext:value-type="float">
            <text:p>1456028871.51251</text:p>
          </table:table-cell>
          <table:table-cell office:value-type="float" office:value="1456028871.51279" calcext:value-type="float">
            <text:p>1456028871.51279</text:p>
          </table:table-cell>
          <table:table-cell office:value-type="float" office:value="4336" calcext:value-type="float">
            <text:p>4336</text:p>
          </table:table-cell>
          <table:table-cell table:formula="of:=[.B169]-[.B$2]" office:value-type="float" office:value="16.6989498138428" calcext:value-type="float">
            <text:p>16.6989498138</text:p>
          </table:table-cell>
          <table:table-cell table:formula="of:=[.D169]/([.E169]-[.E168])" office:value-type="float" office:value="49543.0272116812" calcext:value-type="float">
            <text:p>49543.0272116812</text:p>
          </table:table-cell>
          <table:table-cell table:formula="of:=[.E169]-[.E168]" office:value-type="float" office:value="0.0875198841094971" calcext:value-type="float">
            <text:p>0.08751988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28871.61272" calcext:value-type="float">
            <text:p>1456028871.61272</text:p>
          </table:table-cell>
          <table:table-cell office:value-type="float" office:value="1456028871.613" calcext:value-type="float">
            <text:p>1456028871.613</text:p>
          </table:table-cell>
          <table:table-cell office:value-type="float" office:value="4312" calcext:value-type="float">
            <text:p>4312</text:p>
          </table:table-cell>
          <table:table-cell table:formula="of:=[.B170]-[.B$2]" office:value-type="float" office:value="16.7991578578949" calcext:value-type="float">
            <text:p>16.7991578579</text:p>
          </table:table-cell>
          <table:table-cell table:formula="of:=[.D170]/([.E170]-[.E169])" office:value-type="float" office:value="43030.4776506473" calcext:value-type="float">
            <text:p>43030.4776506473</text:p>
          </table:table-cell>
          <table:table-cell table:formula="of:=[.E170]-[.E169]" office:value-type="float" office:value="0.100208044052124" calcext:value-type="float">
            <text:p>0.10020804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28871.71304" calcext:value-type="float">
            <text:p>1456028871.71304</text:p>
          </table:table-cell>
          <table:table-cell office:value-type="float" office:value="1456028871.71333" calcext:value-type="float">
            <text:p>1456028871.71333</text:p>
          </table:table-cell>
          <table:table-cell office:value-type="float" office:value="4296" calcext:value-type="float">
            <text:p>4296</text:p>
          </table:table-cell>
          <table:table-cell table:formula="of:=[.B171]-[.B$2]" office:value-type="float" office:value="16.8994717597961" calcext:value-type="float">
            <text:p>16.8994717598</text:p>
          </table:table-cell>
          <table:table-cell table:formula="of:=[.D171]/([.E171]-[.E170])" office:value-type="float" office:value="42825.5697224223" calcext:value-type="float">
            <text:p>42825.5697224223</text:p>
          </table:table-cell>
          <table:table-cell table:formula="of:=[.E171]-[.E170]" office:value-type="float" office:value="0.100313901901245" calcext:value-type="float">
            <text:p>0.10031390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28871.81247" calcext:value-type="float">
            <text:p>1456028871.81247</text:p>
          </table:table-cell>
          <table:table-cell office:value-type="float" office:value="1456028871.81276" calcext:value-type="float">
            <text:p>1456028871.81276</text:p>
          </table:table-cell>
          <table:table-cell office:value-type="float" office:value="4296" calcext:value-type="float">
            <text:p>4296</text:p>
          </table:table-cell>
          <table:table-cell table:formula="of:=[.B172]-[.B$2]" office:value-type="float" office:value="16.9989001750946" calcext:value-type="float">
            <text:p>16.9989001751</text:p>
          </table:table-cell>
          <table:table-cell table:formula="of:=[.D172]/([.E172]-[.E171])" office:value-type="float" office:value="43206.9643985008" calcext:value-type="float">
            <text:p>43206.9643985008</text:p>
          </table:table-cell>
          <table:table-cell table:formula="of:=[.E172]-[.E171]" office:value-type="float" office:value="0.0994284152984619" calcext:value-type="float">
            <text:p>0.09942841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28871.91278" calcext:value-type="float">
            <text:p>1456028871.91278</text:p>
          </table:table-cell>
          <table:table-cell office:value-type="float" office:value="1456028871.91305" calcext:value-type="float">
            <text:p>1456028871.91305</text:p>
          </table:table-cell>
          <table:table-cell office:value-type="float" office:value="4296" calcext:value-type="float">
            <text:p>4296</text:p>
          </table:table-cell>
          <table:table-cell table:formula="of:=[.B173]-[.B$2]" office:value-type="float" office:value="17.0992102622986" calcext:value-type="float">
            <text:p>17.0992102623</text:p>
          </table:table-cell>
          <table:table-cell table:formula="of:=[.D173]/([.E173]-[.E172])" office:value-type="float" office:value="42827.1983381305" calcext:value-type="float">
            <text:p>42827.1983381305</text:p>
          </table:table-cell>
          <table:table-cell table:formula="of:=[.E173]-[.E172]" office:value-type="float" office:value="0.10031008720398" calcext:value-type="float">
            <text:p>0.10031008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28872.01306" calcext:value-type="float">
            <text:p>1456028872.01306</text:p>
          </table:table-cell>
          <table:table-cell office:value-type="float" office:value="1456028872.01333" calcext:value-type="float">
            <text:p>1456028872.01333</text:p>
          </table:table-cell>
          <table:table-cell office:value-type="float" office:value="4304" calcext:value-type="float">
            <text:p>4304</text:p>
          </table:table-cell>
          <table:table-cell table:formula="of:=[.B174]-[.B$2]" office:value-type="float" office:value="17.1994981765747" calcext:value-type="float">
            <text:p>17.1994981766</text:p>
          </table:table-cell>
          <table:table-cell table:formula="of:=[.D174]/([.E174]-[.E173])" office:value-type="float" office:value="42916.4374497787" calcext:value-type="float">
            <text:p>42916.4374497787</text:p>
          </table:table-cell>
          <table:table-cell table:formula="of:=[.E174]-[.E173]" office:value-type="float" office:value="0.100287914276123" calcext:value-type="float">
            <text:p>0.10028791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28872.11252" calcext:value-type="float">
            <text:p>1456028872.11252</text:p>
          </table:table-cell>
          <table:table-cell office:value-type="float" office:value="1456028872.11279" calcext:value-type="float">
            <text:p>1456028872.11279</text:p>
          </table:table-cell>
          <table:table-cell office:value-type="float" office:value="4328" calcext:value-type="float">
            <text:p>4328</text:p>
          </table:table-cell>
          <table:table-cell table:formula="of:=[.B175]-[.B$2]" office:value-type="float" office:value="17.2989511489868" calcext:value-type="float">
            <text:p>17.298951149</text:p>
          </table:table-cell>
          <table:table-cell table:formula="of:=[.D175]/([.E175]-[.E174])" office:value-type="float" office:value="43518.0557707798" calcext:value-type="float">
            <text:p>43518.0557707798</text:p>
          </table:table-cell>
          <table:table-cell table:formula="of:=[.E175]-[.E174]" office:value-type="float" office:value="0.0994529724121094" calcext:value-type="float">
            <text:p>0.099452972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28872.21285" calcext:value-type="float">
            <text:p>1456028872.21285</text:p>
          </table:table-cell>
          <table:table-cell office:value-type="float" office:value="1456028872.21313" calcext:value-type="float">
            <text:p>1456028872.21313</text:p>
          </table:table-cell>
          <table:table-cell office:value-type="float" office:value="4352" calcext:value-type="float">
            <text:p>4352</text:p>
          </table:table-cell>
          <table:table-cell table:formula="of:=[.B176]-[.B$2]" office:value-type="float" office:value="17.3992879390717" calcext:value-type="float">
            <text:p>17.3992879391</text:p>
          </table:table-cell>
          <table:table-cell table:formula="of:=[.D176]/([.E176]-[.E175])" office:value-type="float" office:value="43373.9209348855" calcext:value-type="float">
            <text:p>43373.9209348855</text:p>
          </table:table-cell>
          <table:table-cell table:formula="of:=[.E176]-[.E175]" office:value-type="float" office:value="0.100336790084839" calcext:value-type="float">
            <text:p>0.10033679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28872.31346" calcext:value-type="float">
            <text:p>1456028872.31346</text:p>
          </table:table-cell>
          <table:table-cell office:value-type="float" office:value="1456028872.31373" calcext:value-type="float">
            <text:p>1456028872.31373</text:p>
          </table:table-cell>
          <table:table-cell office:value-type="float" office:value="4392" calcext:value-type="float">
            <text:p>4392</text:p>
          </table:table-cell>
          <table:table-cell table:formula="of:=[.B177]-[.B$2]" office:value-type="float" office:value="17.4998908042908" calcext:value-type="float">
            <text:p>17.4998908043</text:p>
          </table:table-cell>
          <table:table-cell table:formula="of:=[.D177]/([.E177]-[.E176])" office:value-type="float" office:value="43656.8082870611" calcext:value-type="float">
            <text:p>43656.8082870611</text:p>
          </table:table-cell>
          <table:table-cell table:formula="of:=[.E177]-[.E176]" office:value-type="float" office:value="0.100602865219116" calcext:value-type="float">
            <text:p>0.10060286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28872.41262" calcext:value-type="float">
            <text:p>1456028872.41262</text:p>
          </table:table-cell>
          <table:table-cell office:value-type="float" office:value="1456028872.4129" calcext:value-type="float">
            <text:p>1456028872.4129</text:p>
          </table:table-cell>
          <table:table-cell office:value-type="float" office:value="4440" calcext:value-type="float">
            <text:p>4440</text:p>
          </table:table-cell>
          <table:table-cell table:formula="of:=[.B178]-[.B$2]" office:value-type="float" office:value="17.5990579128265" calcext:value-type="float">
            <text:p>17.5990579128</text:p>
          </table:table-cell>
          <table:table-cell table:formula="of:=[.D178]/([.E178]-[.E177])" office:value-type="float" office:value="44772.9097435429" calcext:value-type="float">
            <text:p>44772.9097435429</text:p>
          </table:table-cell>
          <table:table-cell table:formula="of:=[.E178]-[.E177]" office:value-type="float" office:value="0.0991671085357666" calcext:value-type="float">
            <text:p>0.09916710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28872.51318" calcext:value-type="float">
            <text:p>1456028872.51318</text:p>
          </table:table-cell>
          <table:table-cell office:value-type="float" office:value="1456028872.51345" calcext:value-type="float">
            <text:p>1456028872.51345</text:p>
          </table:table-cell>
          <table:table-cell office:value-type="float" office:value="4488" calcext:value-type="float">
            <text:p>4488</text:p>
          </table:table-cell>
          <table:table-cell table:formula="of:=[.B179]-[.B$2]" office:value-type="float" office:value="17.6996130943298" calcext:value-type="float">
            <text:p>17.6996130943</text:p>
          </table:table-cell>
          <table:table-cell table:formula="of:=[.D179]/([.E179]-[.E178])" office:value-type="float" office:value="44632.2102243224" calcext:value-type="float">
            <text:p>44632.2102243224</text:p>
          </table:table-cell>
          <table:table-cell table:formula="of:=[.E179]-[.E178]" office:value-type="float" office:value="0.100555181503296" calcext:value-type="float">
            <text:p>0.10055518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28872.61249" calcext:value-type="float">
            <text:p>1456028872.61249</text:p>
          </table:table-cell>
          <table:table-cell office:value-type="float" office:value="1456028872.61276" calcext:value-type="float">
            <text:p>1456028872.61276</text:p>
          </table:table-cell>
          <table:table-cell office:value-type="float" office:value="4552" calcext:value-type="float">
            <text:p>4552</text:p>
          </table:table-cell>
          <table:table-cell table:formula="of:=[.B180]-[.B$2]" office:value-type="float" office:value="17.7989225387573" calcext:value-type="float">
            <text:p>17.7989225388</text:p>
          </table:table-cell>
          <table:table-cell table:formula="of:=[.D180]/([.E180]-[.E179])" office:value-type="float" office:value="45836.5266892979" calcext:value-type="float">
            <text:p>45836.5266892979</text:p>
          </table:table-cell>
          <table:table-cell table:formula="of:=[.E180]-[.E179]" office:value-type="float" office:value="0.0993094444274902" calcext:value-type="float">
            <text:p>0.09930944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28872.71303" calcext:value-type="float">
            <text:p>1456028872.71303</text:p>
          </table:table-cell>
          <table:table-cell office:value-type="float" office:value="1456028872.71333" calcext:value-type="float">
            <text:p>1456028872.71333</text:p>
          </table:table-cell>
          <table:table-cell office:value-type="float" office:value="4616" calcext:value-type="float">
            <text:p>4616</text:p>
          </table:table-cell>
          <table:table-cell table:formula="of:=[.B181]-[.B$2]" office:value-type="float" office:value="17.8994605541229" calcext:value-type="float">
            <text:p>17.8994605541</text:p>
          </table:table-cell>
          <table:table-cell table:formula="of:=[.D181]/([.E181]-[.E180])" office:value-type="float" office:value="45912.9811068399" calcext:value-type="float">
            <text:p>45912.9811068399</text:p>
          </table:table-cell>
          <table:table-cell table:formula="of:=[.E181]-[.E180]" office:value-type="float" office:value="0.100538015365601" calcext:value-type="float">
            <text:p>0.10053801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28872.81322" calcext:value-type="float">
            <text:p>1456028872.81322</text:p>
          </table:table-cell>
          <table:table-cell office:value-type="float" office:value="1456028872.81349" calcext:value-type="float">
            <text:p>1456028872.81349</text:p>
          </table:table-cell>
          <table:table-cell office:value-type="float" office:value="4696" calcext:value-type="float">
            <text:p>4696</text:p>
          </table:table-cell>
          <table:table-cell table:formula="of:=[.B182]-[.B$2]" office:value-type="float" office:value="17.999655008316" calcext:value-type="float">
            <text:p>17.9996550083</text:p>
          </table:table-cell>
          <table:table-cell table:formula="of:=[.D182]/([.E182]-[.E181])" office:value-type="float" office:value="46868.8615334828" calcext:value-type="float">
            <text:p>46868.8615334828</text:p>
          </table:table-cell>
          <table:table-cell table:formula="of:=[.E182]-[.E181]" office:value-type="float" office:value="0.100194454193115" calcext:value-type="float">
            <text:p>0.10019445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28872.91284" calcext:value-type="float">
            <text:p>1456028872.91284</text:p>
          </table:table-cell>
          <table:table-cell office:value-type="float" office:value="1456028872.91312" calcext:value-type="float">
            <text:p>1456028872.91312</text:p>
          </table:table-cell>
          <table:table-cell office:value-type="float" office:value="4776" calcext:value-type="float">
            <text:p>4776</text:p>
          </table:table-cell>
          <table:table-cell table:formula="of:=[.B183]-[.B$2]" office:value-type="float" office:value="18.0992743968964" calcext:value-type="float">
            <text:p>18.0992743969</text:p>
          </table:table-cell>
          <table:table-cell table:formula="of:=[.D183]/([.E183]-[.E182])" office:value-type="float" office:value="47942.4745329485" calcext:value-type="float">
            <text:p>47942.4745329485</text:p>
          </table:table-cell>
          <table:table-cell table:formula="of:=[.E183]-[.E182]" office:value-type="float" office:value="0.0996193885803223" calcext:value-type="float">
            <text:p>0.09961938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28873.01297" calcext:value-type="float">
            <text:p>1456028873.01297</text:p>
          </table:table-cell>
          <table:table-cell office:value-type="float" office:value="1456028873.01325" calcext:value-type="float">
            <text:p>1456028873.01325</text:p>
          </table:table-cell>
          <table:table-cell office:value-type="float" office:value="4864" calcext:value-type="float">
            <text:p>4864</text:p>
          </table:table-cell>
          <table:table-cell table:formula="of:=[.B184]-[.B$2]" office:value-type="float" office:value="18.1994042396545" calcext:value-type="float">
            <text:p>18.1994042397</text:p>
          </table:table-cell>
          <table:table-cell table:formula="of:=[.D184]/([.E184]-[.E183])" office:value-type="float" office:value="48576.9263789511" calcext:value-type="float">
            <text:p>48576.9263789511</text:p>
          </table:table-cell>
          <table:table-cell table:formula="of:=[.E184]-[.E183]" office:value-type="float" office:value="0.100129842758179" calcext:value-type="float">
            <text:p>0.10012984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28873.11251" calcext:value-type="float">
            <text:p>1456028873.11251</text:p>
          </table:table-cell>
          <table:table-cell office:value-type="float" office:value="1456028873.11279" calcext:value-type="float">
            <text:p>1456028873.11279</text:p>
          </table:table-cell>
          <table:table-cell office:value-type="float" office:value="4960" calcext:value-type="float">
            <text:p>4960</text:p>
          </table:table-cell>
          <table:table-cell table:formula="of:=[.B185]-[.B$2]" office:value-type="float" office:value="18.2989401817322" calcext:value-type="float">
            <text:p>18.2989401817</text:p>
          </table:table-cell>
          <table:table-cell table:formula="of:=[.D185]/([.E185]-[.E184])" office:value-type="float" office:value="49831.2458441521" calcext:value-type="float">
            <text:p>49831.2458441521</text:p>
          </table:table-cell>
          <table:table-cell table:formula="of:=[.E185]-[.E184]" office:value-type="float" office:value="0.0995359420776367" calcext:value-type="float">
            <text:p>0.09953594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28873.21252" calcext:value-type="float">
            <text:p>1456028873.21252</text:p>
          </table:table-cell>
          <table:table-cell office:value-type="float" office:value="1456028873.21279" calcext:value-type="float">
            <text:p>1456028873.21279</text:p>
          </table:table-cell>
          <table:table-cell office:value-type="float" office:value="5064" calcext:value-type="float">
            <text:p>5064</text:p>
          </table:table-cell>
          <table:table-cell table:formula="of:=[.B186]-[.B$2]" office:value-type="float" office:value="18.3989505767822" calcext:value-type="float">
            <text:p>18.3989505768</text:p>
          </table:table-cell>
          <table:table-cell table:formula="of:=[.D186]/([.E186]-[.E185])" office:value-type="float" office:value="50634.7364937994" calcext:value-type="float">
            <text:p>50634.7364937994</text:p>
          </table:table-cell>
          <table:table-cell table:formula="of:=[.E186]-[.E185]" office:value-type="float" office:value="0.100010395050049" calcext:value-type="float">
            <text:p>0.10001039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28873.3131" calcext:value-type="float">
            <text:p>1456028873.3131</text:p>
          </table:table-cell>
          <table:table-cell office:value-type="float" office:value="1456028873.31336" calcext:value-type="float">
            <text:p>1456028873.31336</text:p>
          </table:table-cell>
          <table:table-cell office:value-type="float" office:value="5168" calcext:value-type="float">
            <text:p>5168</text:p>
          </table:table-cell>
          <table:table-cell table:formula="of:=[.B187]-[.B$2]" office:value-type="float" office:value="18.4995300769806" calcext:value-type="float">
            <text:p>18.499530077</text:p>
          </table:table-cell>
          <table:table-cell table:formula="of:=[.D187]/([.E187]-[.E186])" office:value-type="float" office:value="51382.2398183288" calcext:value-type="float">
            <text:p>51382.2398183288</text:p>
          </table:table-cell>
          <table:table-cell table:formula="of:=[.E187]-[.E186]" office:value-type="float" office:value="0.100579500198364" calcext:value-type="float">
            <text:p>0.10057950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28873.41229" calcext:value-type="float">
            <text:p>1456028873.41229</text:p>
          </table:table-cell>
          <table:table-cell office:value-type="float" office:value="1456028873.41256" calcext:value-type="float">
            <text:p>1456028873.41256</text:p>
          </table:table-cell>
          <table:table-cell office:value-type="float" office:value="5280" calcext:value-type="float">
            <text:p>5280</text:p>
          </table:table-cell>
          <table:table-cell table:formula="of:=[.B188]-[.B$2]" office:value-type="float" office:value="18.598724603653" calcext:value-type="float">
            <text:p>18.5987246037</text:p>
          </table:table-cell>
          <table:table-cell table:formula="of:=[.D188]/([.E188]-[.E187])" office:value-type="float" office:value="53228.7433301607" calcext:value-type="float">
            <text:p>53228.7433301607</text:p>
          </table:table-cell>
          <table:table-cell table:formula="of:=[.E188]-[.E187]" office:value-type="float" office:value="0.0991945266723633" calcext:value-type="float">
            <text:p>0.099194526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28873.51269" calcext:value-type="float">
            <text:p>1456028873.51269</text:p>
          </table:table-cell>
          <table:table-cell office:value-type="float" office:value="1456028873.51297" calcext:value-type="float">
            <text:p>1456028873.51297</text:p>
          </table:table-cell>
          <table:table-cell office:value-type="float" office:value="5392" calcext:value-type="float">
            <text:p>5392</text:p>
          </table:table-cell>
          <table:table-cell table:formula="of:=[.B189]-[.B$2]" office:value-type="float" office:value="18.6991276741028" calcext:value-type="float">
            <text:p>18.6991276741</text:p>
          </table:table-cell>
          <table:table-cell table:formula="of:=[.D189]/([.E189]-[.E188])" office:value-type="float" office:value="53703.5369121939" calcext:value-type="float">
            <text:p>53703.5369121939</text:p>
          </table:table-cell>
          <table:table-cell table:formula="of:=[.E189]-[.E188]" office:value-type="float" office:value="0.100403070449829" calcext:value-type="float">
            <text:p>0.10040307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28873.61317" calcext:value-type="float">
            <text:p>1456028873.61317</text:p>
          </table:table-cell>
          <table:table-cell office:value-type="float" office:value="1456028873.61346" calcext:value-type="float">
            <text:p>1456028873.61346</text:p>
          </table:table-cell>
          <table:table-cell office:value-type="float" office:value="5512" calcext:value-type="float">
            <text:p>5512</text:p>
          </table:table-cell>
          <table:table-cell table:formula="of:=[.B190]-[.B$2]" office:value-type="float" office:value="18.7996044158936" calcext:value-type="float">
            <text:p>18.7996044159</text:p>
          </table:table-cell>
          <table:table-cell table:formula="of:=[.D190]/([.E190]-[.E189])" office:value-type="float" office:value="54858.4667631635" calcext:value-type="float">
            <text:p>54858.4667631635</text:p>
          </table:table-cell>
          <table:table-cell table:formula="of:=[.E190]-[.E189]" office:value-type="float" office:value="0.100476741790771" calcext:value-type="float">
            <text:p>0.10047674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28873.71234" calcext:value-type="float">
            <text:p>1456028873.71234</text:p>
          </table:table-cell>
          <table:table-cell office:value-type="float" office:value="1456028873.71263" calcext:value-type="float">
            <text:p>1456028873.71263</text:p>
          </table:table-cell>
          <table:table-cell office:value-type="float" office:value="5632" calcext:value-type="float">
            <text:p>5632</text:p>
          </table:table-cell>
          <table:table-cell table:formula="of:=[.B191]-[.B$2]" office:value-type="float" office:value="18.8987720012665" calcext:value-type="float">
            <text:p>18.8987720013</text:p>
          </table:table-cell>
          <table:table-cell table:formula="of:=[.D191]/([.E191]-[.E190])" office:value-type="float" office:value="56792.7511678395" calcext:value-type="float">
            <text:p>56792.7511678395</text:p>
          </table:table-cell>
          <table:table-cell table:formula="of:=[.E191]-[.E190]" office:value-type="float" office:value="0.0991675853729248" calcext:value-type="float">
            <text:p>0.09916758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28873.81276" calcext:value-type="float">
            <text:p>1456028873.81276</text:p>
          </table:table-cell>
          <table:table-cell office:value-type="float" office:value="1456028873.81304" calcext:value-type="float">
            <text:p>1456028873.81304</text:p>
          </table:table-cell>
          <table:table-cell office:value-type="float" office:value="5752" calcext:value-type="float">
            <text:p>5752</text:p>
          </table:table-cell>
          <table:table-cell table:formula="of:=[.B192]-[.B$2]" office:value-type="float" office:value="18.9991991519928" calcext:value-type="float">
            <text:p>18.999199152</text:p>
          </table:table-cell>
          <table:table-cell table:formula="of:=[.D192]/([.E192]-[.E191])" office:value-type="float" office:value="57275.347935293" calcext:value-type="float">
            <text:p>57275.347935293</text:p>
          </table:table-cell>
          <table:table-cell table:formula="of:=[.E192]-[.E191]" office:value-type="float" office:value="0.100427150726318" calcext:value-type="float">
            <text:p>0.10042715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28873.9133" calcext:value-type="float">
            <text:p>1456028873.9133</text:p>
          </table:table-cell>
          <table:table-cell office:value-type="float" office:value="1456028873.91359" calcext:value-type="float">
            <text:p>1456028873.91359</text:p>
          </table:table-cell>
          <table:table-cell office:value-type="float" office:value="5872" calcext:value-type="float">
            <text:p>5872</text:p>
          </table:table-cell>
          <table:table-cell table:formula="of:=[.B193]-[.B$2]" office:value-type="float" office:value="19.0997316837311" calcext:value-type="float">
            <text:p>19.0997316837</text:p>
          </table:table-cell>
          <table:table-cell table:formula="of:=[.D193]/([.E193]-[.E192])" office:value-type="float" office:value="58408.9537831069" calcext:value-type="float">
            <text:p>58408.9537831069</text:p>
          </table:table-cell>
          <table:table-cell table:formula="of:=[.E193]-[.E192]" office:value-type="float" office:value="0.100532531738281" calcext:value-type="float">
            <text:p>0.10053253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28874.01246" calcext:value-type="float">
            <text:p>1456028874.01246</text:p>
          </table:table-cell>
          <table:table-cell office:value-type="float" office:value="1456028874.01273" calcext:value-type="float">
            <text:p>1456028874.01273</text:p>
          </table:table-cell>
          <table:table-cell office:value-type="float" office:value="6000" calcext:value-type="float">
            <text:p>6000</text:p>
          </table:table-cell>
          <table:table-cell table:formula="of:=[.B194]-[.B$2]" office:value-type="float" office:value="19.1988987922668" calcext:value-type="float">
            <text:p>19.1988987923</text:p>
          </table:table-cell>
          <table:table-cell table:formula="of:=[.D194]/([.E194]-[.E193])" office:value-type="float" office:value="60503.9320858688" calcext:value-type="float">
            <text:p>60503.9320858688</text:p>
          </table:table-cell>
          <table:table-cell table:formula="of:=[.E194]-[.E193]" office:value-type="float" office:value="0.0991671085357666" calcext:value-type="float">
            <text:p>0.099167108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28874.11298" calcext:value-type="float">
            <text:p>1456028874.11298</text:p>
          </table:table-cell>
          <table:table-cell office:value-type="float" office:value="1456028874.11325" calcext:value-type="float">
            <text:p>1456028874.11325</text:p>
          </table:table-cell>
          <table:table-cell office:value-type="float" office:value="6128" calcext:value-type="float">
            <text:p>6128</text:p>
          </table:table-cell>
          <table:table-cell table:formula="of:=[.B195]-[.B$2]" office:value-type="float" office:value="19.2994132041931" calcext:value-type="float">
            <text:p>19.2994132042</text:p>
          </table:table-cell>
          <table:table-cell table:formula="of:=[.D195]/([.E195]-[.E194])" office:value-type="float" office:value="60966.3816617171" calcext:value-type="float">
            <text:p>60966.3816617171</text:p>
          </table:table-cell>
          <table:table-cell table:formula="of:=[.E195]-[.E194]" office:value-type="float" office:value="0.10051441192627" calcext:value-type="float">
            <text:p>0.10051441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28874.21329" calcext:value-type="float">
            <text:p>1456028874.21329</text:p>
          </table:table-cell>
          <table:table-cell office:value-type="float" office:value="1456028874.21356" calcext:value-type="float">
            <text:p>1456028874.21356</text:p>
          </table:table-cell>
          <table:table-cell office:value-type="float" office:value="6256" calcext:value-type="float">
            <text:p>6256</text:p>
          </table:table-cell>
          <table:table-cell table:formula="of:=[.B196]-[.B$2]" office:value-type="float" office:value="19.3997251987457" calcext:value-type="float">
            <text:p>19.3997251987</text:p>
          </table:table-cell>
          <table:table-cell table:formula="of:=[.D196]/([.E196]-[.E195])" office:value-type="float" office:value="62365.4232766632" calcext:value-type="float">
            <text:p>62365.4232766632</text:p>
          </table:table-cell>
          <table:table-cell table:formula="of:=[.E196]-[.E195]" office:value-type="float" office:value="0.100311994552612" calcext:value-type="float">
            <text:p>0.10031199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28874.31301" calcext:value-type="float">
            <text:p>1456028874.31301</text:p>
          </table:table-cell>
          <table:table-cell office:value-type="float" office:value="1456028874.31329" calcext:value-type="float">
            <text:p>1456028874.31329</text:p>
          </table:table-cell>
          <table:table-cell office:value-type="float" office:value="6376" calcext:value-type="float">
            <text:p>6376</text:p>
          </table:table-cell>
          <table:table-cell table:formula="of:=[.B197]-[.B$2]" office:value-type="float" office:value="19.4994490146637" calcext:value-type="float">
            <text:p>19.4994490147</text:p>
          </table:table-cell>
          <table:table-cell table:formula="of:=[.D197]/([.E197]-[.E196])" office:value-type="float" office:value="63936.5826639125" calcext:value-type="float">
            <text:p>63936.5826639125</text:p>
          </table:table-cell>
          <table:table-cell table:formula="of:=[.E197]-[.E196]" office:value-type="float" office:value="0.0997238159179688" calcext:value-type="float">
            <text:p>0.09972381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28874.41306" calcext:value-type="float">
            <text:p>1456028874.41306</text:p>
          </table:table-cell>
          <table:table-cell office:value-type="float" office:value="1456028874.41333" calcext:value-type="float">
            <text:p>1456028874.41333</text:p>
          </table:table-cell>
          <table:table-cell office:value-type="float" office:value="6496" calcext:value-type="float">
            <text:p>6496</text:p>
          </table:table-cell>
          <table:table-cell table:formula="of:=[.B198]-[.B$2]" office:value-type="float" office:value="19.5994923114777" calcext:value-type="float">
            <text:p>19.5994923115</text:p>
          </table:table-cell>
          <table:table-cell table:formula="of:=[.D198]/([.E198]-[.E197])" office:value-type="float" office:value="64931.8865618714" calcext:value-type="float">
            <text:p>64931.8865618714</text:p>
          </table:table-cell>
          <table:table-cell table:formula="of:=[.E198]-[.E197]" office:value-type="float" office:value="0.100043296813965" calcext:value-type="float">
            <text:p>0.10004329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28874.5126" calcext:value-type="float">
            <text:p>1456028874.5126</text:p>
          </table:table-cell>
          <table:table-cell office:value-type="float" office:value="1456028874.51289" calcext:value-type="float">
            <text:p>1456028874.51289</text:p>
          </table:table-cell>
          <table:table-cell office:value-type="float" office:value="6624" calcext:value-type="float">
            <text:p>6624</text:p>
          </table:table-cell>
          <table:table-cell table:formula="of:=[.B199]-[.B$2]" office:value-type="float" office:value="19.6990337371826" calcext:value-type="float">
            <text:p>19.6990337372</text:p>
          </table:table-cell>
          <table:table-cell table:formula="of:=[.D199]/([.E199]-[.E198])" office:value-type="float" office:value="66545.1589937414" calcext:value-type="float">
            <text:p>66545.1589937414</text:p>
          </table:table-cell>
          <table:table-cell table:formula="of:=[.E199]-[.E198]" office:value-type="float" office:value="0.0995414257049561" calcext:value-type="float">
            <text:p>0.09954142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28874.61282" calcext:value-type="float">
            <text:p>1456028874.61282</text:p>
          </table:table-cell>
          <table:table-cell office:value-type="float" office:value="1456028874.6131" calcext:value-type="float">
            <text:p>1456028874.6131</text:p>
          </table:table-cell>
          <table:table-cell office:value-type="float" office:value="6736" calcext:value-type="float">
            <text:p>6736</text:p>
          </table:table-cell>
          <table:table-cell table:formula="of:=[.B200]-[.B$2]" office:value-type="float" office:value="19.7992579936981" calcext:value-type="float">
            <text:p>19.7992579937</text:p>
          </table:table-cell>
          <table:table-cell table:formula="of:=[.D200]/([.E200]-[.E199])" office:value-type="float" office:value="67209.2788132388" calcext:value-type="float">
            <text:p>67209.2788132388</text:p>
          </table:table-cell>
          <table:table-cell table:formula="of:=[.E200]-[.E199]" office:value-type="float" office:value="0.100224256515503" calcext:value-type="float">
            <text:p>0.10022425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28874.71346" calcext:value-type="float">
            <text:p>1456028874.71346</text:p>
          </table:table-cell>
          <table:table-cell office:value-type="float" office:value="1456028874.71375" calcext:value-type="float">
            <text:p>1456028874.71375</text:p>
          </table:table-cell>
          <table:table-cell office:value-type="float" office:value="6856" calcext:value-type="float">
            <text:p>6856</text:p>
          </table:table-cell>
          <table:table-cell table:formula="of:=[.B201]-[.B$2]" office:value-type="float" office:value="19.8998925685883" calcext:value-type="float">
            <text:p>19.8998925686</text:p>
          </table:table-cell>
          <table:table-cell table:formula="of:=[.D201]/([.E201]-[.E200])" office:value-type="float" office:value="68127.6788567421" calcext:value-type="float">
            <text:p>68127.6788567421</text:p>
          </table:table-cell>
          <table:table-cell table:formula="of:=[.E201]-[.E200]" office:value-type="float" office:value="0.100634574890137" calcext:value-type="float">
            <text:p>0.100634574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28874.81289" calcext:value-type="float">
            <text:p>1456028874.81289</text:p>
          </table:table-cell>
          <table:table-cell office:value-type="float" office:value="1456028874.81317" calcext:value-type="float">
            <text:p>1456028874.81317</text:p>
          </table:table-cell>
          <table:table-cell office:value-type="float" office:value="6968" calcext:value-type="float">
            <text:p>6968</text:p>
          </table:table-cell>
          <table:table-cell table:formula="of:=[.B202]-[.B$2]" office:value-type="float" office:value="19.9993274211884" calcext:value-type="float">
            <text:p>19.9993274212</text:p>
          </table:table-cell>
          <table:table-cell table:formula="of:=[.D202]/([.E202]-[.E201])" office:value-type="float" office:value="70076.0328777634" calcext:value-type="float">
            <text:p>70076.0328777634</text:p>
          </table:table-cell>
          <table:table-cell table:formula="of:=[.E202]-[.E201]" office:value-type="float" office:value="0.0994348526000977" calcext:value-type="float">
            <text:p>0.09943485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28874.91327" calcext:value-type="float">
            <text:p>1456028874.91327</text:p>
          </table:table-cell>
          <table:table-cell office:value-type="float" office:value="1456028874.91355" calcext:value-type="float">
            <text:p>1456028874.91355</text:p>
          </table:table-cell>
          <table:table-cell office:value-type="float" office:value="7072" calcext:value-type="float">
            <text:p>7072</text:p>
          </table:table-cell>
          <table:table-cell table:formula="of:=[.B203]-[.B$2]" office:value-type="float" office:value="20.099705696106" calcext:value-type="float">
            <text:p>20.0997056961</text:p>
          </table:table-cell>
          <table:table-cell table:formula="of:=[.D203]/([.E203]-[.E202])" office:value-type="float" office:value="70453.4921107699" calcext:value-type="float">
            <text:p>70453.4921107699</text:p>
          </table:table-cell>
          <table:table-cell table:formula="of:=[.E203]-[.E202]" office:value-type="float" office:value="0.100378274917603" calcext:value-type="float">
            <text:p>0.10037827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28875.01277" calcext:value-type="float">
            <text:p>1456028875.01277</text:p>
          </table:table-cell>
          <table:table-cell office:value-type="float" office:value="1456028875.01304" calcext:value-type="float">
            <text:p>1456028875.01304</text:p>
          </table:table-cell>
          <table:table-cell office:value-type="float" office:value="7176" calcext:value-type="float">
            <text:p>7176</text:p>
          </table:table-cell>
          <table:table-cell table:formula="of:=[.B204]-[.B$2]" office:value-type="float" office:value="20.1992025375366" calcext:value-type="float">
            <text:p>20.1992025375</text:p>
          </table:table-cell>
          <table:table-cell table:formula="of:=[.D204]/([.E204]-[.E203])" office:value-type="float" office:value="72122.8925141378" calcext:value-type="float">
            <text:p>72122.8925141378</text:p>
          </table:table-cell>
          <table:table-cell table:formula="of:=[.E204]-[.E203]" office:value-type="float" office:value="0.0994968414306641" calcext:value-type="float">
            <text:p>0.09949684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28875.11305" calcext:value-type="float">
            <text:p>1456028875.11305</text:p>
          </table:table-cell>
          <table:table-cell office:value-type="float" office:value="1456028875.11332" calcext:value-type="float">
            <text:p>1456028875.11332</text:p>
          </table:table-cell>
          <table:table-cell office:value-type="float" office:value="7272" calcext:value-type="float">
            <text:p>7272</text:p>
          </table:table-cell>
          <table:table-cell table:formula="of:=[.B205]-[.B$2]" office:value-type="float" office:value="20.2994859218597" calcext:value-type="float">
            <text:p>20.2994859219</text:p>
          </table:table-cell>
          <table:table-cell table:formula="of:=[.D205]/([.E205]-[.E204])" office:value-type="float" office:value="72514.5052601048" calcext:value-type="float">
            <text:p>72514.5052601048</text:p>
          </table:table-cell>
          <table:table-cell table:formula="of:=[.E205]-[.E204]" office:value-type="float" office:value="0.10028338432312" calcext:value-type="float">
            <text:p>0.100283384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28875.21231" calcext:value-type="float">
            <text:p>1456028875.21231</text:p>
          </table:table-cell>
          <table:table-cell office:value-type="float" office:value="1456028875.21259" calcext:value-type="float">
            <text:p>1456028875.21259</text:p>
          </table:table-cell>
          <table:table-cell office:value-type="float" office:value="7368" calcext:value-type="float">
            <text:p>7368</text:p>
          </table:table-cell>
          <table:table-cell table:formula="of:=[.B206]-[.B$2]" office:value-type="float" office:value="20.3987488746643" calcext:value-type="float">
            <text:p>20.3987488747</text:p>
          </table:table-cell>
          <table:table-cell table:formula="of:=[.D206]/([.E206]-[.E205])" office:value-type="float" office:value="74227.0886753343" calcext:value-type="float">
            <text:p>74227.0886753343</text:p>
          </table:table-cell>
          <table:table-cell table:formula="of:=[.E206]-[.E205]" office:value-type="float" office:value="0.0992629528045654" calcext:value-type="float">
            <text:p>0.09926295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28875.31285" calcext:value-type="float">
            <text:p>1456028875.31285</text:p>
          </table:table-cell>
          <table:table-cell office:value-type="float" office:value="1456028875.31313" calcext:value-type="float">
            <text:p>1456028875.31313</text:p>
          </table:table-cell>
          <table:table-cell office:value-type="float" office:value="7456" calcext:value-type="float">
            <text:p>7456</text:p>
          </table:table-cell>
          <table:table-cell table:formula="of:=[.B207]-[.B$2]" office:value-type="float" office:value="20.4992842674255" calcext:value-type="float">
            <text:p>20.4992842674</text:p>
          </table:table-cell>
          <table:table-cell table:formula="of:=[.D207]/([.E207]-[.E206])" office:value-type="float" office:value="74162.9370037659" calcext:value-type="float">
            <text:p>74162.9370037659</text:p>
          </table:table-cell>
          <table:table-cell table:formula="of:=[.E207]-[.E206]" office:value-type="float" office:value="0.10053539276123" calcext:value-type="float">
            <text:p>0.10053539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28875.41318" calcext:value-type="float">
            <text:p>1456028875.41318</text:p>
          </table:table-cell>
          <table:table-cell office:value-type="float" office:value="1456028875.41347" calcext:value-type="float">
            <text:p>1456028875.41347</text:p>
          </table:table-cell>
          <table:table-cell office:value-type="float" office:value="7528" calcext:value-type="float">
            <text:p>7528</text:p>
          </table:table-cell>
          <table:table-cell table:formula="of:=[.B208]-[.B$2]" office:value-type="float" office:value="20.5996191501617" calcext:value-type="float">
            <text:p>20.5996191502</text:p>
          </table:table-cell>
          <table:table-cell table:formula="of:=[.D208]/([.E208]-[.E207])" office:value-type="float" office:value="75028.7416968646" calcext:value-type="float">
            <text:p>75028.7416968646</text:p>
          </table:table-cell>
          <table:table-cell table:formula="of:=[.E208]-[.E207]" office:value-type="float" office:value="0.100334882736206" calcext:value-type="float">
            <text:p>0.10033488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28875.5126" calcext:value-type="float">
            <text:p>1456028875.5126</text:p>
          </table:table-cell>
          <table:table-cell office:value-type="float" office:value="1456028875.51287" calcext:value-type="float">
            <text:p>1456028875.51287</text:p>
          </table:table-cell>
          <table:table-cell office:value-type="float" office:value="7600" calcext:value-type="float">
            <text:p>7600</text:p>
          </table:table-cell>
          <table:table-cell table:formula="of:=[.B209]-[.B$2]" office:value-type="float" office:value="20.6990323066711" calcext:value-type="float">
            <text:p>20.6990323067</text:p>
          </table:table-cell>
          <table:table-cell table:formula="of:=[.D209]/([.E209]-[.E208])" office:value-type="float" office:value="76448.633831292" calcext:value-type="float">
            <text:p>76448.633831292</text:p>
          </table:table-cell>
          <table:table-cell table:formula="of:=[.E209]-[.E208]" office:value-type="float" office:value="0.0994131565093994" calcext:value-type="float">
            <text:p>0.099413156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28875.61287" calcext:value-type="float">
            <text:p>1456028875.61287</text:p>
          </table:table-cell>
          <table:table-cell office:value-type="float" office:value="1456028875.61315" calcext:value-type="float">
            <text:p>1456028875.61315</text:p>
          </table:table-cell>
          <table:table-cell office:value-type="float" office:value="7664" calcext:value-type="float">
            <text:p>7664</text:p>
          </table:table-cell>
          <table:table-cell table:formula="of:=[.B210]-[.B$2]" office:value-type="float" office:value="20.7993068695068" calcext:value-type="float">
            <text:p>20.7993068695</text:p>
          </table:table-cell>
          <table:table-cell table:formula="of:=[.D210]/([.E210]-[.E209])" office:value-type="float" office:value="76430.1512095144" calcext:value-type="float">
            <text:p>76430.1512095144</text:p>
          </table:table-cell>
          <table:table-cell table:formula="of:=[.E210]-[.E209]" office:value-type="float" office:value="0.100274562835693" calcext:value-type="float">
            <text:p>0.10027456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28875.71334" calcext:value-type="float">
            <text:p>1456028875.71334</text:p>
          </table:table-cell>
          <table:table-cell office:value-type="float" office:value="1456028875.71364" calcext:value-type="float">
            <text:p>1456028875.71364</text:p>
          </table:table-cell>
          <table:table-cell office:value-type="float" office:value="7728" calcext:value-type="float">
            <text:p>7728</text:p>
          </table:table-cell>
          <table:table-cell table:formula="of:=[.B211]-[.B$2]" office:value-type="float" office:value="20.8997762203217" calcext:value-type="float">
            <text:p>20.8997762203</text:p>
          </table:table-cell>
          <table:table-cell table:formula="of:=[.D211]/([.E211]-[.E210])" office:value-type="float" office:value="76918.9801399624" calcext:value-type="float">
            <text:p>76918.9801399624</text:p>
          </table:table-cell>
          <table:table-cell table:formula="of:=[.E211]-[.E210]" office:value-type="float" office:value="0.100469350814819" calcext:value-type="float">
            <text:p>0.10046935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28875.81276" calcext:value-type="float">
            <text:p>1456028875.81276</text:p>
          </table:table-cell>
          <table:table-cell office:value-type="float" office:value="1456028875.81303" calcext:value-type="float">
            <text:p>1456028875.81303</text:p>
          </table:table-cell>
          <table:table-cell office:value-type="float" office:value="7776" calcext:value-type="float">
            <text:p>7776</text:p>
          </table:table-cell>
          <table:table-cell table:formula="of:=[.B212]-[.B$2]" office:value-type="float" office:value="20.9991953372955" calcext:value-type="float">
            <text:p>20.9991953373</text:p>
          </table:table-cell>
          <table:table-cell table:formula="of:=[.D212]/([.E212]-[.E211])" office:value-type="float" office:value="78214.3337889754" calcext:value-type="float">
            <text:p>78214.3337889754</text:p>
          </table:table-cell>
          <table:table-cell table:formula="of:=[.E212]-[.E211]" office:value-type="float" office:value="0.099419116973877" calcext:value-type="float">
            <text:p>0.0994191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28875.91358" calcext:value-type="float">
            <text:p>1456028875.91358</text:p>
          </table:table-cell>
          <table:table-cell office:value-type="float" office:value="1456028875.91386" calcext:value-type="float">
            <text:p>1456028875.91386</text:p>
          </table:table-cell>
          <table:table-cell office:value-type="float" office:value="7816" calcext:value-type="float">
            <text:p>7816</text:p>
          </table:table-cell>
          <table:table-cell table:formula="of:=[.B213]-[.B$2]" office:value-type="float" office:value="21.1000115871429" calcext:value-type="float">
            <text:p>21.1000115871</text:p>
          </table:table-cell>
          <table:table-cell table:formula="of:=[.D213]/([.E213]-[.E212])" office:value-type="float" office:value="77527.1844750198" calcext:value-type="float">
            <text:p>77527.1844750198</text:p>
          </table:table-cell>
          <table:table-cell table:formula="of:=[.E213]-[.E212]" office:value-type="float" office:value="0.100816249847412" calcext:value-type="float">
            <text:p>0.10081624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28876.01757" calcext:value-type="float">
            <text:p>1456028876.01757</text:p>
          </table:table-cell>
          <table:table-cell office:value-type="float" office:value="1456028876.01784" calcext:value-type="float">
            <text:p>1456028876.01784</text:p>
          </table:table-cell>
          <table:table-cell office:value-type="float" office:value="7848" calcext:value-type="float">
            <text:p>7848</text:p>
          </table:table-cell>
          <table:table-cell table:formula="of:=[.B214]-[.B$2]" office:value-type="float" office:value="21.204003572464" calcext:value-type="float">
            <text:p>21.2040035725</text:p>
          </table:table-cell>
          <table:table-cell table:formula="of:=[.D214]/([.E214]-[.E213])" office:value-type="float" office:value="75467.3542943871" calcext:value-type="float">
            <text:p>75467.3542943871</text:p>
          </table:table-cell>
          <table:table-cell table:formula="of:=[.E214]-[.E213]" office:value-type="float" office:value="0.103991985321045" calcext:value-type="float">
            <text:p>0.10399198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28876.2133" calcext:value-type="float">
            <text:p>1456028876.2133</text:p>
          </table:table-cell>
          <table:table-cell office:value-type="float" office:value="1456028876.21358" calcext:value-type="float">
            <text:p>1456028876.21358</text:p>
          </table:table-cell>
          <table:table-cell office:value-type="float" office:value="7872" calcext:value-type="float">
            <text:p>7872</text:p>
          </table:table-cell>
          <table:table-cell table:formula="of:=[.B215]-[.B$2]" office:value-type="float" office:value="21.3997366428375" calcext:value-type="float">
            <text:p>21.3997366428</text:p>
          </table:table-cell>
          <table:table-cell table:formula="of:=[.D215]/([.E215]-[.E214])" office:value-type="float" office:value="40218.0376825293" calcext:value-type="float">
            <text:p>40218.0376825293</text:p>
          </table:table-cell>
          <table:table-cell table:formula="of:=[.E215]-[.E214]" office:value-type="float" office:value="0.195733070373535" calcext:value-type="float">
            <text:p>0.19573307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28876.31292" calcext:value-type="float">
            <text:p>1456028876.31292</text:p>
          </table:table-cell>
          <table:table-cell office:value-type="float" office:value="1456028876.31321" calcext:value-type="float">
            <text:p>1456028876.31321</text:p>
          </table:table-cell>
          <table:table-cell office:value-type="float" office:value="7888" calcext:value-type="float">
            <text:p>7888</text:p>
          </table:table-cell>
          <table:table-cell table:formula="of:=[.B216]-[.B$2]" office:value-type="float" office:value="21.4993579387665" calcext:value-type="float">
            <text:p>21.4993579388</text:p>
          </table:table-cell>
          <table:table-cell table:formula="of:=[.D216]/([.E216]-[.E215])" office:value-type="float" office:value="79179.8573432063" calcext:value-type="float">
            <text:p>79179.8573432063</text:p>
          </table:table-cell>
          <table:table-cell table:formula="of:=[.E216]-[.E215]" office:value-type="float" office:value="0.0996212959289551" calcext:value-type="float">
            <text:p>0.09962129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28876.41313" calcext:value-type="float">
            <text:p>1456028876.41313</text:p>
          </table:table-cell>
          <table:table-cell office:value-type="float" office:value="1456028876.41341" calcext:value-type="float">
            <text:p>1456028876.41341</text:p>
          </table:table-cell>
          <table:table-cell office:value-type="float" office:value="7888" calcext:value-type="float">
            <text:p>7888</text:p>
          </table:table-cell>
          <table:table-cell table:formula="of:=[.B217]-[.B$2]" office:value-type="float" office:value="21.5995614528656" calcext:value-type="float">
            <text:p>21.5995614529</text:p>
          </table:table-cell>
          <table:table-cell table:formula="of:=[.D217]/([.E217]-[.E216])" office:value-type="float" office:value="78719.7941201664" calcext:value-type="float">
            <text:p>78719.7941201664</text:p>
          </table:table-cell>
          <table:table-cell table:formula="of:=[.E217]-[.E216]" office:value-type="float" office:value="0.100203514099121" calcext:value-type="float">
            <text:p>0.10020351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28876.51245" calcext:value-type="float">
            <text:p>1456028876.51245</text:p>
          </table:table-cell>
          <table:table-cell office:value-type="float" office:value="1456028876.51272" calcext:value-type="float">
            <text:p>1456028876.51272</text:p>
          </table:table-cell>
          <table:table-cell office:value-type="float" office:value="7888" calcext:value-type="float">
            <text:p>7888</text:p>
          </table:table-cell>
          <table:table-cell table:formula="of:=[.B218]-[.B$2]" office:value-type="float" office:value="21.6988835334778" calcext:value-type="float">
            <text:p>21.6988835335</text:p>
          </table:table-cell>
          <table:table-cell table:formula="of:=[.D218]/([.E218]-[.E217])" office:value-type="float" office:value="79418.3926814807" calcext:value-type="float">
            <text:p>79418.3926814807</text:p>
          </table:table-cell>
          <table:table-cell table:formula="of:=[.E218]-[.E217]" office:value-type="float" office:value="0.0993220806121826" calcext:value-type="float">
            <text:p>0.09932208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28876.62013" calcext:value-type="float">
            <text:p>1456028876.62013</text:p>
          </table:table-cell>
          <table:table-cell office:value-type="float" office:value="1456028876.6204" calcext:value-type="float">
            <text:p>1456028876.6204</text:p>
          </table:table-cell>
          <table:table-cell office:value-type="float" office:value="7880" calcext:value-type="float">
            <text:p>7880</text:p>
          </table:table-cell>
          <table:table-cell table:formula="of:=[.B219]-[.B$2]" office:value-type="float" office:value="21.8065629005432" calcext:value-type="float">
            <text:p>21.8065629005</text:p>
          </table:table-cell>
          <table:table-cell table:formula="of:=[.D219]/([.E219]-[.E218])" office:value-type="float" office:value="73180.2221238154" calcext:value-type="float">
            <text:p>73180.2221238154</text:p>
          </table:table-cell>
          <table:table-cell table:formula="of:=[.E219]-[.E218]" office:value-type="float" office:value="0.10767936706543" calcext:value-type="float">
            <text:p>0.10767936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28876.81276" calcext:value-type="float">
            <text:p>1456028876.81276</text:p>
          </table:table-cell>
          <table:table-cell office:value-type="float" office:value="1456028876.81303" calcext:value-type="float">
            <text:p>1456028876.81303</text:p>
          </table:table-cell>
          <table:table-cell office:value-type="float" office:value="7856" calcext:value-type="float">
            <text:p>7856</text:p>
          </table:table-cell>
          <table:table-cell table:formula="of:=[.B220]-[.B$2]" office:value-type="float" office:value="21.9991912841797" calcext:value-type="float">
            <text:p>21.9991912842</text:p>
          </table:table-cell>
          <table:table-cell table:formula="of:=[.D220]/([.E220]-[.E219])" office:value-type="float" office:value="40783.1901596897" calcext:value-type="float">
            <text:p>40783.1901596897</text:p>
          </table:table-cell>
          <table:table-cell table:formula="of:=[.E220]-[.E219]" office:value-type="float" office:value="0.192628383636475" calcext:value-type="float">
            <text:p>0.19262838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28876.91302" calcext:value-type="float">
            <text:p>1456028876.91302</text:p>
          </table:table-cell>
          <table:table-cell office:value-type="float" office:value="1456028876.91331" calcext:value-type="float">
            <text:p>1456028876.91331</text:p>
          </table:table-cell>
          <table:table-cell office:value-type="float" office:value="7832" calcext:value-type="float">
            <text:p>7832</text:p>
          </table:table-cell>
          <table:table-cell table:formula="of:=[.B221]-[.B$2]" office:value-type="float" office:value="22.0994544029236" calcext:value-type="float">
            <text:p>22.0994544029</text:p>
          </table:table-cell>
          <table:table-cell table:formula="of:=[.D221]/([.E221]-[.E220])" office:value-type="float" office:value="78114.4661977391" calcext:value-type="float">
            <text:p>78114.4661977391</text:p>
          </table:table-cell>
          <table:table-cell table:formula="of:=[.E221]-[.E220]" office:value-type="float" office:value="0.100263118743896" calcext:value-type="float">
            <text:p>0.10026311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28877.01336" calcext:value-type="float">
            <text:p>1456028877.01336</text:p>
          </table:table-cell>
          <table:table-cell office:value-type="float" office:value="1456028877.01363" calcext:value-type="float">
            <text:p>1456028877.01363</text:p>
          </table:table-cell>
          <table:table-cell office:value-type="float" office:value="7792" calcext:value-type="float">
            <text:p>7792</text:p>
          </table:table-cell>
          <table:table-cell table:formula="of:=[.B222]-[.B$2]" office:value-type="float" office:value="22.1997957229614" calcext:value-type="float">
            <text:p>22.199795723</text:p>
          </table:table-cell>
          <table:table-cell table:formula="of:=[.D222]/([.E222]-[.E221])" office:value-type="float" office:value="77654.9481017531" calcext:value-type="float">
            <text:p>77654.9481017531</text:p>
          </table:table-cell>
          <table:table-cell table:formula="of:=[.E222]-[.E221]" office:value-type="float" office:value="0.100341320037842" calcext:value-type="float">
            <text:p>0.100341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28877.11276" calcext:value-type="float">
            <text:p>1456028877.11276</text:p>
          </table:table-cell>
          <table:table-cell office:value-type="float" office:value="1456028877.11303" calcext:value-type="float">
            <text:p>1456028877.11303</text:p>
          </table:table-cell>
          <table:table-cell office:value-type="float" office:value="7744" calcext:value-type="float">
            <text:p>7744</text:p>
          </table:table-cell>
          <table:table-cell table:formula="of:=[.B223]-[.B$2]" office:value-type="float" office:value="22.2991938591003" calcext:value-type="float">
            <text:p>22.2991938591</text:p>
          </table:table-cell>
          <table:table-cell table:formula="of:=[.D223]/([.E223]-[.E222])" office:value-type="float" office:value="77908.9055470538" calcext:value-type="float">
            <text:p>77908.9055470538</text:p>
          </table:table-cell>
          <table:table-cell table:formula="of:=[.E223]-[.E222]" office:value-type="float" office:value="0.099398136138916" calcext:value-type="float">
            <text:p>0.09939813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28877.2189" calcext:value-type="float">
            <text:p>1456028877.2189</text:p>
          </table:table-cell>
          <table:table-cell office:value-type="float" office:value="1456028877.21918" calcext:value-type="float">
            <text:p>1456028877.21918</text:p>
          </table:table-cell>
          <table:table-cell office:value-type="float" office:value="7696" calcext:value-type="float">
            <text:p>7696</text:p>
          </table:table-cell>
          <table:table-cell table:formula="of:=[.B224]-[.B$2]" office:value-type="float" office:value="22.4053301811218" calcext:value-type="float">
            <text:p>22.4053301811</text:p>
          </table:table-cell>
          <table:table-cell table:formula="of:=[.D224]/([.E224]-[.E223])" office:value-type="float" office:value="72510.5209359163" calcext:value-type="float">
            <text:p>72510.5209359163</text:p>
          </table:table-cell>
          <table:table-cell table:formula="of:=[.E224]-[.E223]" office:value-type="float" office:value="0.106136322021484" calcext:value-type="float">
            <text:p>0.1061363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28877.41297" calcext:value-type="float">
            <text:p>1456028877.41297</text:p>
          </table:table-cell>
          <table:table-cell office:value-type="float" office:value="1456028877.41325" calcext:value-type="float">
            <text:p>1456028877.41325</text:p>
          </table:table-cell>
          <table:table-cell office:value-type="float" office:value="7632" calcext:value-type="float">
            <text:p>7632</text:p>
          </table:table-cell>
          <table:table-cell table:formula="of:=[.B225]-[.B$2]" office:value-type="float" office:value="22.5994069576263" calcext:value-type="float">
            <text:p>22.5994069576</text:p>
          </table:table-cell>
          <table:table-cell table:formula="of:=[.D225]/([.E225]-[.E224])" office:value-type="float" office:value="39324.6432543792" calcext:value-type="float">
            <text:p>39324.6432543792</text:p>
          </table:table-cell>
          <table:table-cell table:formula="of:=[.E225]-[.E224]" office:value-type="float" office:value="0.194076776504517" calcext:value-type="float">
            <text:p>0.19407677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28877.51324" calcext:value-type="float">
            <text:p>1456028877.51324</text:p>
          </table:table-cell>
          <table:table-cell office:value-type="float" office:value="1456028877.51352" calcext:value-type="float">
            <text:p>1456028877.51352</text:p>
          </table:table-cell>
          <table:table-cell office:value-type="float" office:value="7568" calcext:value-type="float">
            <text:p>7568</text:p>
          </table:table-cell>
          <table:table-cell table:formula="of:=[.B226]-[.B$2]" office:value-type="float" office:value="22.6996779441833" calcext:value-type="float">
            <text:p>22.6996779442</text:p>
          </table:table-cell>
          <table:table-cell table:formula="of:=[.D226]/([.E226]-[.E225])" office:value-type="float" office:value="75475.4716180775" calcext:value-type="float">
            <text:p>75475.4716180775</text:p>
          </table:table-cell>
          <table:table-cell table:formula="of:=[.E226]-[.E225]" office:value-type="float" office:value="0.100270986557007" calcext:value-type="float">
            <text:p>0.10027098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28877.61243" calcext:value-type="float">
            <text:p>1456028877.61243</text:p>
          </table:table-cell>
          <table:table-cell office:value-type="float" office:value="1456028877.61271" calcext:value-type="float">
            <text:p>1456028877.61271</text:p>
          </table:table-cell>
          <table:table-cell office:value-type="float" office:value="7488" calcext:value-type="float">
            <text:p>7488</text:p>
          </table:table-cell>
          <table:table-cell table:formula="of:=[.B227]-[.B$2]" office:value-type="float" office:value="22.7988650798798" calcext:value-type="float">
            <text:p>22.7988650799</text:p>
          </table:table-cell>
          <table:table-cell table:formula="of:=[.D227]/([.E227]-[.E226])" office:value-type="float" office:value="75493.6610219196" calcext:value-type="float">
            <text:p>75493.6610219196</text:p>
          </table:table-cell>
          <table:table-cell table:formula="of:=[.E227]-[.E226]" office:value-type="float" office:value="0.0991871356964111" calcext:value-type="float">
            <text:p>0.09918713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28877.71317" calcext:value-type="float">
            <text:p>1456028877.71317</text:p>
          </table:table-cell>
          <table:table-cell office:value-type="float" office:value="1456028877.71345" calcext:value-type="float">
            <text:p>1456028877.71345</text:p>
          </table:table-cell>
          <table:table-cell office:value-type="float" office:value="7408" calcext:value-type="float">
            <text:p>7408</text:p>
          </table:table-cell>
          <table:table-cell table:formula="of:=[.B228]-[.B$2]" office:value-type="float" office:value="22.899608373642" calcext:value-type="float">
            <text:p>22.8996083736</text:p>
          </table:table-cell>
          <table:table-cell table:formula="of:=[.D228]/([.E228]-[.E227])" office:value-type="float" office:value="73533.4305972339" calcext:value-type="float">
            <text:p>73533.4305972339</text:p>
          </table:table-cell>
          <table:table-cell table:formula="of:=[.E228]-[.E227]" office:value-type="float" office:value="0.100743293762207" calcext:value-type="float">
            <text:p>0.10074329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28877.81343" calcext:value-type="float">
            <text:p>1456028877.81343</text:p>
          </table:table-cell>
          <table:table-cell office:value-type="float" office:value="1456028877.81371" calcext:value-type="float">
            <text:p>1456028877.81371</text:p>
          </table:table-cell>
          <table:table-cell office:value-type="float" office:value="7320" calcext:value-type="float">
            <text:p>7320</text:p>
          </table:table-cell>
          <table:table-cell table:formula="of:=[.B229]-[.B$2]" office:value-type="float" office:value="22.9998636245728" calcext:value-type="float">
            <text:p>22.9998636246</text:p>
          </table:table-cell>
          <table:table-cell table:formula="of:=[.D229]/([.E229]-[.E228])" office:value-type="float" office:value="73013.6320246563" calcext:value-type="float">
            <text:p>73013.6320246563</text:p>
          </table:table-cell>
          <table:table-cell table:formula="of:=[.E229]-[.E228]" office:value-type="float" office:value="0.100255250930786" calcext:value-type="float">
            <text:p>0.10025525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28877.91295" calcext:value-type="float">
            <text:p>1456028877.91295</text:p>
          </table:table-cell>
          <table:table-cell office:value-type="float" office:value="1456028877.91322" calcext:value-type="float">
            <text:p>1456028877.91322</text:p>
          </table:table-cell>
          <table:table-cell office:value-type="float" office:value="7224" calcext:value-type="float">
            <text:p>7224</text:p>
          </table:table-cell>
          <table:table-cell table:formula="of:=[.B230]-[.B$2]" office:value-type="float" office:value="23.0993804931641" calcext:value-type="float">
            <text:p>23.0993804932</text:p>
          </table:table-cell>
          <table:table-cell table:formula="of:=[.D230]/([.E230]-[.E229])" office:value-type="float" office:value="72590.7085126161" calcext:value-type="float">
            <text:p>72590.7085126161</text:p>
          </table:table-cell>
          <table:table-cell table:formula="of:=[.E230]-[.E229]" office:value-type="float" office:value="0.0995168685913086" calcext:value-type="float">
            <text:p>0.099516868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28878.02235" calcext:value-type="float">
            <text:p>1456028878.02235</text:p>
          </table:table-cell>
          <table:table-cell office:value-type="float" office:value="1456028878.02264" calcext:value-type="float">
            <text:p>1456028878.02264</text:p>
          </table:table-cell>
          <table:table-cell office:value-type="float" office:value="7120" calcext:value-type="float">
            <text:p>7120</text:p>
          </table:table-cell>
          <table:table-cell table:formula="of:=[.B231]-[.B$2]" office:value-type="float" office:value="23.2087845802307" calcext:value-type="float">
            <text:p>23.2087845802</text:p>
          </table:table-cell>
          <table:table-cell table:formula="of:=[.D231]/([.E231]-[.E230])" office:value-type="float" office:value="65079.8355975714" calcext:value-type="float">
            <text:p>65079.8355975714</text:p>
          </table:table-cell>
          <table:table-cell table:formula="of:=[.E231]-[.E230]" office:value-type="float" office:value="0.10940408706665" calcext:value-type="float">
            <text:p>0.10940408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28878.21301" calcext:value-type="float">
            <text:p>1456028878.21301</text:p>
          </table:table-cell>
          <table:table-cell office:value-type="float" office:value="1456028878.21329" calcext:value-type="float">
            <text:p>1456028878.21329</text:p>
          </table:table-cell>
          <table:table-cell office:value-type="float" office:value="7016" calcext:value-type="float">
            <text:p>7016</text:p>
          </table:table-cell>
          <table:table-cell table:formula="of:=[.B232]-[.B$2]" office:value-type="float" office:value="23.3994448184967" calcext:value-type="float">
            <text:p>23.3994448185</text:p>
          </table:table-cell>
          <table:table-cell table:formula="of:=[.D232]/([.E232]-[.E231])" office:value-type="float" office:value="36798.443471008" calcext:value-type="float">
            <text:p>36798.443471008</text:p>
          </table:table-cell>
          <table:table-cell table:formula="of:=[.E232]-[.E231]" office:value-type="float" office:value="0.190660238265991" calcext:value-type="float">
            <text:p>0.19066023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28878.31326" calcext:value-type="float">
            <text:p>1456028878.31326</text:p>
          </table:table-cell>
          <table:table-cell office:value-type="float" office:value="1456028878.31353" calcext:value-type="float">
            <text:p>1456028878.31353</text:p>
          </table:table-cell>
          <table:table-cell office:value-type="float" office:value="6904" calcext:value-type="float">
            <text:p>6904</text:p>
          </table:table-cell>
          <table:table-cell table:formula="of:=[.B233]-[.B$2]" office:value-type="float" office:value="23.4996922016144" calcext:value-type="float">
            <text:p>23.4996922016</text:p>
          </table:table-cell>
          <table:table-cell table:formula="of:=[.D233]/([.E233]-[.E232])" office:value-type="float" office:value="68869.6281667095" calcext:value-type="float">
            <text:p>68869.6281667095</text:p>
          </table:table-cell>
          <table:table-cell table:formula="of:=[.E233]-[.E232]" office:value-type="float" office:value="0.100247383117676" calcext:value-type="float">
            <text:p>0.10024738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28878.41261" calcext:value-type="float">
            <text:p>1456028878.41261</text:p>
          </table:table-cell>
          <table:table-cell office:value-type="float" office:value="1456028878.41288" calcext:value-type="float">
            <text:p>1456028878.41288</text:p>
          </table:table-cell>
          <table:table-cell office:value-type="float" office:value="6792" calcext:value-type="float">
            <text:p>6792</text:p>
          </table:table-cell>
          <table:table-cell table:formula="of:=[.B234]-[.B$2]" office:value-type="float" office:value="23.5990438461304" calcext:value-type="float">
            <text:p>23.5990438461</text:p>
          </table:table-cell>
          <table:table-cell table:formula="of:=[.D234]/([.E234]-[.E233])" office:value-type="float" office:value="68363.236794805" calcext:value-type="float">
            <text:p>68363.236794805</text:p>
          </table:table-cell>
          <table:table-cell table:formula="of:=[.E234]-[.E233]" office:value-type="float" office:value="0.0993516445159912" calcext:value-type="float">
            <text:p>0.09935164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28878.51332" calcext:value-type="float">
            <text:p>1456028878.51332</text:p>
          </table:table-cell>
          <table:table-cell office:value-type="float" office:value="1456028878.51359" calcext:value-type="float">
            <text:p>1456028878.51359</text:p>
          </table:table-cell>
          <table:table-cell office:value-type="float" office:value="6680" calcext:value-type="float">
            <text:p>6680</text:p>
          </table:table-cell>
          <table:table-cell table:formula="of:=[.B235]-[.B$2]" office:value-type="float" office:value="23.699756860733" calcext:value-type="float">
            <text:p>23.6997568607</text:p>
          </table:table-cell>
          <table:table-cell table:formula="of:=[.D235]/([.E235]-[.E234])" office:value-type="float" office:value="66327.0782465834" calcext:value-type="float">
            <text:p>66327.0782465834</text:p>
          </table:table-cell>
          <table:table-cell table:formula="of:=[.E235]-[.E234]" office:value-type="float" office:value="0.100713014602661" calcext:value-type="float">
            <text:p>0.10071301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28878.61265" calcext:value-type="float">
            <text:p>1456028878.61265</text:p>
          </table:table-cell>
          <table:table-cell office:value-type="float" office:value="1456028878.61293" calcext:value-type="float">
            <text:p>1456028878.61293</text:p>
          </table:table-cell>
          <table:table-cell office:value-type="float" office:value="6552" calcext:value-type="float">
            <text:p>6552</text:p>
          </table:table-cell>
          <table:table-cell table:formula="of:=[.B236]-[.B$2]" office:value-type="float" office:value="23.7990891933441" calcext:value-type="float">
            <text:p>23.7990891933</text:p>
          </table:table-cell>
          <table:table-cell table:formula="of:=[.D236]/([.E236]-[.E235])" office:value-type="float" office:value="65960.3960540528" calcext:value-type="float">
            <text:p>65960.3960540528</text:p>
          </table:table-cell>
          <table:table-cell table:formula="of:=[.E236]-[.E235]" office:value-type="float" office:value="0.099332332611084" calcext:value-type="float">
            <text:p>0.09933233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28878.71267" calcext:value-type="float">
            <text:p>1456028878.71267</text:p>
          </table:table-cell>
          <table:table-cell office:value-type="float" office:value="1456028878.71294" calcext:value-type="float">
            <text:p>1456028878.71294</text:p>
          </table:table-cell>
          <table:table-cell office:value-type="float" office:value="6432" calcext:value-type="float">
            <text:p>6432</text:p>
          </table:table-cell>
          <table:table-cell table:formula="of:=[.B237]-[.B$2]" office:value-type="float" office:value="23.8991022109985" calcext:value-type="float">
            <text:p>23.899102211</text:p>
          </table:table-cell>
          <table:table-cell table:formula="of:=[.D237]/([.E237]-[.E236])" office:value-type="float" office:value="64311.6281344983" calcext:value-type="float">
            <text:p>64311.6281344983</text:p>
          </table:table-cell>
          <table:table-cell table:formula="of:=[.E237]-[.E236]" office:value-type="float" office:value="0.100013017654419" calcext:value-type="float">
            <text:p>0.100013017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28878.81333" calcext:value-type="float">
            <text:p>1456028878.81333</text:p>
          </table:table-cell>
          <table:table-cell office:value-type="float" office:value="1456028878.81361" calcext:value-type="float">
            <text:p>1456028878.81361</text:p>
          </table:table-cell>
          <table:table-cell office:value-type="float" office:value="6312" calcext:value-type="float">
            <text:p>6312</text:p>
          </table:table-cell>
          <table:table-cell table:formula="of:=[.B238]-[.B$2]" office:value-type="float" office:value="23.9997670650482" calcext:value-type="float">
            <text:p>23.999767065</text:p>
          </table:table-cell>
          <table:table-cell table:formula="of:=[.D238]/([.E238]-[.E237])" office:value-type="float" office:value="62703.1157953574" calcext:value-type="float">
            <text:p>62703.1157953574</text:p>
          </table:table-cell>
          <table:table-cell table:formula="of:=[.E238]-[.E237]" office:value-type="float" office:value="0.100664854049683" calcext:value-type="float">
            <text:p>0.1006648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28878.91258" calcext:value-type="float">
            <text:p>1456028878.91258</text:p>
          </table:table-cell>
          <table:table-cell office:value-type="float" office:value="1456028878.91286" calcext:value-type="float">
            <text:p>1456028878.91286</text:p>
          </table:table-cell>
          <table:table-cell office:value-type="float" office:value="6184" calcext:value-type="float">
            <text:p>6184</text:p>
          </table:table-cell>
          <table:table-cell table:formula="of:=[.B239]-[.B$2]" office:value-type="float" office:value="24.0990147590637" calcext:value-type="float">
            <text:p>24.0990147591</text:p>
          </table:table-cell>
          <table:table-cell table:formula="of:=[.D239]/([.E239]-[.E238])" office:value-type="float" office:value="62308.7524737253" calcext:value-type="float">
            <text:p>62308.7524737253</text:p>
          </table:table-cell>
          <table:table-cell table:formula="of:=[.E239]-[.E238]" office:value-type="float" office:value="0.0992476940155029" calcext:value-type="float">
            <text:p>0.0992476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28879.01293" calcext:value-type="float">
            <text:p>1456028879.01293</text:p>
          </table:table-cell>
          <table:table-cell office:value-type="float" office:value="1456028879.01322" calcext:value-type="float">
            <text:p>1456028879.01322</text:p>
          </table:table-cell>
          <table:table-cell office:value-type="float" office:value="6056" calcext:value-type="float">
            <text:p>6056</text:p>
          </table:table-cell>
          <table:table-cell table:formula="of:=[.B240]-[.B$2]" office:value-type="float" office:value="24.1993644237518" calcext:value-type="float">
            <text:p>24.1993644238</text:p>
          </table:table-cell>
          <table:table-cell table:formula="of:=[.D240]/([.E240]-[.E239])" office:value-type="float" office:value="60348.9809240741" calcext:value-type="float">
            <text:p>60348.9809240741</text:p>
          </table:table-cell>
          <table:table-cell table:formula="of:=[.E240]-[.E239]" office:value-type="float" office:value="0.10034966468811" calcext:value-type="float">
            <text:p>0.10034966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28879.11344" calcext:value-type="float">
            <text:p>1456028879.11344</text:p>
          </table:table-cell>
          <table:table-cell office:value-type="float" office:value="1456028879.11373" calcext:value-type="float">
            <text:p>1456028879.11373</text:p>
          </table:table-cell>
          <table:table-cell office:value-type="float" office:value="5936" calcext:value-type="float">
            <text:p>5936</text:p>
          </table:table-cell>
          <table:table-cell table:formula="of:=[.B241]-[.B$2]" office:value-type="float" office:value="24.2998704910278" calcext:value-type="float">
            <text:p>24.299870491</text:p>
          </table:table-cell>
          <table:table-cell table:formula="of:=[.D241]/([.E241]-[.E240])" office:value-type="float" office:value="59061.1110441629" calcext:value-type="float">
            <text:p>59061.1110441629</text:p>
          </table:table-cell>
          <table:table-cell table:formula="of:=[.E241]-[.E240]" office:value-type="float" office:value="0.100506067276001" calcext:value-type="float">
            <text:p>0.10050606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28879.21264" calcext:value-type="float">
            <text:p>1456028879.21264</text:p>
          </table:table-cell>
          <table:table-cell office:value-type="float" office:value="1456028879.21292" calcext:value-type="float">
            <text:p>1456028879.21292</text:p>
          </table:table-cell>
          <table:table-cell office:value-type="float" office:value="5808" calcext:value-type="float">
            <text:p>5808</text:p>
          </table:table-cell>
          <table:table-cell table:formula="of:=[.B242]-[.B$2]" office:value-type="float" office:value="24.3990774154663" calcext:value-type="float">
            <text:p>24.3990774155</text:p>
          </table:table-cell>
          <table:table-cell table:formula="of:=[.D242]/([.E242]-[.E241])" office:value-type="float" office:value="58544.3005402496" calcext:value-type="float">
            <text:p>58544.3005402496</text:p>
          </table:table-cell>
          <table:table-cell table:formula="of:=[.E242]-[.E241]" office:value-type="float" office:value="0.0992069244384766" calcext:value-type="float">
            <text:p>0.09920692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28879.31328" calcext:value-type="float">
            <text:p>1456028879.31328</text:p>
          </table:table-cell>
          <table:table-cell office:value-type="float" office:value="1456028879.31356" calcext:value-type="float">
            <text:p>1456028879.31356</text:p>
          </table:table-cell>
          <table:table-cell office:value-type="float" office:value="5688" calcext:value-type="float">
            <text:p>5688</text:p>
          </table:table-cell>
          <table:table-cell table:formula="of:=[.B243]-[.B$2]" office:value-type="float" office:value="24.4997146129608" calcext:value-type="float">
            <text:p>24.499714613</text:p>
          </table:table-cell>
          <table:table-cell table:formula="of:=[.D243]/([.E243]-[.E242])" office:value-type="float" office:value="56519.8568880107" calcext:value-type="float">
            <text:p>56519.8568880107</text:p>
          </table:table-cell>
          <table:table-cell table:formula="of:=[.E243]-[.E242]" office:value-type="float" office:value="0.100637197494507" calcext:value-type="float">
            <text:p>0.10063719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28879.32546" calcext:value-type="float">
            <text:p>1456028879.32546</text:p>
          </table:table-cell>
          <table:table-cell office:value-type="float" office:value="1456028879.3274" calcext:value-type="float">
            <text:p>1456028879.3274</text:p>
          </table:table-cell>
          <table:table-cell office:value-type="float" office:value="5560" calcext:value-type="float">
            <text:p>5560</text:p>
          </table:table-cell>
          <table:table-cell table:formula="of:=[.B244]-[.B$2]" office:value-type="float" office:value="24.5118954181671" calcext:value-type="float">
            <text:p>24.5118954182</text:p>
          </table:table-cell>
          <table:table-cell table:formula="of:=[.D244]/([.E244]-[.E243])" office:value-type="float" office:value="456455.866901546" calcext:value-type="float">
            <text:p>456455.866901546</text:p>
          </table:table-cell>
          <table:table-cell table:formula="of:=[.E244]-[.E243]" office:value-type="float" office:value="0.0121808052062988" calcext:value-type="float">
            <text:p>0.01218080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28879.41252" calcext:value-type="float">
            <text:p>1456028879.41252</text:p>
          </table:table-cell>
          <table:table-cell office:value-type="float" office:value="1456028879.41279" calcext:value-type="float">
            <text:p>1456028879.41279</text:p>
          </table:table-cell>
          <table:table-cell office:value-type="float" office:value="5440" calcext:value-type="float">
            <text:p>5440</text:p>
          </table:table-cell>
          <table:table-cell table:formula="of:=[.B245]-[.B$2]" office:value-type="float" office:value="24.5989542007446" calcext:value-type="float">
            <text:p>24.5989542007</text:p>
          </table:table-cell>
          <table:table-cell table:formula="of:=[.D245]/([.E245]-[.E244])" office:value-type="float" office:value="62486.5158797319" calcext:value-type="float">
            <text:p>62486.5158797319</text:p>
          </table:table-cell>
          <table:table-cell table:formula="of:=[.E245]-[.E244]" office:value-type="float" office:value="0.0870587825775147" calcext:value-type="float">
            <text:p>0.08705878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28879.51424" calcext:value-type="float">
            <text:p>1456028879.51424</text:p>
          </table:table-cell>
          <table:table-cell office:value-type="float" office:value="1456028879.51452" calcext:value-type="float">
            <text:p>1456028879.51452</text:p>
          </table:table-cell>
          <table:table-cell office:value-type="float" office:value="5328" calcext:value-type="float">
            <text:p>5328</text:p>
          </table:table-cell>
          <table:table-cell table:formula="of:=[.B246]-[.B$2]" office:value-type="float" office:value="24.7006726264954" calcext:value-type="float">
            <text:p>24.7006726265</text:p>
          </table:table-cell>
          <table:table-cell table:formula="of:=[.D246]/([.E246]-[.E245])" office:value-type="float" office:value="52379.8904738912" calcext:value-type="float">
            <text:p>52379.8904738912</text:p>
          </table:table-cell>
          <table:table-cell table:formula="of:=[.E246]-[.E245]" office:value-type="float" office:value="0.101718425750732" calcext:value-type="float">
            <text:p>0.10171842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28879.61263" calcext:value-type="float">
            <text:p>1456028879.61263</text:p>
          </table:table-cell>
          <table:table-cell office:value-type="float" office:value="1456028879.6129" calcext:value-type="float">
            <text:p>1456028879.6129</text:p>
          </table:table-cell>
          <table:table-cell office:value-type="float" office:value="5216" calcext:value-type="float">
            <text:p>5216</text:p>
          </table:table-cell>
          <table:table-cell table:formula="of:=[.B247]-[.B$2]" office:value-type="float" office:value="24.7990636825561" calcext:value-type="float">
            <text:p>24.7990636826</text:p>
          </table:table-cell>
          <table:table-cell table:formula="of:=[.D247]/([.E247]-[.E246])" office:value-type="float" office:value="53012.9486238799" calcext:value-type="float">
            <text:p>53012.9486238799</text:p>
          </table:table-cell>
          <table:table-cell table:formula="of:=[.E247]-[.E246]" office:value-type="float" office:value="0.098391056060791" calcext:value-type="float">
            <text:p>0.09839105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28879.71293" calcext:value-type="float">
            <text:p>1456028879.71293</text:p>
          </table:table-cell>
          <table:table-cell office:value-type="float" office:value="1456028879.71321" calcext:value-type="float">
            <text:p>1456028879.71321</text:p>
          </table:table-cell>
          <table:table-cell office:value-type="float" office:value="5112" calcext:value-type="float">
            <text:p>5112</text:p>
          </table:table-cell>
          <table:table-cell table:formula="of:=[.B248]-[.B$2]" office:value-type="float" office:value="24.8993694782257" calcext:value-type="float">
            <text:p>24.8993694782</text:p>
          </table:table-cell>
          <table:table-cell table:formula="of:=[.D248]/([.E248]-[.E247])" office:value-type="float" office:value="50964.1538245788" calcext:value-type="float">
            <text:p>50964.1538245788</text:p>
          </table:table-cell>
          <table:table-cell table:formula="of:=[.E248]-[.E247]" office:value-type="float" office:value="0.100305795669556" calcext:value-type="float">
            <text:p>0.10030579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28879.81244" calcext:value-type="float">
            <text:p>1456028879.81244</text:p>
          </table:table-cell>
          <table:table-cell office:value-type="float" office:value="1456028879.81272" calcext:value-type="float">
            <text:p>1456028879.81272</text:p>
          </table:table-cell>
          <table:table-cell office:value-type="float" office:value="5008" calcext:value-type="float">
            <text:p>5008</text:p>
          </table:table-cell>
          <table:table-cell table:formula="of:=[.B249]-[.B$2]" office:value-type="float" office:value="24.9988760948181" calcext:value-type="float">
            <text:p>24.9988760948</text:p>
          </table:table-cell>
          <table:table-cell table:formula="of:=[.D249]/([.E249]-[.E248])" office:value-type="float" office:value="50328.3115384523" calcext:value-type="float">
            <text:p>50328.3115384523</text:p>
          </table:table-cell>
          <table:table-cell table:formula="of:=[.E249]-[.E248]" office:value-type="float" office:value="0.0995066165924072" calcext:value-type="float">
            <text:p>0.09950661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28879.82446" calcext:value-type="float">
            <text:p>1456028879.82446</text:p>
          </table:table-cell>
          <table:table-cell office:value-type="float" office:value="1456028879.82641" calcext:value-type="float">
            <text:p>1456028879.82641</text:p>
          </table:table-cell>
          <table:table-cell office:value-type="float" office:value="4912" calcext:value-type="float">
            <text:p>4912</text:p>
          </table:table-cell>
          <table:table-cell table:formula="of:=[.B250]-[.B$2]" office:value-type="float" office:value="25.0108926296234" calcext:value-type="float">
            <text:p>25.0108926296</text:p>
          </table:table-cell>
          <table:table-cell table:formula="of:=[.D250]/([.E250]-[.E249])" office:value-type="float" office:value="408770.088847444" calcext:value-type="float">
            <text:p>408770.088847444</text:p>
          </table:table-cell>
          <table:table-cell table:formula="of:=[.E250]-[.E249]" office:value-type="float" office:value="0.0120165348052979" calcext:value-type="float">
            <text:p>0.012016534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28879.91275" calcext:value-type="float">
            <text:p>1456028879.91275</text:p>
          </table:table-cell>
          <table:table-cell office:value-type="float" office:value="1456028879.91306" calcext:value-type="float">
            <text:p>1456028879.91306</text:p>
          </table:table-cell>
          <table:table-cell office:value-type="float" office:value="4816" calcext:value-type="float">
            <text:p>4816</text:p>
          </table:table-cell>
          <table:table-cell table:formula="of:=[.B251]-[.B$2]" office:value-type="float" office:value="25.0991835594177" calcext:value-type="float">
            <text:p>25.0991835594</text:p>
          </table:table-cell>
          <table:table-cell table:formula="of:=[.D251]/([.E251]-[.E250])" office:value-type="float" office:value="54546.9394332994" calcext:value-type="float">
            <text:p>54546.9394332994</text:p>
          </table:table-cell>
          <table:table-cell table:formula="of:=[.E251]-[.E250]" office:value-type="float" office:value="0.0882909297943115" calcext:value-type="float">
            <text:p>0.08829092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28880.01307" calcext:value-type="float">
            <text:p>1456028880.01307</text:p>
          </table:table-cell>
          <table:table-cell office:value-type="float" office:value="1456028880.01334" calcext:value-type="float">
            <text:p>1456028880.01334</text:p>
          </table:table-cell>
          <table:table-cell office:value-type="float" office:value="4736" calcext:value-type="float">
            <text:p>4736</text:p>
          </table:table-cell>
          <table:table-cell table:formula="of:=[.B252]-[.B$2]" office:value-type="float" office:value="25.1995003223419" calcext:value-type="float">
            <text:p>25.1995003223</text:p>
          </table:table-cell>
          <table:table-cell table:formula="of:=[.D252]/([.E252]-[.E251])" office:value-type="float" office:value="47210.4547829042" calcext:value-type="float">
            <text:p>47210.4547829042</text:p>
          </table:table-cell>
          <table:table-cell table:formula="of:=[.E252]-[.E251]" office:value-type="float" office:value="0.100316762924194" calcext:value-type="float">
            <text:p>0.10031676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28880.11244" calcext:value-type="float">
            <text:p>1456028880.11244</text:p>
          </table:table-cell>
          <table:table-cell office:value-type="float" office:value="1456028880.11272" calcext:value-type="float">
            <text:p>1456028880.11272</text:p>
          </table:table-cell>
          <table:table-cell office:value-type="float" office:value="4656" calcext:value-type="float">
            <text:p>4656</text:p>
          </table:table-cell>
          <table:table-cell table:formula="of:=[.B253]-[.B$2]" office:value-type="float" office:value="25.2988755702972" calcext:value-type="float">
            <text:p>25.2988755703</text:p>
          </table:table-cell>
          <table:table-cell table:formula="of:=[.D253]/([.E253]-[.E252])" office:value-type="float" office:value="46852.7132842302" calcext:value-type="float">
            <text:p>46852.7132842302</text:p>
          </table:table-cell>
          <table:table-cell table:formula="of:=[.E253]-[.E252]" office:value-type="float" office:value="0.0993752479553223" calcext:value-type="float">
            <text:p>0.0993752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28880.12504" calcext:value-type="float">
            <text:p>1456028880.12504</text:p>
          </table:table-cell>
          <table:table-cell office:value-type="float" office:value="1456028880.12695" calcext:value-type="float">
            <text:p>1456028880.12695</text:p>
          </table:table-cell>
          <table:table-cell office:value-type="float" office:value="4584" calcext:value-type="float">
            <text:p>4584</text:p>
          </table:table-cell>
          <table:table-cell table:formula="of:=[.B254]-[.B$2]" office:value-type="float" office:value="25.31147813797" calcext:value-type="float">
            <text:p>25.311478138</text:p>
          </table:table-cell>
          <table:table-cell table:formula="of:=[.D254]/([.E254]-[.E253])" office:value-type="float" office:value="363735.40051836" calcext:value-type="float">
            <text:p>363735.40051836</text:p>
          </table:table-cell>
          <table:table-cell table:formula="of:=[.E254]-[.E253]" office:value-type="float" office:value="0.0126025676727295" calcext:value-type="float">
            <text:p>0.012602567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28880.21285" calcext:value-type="float">
            <text:p>1456028880.21285</text:p>
          </table:table-cell>
          <table:table-cell office:value-type="float" office:value="1456028880.21312" calcext:value-type="float">
            <text:p>1456028880.21312</text:p>
          </table:table-cell>
          <table:table-cell office:value-type="float" office:value="4520" calcext:value-type="float">
            <text:p>4520</text:p>
          </table:table-cell>
          <table:table-cell table:formula="of:=[.B255]-[.B$2]" office:value-type="float" office:value="25.3992810249329" calcext:value-type="float">
            <text:p>25.3992810249</text:p>
          </table:table-cell>
          <table:table-cell table:formula="of:=[.D255]/([.E255]-[.E254])" office:value-type="float" office:value="51478.9451275145" calcext:value-type="float">
            <text:p>51478.9451275145</text:p>
          </table:table-cell>
          <table:table-cell table:formula="of:=[.E255]-[.E254]" office:value-type="float" office:value="0.0878028869628906" calcext:value-type="float">
            <text:p>0.0878028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28880.31332" calcext:value-type="float">
            <text:p>1456028880.31332</text:p>
          </table:table-cell>
          <table:table-cell office:value-type="float" office:value="1456028880.31359" calcext:value-type="float">
            <text:p>1456028880.31359</text:p>
          </table:table-cell>
          <table:table-cell office:value-type="float" office:value="4456" calcext:value-type="float">
            <text:p>4456</text:p>
          </table:table-cell>
          <table:table-cell table:formula="of:=[.B256]-[.B$2]" office:value-type="float" office:value="25.4997522830963" calcext:value-type="float">
            <text:p>25.4997522831</text:p>
          </table:table-cell>
          <table:table-cell table:formula="of:=[.D256]/([.E256]-[.E255])" office:value-type="float" office:value="44350.9923280819" calcext:value-type="float">
            <text:p>44350.9923280819</text:p>
          </table:table-cell>
          <table:table-cell table:formula="of:=[.E256]-[.E255]" office:value-type="float" office:value="0.100471258163452" calcext:value-type="float">
            <text:p>0.10047125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28880.41278" calcext:value-type="float">
            <text:p>1456028880.41278</text:p>
          </table:table-cell>
          <table:table-cell office:value-type="float" office:value="1456028880.41308" calcext:value-type="float">
            <text:p>1456028880.41308</text:p>
          </table:table-cell>
          <table:table-cell office:value-type="float" office:value="4408" calcext:value-type="float">
            <text:p>4408</text:p>
          </table:table-cell>
          <table:table-cell table:formula="of:=[.B257]-[.B$2]" office:value-type="float" office:value="25.5992193222046" calcext:value-type="float">
            <text:p>25.5992193222</text:p>
          </table:table-cell>
          <table:table-cell table:formula="of:=[.D257]/([.E257]-[.E256])" office:value-type="float" office:value="44316.1879504788" calcext:value-type="float">
            <text:p>44316.1879504788</text:p>
          </table:table-cell>
          <table:table-cell table:formula="of:=[.E257]-[.E256]" office:value-type="float" office:value="0.0994670391082764" calcext:value-type="float">
            <text:p>0.09946703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28880.42494" calcext:value-type="float">
            <text:p>1456028880.42494</text:p>
          </table:table-cell>
          <table:table-cell office:value-type="float" office:value="1456028880.427" calcext:value-type="float">
            <text:p>1456028880.427</text:p>
          </table:table-cell>
          <table:table-cell office:value-type="float" office:value="4368" calcext:value-type="float">
            <text:p>4368</text:p>
          </table:table-cell>
          <table:table-cell table:formula="of:=[.B258]-[.B$2]" office:value-type="float" office:value="25.6113774776459" calcext:value-type="float">
            <text:p>25.6113774776</text:p>
          </table:table-cell>
          <table:table-cell table:formula="of:=[.D258]/([.E258]-[.E257])" office:value-type="float" office:value="359265.023472889" calcext:value-type="float">
            <text:p>359265.023472889</text:p>
          </table:table-cell>
          <table:table-cell table:formula="of:=[.E258]-[.E257]" office:value-type="float" office:value="0.0121581554412842" calcext:value-type="float">
            <text:p>0.01215815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28880.51319" calcext:value-type="float">
            <text:p>1456028880.51319</text:p>
          </table:table-cell>
          <table:table-cell office:value-type="float" office:value="1456028880.51347" calcext:value-type="float">
            <text:p>1456028880.51347</text:p>
          </table:table-cell>
          <table:table-cell office:value-type="float" office:value="4336" calcext:value-type="float">
            <text:p>4336</text:p>
          </table:table-cell>
          <table:table-cell table:formula="of:=[.B259]-[.B$2]" office:value-type="float" office:value="25.6996233463287" calcext:value-type="float">
            <text:p>25.6996233463</text:p>
          </table:table-cell>
          <table:table-cell table:formula="of:=[.D259]/([.E259]-[.E258])" office:value-type="float" office:value="49135.4446924054" calcext:value-type="float">
            <text:p>49135.4446924054</text:p>
          </table:table-cell>
          <table:table-cell table:formula="of:=[.E259]-[.E258]" office:value-type="float" office:value="0.0882458686828613" calcext:value-type="float">
            <text:p>0.08824586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28880.6124" calcext:value-type="float">
            <text:p>1456028880.6124</text:p>
          </table:table-cell>
          <table:table-cell office:value-type="float" office:value="1456028880.61267" calcext:value-type="float">
            <text:p>1456028880.61267</text:p>
          </table:table-cell>
          <table:table-cell office:value-type="float" office:value="4312" calcext:value-type="float">
            <text:p>4312</text:p>
          </table:table-cell>
          <table:table-cell table:formula="of:=[.B260]-[.B$2]" office:value-type="float" office:value="25.7988302707672" calcext:value-type="float">
            <text:p>25.7988302708</text:p>
          </table:table-cell>
          <table:table-cell table:formula="of:=[.D260]/([.E260]-[.E259])" office:value-type="float" office:value="43464.7079768519" calcext:value-type="float">
            <text:p>43464.7079768519</text:p>
          </table:table-cell>
          <table:table-cell table:formula="of:=[.E260]-[.E259]" office:value-type="float" office:value="0.0992069244384766" calcext:value-type="float">
            <text:p>0.09920692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28880.71261" calcext:value-type="float">
            <text:p>1456028880.71261</text:p>
          </table:table-cell>
          <table:table-cell office:value-type="float" office:value="1456028880.7129" calcext:value-type="float">
            <text:p>1456028880.7129</text:p>
          </table:table-cell>
          <table:table-cell office:value-type="float" office:value="4296" calcext:value-type="float">
            <text:p>4296</text:p>
          </table:table-cell>
          <table:table-cell table:formula="of:=[.B261]-[.B$2]" office:value-type="float" office:value="25.899040222168" calcext:value-type="float">
            <text:p>25.8990402222</text:p>
          </table:table-cell>
          <table:table-cell table:formula="of:=[.D261]/([.E261]-[.E260])" office:value-type="float" office:value="42869.993847413" calcext:value-type="float">
            <text:p>42869.993847413</text:p>
          </table:table-cell>
          <table:table-cell table:formula="of:=[.E261]-[.E260]" office:value-type="float" office:value="0.100209951400757" calcext:value-type="float">
            <text:p>0.10020995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28880.8129" calcext:value-type="float">
            <text:p>1456028880.8129</text:p>
          </table:table-cell>
          <table:table-cell office:value-type="float" office:value="1456028880.81318" calcext:value-type="float">
            <text:p>1456028880.81318</text:p>
          </table:table-cell>
          <table:table-cell office:value-type="float" office:value="4296" calcext:value-type="float">
            <text:p>4296</text:p>
          </table:table-cell>
          <table:table-cell table:formula="of:=[.B262]-[.B$2]" office:value-type="float" office:value="25.9993391036987" calcext:value-type="float">
            <text:p>25.9993391037</text:p>
          </table:table-cell>
          <table:table-cell table:formula="of:=[.D262]/([.E262]-[.E261])" office:value-type="float" office:value="42831.9831132156" calcext:value-type="float">
            <text:p>42831.9831132156</text:p>
          </table:table-cell>
          <table:table-cell table:formula="of:=[.E262]-[.E261]" office:value-type="float" office:value="0.100298881530762" calcext:value-type="float">
            <text:p>0.10029888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28880.91229" calcext:value-type="float">
            <text:p>1456028880.91229</text:p>
          </table:table-cell>
          <table:table-cell office:value-type="float" office:value="1456028880.91257" calcext:value-type="float">
            <text:p>1456028880.91257</text:p>
          </table:table-cell>
          <table:table-cell office:value-type="float" office:value="4296" calcext:value-type="float">
            <text:p>4296</text:p>
          </table:table-cell>
          <table:table-cell table:formula="of:=[.B263]-[.B$2]" office:value-type="float" office:value="26.0987234115601" calcext:value-type="float">
            <text:p>26.0987234116</text:p>
          </table:table-cell>
          <table:table-cell table:formula="of:=[.D263]/([.E263]-[.E262])" office:value-type="float" office:value="43226.1399454957" calcext:value-type="float">
            <text:p>43226.1399454957</text:p>
          </table:table-cell>
          <table:table-cell table:formula="of:=[.E263]-[.E262]" office:value-type="float" office:value="0.0993843078613281" calcext:value-type="float">
            <text:p>0.099384307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28881.01283" calcext:value-type="float">
            <text:p>1456028881.01283</text:p>
          </table:table-cell>
          <table:table-cell office:value-type="float" office:value="1456028881.0131" calcext:value-type="float">
            <text:p>1456028881.0131</text:p>
          </table:table-cell>
          <table:table-cell office:value-type="float" office:value="4304" calcext:value-type="float">
            <text:p>4304</text:p>
          </table:table-cell>
          <table:table-cell table:formula="of:=[.B264]-[.B$2]" office:value-type="float" office:value="26.1992645263672" calcext:value-type="float">
            <text:p>26.1992645264</text:p>
          </table:table-cell>
          <table:table-cell table:formula="of:=[.D264]/([.E264]-[.E263])" office:value-type="float" office:value="42808.3576381314" calcext:value-type="float">
            <text:p>42808.3576381314</text:p>
          </table:table-cell>
          <table:table-cell table:formula="of:=[.E264]-[.E263]" office:value-type="float" office:value="0.100541114807129" calcext:value-type="float">
            <text:p>0.100541114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28881.11311" calcext:value-type="float">
            <text:p>1456028881.11311</text:p>
          </table:table-cell>
          <table:table-cell office:value-type="float" office:value="1456028881.11338" calcext:value-type="float">
            <text:p>1456028881.11338</text:p>
          </table:table-cell>
          <table:table-cell office:value-type="float" office:value="4328" calcext:value-type="float">
            <text:p>4328</text:p>
          </table:table-cell>
          <table:table-cell table:formula="of:=[.B265]-[.B$2]" office:value-type="float" office:value="26.2995417118073" calcext:value-type="float">
            <text:p>26.2995417118</text:p>
          </table:table-cell>
          <table:table-cell table:formula="of:=[.D265]/([.E265]-[.E264])" office:value-type="float" office:value="43160.3657502621" calcext:value-type="float">
            <text:p>43160.3657502621</text:p>
          </table:table-cell>
          <table:table-cell table:formula="of:=[.E265]-[.E264]" office:value-type="float" office:value="0.100277185440063" calcext:value-type="float">
            <text:p>0.10027718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28881.2124" calcext:value-type="float">
            <text:p>1456028881.2124</text:p>
          </table:table-cell>
          <table:table-cell office:value-type="float" office:value="1456028881.21267" calcext:value-type="float">
            <text:p>1456028881.21267</text:p>
          </table:table-cell>
          <table:table-cell office:value-type="float" office:value="4352" calcext:value-type="float">
            <text:p>4352</text:p>
          </table:table-cell>
          <table:table-cell table:formula="of:=[.B266]-[.B$2]" office:value-type="float" office:value="26.3988320827484" calcext:value-type="float">
            <text:p>26.3988320827</text:p>
          </table:table-cell>
          <table:table-cell table:formula="of:=[.D266]/([.E266]-[.E265])" office:value-type="float" office:value="43831.0377808834" calcext:value-type="float">
            <text:p>43831.0377808834</text:p>
          </table:table-cell>
          <table:table-cell table:formula="of:=[.E266]-[.E265]" office:value-type="float" office:value="0.0992903709411621" calcext:value-type="float">
            <text:p>0.09929037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28881.31321" calcext:value-type="float">
            <text:p>1456028881.31321</text:p>
          </table:table-cell>
          <table:table-cell office:value-type="float" office:value="1456028881.31348" calcext:value-type="float">
            <text:p>1456028881.31348</text:p>
          </table:table-cell>
          <table:table-cell office:value-type="float" office:value="4392" calcext:value-type="float">
            <text:p>4392</text:p>
          </table:table-cell>
          <table:table-cell table:formula="of:=[.B267]-[.B$2]" office:value-type="float" office:value="26.4996471405029" calcext:value-type="float">
            <text:p>26.4996471405</text:p>
          </table:table-cell>
          <table:table-cell table:formula="of:=[.D267]/([.E267]-[.E266])" office:value-type="float" office:value="43564.9207352979" calcext:value-type="float">
            <text:p>43564.9207352979</text:p>
          </table:table-cell>
          <table:table-cell table:formula="of:=[.E267]-[.E266]" office:value-type="float" office:value="0.100815057754517" calcext:value-type="float">
            <text:p>0.10081505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28881.4133" calcext:value-type="float">
            <text:p>1456028881.4133</text:p>
          </table:table-cell>
          <table:table-cell office:value-type="float" office:value="1456028881.41358" calcext:value-type="float">
            <text:p>1456028881.41358</text:p>
          </table:table-cell>
          <table:table-cell office:value-type="float" office:value="4440" calcext:value-type="float">
            <text:p>4440</text:p>
          </table:table-cell>
          <table:table-cell table:formula="of:=[.B268]-[.B$2]" office:value-type="float" office:value="26.5997395515442" calcext:value-type="float">
            <text:p>26.5997395515</text:p>
          </table:table-cell>
          <table:table-cell table:formula="of:=[.D268]/([.E268]-[.E267])" office:value-type="float" office:value="44359.0073793882" calcext:value-type="float">
            <text:p>44359.0073793882</text:p>
          </table:table-cell>
          <table:table-cell table:formula="of:=[.E268]-[.E267]" office:value-type="float" office:value="0.10009241104126" calcext:value-type="float">
            <text:p>0.1000924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28881.51253" calcext:value-type="float">
            <text:p>1456028881.51253</text:p>
          </table:table-cell>
          <table:table-cell office:value-type="float" office:value="1456028881.5128" calcext:value-type="float">
            <text:p>1456028881.5128</text:p>
          </table:table-cell>
          <table:table-cell office:value-type="float" office:value="4488" calcext:value-type="float">
            <text:p>4488</text:p>
          </table:table-cell>
          <table:table-cell table:formula="of:=[.B269]-[.B$2]" office:value-type="float" office:value="26.6989600658417" calcext:value-type="float">
            <text:p>26.6989600658</text:p>
          </table:table-cell>
          <table:table-cell table:formula="of:=[.D269]/([.E269]-[.E268])" office:value-type="float" office:value="45232.5815057153" calcext:value-type="float">
            <text:p>45232.5815057153</text:p>
          </table:table-cell>
          <table:table-cell table:formula="of:=[.E269]-[.E268]" office:value-type="float" office:value="0.0992205142974854" calcext:value-type="float">
            <text:p>0.09922051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28881.61287" calcext:value-type="float">
            <text:p>1456028881.61287</text:p>
          </table:table-cell>
          <table:table-cell office:value-type="float" office:value="1456028881.61315" calcext:value-type="float">
            <text:p>1456028881.61315</text:p>
          </table:table-cell>
          <table:table-cell office:value-type="float" office:value="4552" calcext:value-type="float">
            <text:p>4552</text:p>
          </table:table-cell>
          <table:table-cell table:formula="of:=[.B270]-[.B$2]" office:value-type="float" office:value="26.7993013858795" calcext:value-type="float">
            <text:p>26.7993013859</text:p>
          </table:table-cell>
          <table:table-cell table:formula="of:=[.D270]/([.E270]-[.E269])" office:value-type="float" office:value="45365.159620018" calcext:value-type="float">
            <text:p>45365.159620018</text:p>
          </table:table-cell>
          <table:table-cell table:formula="of:=[.E270]-[.E269]" office:value-type="float" office:value="0.100341320037842" calcext:value-type="float">
            <text:p>0.1003413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28881.71329" calcext:value-type="float">
            <text:p>1456028881.71329</text:p>
          </table:table-cell>
          <table:table-cell office:value-type="float" office:value="1456028881.71359" calcext:value-type="float">
            <text:p>1456028881.71359</text:p>
          </table:table-cell>
          <table:table-cell office:value-type="float" office:value="4616" calcext:value-type="float">
            <text:p>4616</text:p>
          </table:table-cell>
          <table:table-cell table:formula="of:=[.B271]-[.B$2]" office:value-type="float" office:value="26.899729013443" calcext:value-type="float">
            <text:p>26.8997290134</text:p>
          </table:table-cell>
          <table:table-cell table:formula="of:=[.D271]/([.E271]-[.E270])" office:value-type="float" office:value="45963.4476288151" calcext:value-type="float">
            <text:p>45963.4476288151</text:p>
          </table:table-cell>
          <table:table-cell table:formula="of:=[.E271]-[.E270]" office:value-type="float" office:value="0.100427627563477" calcext:value-type="float">
            <text:p>0.10042762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28881.81281" calcext:value-type="float">
            <text:p>1456028881.81281</text:p>
          </table:table-cell>
          <table:table-cell office:value-type="float" office:value="1456028881.81308" calcext:value-type="float">
            <text:p>1456028881.81308</text:p>
          </table:table-cell>
          <table:table-cell office:value-type="float" office:value="4696" calcext:value-type="float">
            <text:p>4696</text:p>
          </table:table-cell>
          <table:table-cell table:formula="of:=[.B272]-[.B$2]" office:value-type="float" office:value="26.9992413520813" calcext:value-type="float">
            <text:p>26.9992413521</text:p>
          </table:table-cell>
          <table:table-cell table:formula="of:=[.D272]/([.E272]-[.E271])" office:value-type="float" office:value="47190.128020892" calcext:value-type="float">
            <text:p>47190.128020892</text:p>
          </table:table-cell>
          <table:table-cell table:formula="of:=[.E272]-[.E271]" office:value-type="float" office:value="0.0995123386383057" calcext:value-type="float">
            <text:p>0.09951233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28881.91324" calcext:value-type="float">
            <text:p>1456028881.91324</text:p>
          </table:table-cell>
          <table:table-cell office:value-type="float" office:value="1456028881.91351" calcext:value-type="float">
            <text:p>1456028881.91351</text:p>
          </table:table-cell>
          <table:table-cell office:value-type="float" office:value="4776" calcext:value-type="float">
            <text:p>4776</text:p>
          </table:table-cell>
          <table:table-cell table:formula="of:=[.B273]-[.B$2]" office:value-type="float" office:value="27.0996704101562" calcext:value-type="float">
            <text:p>27.0996704102</text:p>
          </table:table-cell>
          <table:table-cell table:formula="of:=[.D273]/([.E273]-[.E272])" office:value-type="float" office:value="47555.9573249769" calcext:value-type="float">
            <text:p>47555.9573249769</text:p>
          </table:table-cell>
          <table:table-cell table:formula="of:=[.E273]-[.E272]" office:value-type="float" office:value="0.100429058074951" calcext:value-type="float">
            <text:p>0.100429058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28882.01244" calcext:value-type="float">
            <text:p>1456028882.01244</text:p>
          </table:table-cell>
          <table:table-cell office:value-type="float" office:value="1456028882.01271" calcext:value-type="float">
            <text:p>1456028882.01271</text:p>
          </table:table-cell>
          <table:table-cell office:value-type="float" office:value="4864" calcext:value-type="float">
            <text:p>4864</text:p>
          </table:table-cell>
          <table:table-cell table:formula="of:=[.B274]-[.B$2]" office:value-type="float" office:value="27.1988704204559" calcext:value-type="float">
            <text:p>27.1988704205</text:p>
          </table:table-cell>
          <table:table-cell table:formula="of:=[.D274]/([.E274]-[.E273])" office:value-type="float" office:value="49032.2529736225" calcext:value-type="float">
            <text:p>49032.2529736225</text:p>
          </table:table-cell>
          <table:table-cell table:formula="of:=[.E274]-[.E273]" office:value-type="float" office:value="0.0992000102996826" calcext:value-type="float">
            <text:p>0.09920001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28882.11288" calcext:value-type="float">
            <text:p>1456028882.11288</text:p>
          </table:table-cell>
          <table:table-cell office:value-type="float" office:value="1456028882.11317" calcext:value-type="float">
            <text:p>1456028882.11317</text:p>
          </table:table-cell>
          <table:table-cell office:value-type="float" office:value="4960" calcext:value-type="float">
            <text:p>4960</text:p>
          </table:table-cell>
          <table:table-cell table:formula="of:=[.B275]-[.B$2]" office:value-type="float" office:value="27.2993197441101" calcext:value-type="float">
            <text:p>27.2993197441</text:p>
          </table:table-cell>
          <table:table-cell table:formula="of:=[.D275]/([.E275]-[.E274])" office:value-type="float" office:value="49378.1323712662" calcext:value-type="float">
            <text:p>49378.1323712662</text:p>
          </table:table-cell>
          <table:table-cell table:formula="of:=[.E275]-[.E274]" office:value-type="float" office:value="0.100449323654175" calcext:value-type="float">
            <text:p>0.10044932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28882.21314" calcext:value-type="float">
            <text:p>1456028882.21314</text:p>
          </table:table-cell>
          <table:table-cell office:value-type="float" office:value="1456028882.21342" calcext:value-type="float">
            <text:p>1456028882.21342</text:p>
          </table:table-cell>
          <table:table-cell office:value-type="float" office:value="5064" calcext:value-type="float">
            <text:p>5064</text:p>
          </table:table-cell>
          <table:table-cell table:formula="of:=[.B276]-[.B$2]" office:value-type="float" office:value="27.3995721340179" calcext:value-type="float">
            <text:p>27.399572134</text:p>
          </table:table-cell>
          <table:table-cell table:formula="of:=[.D276]/([.E276]-[.E275])" office:value-type="float" office:value="50512.5115187318" calcext:value-type="float">
            <text:p>50512.5115187318</text:p>
          </table:table-cell>
          <table:table-cell table:formula="of:=[.E276]-[.E275]" office:value-type="float" office:value="0.100252389907837" calcext:value-type="float">
            <text:p>0.100252389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28882.31268" calcext:value-type="float">
            <text:p>1456028882.31268</text:p>
          </table:table-cell>
          <table:table-cell office:value-type="float" office:value="1456028882.31296" calcext:value-type="float">
            <text:p>1456028882.31296</text:p>
          </table:table-cell>
          <table:table-cell office:value-type="float" office:value="5168" calcext:value-type="float">
            <text:p>5168</text:p>
          </table:table-cell>
          <table:table-cell table:formula="of:=[.B277]-[.B$2]" office:value-type="float" office:value="27.4991195201874" calcext:value-type="float">
            <text:p>27.4991195202</text:p>
          </table:table-cell>
          <table:table-cell table:formula="of:=[.D277]/([.E277]-[.E276])" office:value-type="float" office:value="51914.9743540615" calcext:value-type="float">
            <text:p>51914.9743540615</text:p>
          </table:table-cell>
          <table:table-cell table:formula="of:=[.E277]-[.E276]" office:value-type="float" office:value="0.0995473861694336" calcext:value-type="float">
            <text:p>0.099547386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28882.41296" calcext:value-type="float">
            <text:p>1456028882.41296</text:p>
          </table:table-cell>
          <table:table-cell office:value-type="float" office:value="1456028882.41324" calcext:value-type="float">
            <text:p>1456028882.41324</text:p>
          </table:table-cell>
          <table:table-cell office:value-type="float" office:value="5280" calcext:value-type="float">
            <text:p>5280</text:p>
          </table:table-cell>
          <table:table-cell table:formula="of:=[.B278]-[.B$2]" office:value-type="float" office:value="27.599392414093" calcext:value-type="float">
            <text:p>27.5993924141</text:p>
          </table:table-cell>
          <table:table-cell table:formula="of:=[.D278]/([.E278]-[.E277])" office:value-type="float" office:value="52656.3041550259" calcext:value-type="float">
            <text:p>52656.3041550259</text:p>
          </table:table-cell>
          <table:table-cell table:formula="of:=[.E278]-[.E277]" office:value-type="float" office:value="0.10027289390564" calcext:value-type="float">
            <text:p>0.10027289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28882.51236" calcext:value-type="float">
            <text:p>1456028882.51236</text:p>
          </table:table-cell>
          <table:table-cell office:value-type="float" office:value="1456028882.51263" calcext:value-type="float">
            <text:p>1456028882.51263</text:p>
          </table:table-cell>
          <table:table-cell office:value-type="float" office:value="5392" calcext:value-type="float">
            <text:p>5392</text:p>
          </table:table-cell>
          <table:table-cell table:formula="of:=[.B279]-[.B$2]" office:value-type="float" office:value="27.6987977027893" calcext:value-type="float">
            <text:p>27.6987977028</text:p>
          </table:table-cell>
          <table:table-cell table:formula="of:=[.D279]/([.E279]-[.E278])" office:value-type="float" office:value="54242.5867950957" calcext:value-type="float">
            <text:p>54242.5867950957</text:p>
          </table:table-cell>
          <table:table-cell table:formula="of:=[.E279]-[.E278]" office:value-type="float" office:value="0.0994052886962891" calcext:value-type="float">
            <text:p>0.09940528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28882.61272" calcext:value-type="float">
            <text:p>1456028882.61272</text:p>
          </table:table-cell>
          <table:table-cell office:value-type="float" office:value="1456028882.61301" calcext:value-type="float">
            <text:p>1456028882.61301</text:p>
          </table:table-cell>
          <table:table-cell office:value-type="float" office:value="5512" calcext:value-type="float">
            <text:p>5512</text:p>
          </table:table-cell>
          <table:table-cell table:formula="of:=[.B280]-[.B$2]" office:value-type="float" office:value="27.7991547584534" calcext:value-type="float">
            <text:p>27.7991547585</text:p>
          </table:table-cell>
          <table:table-cell table:formula="of:=[.D280]/([.E280]-[.E279])" office:value-type="float" office:value="54923.8911357762" calcext:value-type="float">
            <text:p>54923.8911357762</text:p>
          </table:table-cell>
          <table:table-cell table:formula="of:=[.E280]-[.E279]" office:value-type="float" office:value="0.100357055664063" calcext:value-type="float">
            <text:p>0.10035705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28882.71303" calcext:value-type="float">
            <text:p>1456028882.71303</text:p>
          </table:table-cell>
          <table:table-cell office:value-type="float" office:value="1456028882.71332" calcext:value-type="float">
            <text:p>1456028882.71332</text:p>
          </table:table-cell>
          <table:table-cell office:value-type="float" office:value="5632" calcext:value-type="float">
            <text:p>5632</text:p>
          </table:table-cell>
          <table:table-cell table:formula="of:=[.B281]-[.B$2]" office:value-type="float" office:value="27.8994605541229" calcext:value-type="float">
            <text:p>27.8994605541</text:p>
          </table:table-cell>
          <table:table-cell table:formula="of:=[.D281]/([.E281]-[.E280])" office:value-type="float" office:value="56148.3009272354" calcext:value-type="float">
            <text:p>56148.3009272354</text:p>
          </table:table-cell>
          <table:table-cell table:formula="of:=[.E281]-[.E280]" office:value-type="float" office:value="0.100305795669556" calcext:value-type="float">
            <text:p>0.100305795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28882.81246" calcext:value-type="float">
            <text:p>1456028882.81246</text:p>
          </table:table-cell>
          <table:table-cell office:value-type="float" office:value="1456028882.81274" calcext:value-type="float">
            <text:p>1456028882.81274</text:p>
          </table:table-cell>
          <table:table-cell office:value-type="float" office:value="5752" calcext:value-type="float">
            <text:p>5752</text:p>
          </table:table-cell>
          <table:table-cell table:formula="of:=[.B282]-[.B$2]" office:value-type="float" office:value="27.9988930225372" calcext:value-type="float">
            <text:p>27.9988930225</text:p>
          </table:table-cell>
          <table:table-cell table:formula="of:=[.D282]/([.E282]-[.E281])" office:value-type="float" office:value="57848.3074163769" calcext:value-type="float">
            <text:p>57848.3074163769</text:p>
          </table:table-cell>
          <table:table-cell table:formula="of:=[.E282]-[.E281]" office:value-type="float" office:value="0.0994324684143066" calcext:value-type="float">
            <text:p>0.09943246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28882.91282" calcext:value-type="float">
            <text:p>1456028882.91282</text:p>
          </table:table-cell>
          <table:table-cell office:value-type="float" office:value="1456028882.9131" calcext:value-type="float">
            <text:p>1456028882.9131</text:p>
          </table:table-cell>
          <table:table-cell office:value-type="float" office:value="5872" calcext:value-type="float">
            <text:p>5872</text:p>
          </table:table-cell>
          <table:table-cell table:formula="of:=[.B283]-[.B$2]" office:value-type="float" office:value="28.0992565155029" calcext:value-type="float">
            <text:p>28.0992565155</text:p>
          </table:table-cell>
          <table:table-cell table:formula="of:=[.D283]/([.E283]-[.E282])" office:value-type="float" office:value="58507.3299711371" calcext:value-type="float">
            <text:p>58507.3299711371</text:p>
          </table:table-cell>
          <table:table-cell table:formula="of:=[.E283]-[.E282]" office:value-type="float" office:value="0.100363492965698" calcext:value-type="float">
            <text:p>0.10036349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28883.01322" calcext:value-type="float">
            <text:p>1456028883.01322</text:p>
          </table:table-cell>
          <table:table-cell office:value-type="float" office:value="1456028883.01349" calcext:value-type="float">
            <text:p>1456028883.01349</text:p>
          </table:table-cell>
          <table:table-cell office:value-type="float" office:value="6000" calcext:value-type="float">
            <text:p>6000</text:p>
          </table:table-cell>
          <table:table-cell table:formula="of:=[.B284]-[.B$2]" office:value-type="float" office:value="28.1996576786041" calcext:value-type="float">
            <text:p>28.1996576786</text:p>
          </table:table-cell>
          <table:table-cell table:formula="of:=[.D284]/([.E284]-[.E283])" office:value-type="float" office:value="59760.2638721673" calcext:value-type="float">
            <text:p>59760.2638721673</text:p>
          </table:table-cell>
          <table:table-cell table:formula="of:=[.E284]-[.E283]" office:value-type="float" office:value="0.100401163101196" calcext:value-type="float">
            <text:p>0.10040116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28883.11217" calcext:value-type="float">
            <text:p>1456028883.11217</text:p>
          </table:table-cell>
          <table:table-cell office:value-type="float" office:value="1456028883.11242" calcext:value-type="float">
            <text:p>1456028883.11242</text:p>
          </table:table-cell>
          <table:table-cell office:value-type="float" office:value="6128" calcext:value-type="float">
            <text:p>6128</text:p>
          </table:table-cell>
          <table:table-cell table:formula="of:=[.B285]-[.B$2]" office:value-type="float" office:value="28.2986059188843" calcext:value-type="float">
            <text:p>28.2986059189</text:p>
          </table:table-cell>
          <table:table-cell table:formula="of:=[.D285]/([.E285]-[.E284])" office:value-type="float" office:value="61931.3691951453" calcext:value-type="float">
            <text:p>61931.3691951453</text:p>
          </table:table-cell>
          <table:table-cell table:formula="of:=[.E285]-[.E284]" office:value-type="float" office:value="0.0989482402801514" calcext:value-type="float">
            <text:p>0.098948240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28883.21231" calcext:value-type="float">
            <text:p>1456028883.21231</text:p>
          </table:table-cell>
          <table:table-cell office:value-type="float" office:value="1456028883.21256" calcext:value-type="float">
            <text:p>1456028883.21256</text:p>
          </table:table-cell>
          <table:table-cell office:value-type="float" office:value="6248" calcext:value-type="float">
            <text:p>6248</text:p>
          </table:table-cell>
          <table:table-cell table:formula="of:=[.B286]-[.B$2]" office:value-type="float" office:value="28.3987493515015" calcext:value-type="float">
            <text:p>28.3987493515</text:p>
          </table:table-cell>
          <table:table-cell table:formula="of:=[.D286]/([.E286]-[.E285])" office:value-type="float" office:value="62390.5116562548" calcext:value-type="float">
            <text:p>62390.5116562548</text:p>
          </table:table-cell>
          <table:table-cell table:formula="of:=[.E286]-[.E285]" office:value-type="float" office:value="0.100143432617188" calcext:value-type="float">
            <text:p>0.10014343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28883.31282" calcext:value-type="float">
            <text:p>1456028883.31282</text:p>
          </table:table-cell>
          <table:table-cell office:value-type="float" office:value="1456028883.31308" calcext:value-type="float">
            <text:p>1456028883.31308</text:p>
          </table:table-cell>
          <table:table-cell office:value-type="float" office:value="6376" calcext:value-type="float">
            <text:p>6376</text:p>
          </table:table-cell>
          <table:table-cell table:formula="of:=[.B287]-[.B$2]" office:value-type="float" office:value="28.4992594718933" calcext:value-type="float">
            <text:p>28.4992594719</text:p>
          </table:table-cell>
          <table:table-cell table:formula="of:=[.D287]/([.E287]-[.E286])" office:value-type="float" office:value="63436.39799796" calcext:value-type="float">
            <text:p>63436.39799796</text:p>
          </table:table-cell>
          <table:table-cell table:formula="of:=[.E287]-[.E286]" office:value-type="float" office:value="0.100510120391846" calcext:value-type="float">
            <text:p>0.10051012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28883.41219" calcext:value-type="float">
            <text:p>1456028883.41219</text:p>
          </table:table-cell>
          <table:table-cell office:value-type="float" office:value="1456028883.41244" calcext:value-type="float">
            <text:p>1456028883.41244</text:p>
          </table:table-cell>
          <table:table-cell office:value-type="float" office:value="6496" calcext:value-type="float">
            <text:p>6496</text:p>
          </table:table-cell>
          <table:table-cell table:formula="of:=[.B288]-[.B$2]" office:value-type="float" office:value="28.5986263751984" calcext:value-type="float">
            <text:p>28.5986263752</text:p>
          </table:table-cell>
          <table:table-cell table:formula="of:=[.D288]/([.E288]-[.E287])" office:value-type="float" office:value="65373.8798728331" calcext:value-type="float">
            <text:p>65373.8798728331</text:p>
          </table:table-cell>
          <table:table-cell table:formula="of:=[.E288]-[.E287]" office:value-type="float" office:value="0.0993669033050537" calcext:value-type="float">
            <text:p>0.09936690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28883.51239" calcext:value-type="float">
            <text:p>1456028883.51239</text:p>
          </table:table-cell>
          <table:table-cell office:value-type="float" office:value="1456028883.51265" calcext:value-type="float">
            <text:p>1456028883.51265</text:p>
          </table:table-cell>
          <table:table-cell office:value-type="float" office:value="6624" calcext:value-type="float">
            <text:p>6624</text:p>
          </table:table-cell>
          <table:table-cell table:formula="of:=[.B289]-[.B$2]" office:value-type="float" office:value="28.6988215446472" calcext:value-type="float">
            <text:p>28.6988215446</text:p>
          </table:table-cell>
          <table:table-cell table:formula="of:=[.D289]/([.E289]-[.E288])" office:value-type="float" office:value="66110.971581134" calcext:value-type="float">
            <text:p>66110.971581134</text:p>
          </table:table-cell>
          <table:table-cell table:formula="of:=[.E289]-[.E288]" office:value-type="float" office:value="0.100195169448853" calcext:value-type="float">
            <text:p>0.10019516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28883.61282" calcext:value-type="float">
            <text:p>1456028883.61282</text:p>
          </table:table-cell>
          <table:table-cell office:value-type="float" office:value="1456028883.61307" calcext:value-type="float">
            <text:p>1456028883.61307</text:p>
          </table:table-cell>
          <table:table-cell office:value-type="float" office:value="6736" calcext:value-type="float">
            <text:p>6736</text:p>
          </table:table-cell>
          <table:table-cell table:formula="of:=[.B290]-[.B$2]" office:value-type="float" office:value="28.7992556095123" calcext:value-type="float">
            <text:p>28.7992556095</text:p>
          </table:table-cell>
          <table:table-cell table:formula="of:=[.D290]/([.E290]-[.E289])" office:value-type="float" office:value="67068.8775670562" calcext:value-type="float">
            <text:p>67068.8775670562</text:p>
          </table:table-cell>
          <table:table-cell table:formula="of:=[.E290]-[.E289]" office:value-type="float" office:value="0.100434064865112" calcext:value-type="float">
            <text:p>0.10043406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28883.7124" calcext:value-type="float">
            <text:p>1456028883.7124</text:p>
          </table:table-cell>
          <table:table-cell office:value-type="float" office:value="1456028883.71269" calcext:value-type="float">
            <text:p>1456028883.71269</text:p>
          </table:table-cell>
          <table:table-cell office:value-type="float" office:value="6856" calcext:value-type="float">
            <text:p>6856</text:p>
          </table:table-cell>
          <table:table-cell table:formula="of:=[.B291]-[.B$2]" office:value-type="float" office:value="28.8988306522369" calcext:value-type="float">
            <text:p>28.8988306522</text:p>
          </table:table-cell>
          <table:table-cell table:formula="of:=[.D291]/([.E291]-[.E290])" office:value-type="float" office:value="68852.594107957" calcext:value-type="float">
            <text:p>68852.594107957</text:p>
          </table:table-cell>
          <table:table-cell table:formula="of:=[.E291]-[.E290]" office:value-type="float" office:value="0.0995750427246094" calcext:value-type="float">
            <text:p>0.09957504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28883.81283" calcext:value-type="float">
            <text:p>1456028883.81283</text:p>
          </table:table-cell>
          <table:table-cell office:value-type="float" office:value="1456028883.8131" calcext:value-type="float">
            <text:p>1456028883.8131</text:p>
          </table:table-cell>
          <table:table-cell office:value-type="float" office:value="6968" calcext:value-type="float">
            <text:p>6968</text:p>
          </table:table-cell>
          <table:table-cell table:formula="of:=[.B292]-[.B$2]" office:value-type="float" office:value="28.9992599487305" calcext:value-type="float">
            <text:p>28.9992599487</text:p>
          </table:table-cell>
          <table:table-cell table:formula="of:=[.D292]/([.E292]-[.E291])" office:value-type="float" office:value="69382.1448848732" calcext:value-type="float">
            <text:p>69382.1448848732</text:p>
          </table:table-cell>
          <table:table-cell table:formula="of:=[.E292]-[.E291]" office:value-type="float" office:value="0.10042929649353" calcext:value-type="float">
            <text:p>0.10042929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28883.91314" calcext:value-type="float">
            <text:p>1456028883.91314</text:p>
          </table:table-cell>
          <table:table-cell office:value-type="float" office:value="1456028883.91341" calcext:value-type="float">
            <text:p>1456028883.91341</text:p>
          </table:table-cell>
          <table:table-cell office:value-type="float" office:value="7072" calcext:value-type="float">
            <text:p>7072</text:p>
          </table:table-cell>
          <table:table-cell table:formula="of:=[.B293]-[.B$2]" office:value-type="float" office:value="29.0995728969574" calcext:value-type="float">
            <text:p>29.099572897</text:p>
          </table:table-cell>
          <table:table-cell table:formula="of:=[.D293]/([.E293]-[.E292])" office:value-type="float" office:value="70499.3734607587" calcext:value-type="float">
            <text:p>70499.3734607587</text:p>
          </table:table-cell>
          <table:table-cell table:formula="of:=[.E293]-[.E292]" office:value-type="float" office:value="0.100312948226929" calcext:value-type="float">
            <text:p>0.100312948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28884.01242" calcext:value-type="float">
            <text:p>1456028884.01242</text:p>
          </table:table-cell>
          <table:table-cell office:value-type="float" office:value="1456028884.01269" calcext:value-type="float">
            <text:p>1456028884.01269</text:p>
          </table:table-cell>
          <table:table-cell office:value-type="float" office:value="7176" calcext:value-type="float">
            <text:p>7176</text:p>
          </table:table-cell>
          <table:table-cell table:formula="of:=[.B294]-[.B$2]" office:value-type="float" office:value="29.1988532543182" calcext:value-type="float">
            <text:p>29.1988532543</text:p>
          </table:table-cell>
          <table:table-cell table:formula="of:=[.D294]/([.E294]-[.E293])" office:value-type="float" office:value="72280.1588426846" calcext:value-type="float">
            <text:p>72280.1588426846</text:p>
          </table:table-cell>
          <table:table-cell table:formula="of:=[.E294]-[.E293]" office:value-type="float" office:value="0.0992803573608398" calcext:value-type="float">
            <text:p>0.09928035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28884.11272" calcext:value-type="float">
            <text:p>1456028884.11272</text:p>
          </table:table-cell>
          <table:table-cell office:value-type="float" office:value="1456028884.11298" calcext:value-type="float">
            <text:p>1456028884.11298</text:p>
          </table:table-cell>
          <table:table-cell office:value-type="float" office:value="7272" calcext:value-type="float">
            <text:p>7272</text:p>
          </table:table-cell>
          <table:table-cell table:formula="of:=[.B295]-[.B$2]" office:value-type="float" office:value="29.2991502285004" calcext:value-type="float">
            <text:p>29.2991502285</text:p>
          </table:table-cell>
          <table:table-cell table:formula="of:=[.D295]/([.E295]-[.E294])" office:value-type="float" office:value="72504.6798200991" calcext:value-type="float">
            <text:p>72504.6798200991</text:p>
          </table:table-cell>
          <table:table-cell table:formula="of:=[.E295]-[.E294]" office:value-type="float" office:value="0.100296974182129" calcext:value-type="float">
            <text:p>0.10029697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28884.21298" calcext:value-type="float">
            <text:p>1456028884.21298</text:p>
          </table:table-cell>
          <table:table-cell office:value-type="float" office:value="1456028884.21325" calcext:value-type="float">
            <text:p>1456028884.21325</text:p>
          </table:table-cell>
          <table:table-cell office:value-type="float" office:value="7368" calcext:value-type="float">
            <text:p>7368</text:p>
          </table:table-cell>
          <table:table-cell table:formula="of:=[.B296]-[.B$2]" office:value-type="float" office:value="29.3994159698486" calcext:value-type="float">
            <text:p>29.3994159698</text:p>
          </table:table-cell>
          <table:table-cell table:formula="of:=[.D296]/([.E296]-[.E295])" office:value-type="float" office:value="73484.7207124089" calcext:value-type="float">
            <text:p>73484.7207124089</text:p>
          </table:table-cell>
          <table:table-cell table:formula="of:=[.E296]-[.E295]" office:value-type="float" office:value="0.100265741348267" calcext:value-type="float">
            <text:p>0.10026574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28884.31243" calcext:value-type="float">
            <text:p>1456028884.31243</text:p>
          </table:table-cell>
          <table:table-cell office:value-type="float" office:value="1456028884.31271" calcext:value-type="float">
            <text:p>1456028884.31271</text:p>
          </table:table-cell>
          <table:table-cell office:value-type="float" office:value="7448" calcext:value-type="float">
            <text:p>7448</text:p>
          </table:table-cell>
          <table:table-cell table:formula="of:=[.B297]-[.B$2]" office:value-type="float" office:value="29.4988675117493" calcext:value-type="float">
            <text:p>29.4988675117</text:p>
          </table:table-cell>
          <table:table-cell table:formula="of:=[.D297]/([.E297]-[.E296])" office:value-type="float" office:value="74890.7443530794" calcext:value-type="float">
            <text:p>74890.7443530794</text:p>
          </table:table-cell>
          <table:table-cell table:formula="of:=[.E297]-[.E296]" office:value-type="float" office:value="0.0994515419006348" calcext:value-type="float">
            <text:p>0.09945154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28884.41284" calcext:value-type="float">
            <text:p>1456028884.41284</text:p>
          </table:table-cell>
          <table:table-cell office:value-type="float" office:value="1456028884.41312" calcext:value-type="float">
            <text:p>1456028884.41312</text:p>
          </table:table-cell>
          <table:table-cell office:value-type="float" office:value="7528" calcext:value-type="float">
            <text:p>7528</text:p>
          </table:table-cell>
          <table:table-cell table:formula="of:=[.B298]-[.B$2]" office:value-type="float" office:value="29.5992729663849" calcext:value-type="float">
            <text:p>29.5992729664</text:p>
          </table:table-cell>
          <table:table-cell table:formula="of:=[.D298]/([.E298]-[.E297])" office:value-type="float" office:value="74976.0063068261" calcext:value-type="float">
            <text:p>74976.0063068261</text:p>
          </table:table-cell>
          <table:table-cell table:formula="of:=[.E298]-[.E297]" office:value-type="float" office:value="0.10040545463562" calcext:value-type="float">
            <text:p>0.10040545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28884.51322" calcext:value-type="float">
            <text:p>1456028884.51322</text:p>
          </table:table-cell>
          <table:table-cell office:value-type="float" office:value="1456028884.51349" calcext:value-type="float">
            <text:p>1456028884.51349</text:p>
          </table:table-cell>
          <table:table-cell office:value-type="float" office:value="7600" calcext:value-type="float">
            <text:p>7600</text:p>
          </table:table-cell>
          <table:table-cell table:formula="of:=[.B299]-[.B$2]" office:value-type="float" office:value="29.6996557712555" calcext:value-type="float">
            <text:p>29.6996557713</text:p>
          </table:table-cell>
          <table:table-cell table:formula="of:=[.D299]/([.E299]-[.E298])" office:value-type="float" office:value="75710.1777520212" calcext:value-type="float">
            <text:p>75710.1777520212</text:p>
          </table:table-cell>
          <table:table-cell table:formula="of:=[.E299]-[.E298]" office:value-type="float" office:value="0.100382804870605" calcext:value-type="float">
            <text:p>0.100382804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28884.61248" calcext:value-type="float">
            <text:p>1456028884.61248</text:p>
          </table:table-cell>
          <table:table-cell office:value-type="float" office:value="1456028884.61276" calcext:value-type="float">
            <text:p>1456028884.61276</text:p>
          </table:table-cell>
          <table:table-cell office:value-type="float" office:value="7664" calcext:value-type="float">
            <text:p>7664</text:p>
          </table:table-cell>
          <table:table-cell table:formula="of:=[.B300]-[.B$2]" office:value-type="float" office:value="29.7989172935486" calcext:value-type="float">
            <text:p>29.7989172935</text:p>
          </table:table-cell>
          <table:table-cell table:formula="of:=[.D300]/([.E300]-[.E299])" office:value-type="float" office:value="77210.1799665172" calcext:value-type="float">
            <text:p>77210.1799665172</text:p>
          </table:table-cell>
          <table:table-cell table:formula="of:=[.E300]-[.E299]" office:value-type="float" office:value="0.0992615222930908" calcext:value-type="float">
            <text:p>0.09926152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28884.71283" calcext:value-type="float">
            <text:p>1456028884.71283</text:p>
          </table:table-cell>
          <table:table-cell office:value-type="float" office:value="1456028884.71312" calcext:value-type="float">
            <text:p>1456028884.71312</text:p>
          </table:table-cell>
          <table:table-cell office:value-type="float" office:value="7728" calcext:value-type="float">
            <text:p>7728</text:p>
          </table:table-cell>
          <table:table-cell table:formula="of:=[.B301]-[.B$2]" office:value-type="float" office:value="29.8992664813995" calcext:value-type="float">
            <text:p>29.8992664814</text:p>
          </table:table-cell>
          <table:table-cell table:formula="of:=[.D301]/([.E301]-[.E300])" office:value-type="float" office:value="77011.0866415614" calcext:value-type="float">
            <text:p>77011.0866415614</text:p>
          </table:table-cell>
          <table:table-cell table:formula="of:=[.E301]-[.E300]" office:value-type="float" office:value="0.100349187850952" calcext:value-type="float">
            <text:p>0.100349187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28884.81328" calcext:value-type="float">
            <text:p>1456028884.81328</text:p>
          </table:table-cell>
          <table:table-cell office:value-type="float" office:value="1456028884.81355" calcext:value-type="float">
            <text:p>1456028884.81355</text:p>
          </table:table-cell>
          <table:table-cell office:value-type="float" office:value="7776" calcext:value-type="float">
            <text:p>7776</text:p>
          </table:table-cell>
          <table:table-cell table:formula="of:=[.B302]-[.B$2]" office:value-type="float" office:value="29.9997115135193" calcext:value-type="float">
            <text:p>29.9997115135</text:p>
          </table:table-cell>
          <table:table-cell table:formula="of:=[.D302]/([.E302]-[.E301])" office:value-type="float" office:value="77415.4762649627" calcext:value-type="float">
            <text:p>77415.4762649627</text:p>
          </table:table-cell>
          <table:table-cell table:formula="of:=[.E302]-[.E301]" office:value-type="float" office:value="0.100445032119751" calcext:value-type="float">
            <text:p>0.10044503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28884.91275" calcext:value-type="float">
            <text:p>1456028884.91275</text:p>
          </table:table-cell>
          <table:table-cell office:value-type="float" office:value="1456028884.91303" calcext:value-type="float">
            <text:p>1456028884.91303</text:p>
          </table:table-cell>
          <table:table-cell office:value-type="float" office:value="7816" calcext:value-type="float">
            <text:p>7816</text:p>
          </table:table-cell>
          <table:table-cell table:formula="of:=[.B303]-[.B$2]" office:value-type="float" office:value="30.0991861820221" calcext:value-type="float">
            <text:p>30.099186182</text:p>
          </table:table-cell>
          <table:table-cell table:formula="of:=[.D303]/([.E303]-[.E302])" office:value-type="float" office:value="78572.7674958716" calcext:value-type="float">
            <text:p>78572.7674958716</text:p>
          </table:table-cell>
          <table:table-cell table:formula="of:=[.E303]-[.E302]" office:value-type="float" office:value="0.0994746685028076" calcext:value-type="float">
            <text:p>0.09947466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28885.01658" calcext:value-type="float">
            <text:p>1456028885.01658</text:p>
          </table:table-cell>
          <table:table-cell office:value-type="float" office:value="1456028885.01686" calcext:value-type="float">
            <text:p>1456028885.01686</text:p>
          </table:table-cell>
          <table:table-cell office:value-type="float" office:value="7848" calcext:value-type="float">
            <text:p>7848</text:p>
          </table:table-cell>
          <table:table-cell table:formula="of:=[.B304]-[.B$2]" office:value-type="float" office:value="30.2030191421509" calcext:value-type="float">
            <text:p>30.2030191422</text:p>
          </table:table-cell>
          <table:table-cell table:formula="of:=[.D304]/([.E304]-[.E303])" office:value-type="float" office:value="75582.9361916112" calcext:value-type="float">
            <text:p>75582.9361916112</text:p>
          </table:table-cell>
          <table:table-cell table:formula="of:=[.E304]-[.E303]" office:value-type="float" office:value="0.103832960128784" calcext:value-type="float">
            <text:p>0.10383296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28885.21288" calcext:value-type="float">
            <text:p>1456028885.21288</text:p>
          </table:table-cell>
          <table:table-cell office:value-type="float" office:value="1456028885.21316" calcext:value-type="float">
            <text:p>1456028885.21316</text:p>
          </table:table-cell>
          <table:table-cell office:value-type="float" office:value="7872" calcext:value-type="float">
            <text:p>7872</text:p>
          </table:table-cell>
          <table:table-cell table:formula="of:=[.B305]-[.B$2]" office:value-type="float" office:value="30.3993196487427" calcext:value-type="float">
            <text:p>30.3993196487</text:p>
          </table:table-cell>
          <table:table-cell table:formula="of:=[.D305]/([.E305]-[.E304])" office:value-type="float" office:value="40101.7813793506" calcext:value-type="float">
            <text:p>40101.7813793506</text:p>
          </table:table-cell>
          <table:table-cell table:formula="of:=[.E305]-[.E304]" office:value-type="float" office:value="0.196300506591797" calcext:value-type="float">
            <text:p>0.19630050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28885.31338" calcext:value-type="float">
            <text:p>1456028885.31338</text:p>
          </table:table-cell>
          <table:table-cell office:value-type="float" office:value="1456028885.31367" calcext:value-type="float">
            <text:p>1456028885.31367</text:p>
          </table:table-cell>
          <table:table-cell office:value-type="float" office:value="7888" calcext:value-type="float">
            <text:p>7888</text:p>
          </table:table-cell>
          <table:table-cell table:formula="of:=[.B306]-[.B$2]" office:value-type="float" office:value="30.4998173713684" calcext:value-type="float">
            <text:p>30.4998173714</text:p>
          </table:table-cell>
          <table:table-cell table:formula="of:=[.D306]/([.E306]-[.E305])" office:value-type="float" office:value="78489.3407920895" calcext:value-type="float">
            <text:p>78489.3407920895</text:p>
          </table:table-cell>
          <table:table-cell table:formula="of:=[.E306]-[.E305]" office:value-type="float" office:value="0.100497722625732" calcext:value-type="float">
            <text:p>0.10049772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28885.41284" calcext:value-type="float">
            <text:p>1456028885.41284</text:p>
          </table:table-cell>
          <table:table-cell office:value-type="float" office:value="1456028885.41311" calcext:value-type="float">
            <text:p>1456028885.41311</text:p>
          </table:table-cell>
          <table:table-cell office:value-type="float" office:value="7888" calcext:value-type="float">
            <text:p>7888</text:p>
          </table:table-cell>
          <table:table-cell table:formula="of:=[.B307]-[.B$2]" office:value-type="float" office:value="30.5992741584778" calcext:value-type="float">
            <text:p>30.5992741585</text:p>
          </table:table-cell>
          <table:table-cell table:formula="of:=[.D307]/([.E307]-[.E306])" office:value-type="float" office:value="79310.8266339368" calcext:value-type="float">
            <text:p>79310.8266339368</text:p>
          </table:table-cell>
          <table:table-cell table:formula="of:=[.E307]-[.E306]" office:value-type="float" office:value="0.099456787109375" calcext:value-type="float">
            <text:p>0.09945678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28885.51347" calcext:value-type="float">
            <text:p>1456028885.51347</text:p>
          </table:table-cell>
          <table:table-cell office:value-type="float" office:value="1456028885.51405" calcext:value-type="float">
            <text:p>1456028885.51405</text:p>
          </table:table-cell>
          <table:table-cell office:value-type="float" office:value="7888" calcext:value-type="float">
            <text:p>7888</text:p>
          </table:table-cell>
          <table:table-cell table:formula="of:=[.B308]-[.B$2]" office:value-type="float" office:value="30.6999049186707" calcext:value-type="float">
            <text:p>30.6999049187</text:p>
          </table:table-cell>
          <table:table-cell table:formula="of:=[.D308]/([.E308]-[.E307])" office:value-type="float" office:value="78385.5749959723" calcext:value-type="float">
            <text:p>78385.5749959723</text:p>
          </table:table-cell>
          <table:table-cell table:formula="of:=[.E308]-[.E307]" office:value-type="float" office:value="0.100630760192871" calcext:value-type="float">
            <text:p>0.10063076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28885.61943" calcext:value-type="float">
            <text:p>1456028885.61943</text:p>
          </table:table-cell>
          <table:table-cell office:value-type="float" office:value="1456028885.61971" calcext:value-type="float">
            <text:p>1456028885.61971</text:p>
          </table:table-cell>
          <table:table-cell office:value-type="float" office:value="7880" calcext:value-type="float">
            <text:p>7880</text:p>
          </table:table-cell>
          <table:table-cell table:formula="of:=[.B309]-[.B$2]" office:value-type="float" office:value="30.805869102478" calcext:value-type="float">
            <text:p>30.8058691025</text:p>
          </table:table-cell>
          <table:table-cell table:formula="of:=[.D309]/([.E309]-[.E308])" office:value-type="float" office:value="74364.7496433762" calcext:value-type="float">
            <text:p>74364.7496433762</text:p>
          </table:table-cell>
          <table:table-cell table:formula="of:=[.E309]-[.E308]" office:value-type="float" office:value="0.105964183807373" calcext:value-type="float">
            <text:p>0.10596418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28885.81351" calcext:value-type="float">
            <text:p>1456028885.81351</text:p>
          </table:table-cell>
          <table:table-cell office:value-type="float" office:value="1456028885.81383" calcext:value-type="float">
            <text:p>1456028885.81383</text:p>
          </table:table-cell>
          <table:table-cell office:value-type="float" office:value="7856" calcext:value-type="float">
            <text:p>7856</text:p>
          </table:table-cell>
          <table:table-cell table:formula="of:=[.B310]-[.B$2]" office:value-type="float" office:value="30.9999465942383" calcext:value-type="float">
            <text:p>30.9999465942</text:p>
          </table:table-cell>
          <table:table-cell table:formula="of:=[.D310]/([.E310]-[.E309])" office:value-type="float" office:value="40478.6764747795" calcext:value-type="float">
            <text:p>40478.6764747795</text:p>
          </table:table-cell>
          <table:table-cell table:formula="of:=[.E310]-[.E309]" office:value-type="float" office:value="0.194077491760254" calcext:value-type="float">
            <text:p>0.19407749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28885.91271" calcext:value-type="float">
            <text:p>1456028885.91271</text:p>
          </table:table-cell>
          <table:table-cell office:value-type="float" office:value="1456028885.913" calcext:value-type="float">
            <text:p>1456028885.913</text:p>
          </table:table-cell>
          <table:table-cell office:value-type="float" office:value="7832" calcext:value-type="float">
            <text:p>7832</text:p>
          </table:table-cell>
          <table:table-cell table:formula="of:=[.B311]-[.B$2]" office:value-type="float" office:value="31.0991444587707" calcext:value-type="float">
            <text:p>31.0991444588</text:p>
          </table:table-cell>
          <table:table-cell table:formula="of:=[.D311]/([.E311]-[.E310])" office:value-type="float" office:value="78953.3125225325" calcext:value-type="float">
            <text:p>78953.3125225325</text:p>
          </table:table-cell>
          <table:table-cell table:formula="of:=[.E311]-[.E310]" office:value-type="float" office:value="0.0991978645324707" calcext:value-type="float">
            <text:p>0.099197864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28886.01301" calcext:value-type="float">
            <text:p>1456028886.01301</text:p>
          </table:table-cell>
          <table:table-cell office:value-type="float" office:value="1456028886.01328" calcext:value-type="float">
            <text:p>1456028886.01328</text:p>
          </table:table-cell>
          <table:table-cell office:value-type="float" office:value="7792" calcext:value-type="float">
            <text:p>7792</text:p>
          </table:table-cell>
          <table:table-cell table:formula="of:=[.B312]-[.B$2]" office:value-type="float" office:value="31.19944190979" calcext:value-type="float">
            <text:p>31.1994419098</text:p>
          </table:table-cell>
          <table:table-cell table:formula="of:=[.D312]/([.E312]-[.E311])" office:value-type="float" office:value="77688.9135348176" calcext:value-type="float">
            <text:p>77688.9135348176</text:p>
          </table:table-cell>
          <table:table-cell table:formula="of:=[.E312]-[.E311]" office:value-type="float" office:value="0.100297451019287" calcext:value-type="float">
            <text:p>0.1002974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28886.1135" calcext:value-type="float">
            <text:p>1456028886.1135</text:p>
          </table:table-cell>
          <table:table-cell office:value-type="float" office:value="1456028886.11377" calcext:value-type="float">
            <text:p>1456028886.11377</text:p>
          </table:table-cell>
          <table:table-cell office:value-type="float" office:value="7744" calcext:value-type="float">
            <text:p>7744</text:p>
          </table:table-cell>
          <table:table-cell table:formula="of:=[.B313]-[.B$2]" office:value-type="float" office:value="31.2999386787415" calcext:value-type="float">
            <text:p>31.2999386787</text:p>
          </table:table-cell>
          <table:table-cell table:formula="of:=[.D313]/([.E313]-[.E312])" office:value-type="float" office:value="77057.2037370052" calcext:value-type="float">
            <text:p>77057.2037370052</text:p>
          </table:table-cell>
          <table:table-cell table:formula="of:=[.E313]-[.E312]" office:value-type="float" office:value="0.100496768951416" calcext:value-type="float">
            <text:p>0.10049676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28886.21833" calcext:value-type="float">
            <text:p>1456028886.21833</text:p>
          </table:table-cell>
          <table:table-cell office:value-type="float" office:value="1456028886.21861" calcext:value-type="float">
            <text:p>1456028886.21861</text:p>
          </table:table-cell>
          <table:table-cell office:value-type="float" office:value="7696" calcext:value-type="float">
            <text:p>7696</text:p>
          </table:table-cell>
          <table:table-cell table:formula="of:=[.B314]-[.B$2]" office:value-type="float" office:value="31.4047627449036" calcext:value-type="float">
            <text:p>31.4047627449</text:p>
          </table:table-cell>
          <table:table-cell table:formula="of:=[.D314]/([.E314]-[.E313])" office:value-type="float" office:value="73418.2548127661" calcext:value-type="float">
            <text:p>73418.2548127661</text:p>
          </table:table-cell>
          <table:table-cell table:formula="of:=[.E314]-[.E313]" office:value-type="float" office:value="0.104824066162109" calcext:value-type="float">
            <text:p>0.104824066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28886.41269" calcext:value-type="float">
            <text:p>1456028886.41269</text:p>
          </table:table-cell>
          <table:table-cell office:value-type="float" office:value="1456028886.41297" calcext:value-type="float">
            <text:p>1456028886.41297</text:p>
          </table:table-cell>
          <table:table-cell office:value-type="float" office:value="7632" calcext:value-type="float">
            <text:p>7632</text:p>
          </table:table-cell>
          <table:table-cell table:formula="of:=[.B315]-[.B$2]" office:value-type="float" office:value="31.5991282463074" calcext:value-type="float">
            <text:p>31.5991282463</text:p>
          </table:table-cell>
          <table:table-cell table:formula="of:=[.D315]/([.E315]-[.E314])" office:value-type="float" office:value="39266.2275191725" calcext:value-type="float">
            <text:p>39266.2275191725</text:p>
          </table:table-cell>
          <table:table-cell table:formula="of:=[.E315]-[.E314]" office:value-type="float" office:value="0.194365501403809" calcext:value-type="float">
            <text:p>0.19436550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28886.51315" calcext:value-type="float">
            <text:p>1456028886.51315</text:p>
          </table:table-cell>
          <table:table-cell office:value-type="float" office:value="1456028886.51343" calcext:value-type="float">
            <text:p>1456028886.51343</text:p>
          </table:table-cell>
          <table:table-cell office:value-type="float" office:value="7568" calcext:value-type="float">
            <text:p>7568</text:p>
          </table:table-cell>
          <table:table-cell table:formula="of:=[.B316]-[.B$2]" office:value-type="float" office:value="31.6995859146118" calcext:value-type="float">
            <text:p>31.6995859146</text:p>
          </table:table-cell>
          <table:table-cell table:formula="of:=[.D316]/([.E316]-[.E315])" office:value-type="float" office:value="75335.2146006883" calcext:value-type="float">
            <text:p>75335.2146006883</text:p>
          </table:table-cell>
          <table:table-cell table:formula="of:=[.E316]-[.E315]" office:value-type="float" office:value="0.100457668304443" calcext:value-type="float">
            <text:p>0.10045766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28886.61259" calcext:value-type="float">
            <text:p>1456028886.61259</text:p>
          </table:table-cell>
          <table:table-cell office:value-type="float" office:value="1456028886.61286" calcext:value-type="float">
            <text:p>1456028886.61286</text:p>
          </table:table-cell>
          <table:table-cell office:value-type="float" office:value="7488" calcext:value-type="float">
            <text:p>7488</text:p>
          </table:table-cell>
          <table:table-cell table:formula="of:=[.B317]-[.B$2]" office:value-type="float" office:value="31.7990212440491" calcext:value-type="float">
            <text:p>31.799021244</text:p>
          </table:table-cell>
          <table:table-cell table:formula="of:=[.D317]/([.E317]-[.E316])" office:value-type="float" office:value="75305.2264459481" calcext:value-type="float">
            <text:p>75305.2264459481</text:p>
          </table:table-cell>
          <table:table-cell table:formula="of:=[.E317]-[.E316]" office:value-type="float" office:value="0.0994353294372559" calcext:value-type="float">
            <text:p>0.09943532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28886.71279" calcext:value-type="float">
            <text:p>1456028886.71279</text:p>
          </table:table-cell>
          <table:table-cell office:value-type="float" office:value="1456028886.71307" calcext:value-type="float">
            <text:p>1456028886.71307</text:p>
          </table:table-cell>
          <table:table-cell office:value-type="float" office:value="7408" calcext:value-type="float">
            <text:p>7408</text:p>
          </table:table-cell>
          <table:table-cell table:formula="of:=[.B318]-[.B$2]" office:value-type="float" office:value="31.8992240428925" calcext:value-type="float">
            <text:p>31.8992240429</text:p>
          </table:table-cell>
          <table:table-cell table:formula="of:=[.D318]/([.E318]-[.E317])" office:value-type="float" office:value="73930.0706717649" calcext:value-type="float">
            <text:p>73930.0706717649</text:p>
          </table:table-cell>
          <table:table-cell table:formula="of:=[.E318]-[.E317]" office:value-type="float" office:value="0.100202798843384" calcext:value-type="float">
            <text:p>0.10020279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28886.81328" calcext:value-type="float">
            <text:p>1456028886.81328</text:p>
          </table:table-cell>
          <table:table-cell office:value-type="float" office:value="1456028886.81357" calcext:value-type="float">
            <text:p>1456028886.81357</text:p>
          </table:table-cell>
          <table:table-cell office:value-type="float" office:value="7320" calcext:value-type="float">
            <text:p>7320</text:p>
          </table:table-cell>
          <table:table-cell table:formula="of:=[.B319]-[.B$2]" office:value-type="float" office:value="31.9997160434723" calcext:value-type="float">
            <text:p>31.9997160435</text:p>
          </table:table-cell>
          <table:table-cell table:formula="of:=[.D319]/([.E319]-[.E318])" office:value-type="float" office:value="72841.6188130792" calcext:value-type="float">
            <text:p>72841.6188130792</text:p>
          </table:table-cell>
          <table:table-cell table:formula="of:=[.E319]-[.E318]" office:value-type="float" office:value="0.100492000579834" calcext:value-type="float">
            <text:p>0.10049200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28886.91264" calcext:value-type="float">
            <text:p>1456028886.91264</text:p>
          </table:table-cell>
          <table:table-cell office:value-type="float" office:value="1456028886.91292" calcext:value-type="float">
            <text:p>1456028886.91292</text:p>
          </table:table-cell>
          <table:table-cell office:value-type="float" office:value="7224" calcext:value-type="float">
            <text:p>7224</text:p>
          </table:table-cell>
          <table:table-cell table:formula="of:=[.B320]-[.B$2]" office:value-type="float" office:value="32.0990717411041" calcext:value-type="float">
            <text:p>32.0990717411</text:p>
          </table:table-cell>
          <table:table-cell table:formula="of:=[.D320]/([.E320]-[.E319])" office:value-type="float" office:value="72708.4623447429" calcext:value-type="float">
            <text:p>72708.4623447429</text:p>
          </table:table-cell>
          <table:table-cell table:formula="of:=[.E320]-[.E319]" office:value-type="float" office:value="0.0993556976318359" calcext:value-type="float">
            <text:p>0.09935569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28887.0223" calcext:value-type="float">
            <text:p>1456028887.0223</text:p>
          </table:table-cell>
          <table:table-cell office:value-type="float" office:value="1456028887.02261" calcext:value-type="float">
            <text:p>1456028887.02261</text:p>
          </table:table-cell>
          <table:table-cell office:value-type="float" office:value="7120" calcext:value-type="float">
            <text:p>7120</text:p>
          </table:table-cell>
          <table:table-cell table:formula="of:=[.B321]-[.B$2]" office:value-type="float" office:value="32.2087335586548" calcext:value-type="float">
            <text:p>32.2087335587</text:p>
          </table:table-cell>
          <table:table-cell table:formula="of:=[.D321]/([.E321]-[.E320])" office:value-type="float" office:value="64926.8830211651" calcext:value-type="float">
            <text:p>64926.8830211651</text:p>
          </table:table-cell>
          <table:table-cell table:formula="of:=[.E321]-[.E320]" office:value-type="float" office:value="0.109661817550659" calcext:value-type="float">
            <text:p>0.109661817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28887.21275" calcext:value-type="float">
            <text:p>1456028887.21275</text:p>
          </table:table-cell>
          <table:table-cell office:value-type="float" office:value="1456028887.21303" calcext:value-type="float">
            <text:p>1456028887.21303</text:p>
          </table:table-cell>
          <table:table-cell office:value-type="float" office:value="7016" calcext:value-type="float">
            <text:p>7016</text:p>
          </table:table-cell>
          <table:table-cell table:formula="of:=[.B322]-[.B$2]" office:value-type="float" office:value="32.3991873264313" calcext:value-type="float">
            <text:p>32.3991873264</text:p>
          </table:table-cell>
          <table:table-cell table:formula="of:=[.D322]/([.E322]-[.E321])" office:value-type="float" office:value="36838.3365785326" calcext:value-type="float">
            <text:p>36838.3365785326</text:p>
          </table:table-cell>
          <table:table-cell table:formula="of:=[.E322]-[.E321]" office:value-type="float" office:value="0.190453767776489" calcext:value-type="float">
            <text:p>0.190453767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28887.31333" calcext:value-type="float">
            <text:p>1456028887.31333</text:p>
          </table:table-cell>
          <table:table-cell office:value-type="float" office:value="1456028887.31361" calcext:value-type="float">
            <text:p>1456028887.31361</text:p>
          </table:table-cell>
          <table:table-cell office:value-type="float" office:value="6904" calcext:value-type="float">
            <text:p>6904</text:p>
          </table:table-cell>
          <table:table-cell table:formula="of:=[.B323]-[.B$2]" office:value-type="float" office:value="32.4997668266296" calcext:value-type="float">
            <text:p>32.4997668266</text:p>
          </table:table-cell>
          <table:table-cell table:formula="of:=[.D323]/([.E323]-[.E322])" office:value-type="float" office:value="68642.2182093154" calcext:value-type="float">
            <text:p>68642.2182093154</text:p>
          </table:table-cell>
          <table:table-cell table:formula="of:=[.E323]-[.E322]" office:value-type="float" office:value="0.100579500198364" calcext:value-type="float">
            <text:p>0.10057950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28887.41266" calcext:value-type="float">
            <text:p>1456028887.41266</text:p>
          </table:table-cell>
          <table:table-cell office:value-type="float" office:value="1456028887.41293" calcext:value-type="float">
            <text:p>1456028887.41293</text:p>
          </table:table-cell>
          <table:table-cell office:value-type="float" office:value="6792" calcext:value-type="float">
            <text:p>6792</text:p>
          </table:table-cell>
          <table:table-cell table:formula="of:=[.B324]-[.B$2]" office:value-type="float" office:value="32.599093914032" calcext:value-type="float">
            <text:p>32.599093914</text:p>
          </table:table-cell>
          <table:table-cell table:formula="of:=[.D324]/([.E324]-[.E323])" office:value-type="float" office:value="68380.1385667102" calcext:value-type="float">
            <text:p>68380.1385667102</text:p>
          </table:table-cell>
          <table:table-cell table:formula="of:=[.E324]-[.E323]" office:value-type="float" office:value="0.0993270874023438" calcext:value-type="float">
            <text:p>0.09932708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28887.51296" calcext:value-type="float">
            <text:p>1456028887.51296</text:p>
          </table:table-cell>
          <table:table-cell office:value-type="float" office:value="1456028887.51323" calcext:value-type="float">
            <text:p>1456028887.51323</text:p>
          </table:table-cell>
          <table:table-cell office:value-type="float" office:value="6680" calcext:value-type="float">
            <text:p>6680</text:p>
          </table:table-cell>
          <table:table-cell table:formula="of:=[.B325]-[.B$2]" office:value-type="float" office:value="32.6993908882141" calcext:value-type="float">
            <text:p>32.6993908882</text:p>
          </table:table-cell>
          <table:table-cell table:formula="of:=[.D325]/([.E325]-[.E324])" office:value-type="float" office:value="66602.2086356246" calcext:value-type="float">
            <text:p>66602.2086356246</text:p>
          </table:table-cell>
          <table:table-cell table:formula="of:=[.E325]-[.E324]" office:value-type="float" office:value="0.100296974182129" calcext:value-type="float">
            <text:p>0.100296974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28887.61332" calcext:value-type="float">
            <text:p>1456028887.61332</text:p>
          </table:table-cell>
          <table:table-cell office:value-type="float" office:value="1456028887.61359" calcext:value-type="float">
            <text:p>1456028887.61359</text:p>
          </table:table-cell>
          <table:table-cell office:value-type="float" office:value="6552" calcext:value-type="float">
            <text:p>6552</text:p>
          </table:table-cell>
          <table:table-cell table:formula="of:=[.B326]-[.B$2]" office:value-type="float" office:value="32.7997550964355" calcext:value-type="float">
            <text:p>32.7997550964</text:p>
          </table:table-cell>
          <table:table-cell table:formula="of:=[.D326]/([.E326]-[.E325])" office:value-type="float" office:value="65282.2367267043" calcext:value-type="float">
            <text:p>65282.2367267043</text:p>
          </table:table-cell>
          <table:table-cell table:formula="of:=[.E326]-[.E325]" office:value-type="float" office:value="0.100364208221436" calcext:value-type="float">
            <text:p>0.100364208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28887.71288" calcext:value-type="float">
            <text:p>1456028887.71288</text:p>
          </table:table-cell>
          <table:table-cell office:value-type="float" office:value="1456028887.71315" calcext:value-type="float">
            <text:p>1456028887.71315</text:p>
          </table:table-cell>
          <table:table-cell office:value-type="float" office:value="6432" calcext:value-type="float">
            <text:p>6432</text:p>
          </table:table-cell>
          <table:table-cell table:formula="of:=[.B327]-[.B$2]" office:value-type="float" office:value="32.8993110656738" calcext:value-type="float">
            <text:p>32.8993110657</text:p>
          </table:table-cell>
          <table:table-cell table:formula="of:=[.D327]/([.E327]-[.E326])" office:value-type="float" office:value="64606.8743965055" calcext:value-type="float">
            <text:p>64606.8743965055</text:p>
          </table:table-cell>
          <table:table-cell table:formula="of:=[.E327]-[.E326]" office:value-type="float" office:value="0.0995559692382813" calcext:value-type="float">
            <text:p>0.099555969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28887.81309" calcext:value-type="float">
            <text:p>1456028887.81309</text:p>
          </table:table-cell>
          <table:table-cell office:value-type="float" office:value="1456028887.81337" calcext:value-type="float">
            <text:p>1456028887.81337</text:p>
          </table:table-cell>
          <table:table-cell office:value-type="float" office:value="6312" calcext:value-type="float">
            <text:p>6312</text:p>
          </table:table-cell>
          <table:table-cell table:formula="of:=[.B328]-[.B$2]" office:value-type="float" office:value="32.9995250701904" calcext:value-type="float">
            <text:p>32.9995250702</text:p>
          </table:table-cell>
          <table:table-cell table:formula="of:=[.D328]/([.E328]-[.E327])" office:value-type="float" office:value="62985.2088083592" calcext:value-type="float">
            <text:p>62985.2088083592</text:p>
          </table:table-cell>
          <table:table-cell table:formula="of:=[.E328]-[.E327]" office:value-type="float" office:value="0.100214004516602" calcext:value-type="float">
            <text:p>0.10021400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28887.9128" calcext:value-type="float">
            <text:p>1456028887.9128</text:p>
          </table:table-cell>
          <table:table-cell office:value-type="float" office:value="1456028887.91308" calcext:value-type="float">
            <text:p>1456028887.91308</text:p>
          </table:table-cell>
          <table:table-cell office:value-type="float" office:value="6184" calcext:value-type="float">
            <text:p>6184</text:p>
          </table:table-cell>
          <table:table-cell table:formula="of:=[.B329]-[.B$2]" office:value-type="float" office:value="33.0992357730865" calcext:value-type="float">
            <text:p>33.0992357731</text:p>
          </table:table-cell>
          <table:table-cell table:formula="of:=[.D329]/([.E329]-[.E328])" office:value-type="float" office:value="62019.420387024" calcext:value-type="float">
            <text:p>62019.420387024</text:p>
          </table:table-cell>
          <table:table-cell table:formula="of:=[.E329]-[.E328]" office:value-type="float" office:value="0.0997107028961182" calcext:value-type="float">
            <text:p>0.09971070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28888.01317" calcext:value-type="float">
            <text:p>1456028888.01317</text:p>
          </table:table-cell>
          <table:table-cell office:value-type="float" office:value="1456028888.01346" calcext:value-type="float">
            <text:p>1456028888.01346</text:p>
          </table:table-cell>
          <table:table-cell office:value-type="float" office:value="6056" calcext:value-type="float">
            <text:p>6056</text:p>
          </table:table-cell>
          <table:table-cell table:formula="of:=[.B330]-[.B$2]" office:value-type="float" office:value="33.199601650238" calcext:value-type="float">
            <text:p>33.1996016502</text:p>
          </table:table-cell>
          <table:table-cell table:formula="of:=[.D330]/([.E330]-[.E329])" office:value-type="float" office:value="60339.2325347713" calcext:value-type="float">
            <text:p>60339.2325347713</text:p>
          </table:table-cell>
          <table:table-cell table:formula="of:=[.E330]-[.E329]" office:value-type="float" office:value="0.100365877151489" calcext:value-type="float">
            <text:p>0.10036587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28888.11363" calcext:value-type="float">
            <text:p>1456028888.11363</text:p>
          </table:table-cell>
          <table:table-cell office:value-type="float" office:value="1456028888.11393" calcext:value-type="float">
            <text:p>1456028888.11393</text:p>
          </table:table-cell>
          <table:table-cell office:value-type="float" office:value="5936" calcext:value-type="float">
            <text:p>5936</text:p>
          </table:table-cell>
          <table:table-cell table:formula="of:=[.B331]-[.B$2]" office:value-type="float" office:value="33.3000640869141" calcext:value-type="float">
            <text:p>33.3000640869</text:p>
          </table:table-cell>
          <table:table-cell table:formula="of:=[.D331]/([.E331]-[.E330])" office:value-type="float" office:value="59086.7611457864" calcext:value-type="float">
            <text:p>59086.7611457864</text:p>
          </table:table-cell>
          <table:table-cell table:formula="of:=[.E331]-[.E330]" office:value-type="float" office:value="0.100462436676025" calcext:value-type="float">
            <text:p>0.100462436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28888.21283" calcext:value-type="float">
            <text:p>1456028888.21283</text:p>
          </table:table-cell>
          <table:table-cell office:value-type="float" office:value="1456028888.2131" calcext:value-type="float">
            <text:p>1456028888.2131</text:p>
          </table:table-cell>
          <table:table-cell office:value-type="float" office:value="5808" calcext:value-type="float">
            <text:p>5808</text:p>
          </table:table-cell>
          <table:table-cell table:formula="of:=[.B332]-[.B$2]" office:value-type="float" office:value="33.3992629051208" calcext:value-type="float">
            <text:p>33.3992629051</text:p>
          </table:table-cell>
          <table:table-cell table:formula="of:=[.D332]/([.E332]-[.E331])" office:value-type="float" office:value="58549.0846059557" calcext:value-type="float">
            <text:p>58549.0846059557</text:p>
          </table:table-cell>
          <table:table-cell table:formula="of:=[.E332]-[.E331]" office:value-type="float" office:value="0.0991988182067871" calcext:value-type="float">
            <text:p>0.099198818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28888.31314" calcext:value-type="float">
            <text:p>1456028888.31314</text:p>
          </table:table-cell>
          <table:table-cell office:value-type="float" office:value="1456028888.31363" calcext:value-type="float">
            <text:p>1456028888.31363</text:p>
          </table:table-cell>
          <table:table-cell office:value-type="float" office:value="5688" calcext:value-type="float">
            <text:p>5688</text:p>
          </table:table-cell>
          <table:table-cell table:formula="of:=[.B333]-[.B$2]" office:value-type="float" office:value="33.4995760917664" calcext:value-type="float">
            <text:p>33.4995760918</text:p>
          </table:table-cell>
          <table:table-cell table:formula="of:=[.D333]/([.E333]-[.E332])" office:value-type="float" office:value="56702.4156066397" calcext:value-type="float">
            <text:p>56702.4156066397</text:p>
          </table:table-cell>
          <table:table-cell table:formula="of:=[.E333]-[.E332]" office:value-type="float" office:value="0.100313186645508" calcext:value-type="float">
            <text:p>0.10031318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28888.32504" calcext:value-type="float">
            <text:p>1456028888.32504</text:p>
          </table:table-cell>
          <table:table-cell office:value-type="float" office:value="1456028888.32699" calcext:value-type="float">
            <text:p>1456028888.32699</text:p>
          </table:table-cell>
          <table:table-cell office:value-type="float" office:value="5560" calcext:value-type="float">
            <text:p>5560</text:p>
          </table:table-cell>
          <table:table-cell table:formula="of:=[.B334]-[.B$2]" office:value-type="float" office:value="33.5114734172821" calcext:value-type="float">
            <text:p>33.5114734173</text:p>
          </table:table-cell>
          <table:table-cell table:formula="of:=[.D334]/([.E334]-[.E333])" office:value-type="float" office:value="467331.922005571" calcext:value-type="float">
            <text:p>467331.922005571</text:p>
          </table:table-cell>
          <table:table-cell table:formula="of:=[.E334]-[.E333]" office:value-type="float" office:value="0.0118973255157471" calcext:value-type="float">
            <text:p>0.01189732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28888.41248" calcext:value-type="float">
            <text:p>1456028888.41248</text:p>
          </table:table-cell>
          <table:table-cell office:value-type="float" office:value="1456028888.41275" calcext:value-type="float">
            <text:p>1456028888.41275</text:p>
          </table:table-cell>
          <table:table-cell office:value-type="float" office:value="5440" calcext:value-type="float">
            <text:p>5440</text:p>
          </table:table-cell>
          <table:table-cell table:formula="of:=[.B335]-[.B$2]" office:value-type="float" office:value="33.5989127159119" calcext:value-type="float">
            <text:p>33.5989127159</text:p>
          </table:table-cell>
          <table:table-cell table:formula="of:=[.D335]/([.E335]-[.E334])" office:value-type="float" office:value="62214.5886946587" calcext:value-type="float">
            <text:p>62214.5886946587</text:p>
          </table:table-cell>
          <table:table-cell table:formula="of:=[.E335]-[.E334]" office:value-type="float" office:value="0.0874392986297607" calcext:value-type="float">
            <text:p>0.087439298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28888.51263" calcext:value-type="float">
            <text:p>1456028888.51263</text:p>
          </table:table-cell>
          <table:table-cell office:value-type="float" office:value="1456028888.51291" calcext:value-type="float">
            <text:p>1456028888.51291</text:p>
          </table:table-cell>
          <table:table-cell office:value-type="float" office:value="5328" calcext:value-type="float">
            <text:p>5328</text:p>
          </table:table-cell>
          <table:table-cell table:formula="of:=[.B336]-[.B$2]" office:value-type="float" office:value="33.6990687847137" calcext:value-type="float">
            <text:p>33.6990687847</text:p>
          </table:table-cell>
          <table:table-cell table:formula="of:=[.D336]/([.E336]-[.E335])" office:value-type="float" office:value="53196.9761167383" calcext:value-type="float">
            <text:p>53196.9761167383</text:p>
          </table:table-cell>
          <table:table-cell table:formula="of:=[.E336]-[.E335]" office:value-type="float" office:value="0.10015606880188" calcext:value-type="float">
            <text:p>0.10015606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28888.61314" calcext:value-type="float">
            <text:p>1456028888.61314</text:p>
          </table:table-cell>
          <table:table-cell office:value-type="float" office:value="1456028888.61341" calcext:value-type="float">
            <text:p>1456028888.61341</text:p>
          </table:table-cell>
          <table:table-cell office:value-type="float" office:value="5216" calcext:value-type="float">
            <text:p>5216</text:p>
          </table:table-cell>
          <table:table-cell table:formula="of:=[.B337]-[.B$2]" office:value-type="float" office:value="33.7995717525482" calcext:value-type="float">
            <text:p>33.7995717525</text:p>
          </table:table-cell>
          <table:table-cell table:formula="of:=[.D337]/([.E337]-[.E336])" office:value-type="float" office:value="51898.9649001281" calcext:value-type="float">
            <text:p>51898.9649001281</text:p>
          </table:table-cell>
          <table:table-cell table:formula="of:=[.E337]-[.E336]" office:value-type="float" office:value="0.100502967834473" calcext:value-type="float">
            <text:p>0.10050296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28888.71248" calcext:value-type="float">
            <text:p>1456028888.71248</text:p>
          </table:table-cell>
          <table:table-cell office:value-type="float" office:value="1456028888.71275" calcext:value-type="float">
            <text:p>1456028888.71275</text:p>
          </table:table-cell>
          <table:table-cell office:value-type="float" office:value="5112" calcext:value-type="float">
            <text:p>5112</text:p>
          </table:table-cell>
          <table:table-cell table:formula="of:=[.B338]-[.B$2]" office:value-type="float" office:value="33.8989155292511" calcext:value-type="float">
            <text:p>33.8989155293</text:p>
          </table:table-cell>
          <table:table-cell table:formula="of:=[.D338]/([.E338]-[.E337])" office:value-type="float" office:value="51457.6772663784" calcext:value-type="float">
            <text:p>51457.6772663784</text:p>
          </table:table-cell>
          <table:table-cell table:formula="of:=[.E338]-[.E337]" office:value-type="float" office:value="0.0993437767028809" calcext:value-type="float">
            <text:p>0.09934377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28888.81313" calcext:value-type="float">
            <text:p>1456028888.81313</text:p>
          </table:table-cell>
          <table:table-cell office:value-type="float" office:value="1456028888.81341" calcext:value-type="float">
            <text:p>1456028888.81341</text:p>
          </table:table-cell>
          <table:table-cell office:value-type="float" office:value="5008" calcext:value-type="float">
            <text:p>5008</text:p>
          </table:table-cell>
          <table:table-cell table:formula="of:=[.B339]-[.B$2]" office:value-type="float" office:value="33.9995651245117" calcext:value-type="float">
            <text:p>33.9995651245</text:p>
          </table:table-cell>
          <table:table-cell table:formula="of:=[.D339]/([.E339]-[.E338])" office:value-type="float" office:value="49756.7823003399" calcext:value-type="float">
            <text:p>49756.7823003399</text:p>
          </table:table-cell>
          <table:table-cell table:formula="of:=[.E339]-[.E338]" office:value-type="float" office:value="0.10064959526062" calcext:value-type="float">
            <text:p>0.10064959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28888.82534" calcext:value-type="float">
            <text:p>1456028888.82534</text:p>
          </table:table-cell>
          <table:table-cell office:value-type="float" office:value="1456028888.82723" calcext:value-type="float">
            <text:p>1456028888.82723</text:p>
          </table:table-cell>
          <table:table-cell office:value-type="float" office:value="4912" calcext:value-type="float">
            <text:p>4912</text:p>
          </table:table-cell>
          <table:table-cell table:formula="of:=[.B340]-[.B$2]" office:value-type="float" office:value="34.0117790699005" calcext:value-type="float">
            <text:p>34.0117790699</text:p>
          </table:table-cell>
          <table:table-cell table:formula="of:=[.D340]/([.E340]-[.E339])" office:value-type="float" office:value="402163.252220422" calcext:value-type="float">
            <text:p>402163.252220422</text:p>
          </table:table-cell>
          <table:table-cell table:formula="of:=[.E340]-[.E339]" office:value-type="float" office:value="0.0122139453887939" calcext:value-type="float">
            <text:p>0.012213945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28888.91327" calcext:value-type="float">
            <text:p>1456028888.91327</text:p>
          </table:table-cell>
          <table:table-cell office:value-type="float" office:value="1456028888.91357" calcext:value-type="float">
            <text:p>1456028888.91357</text:p>
          </table:table-cell>
          <table:table-cell office:value-type="float" office:value="4816" calcext:value-type="float">
            <text:p>4816</text:p>
          </table:table-cell>
          <table:table-cell table:formula="of:=[.B341]-[.B$2]" office:value-type="float" office:value="34.0997040271759" calcext:value-type="float">
            <text:p>34.0997040272</text:p>
          </table:table-cell>
          <table:table-cell table:formula="of:=[.D341]/([.E341]-[.E340])" office:value-type="float" office:value="54773.9816911797" calcext:value-type="float">
            <text:p>54773.9816911797</text:p>
          </table:table-cell>
          <table:table-cell table:formula="of:=[.E341]-[.E340]" office:value-type="float" office:value="0.0879249572753906" calcext:value-type="float">
            <text:p>0.08792495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28889.01262" calcext:value-type="float">
            <text:p>1456028889.01262</text:p>
          </table:table-cell>
          <table:table-cell office:value-type="float" office:value="1456028889.01289" calcext:value-type="float">
            <text:p>1456028889.01289</text:p>
          </table:table-cell>
          <table:table-cell office:value-type="float" office:value="4728" calcext:value-type="float">
            <text:p>4728</text:p>
          </table:table-cell>
          <table:table-cell table:formula="of:=[.B342]-[.B$2]" office:value-type="float" office:value="34.199051618576" calcext:value-type="float">
            <text:p>34.1990516186</text:p>
          </table:table-cell>
          <table:table-cell table:formula="of:=[.D342]/([.E342]-[.E341])" office:value-type="float" office:value="47590.4844130225" calcext:value-type="float">
            <text:p>47590.4844130225</text:p>
          </table:table-cell>
          <table:table-cell table:formula="of:=[.E342]-[.E341]" office:value-type="float" office:value="0.0993475914001465" calcext:value-type="float">
            <text:p>0.09934759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28889.11308" calcext:value-type="float">
            <text:p>1456028889.11308</text:p>
          </table:table-cell>
          <table:table-cell office:value-type="float" office:value="1456028889.11336" calcext:value-type="float">
            <text:p>1456028889.11336</text:p>
          </table:table-cell>
          <table:table-cell office:value-type="float" office:value="4656" calcext:value-type="float">
            <text:p>4656</text:p>
          </table:table-cell>
          <table:table-cell table:formula="of:=[.B343]-[.B$2]" office:value-type="float" office:value="34.2995162010193" calcext:value-type="float">
            <text:p>34.299516201</text:p>
          </table:table-cell>
          <table:table-cell table:formula="of:=[.D343]/([.E343]-[.E342])" office:value-type="float" office:value="46344.6907036184" calcext:value-type="float">
            <text:p>46344.6907036184</text:p>
          </table:table-cell>
          <table:table-cell table:formula="of:=[.E343]-[.E342]" office:value-type="float" office:value="0.100464582443237" calcext:value-type="float">
            <text:p>0.10046458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28889.12497" calcext:value-type="float">
            <text:p>1456028889.12497</text:p>
          </table:table-cell>
          <table:table-cell office:value-type="float" office:value="1456028889.12687" calcext:value-type="float">
            <text:p>1456028889.12687</text:p>
          </table:table-cell>
          <table:table-cell office:value-type="float" office:value="4584" calcext:value-type="float">
            <text:p>4584</text:p>
          </table:table-cell>
          <table:table-cell table:formula="of:=[.B344]-[.B$2]" office:value-type="float" office:value="34.3114066123962" calcext:value-type="float">
            <text:p>34.3114066124</text:p>
          </table:table-cell>
          <table:table-cell table:formula="of:=[.D344]/([.E344]-[.E343])" office:value-type="float" office:value="385520.723772858" calcext:value-type="float">
            <text:p>385520.723772858</text:p>
          </table:table-cell>
          <table:table-cell table:formula="of:=[.E344]-[.E343]" office:value-type="float" office:value="0.0118904113769531" calcext:value-type="float">
            <text:p>0.01189041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28889.21229" calcext:value-type="float">
            <text:p>1456028889.21229</text:p>
          </table:table-cell>
          <table:table-cell office:value-type="float" office:value="1456028889.21256" calcext:value-type="float">
            <text:p>1456028889.21256</text:p>
          </table:table-cell>
          <table:table-cell office:value-type="float" office:value="4520" calcext:value-type="float">
            <text:p>4520</text:p>
          </table:table-cell>
          <table:table-cell table:formula="of:=[.B345]-[.B$2]" office:value-type="float" office:value="34.398720741272" calcext:value-type="float">
            <text:p>34.3987207413</text:p>
          </table:table-cell>
          <table:table-cell table:formula="of:=[.D345]/([.E345]-[.E344])" office:value-type="float" office:value="51767.1086936339" calcext:value-type="float">
            <text:p>51767.1086936339</text:p>
          </table:table-cell>
          <table:table-cell table:formula="of:=[.E345]-[.E344]" office:value-type="float" office:value="0.0873141288757324" calcext:value-type="float">
            <text:p>0.08731412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28889.31266" calcext:value-type="float">
            <text:p>1456028889.31266</text:p>
          </table:table-cell>
          <table:table-cell office:value-type="float" office:value="1456028889.31293" calcext:value-type="float">
            <text:p>1456028889.31293</text:p>
          </table:table-cell>
          <table:table-cell office:value-type="float" office:value="4456" calcext:value-type="float">
            <text:p>4456</text:p>
          </table:table-cell>
          <table:table-cell table:formula="of:=[.B346]-[.B$2]" office:value-type="float" office:value="34.4990918636322" calcext:value-type="float">
            <text:p>34.4990918636</text:p>
          </table:table-cell>
          <table:table-cell table:formula="of:=[.D346]/([.E346]-[.E345])" office:value-type="float" office:value="44395.2393399321" calcext:value-type="float">
            <text:p>44395.2393399321</text:p>
          </table:table-cell>
          <table:table-cell table:formula="of:=[.E346]-[.E345]" office:value-type="float" office:value="0.10037112236023" calcext:value-type="float">
            <text:p>0.10037112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28889.41299" calcext:value-type="float">
            <text:p>1456028889.41299</text:p>
          </table:table-cell>
          <table:table-cell office:value-type="float" office:value="1456028889.41327" calcext:value-type="float">
            <text:p>1456028889.41327</text:p>
          </table:table-cell>
          <table:table-cell office:value-type="float" office:value="4408" calcext:value-type="float">
            <text:p>4408</text:p>
          </table:table-cell>
          <table:table-cell table:formula="of:=[.B347]-[.B$2]" office:value-type="float" office:value="34.5994284152985" calcext:value-type="float">
            <text:p>34.5994284153</text:p>
          </table:table-cell>
          <table:table-cell table:formula="of:=[.D347]/([.E347]-[.E346])" office:value-type="float" office:value="43932.1456318523" calcext:value-type="float">
            <text:p>43932.1456318523</text:p>
          </table:table-cell>
          <table:table-cell table:formula="of:=[.E347]-[.E346]" office:value-type="float" office:value="0.10033655166626" calcext:value-type="float">
            <text:p>0.10033655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28889.42508" calcext:value-type="float">
            <text:p>1456028889.42508</text:p>
          </table:table-cell>
          <table:table-cell office:value-type="float" office:value="1456028889.42701" calcext:value-type="float">
            <text:p>1456028889.42701</text:p>
          </table:table-cell>
          <table:table-cell office:value-type="float" office:value="4368" calcext:value-type="float">
            <text:p>4368</text:p>
          </table:table-cell>
          <table:table-cell table:formula="of:=[.B348]-[.B$2]" office:value-type="float" office:value="34.6115157604218" calcext:value-type="float">
            <text:p>34.6115157604</text:p>
          </table:table-cell>
          <table:table-cell table:formula="of:=[.D348]/([.E348]-[.E347])" office:value-type="float" office:value="361369.676752535" calcext:value-type="float">
            <text:p>361369.676752535</text:p>
          </table:table-cell>
          <table:table-cell table:formula="of:=[.E348]-[.E347]" office:value-type="float" office:value="0.012087345123291" calcext:value-type="float">
            <text:p>0.01208734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28889.51249" calcext:value-type="float">
            <text:p>1456028889.51249</text:p>
          </table:table-cell>
          <table:table-cell office:value-type="float" office:value="1456028889.51276" calcext:value-type="float">
            <text:p>1456028889.51276</text:p>
          </table:table-cell>
          <table:table-cell office:value-type="float" office:value="4336" calcext:value-type="float">
            <text:p>4336</text:p>
          </table:table-cell>
          <table:table-cell table:formula="of:=[.B349]-[.B$2]" office:value-type="float" office:value="34.698921918869" calcext:value-type="float">
            <text:p>34.6989219189</text:p>
          </table:table-cell>
          <table:table-cell table:formula="of:=[.D349]/([.E349]-[.E348])" office:value-type="float" office:value="49607.4884999782" calcext:value-type="float">
            <text:p>49607.4884999782</text:p>
          </table:table-cell>
          <table:table-cell table:formula="of:=[.E349]-[.E348]" office:value-type="float" office:value="0.0874061584472656" calcext:value-type="float">
            <text:p>0.08740615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28889.61263" calcext:value-type="float">
            <text:p>1456028889.61263</text:p>
          </table:table-cell>
          <table:table-cell office:value-type="float" office:value="1456028889.6129" calcext:value-type="float">
            <text:p>1456028889.6129</text:p>
          </table:table-cell>
          <table:table-cell office:value-type="float" office:value="4312" calcext:value-type="float">
            <text:p>4312</text:p>
          </table:table-cell>
          <table:table-cell table:formula="of:=[.B350]-[.B$2]" office:value-type="float" office:value="34.7990608215332" calcext:value-type="float">
            <text:p>34.7990608215</text:p>
          </table:table-cell>
          <table:table-cell table:formula="of:=[.D350]/([.E350]-[.E349])" office:value-type="float" office:value="43060.188251316" calcext:value-type="float">
            <text:p>43060.188251316</text:p>
          </table:table-cell>
          <table:table-cell table:formula="of:=[.E350]-[.E349]" office:value-type="float" office:value="0.100138902664185" calcext:value-type="float">
            <text:p>0.10013890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28889.71295" calcext:value-type="float">
            <text:p>1456028889.71295</text:p>
          </table:table-cell>
          <table:table-cell office:value-type="float" office:value="1456028889.71324" calcext:value-type="float">
            <text:p>1456028889.71324</text:p>
          </table:table-cell>
          <table:table-cell office:value-type="float" office:value="4296" calcext:value-type="float">
            <text:p>4296</text:p>
          </table:table-cell>
          <table:table-cell table:formula="of:=[.B351]-[.B$2]" office:value-type="float" office:value="34.8993802070618" calcext:value-type="float">
            <text:p>34.8993802071</text:p>
          </table:table-cell>
          <table:table-cell table:formula="of:=[.D351]/([.E351]-[.E350])" office:value-type="float" office:value="42823.2288043349" calcext:value-type="float">
            <text:p>42823.2288043349</text:p>
          </table:table-cell>
          <table:table-cell table:formula="of:=[.E351]-[.E350]" office:value-type="float" office:value="0.100319385528564" calcext:value-type="float">
            <text:p>0.10031938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28889.81238" calcext:value-type="float">
            <text:p>1456028889.81238</text:p>
          </table:table-cell>
          <table:table-cell office:value-type="float" office:value="1456028889.81266" calcext:value-type="float">
            <text:p>1456028889.81266</text:p>
          </table:table-cell>
          <table:table-cell office:value-type="float" office:value="4296" calcext:value-type="float">
            <text:p>4296</text:p>
          </table:table-cell>
          <table:table-cell table:formula="of:=[.B352]-[.B$2]" office:value-type="float" office:value="34.9988129138947" calcext:value-type="float">
            <text:p>34.9988129139</text:p>
          </table:table-cell>
          <table:table-cell table:formula="of:=[.D352]/([.E352]-[.E351])" office:value-type="float" office:value="43205.0995777495" calcext:value-type="float">
            <text:p>43205.0995777495</text:p>
          </table:table-cell>
          <table:table-cell table:formula="of:=[.E352]-[.E351]" office:value-type="float" office:value="0.0994327068328857" calcext:value-type="float">
            <text:p>0.09943270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28889.91264" calcext:value-type="float">
            <text:p>1456028889.91264</text:p>
          </table:table-cell>
          <table:table-cell office:value-type="float" office:value="1456028889.91291" calcext:value-type="float">
            <text:p>1456028889.91291</text:p>
          </table:table-cell>
          <table:table-cell office:value-type="float" office:value="4296" calcext:value-type="float">
            <text:p>4296</text:p>
          </table:table-cell>
          <table:table-cell table:formula="of:=[.B353]-[.B$2]" office:value-type="float" office:value="35.0990724563599" calcext:value-type="float">
            <text:p>35.0990724564</text:p>
          </table:table-cell>
          <table:table-cell table:formula="of:=[.D353]/([.E353]-[.E352])" office:value-type="float" office:value="42848.7891962075" calcext:value-type="float">
            <text:p>42848.7891962075</text:p>
          </table:table-cell>
          <table:table-cell table:formula="of:=[.E353]-[.E352]" office:value-type="float" office:value="0.10025954246521" calcext:value-type="float">
            <text:p>0.10025954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28890.01295" calcext:value-type="float">
            <text:p>1456028890.01295</text:p>
          </table:table-cell>
          <table:table-cell office:value-type="float" office:value="1456028890.01322" calcext:value-type="float">
            <text:p>1456028890.01322</text:p>
          </table:table-cell>
          <table:table-cell office:value-type="float" office:value="4304" calcext:value-type="float">
            <text:p>4304</text:p>
          </table:table-cell>
          <table:table-cell table:formula="of:=[.B354]-[.B$2]" office:value-type="float" office:value="35.1993832588196" calcext:value-type="float">
            <text:p>35.1993832588</text:p>
          </table:table-cell>
          <table:table-cell table:formula="of:=[.D354]/([.E354]-[.E353])" office:value-type="float" office:value="42906.6450916731" calcext:value-type="float">
            <text:p>42906.6450916731</text:p>
          </table:table-cell>
          <table:table-cell table:formula="of:=[.E354]-[.E353]" office:value-type="float" office:value="0.100310802459717" calcext:value-type="float">
            <text:p>0.10031080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28890.11232" calcext:value-type="float">
            <text:p>1456028890.11232</text:p>
          </table:table-cell>
          <table:table-cell office:value-type="float" office:value="1456028890.11259" calcext:value-type="float">
            <text:p>1456028890.11259</text:p>
          </table:table-cell>
          <table:table-cell office:value-type="float" office:value="4328" calcext:value-type="float">
            <text:p>4328</text:p>
          </table:table-cell>
          <table:table-cell table:formula="of:=[.B355]-[.B$2]" office:value-type="float" office:value="35.2987549304962" calcext:value-type="float">
            <text:p>35.2987549305</text:p>
          </table:table-cell>
          <table:table-cell table:formula="of:=[.D355]/([.E355]-[.E354])" office:value-type="float" office:value="43553.6599815257" calcext:value-type="float">
            <text:p>43553.6599815257</text:p>
          </table:table-cell>
          <table:table-cell table:formula="of:=[.E355]-[.E354]" office:value-type="float" office:value="0.0993716716766357" calcext:value-type="float">
            <text:p>0.09937167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28890.21246" calcext:value-type="float">
            <text:p>1456028890.21246</text:p>
          </table:table-cell>
          <table:table-cell office:value-type="float" office:value="1456028890.21274" calcext:value-type="float">
            <text:p>1456028890.21274</text:p>
          </table:table-cell>
          <table:table-cell office:value-type="float" office:value="4352" calcext:value-type="float">
            <text:p>4352</text:p>
          </table:table-cell>
          <table:table-cell table:formula="of:=[.B356]-[.B$2]" office:value-type="float" office:value="35.3988950252533" calcext:value-type="float">
            <text:p>35.3988950253</text:p>
          </table:table-cell>
          <table:table-cell table:formula="of:=[.D356]/([.E356]-[.E355])" office:value-type="float" office:value="43459.1160569309" calcext:value-type="float">
            <text:p>43459.1160569309</text:p>
          </table:table-cell>
          <table:table-cell table:formula="of:=[.E356]-[.E355]" office:value-type="float" office:value="0.10014009475708" calcext:value-type="float">
            <text:p>0.10014009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028890.31299" calcext:value-type="float">
            <text:p>1456028890.31299</text:p>
          </table:table-cell>
          <table:table-cell office:value-type="float" office:value="1456028890.31326" calcext:value-type="float">
            <text:p>1456028890.31326</text:p>
          </table:table-cell>
          <table:table-cell office:value-type="float" office:value="4392" calcext:value-type="float">
            <text:p>4392</text:p>
          </table:table-cell>
          <table:table-cell table:formula="of:=[.B357]-[.B$2]" office:value-type="float" office:value="35.4994220733643" calcext:value-type="float">
            <text:p>35.4994220734</text:p>
          </table:table-cell>
          <table:table-cell table:formula="of:=[.D357]/([.E357]-[.E356])" office:value-type="float" office:value="43689.7340818374" calcext:value-type="float">
            <text:p>43689.7340818374</text:p>
          </table:table-cell>
          <table:table-cell table:formula="of:=[.E357]-[.E356]" office:value-type="float" office:value="0.100527048110962" calcext:value-type="float">
            <text:p>0.10052704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028890.41325" calcext:value-type="float">
            <text:p>1456028890.41325</text:p>
          </table:table-cell>
          <table:table-cell office:value-type="float" office:value="1456028890.41352" calcext:value-type="float">
            <text:p>1456028890.41352</text:p>
          </table:table-cell>
          <table:table-cell office:value-type="float" office:value="4440" calcext:value-type="float">
            <text:p>4440</text:p>
          </table:table-cell>
          <table:table-cell table:formula="of:=[.B358]-[.B$2]" office:value-type="float" office:value="35.5996828079224" calcext:value-type="float">
            <text:p>35.5996828079</text:p>
          </table:table-cell>
          <table:table-cell table:formula="of:=[.D358]/([.E358]-[.E357])" office:value-type="float" office:value="44284.534913584" calcext:value-type="float">
            <text:p>44284.534913584</text:p>
          </table:table-cell>
          <table:table-cell table:formula="of:=[.E358]-[.E357]" office:value-type="float" office:value="0.100260734558105" calcext:value-type="float">
            <text:p>0.10026073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028890.51272" calcext:value-type="float">
            <text:p>1456028890.51272</text:p>
          </table:table-cell>
          <table:table-cell office:value-type="float" office:value="1456028890.513" calcext:value-type="float">
            <text:p>1456028890.513</text:p>
          </table:table-cell>
          <table:table-cell office:value-type="float" office:value="4488" calcext:value-type="float">
            <text:p>4488</text:p>
          </table:table-cell>
          <table:table-cell table:formula="of:=[.B359]-[.B$2]" office:value-type="float" office:value="35.6991584300995" calcext:value-type="float">
            <text:p>35.6991584301</text:p>
          </table:table-cell>
          <table:table-cell table:formula="of:=[.D359]/([.E359]-[.E358])" office:value-type="float" office:value="45116.5813470236" calcext:value-type="float">
            <text:p>45116.5813470236</text:p>
          </table:table-cell>
          <table:table-cell table:formula="of:=[.E359]-[.E358]" office:value-type="float" office:value="0.099475622177124" calcext:value-type="float">
            <text:p>0.09947562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028890.613" calcext:value-type="float">
            <text:p>1456028890.613</text:p>
          </table:table-cell>
          <table:table-cell office:value-type="float" office:value="1456028890.61327" calcext:value-type="float">
            <text:p>1456028890.61327</text:p>
          </table:table-cell>
          <table:table-cell office:value-type="float" office:value="4552" calcext:value-type="float">
            <text:p>4552</text:p>
          </table:table-cell>
          <table:table-cell table:formula="of:=[.B360]-[.B$2]" office:value-type="float" office:value="35.7994337081909" calcext:value-type="float">
            <text:p>35.7994337082</text:p>
          </table:table-cell>
          <table:table-cell table:formula="of:=[.D360]/([.E360]-[.E359])" office:value-type="float" office:value="45395.0374074206" calcext:value-type="float">
            <text:p>45395.0374074206</text:p>
          </table:table-cell>
          <table:table-cell table:formula="of:=[.E360]-[.E359]" office:value-type="float" office:value="0.100275278091431" calcext:value-type="float">
            <text:p>0.10027527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028890.71251" calcext:value-type="float">
            <text:p>1456028890.71251</text:p>
          </table:table-cell>
          <table:table-cell office:value-type="float" office:value="1456028890.71281" calcext:value-type="float">
            <text:p>1456028890.71281</text:p>
          </table:table-cell>
          <table:table-cell office:value-type="float" office:value="4616" calcext:value-type="float">
            <text:p>4616</text:p>
          </table:table-cell>
          <table:table-cell table:formula="of:=[.B361]-[.B$2]" office:value-type="float" office:value="35.8989450931549" calcext:value-type="float">
            <text:p>35.8989450932</text:p>
          </table:table-cell>
          <table:table-cell table:formula="of:=[.D361]/([.E361]-[.E360])" office:value-type="float" office:value="46386.6521571418" calcext:value-type="float">
            <text:p>46386.6521571418</text:p>
          </table:table-cell>
          <table:table-cell table:formula="of:=[.E361]-[.E360]" office:value-type="float" office:value="0.0995113849639893" calcext:value-type="float">
            <text:p>0.0995113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028890.81294" calcext:value-type="float">
            <text:p>1456028890.81294</text:p>
          </table:table-cell>
          <table:table-cell office:value-type="float" office:value="1456028890.81321" calcext:value-type="float">
            <text:p>1456028890.81321</text:p>
          </table:table-cell>
          <table:table-cell office:value-type="float" office:value="4696" calcext:value-type="float">
            <text:p>4696</text:p>
          </table:table-cell>
          <table:table-cell table:formula="of:=[.B362]-[.B$2]" office:value-type="float" office:value="35.9993722438812" calcext:value-type="float">
            <text:p>35.9993722439</text:p>
          </table:table-cell>
          <table:table-cell table:formula="of:=[.D362]/([.E362]-[.E361])" office:value-type="float" office:value="46760.2631961294" calcext:value-type="float">
            <text:p>46760.2631961294</text:p>
          </table:table-cell>
          <table:table-cell table:formula="of:=[.E362]-[.E361]" office:value-type="float" office:value="0.100427150726318" calcext:value-type="float">
            <text:p>0.10042715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028890.91249" calcext:value-type="float">
            <text:p>1456028890.91249</text:p>
          </table:table-cell>
          <table:table-cell office:value-type="float" office:value="1456028890.91277" calcext:value-type="float">
            <text:p>1456028890.91277</text:p>
          </table:table-cell>
          <table:table-cell office:value-type="float" office:value="4776" calcext:value-type="float">
            <text:p>4776</text:p>
          </table:table-cell>
          <table:table-cell table:formula="of:=[.B363]-[.B$2]" office:value-type="float" office:value="36.0989258289337" calcext:value-type="float">
            <text:p>36.0989258289</text:p>
          </table:table-cell>
          <table:table-cell table:formula="of:=[.D363]/([.E363]-[.E362])" office:value-type="float" office:value="47974.1638383171" calcext:value-type="float">
            <text:p>47974.1638383171</text:p>
          </table:table-cell>
          <table:table-cell table:formula="of:=[.E363]-[.E362]" office:value-type="float" office:value="0.0995535850524902" calcext:value-type="float">
            <text:p>0.09955358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028891.01271" calcext:value-type="float">
            <text:p>1456028891.01271</text:p>
          </table:table-cell>
          <table:table-cell office:value-type="float" office:value="1456028891.01299" calcext:value-type="float">
            <text:p>1456028891.01299</text:p>
          </table:table-cell>
          <table:table-cell office:value-type="float" office:value="4864" calcext:value-type="float">
            <text:p>4864</text:p>
          </table:table-cell>
          <table:table-cell table:formula="of:=[.B364]-[.B$2]" office:value-type="float" office:value="36.1991446018219" calcext:value-type="float">
            <text:p>36.1991446018</text:p>
          </table:table-cell>
          <table:table-cell table:formula="of:=[.D364]/([.E364]-[.E363])" office:value-type="float" office:value="48533.8211577074" calcext:value-type="float">
            <text:p>48533.8211577074</text:p>
          </table:table-cell>
          <table:table-cell table:formula="of:=[.E364]-[.E363]" office:value-type="float" office:value="0.100218772888184" calcext:value-type="float">
            <text:p>0.100218772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028891.11339" calcext:value-type="float">
            <text:p>1456028891.11339</text:p>
          </table:table-cell>
          <table:table-cell office:value-type="float" office:value="1456028891.11367" calcext:value-type="float">
            <text:p>1456028891.11367</text:p>
          </table:table-cell>
          <table:table-cell office:value-type="float" office:value="4960" calcext:value-type="float">
            <text:p>4960</text:p>
          </table:table-cell>
          <table:table-cell table:formula="of:=[.B365]-[.B$2]" office:value-type="float" office:value="36.2998294830322" calcext:value-type="float">
            <text:p>36.299829483</text:p>
          </table:table-cell>
          <table:table-cell table:formula="of:=[.D365]/([.E365]-[.E364])" office:value-type="float" office:value="49262.6096428394" calcext:value-type="float">
            <text:p>49262.6096428394</text:p>
          </table:table-cell>
          <table:table-cell table:formula="of:=[.E365]-[.E364]" office:value-type="float" office:value="0.100684881210327" calcext:value-type="float">
            <text:p>0.10068488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028891.21272" calcext:value-type="float">
            <text:p>1456028891.21272</text:p>
          </table:table-cell>
          <table:table-cell office:value-type="float" office:value="1456028891.21301" calcext:value-type="float">
            <text:p>1456028891.21301</text:p>
          </table:table-cell>
          <table:table-cell office:value-type="float" office:value="5064" calcext:value-type="float">
            <text:p>5064</text:p>
          </table:table-cell>
          <table:table-cell table:formula="of:=[.B366]-[.B$2]" office:value-type="float" office:value="36.3991551399231" calcext:value-type="float">
            <text:p>36.3991551399</text:p>
          </table:table-cell>
          <table:table-cell table:formula="of:=[.D366]/([.E366]-[.E365])" office:value-type="float" office:value="50983.8057810572" calcext:value-type="float">
            <text:p>50983.8057810572</text:p>
          </table:table-cell>
          <table:table-cell table:formula="of:=[.E366]-[.E365]" office:value-type="float" office:value="0.0993256568908691" calcext:value-type="float">
            <text:p>0.099325656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028891.31318" calcext:value-type="float">
            <text:p>1456028891.31318</text:p>
          </table:table-cell>
          <table:table-cell office:value-type="float" office:value="1456028891.31345" calcext:value-type="float">
            <text:p>1456028891.31345</text:p>
          </table:table-cell>
          <table:table-cell office:value-type="float" office:value="5168" calcext:value-type="float">
            <text:p>5168</text:p>
          </table:table-cell>
          <table:table-cell table:formula="of:=[.B367]-[.B$2]" office:value-type="float" office:value="36.4996106624603" calcext:value-type="float">
            <text:p>36.4996106625</text:p>
          </table:table-cell>
          <table:table-cell table:formula="of:=[.D367]/([.E367]-[.E366])" office:value-type="float" office:value="51445.6534540906" calcext:value-type="float">
            <text:p>51445.6534540906</text:p>
          </table:table-cell>
          <table:table-cell table:formula="of:=[.E367]-[.E366]" office:value-type="float" office:value="0.100455522537231" calcext:value-type="float">
            <text:p>0.10045552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028891.41253" calcext:value-type="float">
            <text:p>1456028891.41253</text:p>
          </table:table-cell>
          <table:table-cell office:value-type="float" office:value="1456028891.41281" calcext:value-type="float">
            <text:p>1456028891.41281</text:p>
          </table:table-cell>
          <table:table-cell office:value-type="float" office:value="5280" calcext:value-type="float">
            <text:p>5280</text:p>
          </table:table-cell>
          <table:table-cell table:formula="of:=[.B368]-[.B$2]" office:value-type="float" office:value="36.5989649295807" calcext:value-type="float">
            <text:p>36.5989649296</text:p>
          </table:table-cell>
          <table:table-cell table:formula="of:=[.D368]/([.E368]-[.E367])" office:value-type="float" office:value="53143.1628759701" calcext:value-type="float">
            <text:p>53143.1628759701</text:p>
          </table:table-cell>
          <table:table-cell table:formula="of:=[.E368]-[.E367]" office:value-type="float" office:value="0.0993542671203613" calcext:value-type="float">
            <text:p>0.09935426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028891.513" calcext:value-type="float">
            <text:p>1456028891.513</text:p>
          </table:table-cell>
          <table:table-cell office:value-type="float" office:value="1456028891.51328" calcext:value-type="float">
            <text:p>1456028891.51328</text:p>
          </table:table-cell>
          <table:table-cell office:value-type="float" office:value="5392" calcext:value-type="float">
            <text:p>5392</text:p>
          </table:table-cell>
          <table:table-cell table:formula="of:=[.B369]-[.B$2]" office:value-type="float" office:value="36.6994380950928" calcext:value-type="float">
            <text:p>36.6994380951</text:p>
          </table:table-cell>
          <table:table-cell table:formula="of:=[.D369]/([.E369]-[.E368])" office:value-type="float" office:value="53666.0706619366" calcext:value-type="float">
            <text:p>53666.0706619366</text:p>
          </table:table-cell>
          <table:table-cell table:formula="of:=[.E369]-[.E368]" office:value-type="float" office:value="0.100473165512085" calcext:value-type="float">
            <text:p>0.100473165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028891.61336" calcext:value-type="float">
            <text:p>1456028891.61336</text:p>
          </table:table-cell>
          <table:table-cell office:value-type="float" office:value="1456028891.61365" calcext:value-type="float">
            <text:p>1456028891.61365</text:p>
          </table:table-cell>
          <table:table-cell office:value-type="float" office:value="5512" calcext:value-type="float">
            <text:p>5512</text:p>
          </table:table-cell>
          <table:table-cell table:formula="of:=[.B370]-[.B$2]" office:value-type="float" office:value="36.7997951507568" calcext:value-type="float">
            <text:p>36.7997951508</text:p>
          </table:table-cell>
          <table:table-cell table:formula="of:=[.D370]/([.E370]-[.E369])" office:value-type="float" office:value="54923.8911357762" calcext:value-type="float">
            <text:p>54923.8911357762</text:p>
          </table:table-cell>
          <table:table-cell table:formula="of:=[.E370]-[.E369]" office:value-type="float" office:value="0.100357055664063" calcext:value-type="float">
            <text:p>0.10035705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028891.71265" calcext:value-type="float">
            <text:p>1456028891.71265</text:p>
          </table:table-cell>
          <table:table-cell office:value-type="float" office:value="1456028891.71294" calcext:value-type="float">
            <text:p>1456028891.71294</text:p>
          </table:table-cell>
          <table:table-cell office:value-type="float" office:value="5632" calcext:value-type="float">
            <text:p>5632</text:p>
          </table:table-cell>
          <table:table-cell table:formula="of:=[.B371]-[.B$2]" office:value-type="float" office:value="36.8990850448608" calcext:value-type="float">
            <text:p>36.8990850449</text:p>
          </table:table-cell>
          <table:table-cell table:formula="of:=[.D371]/([.E371]-[.E370])" office:value-type="float" office:value="56722.7918895815" calcext:value-type="float">
            <text:p>56722.7918895815</text:p>
          </table:table-cell>
          <table:table-cell table:formula="of:=[.E371]-[.E370]" office:value-type="float" office:value="0.0992898941040039" calcext:value-type="float">
            <text:p>0.099289894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028891.81301" calcext:value-type="float">
            <text:p>1456028891.81301</text:p>
          </table:table-cell>
          <table:table-cell office:value-type="float" office:value="1456028891.81328" calcext:value-type="float">
            <text:p>1456028891.81328</text:p>
          </table:table-cell>
          <table:table-cell office:value-type="float" office:value="5752" calcext:value-type="float">
            <text:p>5752</text:p>
          </table:table-cell>
          <table:table-cell table:formula="of:=[.B372]-[.B$2]" office:value-type="float" office:value="36.999443769455" calcext:value-type="float">
            <text:p>36.9994437695</text:p>
          </table:table-cell>
          <table:table-cell table:formula="of:=[.D372]/([.E372]-[.E371])" office:value-type="float" office:value="57314.3991542637" calcext:value-type="float">
            <text:p>57314.3991542637</text:p>
          </table:table-cell>
          <table:table-cell table:formula="of:=[.E372]-[.E371]" office:value-type="float" office:value="0.100358724594116" calcext:value-type="float">
            <text:p>0.10035872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028891.91246" calcext:value-type="float">
            <text:p>1456028891.91246</text:p>
          </table:table-cell>
          <table:table-cell office:value-type="float" office:value="1456028891.91273" calcext:value-type="float">
            <text:p>1456028891.91273</text:p>
          </table:table-cell>
          <table:table-cell office:value-type="float" office:value="5872" calcext:value-type="float">
            <text:p>5872</text:p>
          </table:table-cell>
          <table:table-cell table:formula="of:=[.B373]-[.B$2]" office:value-type="float" office:value="37.0988910198212" calcext:value-type="float">
            <text:p>37.0988910198</text:p>
          </table:table-cell>
          <table:table-cell table:formula="of:=[.D373]/([.E373]-[.E372])" office:value-type="float" office:value="59046.3786417077" calcext:value-type="float">
            <text:p>59046.3786417077</text:p>
          </table:table-cell>
          <table:table-cell table:formula="of:=[.E373]-[.E372]" office:value-type="float" office:value="0.0994472503662109" calcext:value-type="float">
            <text:p>0.09944725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028892.01268" calcext:value-type="float">
            <text:p>1456028892.01268</text:p>
          </table:table-cell>
          <table:table-cell office:value-type="float" office:value="1456028892.01296" calcext:value-type="float">
            <text:p>1456028892.01296</text:p>
          </table:table-cell>
          <table:table-cell office:value-type="float" office:value="6000" calcext:value-type="float">
            <text:p>6000</text:p>
          </table:table-cell>
          <table:table-cell table:formula="of:=[.B374]-[.B$2]" office:value-type="float" office:value="37.1991128921509" calcext:value-type="float">
            <text:p>37.1991128922</text:p>
          </table:table-cell>
          <table:table-cell table:formula="of:=[.D374]/([.E374]-[.E373])" office:value-type="float" office:value="59867.1713122768" calcext:value-type="float">
            <text:p>59867.1713122768</text:p>
          </table:table-cell>
          <table:table-cell table:formula="of:=[.E374]-[.E373]" office:value-type="float" office:value="0.100221872329712" calcext:value-type="float">
            <text:p>0.10022187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028892.11327" calcext:value-type="float">
            <text:p>1456028892.11327</text:p>
          </table:table-cell>
          <table:table-cell office:value-type="float" office:value="1456028892.11355" calcext:value-type="float">
            <text:p>1456028892.11355</text:p>
          </table:table-cell>
          <table:table-cell office:value-type="float" office:value="6128" calcext:value-type="float">
            <text:p>6128</text:p>
          </table:table-cell>
          <table:table-cell table:formula="of:=[.B375]-[.B$2]" office:value-type="float" office:value="37.299708366394" calcext:value-type="float">
            <text:p>37.2997083664</text:p>
          </table:table-cell>
          <table:table-cell table:formula="of:=[.D375]/([.E375]-[.E374])" office:value-type="float" office:value="60917.2534460856" calcext:value-type="float">
            <text:p>60917.2534460856</text:p>
          </table:table-cell>
          <table:table-cell table:formula="of:=[.E375]-[.E374]" office:value-type="float" office:value="0.100595474243164" calcext:value-type="float">
            <text:p>0.100595474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028892.21266" calcext:value-type="float">
            <text:p>1456028892.21266</text:p>
          </table:table-cell>
          <table:table-cell office:value-type="float" office:value="1456028892.21293" calcext:value-type="float">
            <text:p>1456028892.21293</text:p>
          </table:table-cell>
          <table:table-cell office:value-type="float" office:value="6248" calcext:value-type="float">
            <text:p>6248</text:p>
          </table:table-cell>
          <table:table-cell table:formula="of:=[.B376]-[.B$2]" office:value-type="float" office:value="37.3990907669067" calcext:value-type="float">
            <text:p>37.3990907669</text:p>
          </table:table-cell>
          <table:table-cell table:formula="of:=[.D376]/([.E376]-[.E375])" office:value-type="float" office:value="62868.2741387583" calcext:value-type="float">
            <text:p>62868.2741387583</text:p>
          </table:table-cell>
          <table:table-cell table:formula="of:=[.E376]-[.E375]" office:value-type="float" office:value="0.0993824005126953" calcext:value-type="float">
            <text:p>0.099382400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028892.31309" calcext:value-type="float">
            <text:p>1456028892.31309</text:p>
          </table:table-cell>
          <table:table-cell office:value-type="float" office:value="1456028892.31337" calcext:value-type="float">
            <text:p>1456028892.31337</text:p>
          </table:table-cell>
          <table:table-cell office:value-type="float" office:value="6376" calcext:value-type="float">
            <text:p>6376</text:p>
          </table:table-cell>
          <table:table-cell table:formula="of:=[.B377]-[.B$2]" office:value-type="float" office:value="37.4995291233063" calcext:value-type="float">
            <text:p>37.4995291233</text:p>
          </table:table-cell>
          <table:table-cell table:formula="of:=[.D377]/([.E377]-[.E376])" office:value-type="float" office:value="63481.7238011817" calcext:value-type="float">
            <text:p>63481.7238011817</text:p>
          </table:table-cell>
          <table:table-cell table:formula="of:=[.E377]-[.E376]" office:value-type="float" office:value="0.100438356399536" calcext:value-type="float">
            <text:p>0.100438356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028892.41228" calcext:value-type="float">
            <text:p>1456028892.41228</text:p>
          </table:table-cell>
          <table:table-cell office:value-type="float" office:value="1456028892.41254" calcext:value-type="float">
            <text:p>1456028892.41254</text:p>
          </table:table-cell>
          <table:table-cell office:value-type="float" office:value="6496" calcext:value-type="float">
            <text:p>6496</text:p>
          </table:table-cell>
          <table:table-cell table:formula="of:=[.B378]-[.B$2]" office:value-type="float" office:value="37.5987122058868" calcext:value-type="float">
            <text:p>37.5987122059</text:p>
          </table:table-cell>
          <table:table-cell table:formula="of:=[.D378]/([.E378]-[.E377])" office:value-type="float" office:value="65495.0403938424" calcext:value-type="float">
            <text:p>65495.0403938424</text:p>
          </table:table-cell>
          <table:table-cell table:formula="of:=[.E378]-[.E377]" office:value-type="float" office:value="0.0991830825805664" calcext:value-type="float">
            <text:p>0.09918308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028892.51262" calcext:value-type="float">
            <text:p>1456028892.51262</text:p>
          </table:table-cell>
          <table:table-cell office:value-type="float" office:value="1456028892.5129" calcext:value-type="float">
            <text:p>1456028892.5129</text:p>
          </table:table-cell>
          <table:table-cell office:value-type="float" office:value="6624" calcext:value-type="float">
            <text:p>6624</text:p>
          </table:table-cell>
          <table:table-cell table:formula="of:=[.B379]-[.B$2]" office:value-type="float" office:value="37.6990566253662" calcext:value-type="float">
            <text:p>37.6990566254</text:p>
          </table:table-cell>
          <table:table-cell table:formula="of:=[.D379]/([.E379]-[.E378])" office:value-type="float" office:value="66012.6396103356" calcext:value-type="float">
            <text:p>66012.6396103356</text:p>
          </table:table-cell>
          <table:table-cell table:formula="of:=[.E379]-[.E378]" office:value-type="float" office:value="0.10034441947937" calcext:value-type="float">
            <text:p>0.100344419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028892.61292" calcext:value-type="float">
            <text:p>1456028892.61292</text:p>
          </table:table-cell>
          <table:table-cell office:value-type="float" office:value="1456028892.61319" calcext:value-type="float">
            <text:p>1456028892.61319</text:p>
          </table:table-cell>
          <table:table-cell office:value-type="float" office:value="6736" calcext:value-type="float">
            <text:p>6736</text:p>
          </table:table-cell>
          <table:table-cell table:formula="of:=[.B380]-[.B$2]" office:value-type="float" office:value="37.7993521690369" calcext:value-type="float">
            <text:p>37.799352169</text:p>
          </table:table-cell>
          <table:table-cell table:formula="of:=[.D380]/([.E380]-[.E379])" office:value-type="float" office:value="67161.5084127701" calcext:value-type="float">
            <text:p>67161.5084127701</text:p>
          </table:table-cell>
          <table:table-cell table:formula="of:=[.E380]-[.E379]" office:value-type="float" office:value="0.100295543670654" calcext:value-type="float">
            <text:p>0.10029554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028892.7134" calcext:value-type="float">
            <text:p>1456028892.7134</text:p>
          </table:table-cell>
          <table:table-cell office:value-type="float" office:value="1456028892.71369" calcext:value-type="float">
            <text:p>1456028892.71369</text:p>
          </table:table-cell>
          <table:table-cell office:value-type="float" office:value="6856" calcext:value-type="float">
            <text:p>6856</text:p>
          </table:table-cell>
          <table:table-cell table:formula="of:=[.B381]-[.B$2]" office:value-type="float" office:value="37.8998384475708" calcext:value-type="float">
            <text:p>37.8998384476</text:p>
          </table:table-cell>
          <table:table-cell table:formula="of:=[.D381]/([.E381]-[.E380])" office:value-type="float" office:value="68228.220808124" calcext:value-type="float">
            <text:p>68228.220808124</text:p>
          </table:table-cell>
          <table:table-cell table:formula="of:=[.E381]-[.E380]" office:value-type="float" office:value="0.100486278533936" calcext:value-type="float">
            <text:p>0.10048627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028892.81266" calcext:value-type="float">
            <text:p>1456028892.81266</text:p>
          </table:table-cell>
          <table:table-cell office:value-type="float" office:value="1456028892.81294" calcext:value-type="float">
            <text:p>1456028892.81294</text:p>
          </table:table-cell>
          <table:table-cell office:value-type="float" office:value="6968" calcext:value-type="float">
            <text:p>6968</text:p>
          </table:table-cell>
          <table:table-cell table:formula="of:=[.B382]-[.B$2]" office:value-type="float" office:value="37.9990997314453" calcext:value-type="float">
            <text:p>37.9990997314</text:p>
          </table:table-cell>
          <table:table-cell table:formula="of:=[.D382]/([.E382]-[.E381])" office:value-type="float" office:value="70198.5681427322" calcext:value-type="float">
            <text:p>70198.5681427322</text:p>
          </table:table-cell>
          <table:table-cell table:formula="of:=[.E382]-[.E381]" office:value-type="float" office:value="0.0992612838745117" calcext:value-type="float">
            <text:p>0.099261283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028892.91335" calcext:value-type="float">
            <text:p>1456028892.91335</text:p>
          </table:table-cell>
          <table:table-cell office:value-type="float" office:value="1456028892.91362" calcext:value-type="float">
            <text:p>1456028892.91362</text:p>
          </table:table-cell>
          <table:table-cell office:value-type="float" office:value="7072" calcext:value-type="float">
            <text:p>7072</text:p>
          </table:table-cell>
          <table:table-cell table:formula="of:=[.B383]-[.B$2]" office:value-type="float" office:value="38.0997850894928" calcext:value-type="float">
            <text:p>38.0997850895</text:p>
          </table:table-cell>
          <table:table-cell table:formula="of:=[.D383]/([.E383]-[.E382])" office:value-type="float" office:value="70238.6140064645" calcext:value-type="float">
            <text:p>70238.6140064645</text:p>
          </table:table-cell>
          <table:table-cell table:formula="of:=[.E383]-[.E382]" office:value-type="float" office:value="0.100685358047485" calcext:value-type="float">
            <text:p>0.1006853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028893.01247" calcext:value-type="float">
            <text:p>1456028893.01247</text:p>
          </table:table-cell>
          <table:table-cell office:value-type="float" office:value="1456028893.01274" calcext:value-type="float">
            <text:p>1456028893.01274</text:p>
          </table:table-cell>
          <table:table-cell office:value-type="float" office:value="7176" calcext:value-type="float">
            <text:p>7176</text:p>
          </table:table-cell>
          <table:table-cell table:formula="of:=[.B384]-[.B$2]" office:value-type="float" office:value="38.1989018917084" calcext:value-type="float">
            <text:p>38.1989018917</text:p>
          </table:table-cell>
          <table:table-cell table:formula="of:=[.D384]/([.E384]-[.E383])" office:value-type="float" office:value="72399.4301631363" calcext:value-type="float">
            <text:p>72399.4301631363</text:p>
          </table:table-cell>
          <table:table-cell table:formula="of:=[.E384]-[.E383]" office:value-type="float" office:value="0.0991168022155762" calcext:value-type="float">
            <text:p>0.09911680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028893.11292" calcext:value-type="float">
            <text:p>1456028893.11292</text:p>
          </table:table-cell>
          <table:table-cell office:value-type="float" office:value="1456028893.11321" calcext:value-type="float">
            <text:p>1456028893.11321</text:p>
          </table:table-cell>
          <table:table-cell office:value-type="float" office:value="7272" calcext:value-type="float">
            <text:p>7272</text:p>
          </table:table-cell>
          <table:table-cell table:formula="of:=[.B385]-[.B$2]" office:value-type="float" office:value="38.2993578910828" calcext:value-type="float">
            <text:p>38.2993578911</text:p>
          </table:table-cell>
          <table:table-cell table:formula="of:=[.D385]/([.E385]-[.E384])" office:value-type="float" office:value="72389.9024974902" calcext:value-type="float">
            <text:p>72389.9024974902</text:p>
          </table:table-cell>
          <table:table-cell table:formula="of:=[.E385]-[.E384]" office:value-type="float" office:value="0.10045599937439" calcext:value-type="float">
            <text:p>0.100455999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028893.21314" calcext:value-type="float">
            <text:p>1456028893.21314</text:p>
          </table:table-cell>
          <table:table-cell office:value-type="float" office:value="1456028893.21342" calcext:value-type="float">
            <text:p>1456028893.21342</text:p>
          </table:table-cell>
          <table:table-cell office:value-type="float" office:value="7368" calcext:value-type="float">
            <text:p>7368</text:p>
          </table:table-cell>
          <table:table-cell table:formula="of:=[.B386]-[.B$2]" office:value-type="float" office:value="38.3995795249939" calcext:value-type="float">
            <text:p>38.399579525</text:p>
          </table:table-cell>
          <table:table-cell table:formula="of:=[.D386]/([.E386]-[.E385])" office:value-type="float" office:value="73517.0612617756" calcext:value-type="float">
            <text:p>73517.0612617756</text:p>
          </table:table-cell>
          <table:table-cell table:formula="of:=[.E386]-[.E385]" office:value-type="float" office:value="0.100221633911133" calcext:value-type="float">
            <text:p>0.10022163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028893.3126" calcext:value-type="float">
            <text:p>1456028893.3126</text:p>
          </table:table-cell>
          <table:table-cell office:value-type="float" office:value="1456028893.31288" calcext:value-type="float">
            <text:p>1456028893.31288</text:p>
          </table:table-cell>
          <table:table-cell office:value-type="float" office:value="7448" calcext:value-type="float">
            <text:p>7448</text:p>
          </table:table-cell>
          <table:table-cell table:formula="of:=[.B387]-[.B$2]" office:value-type="float" office:value="38.4990341663361" calcext:value-type="float">
            <text:p>38.4990341663</text:p>
          </table:table-cell>
          <table:table-cell table:formula="of:=[.D387]/([.E387]-[.E386])" office:value-type="float" office:value="74888.4104299964" calcext:value-type="float">
            <text:p>74888.4104299964</text:p>
          </table:table-cell>
          <table:table-cell table:formula="of:=[.E387]-[.E386]" office:value-type="float" office:value="0.0994546413421631" calcext:value-type="float">
            <text:p>0.09945464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028893.41299" calcext:value-type="float">
            <text:p>1456028893.41299</text:p>
          </table:table-cell>
          <table:table-cell office:value-type="float" office:value="1456028893.41328" calcext:value-type="float">
            <text:p>1456028893.41328</text:p>
          </table:table-cell>
          <table:table-cell office:value-type="float" office:value="7528" calcext:value-type="float">
            <text:p>7528</text:p>
          </table:table-cell>
          <table:table-cell table:formula="of:=[.B388]-[.B$2]" office:value-type="float" office:value="38.5994236469269" calcext:value-type="float">
            <text:p>38.5994236469</text:p>
          </table:table-cell>
          <table:table-cell table:formula="of:=[.D388]/([.E388]-[.E387])" office:value-type="float" office:value="74987.9365417134" calcext:value-type="float">
            <text:p>74987.9365417134</text:p>
          </table:table-cell>
          <table:table-cell table:formula="of:=[.E388]-[.E387]" office:value-type="float" office:value="0.10038948059082" calcext:value-type="float">
            <text:p>0.10038948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028893.5133" calcext:value-type="float">
            <text:p>1456028893.5133</text:p>
          </table:table-cell>
          <table:table-cell office:value-type="float" office:value="1456028893.51357" calcext:value-type="float">
            <text:p>1456028893.51357</text:p>
          </table:table-cell>
          <table:table-cell office:value-type="float" office:value="7600" calcext:value-type="float">
            <text:p>7600</text:p>
          </table:table-cell>
          <table:table-cell table:formula="of:=[.B389]-[.B$2]" office:value-type="float" office:value="38.6997344493866" calcext:value-type="float">
            <text:p>38.6997344494</text:p>
          </table:table-cell>
          <table:table-cell table:formula="of:=[.D389]/([.E389]-[.E388])" office:value-type="float" office:value="75764.522002025" calcext:value-type="float">
            <text:p>75764.522002025</text:p>
          </table:table-cell>
          <table:table-cell table:formula="of:=[.E389]-[.E388]" office:value-type="float" office:value="0.100310802459717" calcext:value-type="float">
            <text:p>0.10031080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028893.61273" calcext:value-type="float">
            <text:p>1456028893.61273</text:p>
          </table:table-cell>
          <table:table-cell office:value-type="float" office:value="1456028893.613" calcext:value-type="float">
            <text:p>1456028893.613</text:p>
          </table:table-cell>
          <table:table-cell office:value-type="float" office:value="7664" calcext:value-type="float">
            <text:p>7664</text:p>
          </table:table-cell>
          <table:table-cell table:formula="of:=[.B390]-[.B$2]" office:value-type="float" office:value="38.7991604804993" calcext:value-type="float">
            <text:p>38.7991604805</text:p>
          </table:table-cell>
          <table:table-cell table:formula="of:=[.D390]/([.E390]-[.E389])" office:value-type="float" office:value="77082.4291609815" calcext:value-type="float">
            <text:p>77082.4291609815</text:p>
          </table:table-cell>
          <table:table-cell table:formula="of:=[.E390]-[.E389]" office:value-type="float" office:value="0.0994260311126709" calcext:value-type="float">
            <text:p>0.09942603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028893.71318" calcext:value-type="float">
            <text:p>1456028893.71318</text:p>
          </table:table-cell>
          <table:table-cell office:value-type="float" office:value="1456028893.71347" calcext:value-type="float">
            <text:p>1456028893.71347</text:p>
          </table:table-cell>
          <table:table-cell office:value-type="float" office:value="7728" calcext:value-type="float">
            <text:p>7728</text:p>
          </table:table-cell>
          <table:table-cell table:formula="of:=[.B391]-[.B$2]" office:value-type="float" office:value="38.8996112346649" calcext:value-type="float">
            <text:p>38.8996112347</text:p>
          </table:table-cell>
          <table:table-cell table:formula="of:=[.D391]/([.E391]-[.E390])" office:value-type="float" office:value="76933.2203047083" calcext:value-type="float">
            <text:p>76933.2203047083</text:p>
          </table:table-cell>
          <table:table-cell table:formula="of:=[.E391]-[.E390]" office:value-type="float" office:value="0.100450754165649" calcext:value-type="float">
            <text:p>0.10045075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028893.81257" calcext:value-type="float">
            <text:p>1456028893.81257</text:p>
          </table:table-cell>
          <table:table-cell office:value-type="float" office:value="1456028893.81285" calcext:value-type="float">
            <text:p>1456028893.81285</text:p>
          </table:table-cell>
          <table:table-cell office:value-type="float" office:value="7776" calcext:value-type="float">
            <text:p>7776</text:p>
          </table:table-cell>
          <table:table-cell table:formula="of:=[.B392]-[.B$2]" office:value-type="float" office:value="38.9990043640137" calcext:value-type="float">
            <text:p>38.999004364</text:p>
          </table:table-cell>
          <table:table-cell table:formula="of:=[.D392]/([.E392]-[.E391])" office:value-type="float" office:value="78234.783942814" calcext:value-type="float">
            <text:p>78234.783942814</text:p>
          </table:table-cell>
          <table:table-cell table:formula="of:=[.E392]-[.E391]" office:value-type="float" office:value="0.0993931293487549" calcext:value-type="float">
            <text:p>0.09939312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028893.91311" calcext:value-type="float">
            <text:p>1456028893.91311</text:p>
          </table:table-cell>
          <table:table-cell office:value-type="float" office:value="1456028893.91338" calcext:value-type="float">
            <text:p>1456028893.91338</text:p>
          </table:table-cell>
          <table:table-cell office:value-type="float" office:value="7816" calcext:value-type="float">
            <text:p>7816</text:p>
          </table:table-cell>
          <table:table-cell table:formula="of:=[.B393]-[.B$2]" office:value-type="float" office:value="39.0995438098907" calcext:value-type="float">
            <text:p>39.0995438099</text:p>
          </table:table-cell>
          <table:table-cell table:formula="of:=[.D393]/([.E393]-[.E392])" office:value-type="float" office:value="77740.6313692663" calcext:value-type="float">
            <text:p>77740.6313692663</text:p>
          </table:table-cell>
          <table:table-cell table:formula="of:=[.E393]-[.E392]" office:value-type="float" office:value="0.100539445877075" calcext:value-type="float">
            <text:p>0.10053944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028894.01669" calcext:value-type="float">
            <text:p>1456028894.01669</text:p>
          </table:table-cell>
          <table:table-cell office:value-type="float" office:value="1456028894.01697" calcext:value-type="float">
            <text:p>1456028894.01697</text:p>
          </table:table-cell>
          <table:table-cell office:value-type="float" office:value="7848" calcext:value-type="float">
            <text:p>7848</text:p>
          </table:table-cell>
          <table:table-cell table:formula="of:=[.B394]-[.B$2]" office:value-type="float" office:value="39.2031269073486" calcext:value-type="float">
            <text:p>39.2031269073</text:p>
          </table:table-cell>
          <table:table-cell table:formula="of:=[.D394]/([.E394]-[.E393])" office:value-type="float" office:value="75765.2570023869" calcext:value-type="float">
            <text:p>75765.2570023869</text:p>
          </table:table-cell>
          <table:table-cell table:formula="of:=[.E394]-[.E393]" office:value-type="float" office:value="0.103583097457886" calcext:value-type="float">
            <text:p>0.10358309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028894.21299" calcext:value-type="float">
            <text:p>1456028894.21299</text:p>
          </table:table-cell>
          <table:table-cell office:value-type="float" office:value="1456028894.21326" calcext:value-type="float">
            <text:p>1456028894.21326</text:p>
          </table:table-cell>
          <table:table-cell office:value-type="float" office:value="7872" calcext:value-type="float">
            <text:p>7872</text:p>
          </table:table-cell>
          <table:table-cell table:formula="of:=[.B395]-[.B$2]" office:value-type="float" office:value="39.399423122406" calcext:value-type="float">
            <text:p>39.3994231224</text:p>
          </table:table-cell>
          <table:table-cell table:formula="of:=[.D395]/([.E395]-[.E394])" office:value-type="float" office:value="40102.6581062665" calcext:value-type="float">
            <text:p>40102.6581062665</text:p>
          </table:table-cell>
          <table:table-cell table:formula="of:=[.E395]-[.E394]" office:value-type="float" office:value="0.196296215057373" calcext:value-type="float">
            <text:p>0.196296215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028894.31243" calcext:value-type="float">
            <text:p>1456028894.31243</text:p>
          </table:table-cell>
          <table:table-cell office:value-type="float" office:value="1456028894.31272" calcext:value-type="float">
            <text:p>1456028894.31272</text:p>
          </table:table-cell>
          <table:table-cell office:value-type="float" office:value="7888" calcext:value-type="float">
            <text:p>7888</text:p>
          </table:table-cell>
          <table:table-cell table:formula="of:=[.B396]-[.B$2]" office:value-type="float" office:value="39.4988639354706" calcext:value-type="float">
            <text:p>39.4988639355</text:p>
          </table:table-cell>
          <table:table-cell table:formula="of:=[.D396]/([.E396]-[.E395])" office:value-type="float" office:value="79323.5670235084" calcext:value-type="float">
            <text:p>79323.5670235084</text:p>
          </table:table-cell>
          <table:table-cell table:formula="of:=[.E396]-[.E395]" office:value-type="float" office:value="0.0994408130645752" calcext:value-type="float">
            <text:p>0.09944081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028894.41257" calcext:value-type="float">
            <text:p>1456028894.41257</text:p>
          </table:table-cell>
          <table:table-cell office:value-type="float" office:value="1456028894.41284" calcext:value-type="float">
            <text:p>1456028894.41284</text:p>
          </table:table-cell>
          <table:table-cell office:value-type="float" office:value="7888" calcext:value-type="float">
            <text:p>7888</text:p>
          </table:table-cell>
          <table:table-cell table:formula="of:=[.B397]-[.B$2]" office:value-type="float" office:value="39.5990002155304" calcext:value-type="float">
            <text:p>39.5990002155</text:p>
          </table:table-cell>
          <table:table-cell table:formula="of:=[.D397]/([.E397]-[.E396])" office:value-type="float" office:value="78772.6485873877" calcext:value-type="float">
            <text:p>78772.6485873877</text:p>
          </table:table-cell>
          <table:table-cell table:formula="of:=[.E397]-[.E396]" office:value-type="float" office:value="0.100136280059814" calcext:value-type="float">
            <text:p>0.10013628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028894.51303" calcext:value-type="float">
            <text:p>1456028894.51303</text:p>
          </table:table-cell>
          <table:table-cell office:value-type="float" office:value="1456028894.5133" calcext:value-type="float">
            <text:p>1456028894.5133</text:p>
          </table:table-cell>
          <table:table-cell office:value-type="float" office:value="7888" calcext:value-type="float">
            <text:p>7888</text:p>
          </table:table-cell>
          <table:table-cell table:formula="of:=[.B398]-[.B$2]" office:value-type="float" office:value="39.6994609832764" calcext:value-type="float">
            <text:p>39.6994609833</text:p>
          </table:table-cell>
          <table:table-cell table:formula="of:=[.D398]/([.E398]-[.E397])" office:value-type="float" office:value="78518.213397949" calcext:value-type="float">
            <text:p>78518.213397949</text:p>
          </table:table-cell>
          <table:table-cell table:formula="of:=[.E398]-[.E397]" office:value-type="float" office:value="0.100460767745972" calcext:value-type="float">
            <text:p>0.100460767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028894.61921" calcext:value-type="float">
            <text:p>1456028894.61921</text:p>
          </table:table-cell>
          <table:table-cell office:value-type="float" office:value="1456028894.61949" calcext:value-type="float">
            <text:p>1456028894.61949</text:p>
          </table:table-cell>
          <table:table-cell office:value-type="float" office:value="7880" calcext:value-type="float">
            <text:p>7880</text:p>
          </table:table-cell>
          <table:table-cell table:formula="of:=[.B399]-[.B$2]" office:value-type="float" office:value="39.8056464195251" calcext:value-type="float">
            <text:p>39.8056464195</text:p>
          </table:table-cell>
          <table:table-cell table:formula="of:=[.D399]/([.E399]-[.E398])" office:value-type="float" office:value="74209.8001230427" calcext:value-type="float">
            <text:p>74209.8001230427</text:p>
          </table:table-cell>
          <table:table-cell table:formula="of:=[.E399]-[.E398]" office:value-type="float" office:value="0.106185436248779" calcext:value-type="float">
            <text:p>0.106185436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028894.81359" calcext:value-type="float">
            <text:p>1456028894.81359</text:p>
          </table:table-cell>
          <table:table-cell office:value-type="float" office:value="1456028894.81387" calcext:value-type="float">
            <text:p>1456028894.81387</text:p>
          </table:table-cell>
          <table:table-cell office:value-type="float" office:value="7856" calcext:value-type="float">
            <text:p>7856</text:p>
          </table:table-cell>
          <table:table-cell table:formula="of:=[.B400]-[.B$2]" office:value-type="float" office:value="40.0000293254852" calcext:value-type="float">
            <text:p>40.0000293255</text:p>
          </table:table-cell>
          <table:table-cell table:formula="of:=[.D400]/([.E400]-[.E399])" office:value-type="float" office:value="40415.0764245352" calcext:value-type="float">
            <text:p>40415.0764245352</text:p>
          </table:table-cell>
          <table:table-cell table:formula="of:=[.E400]-[.E399]" office:value-type="float" office:value="0.194382905960083" calcext:value-type="float">
            <text:p>0.1943829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028894.91292" calcext:value-type="float">
            <text:p>1456028894.91292</text:p>
          </table:table-cell>
          <table:table-cell office:value-type="float" office:value="1456028894.91321" calcext:value-type="float">
            <text:p>1456028894.91321</text:p>
          </table:table-cell>
          <table:table-cell office:value-type="float" office:value="7832" calcext:value-type="float">
            <text:p>7832</text:p>
          </table:table-cell>
          <table:table-cell table:formula="of:=[.B401]-[.B$2]" office:value-type="float" office:value="40.0993597507477" calcext:value-type="float">
            <text:p>40.0993597507</text:p>
          </table:table-cell>
          <table:table-cell table:formula="of:=[.D401]/([.E401]-[.E400])" office:value-type="float" office:value="78847.9459270034" calcext:value-type="float">
            <text:p>78847.9459270034</text:p>
          </table:table-cell>
          <table:table-cell table:formula="of:=[.E401]-[.E400]" office:value-type="float" office:value="0.0993304252624512" calcext:value-type="float">
            <text:p>0.099330425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028895.01306" calcext:value-type="float">
            <text:p>1456028895.01306</text:p>
          </table:table-cell>
          <table:table-cell office:value-type="float" office:value="1456028895.01334" calcext:value-type="float">
            <text:p>1456028895.01334</text:p>
          </table:table-cell>
          <table:table-cell office:value-type="float" office:value="7792" calcext:value-type="float">
            <text:p>7792</text:p>
          </table:table-cell>
          <table:table-cell table:formula="of:=[.B402]-[.B$2]" office:value-type="float" office:value="40.1994955539703" calcext:value-type="float">
            <text:p>40.199495554</text:p>
          </table:table-cell>
          <table:table-cell table:formula="of:=[.D402]/([.E402]-[.E401])" office:value-type="float" office:value="77814.3256380952" calcext:value-type="float">
            <text:p>77814.3256380952</text:p>
          </table:table-cell>
          <table:table-cell table:formula="of:=[.E402]-[.E401]" office:value-type="float" office:value="0.100135803222656" calcext:value-type="float">
            <text:p>0.10013580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028895.11246" calcext:value-type="float">
            <text:p>1456028895.11246</text:p>
          </table:table-cell>
          <table:table-cell office:value-type="float" office:value="1456028895.11274" calcext:value-type="float">
            <text:p>1456028895.11274</text:p>
          </table:table-cell>
          <table:table-cell office:value-type="float" office:value="7744" calcext:value-type="float">
            <text:p>7744</text:p>
          </table:table-cell>
          <table:table-cell table:formula="of:=[.B403]-[.B$2]" office:value-type="float" office:value="40.2988932132721" calcext:value-type="float">
            <text:p>40.2988932133</text:p>
          </table:table-cell>
          <table:table-cell table:formula="of:=[.D403]/([.E403]-[.E402])" office:value-type="float" office:value="77909.2792969125" calcext:value-type="float">
            <text:p>77909.2792969125</text:p>
          </table:table-cell>
          <table:table-cell table:formula="of:=[.E403]-[.E402]" office:value-type="float" office:value="0.0993976593017578" calcext:value-type="float">
            <text:p>0.09939765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028895.21832" calcext:value-type="float">
            <text:p>1456028895.21832</text:p>
          </table:table-cell>
          <table:table-cell office:value-type="float" office:value="1456028895.2186" calcext:value-type="float">
            <text:p>1456028895.2186</text:p>
          </table:table-cell>
          <table:table-cell office:value-type="float" office:value="7696" calcext:value-type="float">
            <text:p>7696</text:p>
          </table:table-cell>
          <table:table-cell table:formula="of:=[.B404]-[.B$2]" office:value-type="float" office:value="40.4047582149506" calcext:value-type="float">
            <text:p>40.404758215</text:p>
          </table:table-cell>
          <table:table-cell table:formula="of:=[.D404]/([.E404]-[.E403])" office:value-type="float" office:value="72696.3574172916" calcext:value-type="float">
            <text:p>72696.3574172916</text:p>
          </table:table-cell>
          <table:table-cell table:formula="of:=[.E404]-[.E403]" office:value-type="float" office:value="0.105865001678467" calcext:value-type="float">
            <text:p>0.105865001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028895.41262" calcext:value-type="float">
            <text:p>1456028895.41262</text:p>
          </table:table-cell>
          <table:table-cell office:value-type="float" office:value="1456028895.41289" calcext:value-type="float">
            <text:p>1456028895.41289</text:p>
          </table:table-cell>
          <table:table-cell office:value-type="float" office:value="7632" calcext:value-type="float">
            <text:p>7632</text:p>
          </table:table-cell>
          <table:table-cell table:formula="of:=[.B405]-[.B$2]" office:value-type="float" office:value="40.5990571975708" calcext:value-type="float">
            <text:p>40.5990571976</text:p>
          </table:table-cell>
          <table:table-cell table:formula="of:=[.D405]/([.E405]-[.E404])" office:value-type="float" office:value="39279.6704186397" calcext:value-type="float">
            <text:p>39279.6704186397</text:p>
          </table:table-cell>
          <table:table-cell table:formula="of:=[.E405]-[.E404]" office:value-type="float" office:value="0.194298982620239" calcext:value-type="float">
            <text:p>0.19429898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028895.51297" calcext:value-type="float">
            <text:p>1456028895.51297</text:p>
          </table:table-cell>
          <table:table-cell office:value-type="float" office:value="1456028895.51325" calcext:value-type="float">
            <text:p>1456028895.51325</text:p>
          </table:table-cell>
          <table:table-cell office:value-type="float" office:value="7568" calcext:value-type="float">
            <text:p>7568</text:p>
          </table:table-cell>
          <table:table-cell table:formula="of:=[.B406]-[.B$2]" office:value-type="float" office:value="40.6994044780731" calcext:value-type="float">
            <text:p>40.6994044781</text:p>
          </table:table-cell>
          <table:table-cell table:formula="of:=[.D406]/([.E406]-[.E405])" office:value-type="float" office:value="75418.0876862436" calcext:value-type="float">
            <text:p>75418.0876862436</text:p>
          </table:table-cell>
          <table:table-cell table:formula="of:=[.E406]-[.E405]" office:value-type="float" office:value="0.100347280502319" calcext:value-type="float">
            <text:p>0.100347280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028895.61345" calcext:value-type="float">
            <text:p>1456028895.61345</text:p>
          </table:table-cell>
          <table:table-cell office:value-type="float" office:value="1456028895.61373" calcext:value-type="float">
            <text:p>1456028895.61373</text:p>
          </table:table-cell>
          <table:table-cell office:value-type="float" office:value="7488" calcext:value-type="float">
            <text:p>7488</text:p>
          </table:table-cell>
          <table:table-cell table:formula="of:=[.B407]-[.B$2]" office:value-type="float" office:value="40.7998857498169" calcext:value-type="float">
            <text:p>40.7998857498</text:p>
          </table:table-cell>
          <table:table-cell table:formula="of:=[.D407]/([.E407]-[.E406])" office:value-type="float" office:value="74521.3498003317" calcext:value-type="float">
            <text:p>74521.3498003317</text:p>
          </table:table-cell>
          <table:table-cell table:formula="of:=[.E407]-[.E406]" office:value-type="float" office:value="0.100481271743774" calcext:value-type="float">
            <text:p>0.10048127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028895.71281" calcext:value-type="float">
            <text:p>1456028895.71281</text:p>
          </table:table-cell>
          <table:table-cell office:value-type="float" office:value="1456028895.71308" calcext:value-type="float">
            <text:p>1456028895.71308</text:p>
          </table:table-cell>
          <table:table-cell office:value-type="float" office:value="7408" calcext:value-type="float">
            <text:p>7408</text:p>
          </table:table-cell>
          <table:table-cell table:formula="of:=[.B408]-[.B$2]" office:value-type="float" office:value="40.8992464542389" calcext:value-type="float">
            <text:p>40.8992464542</text:p>
          </table:table-cell>
          <table:table-cell table:formula="of:=[.D408]/([.E408]-[.E407])" office:value-type="float" office:value="74556.6372852724" calcext:value-type="float">
            <text:p>74556.6372852724</text:p>
          </table:table-cell>
          <table:table-cell table:formula="of:=[.E408]-[.E407]" office:value-type="float" office:value="0.0993607044219971" calcext:value-type="float">
            <text:p>0.09936070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028895.81332" calcext:value-type="float">
            <text:p>1456028895.81332</text:p>
          </table:table-cell>
          <table:table-cell office:value-type="float" office:value="1456028895.81364" calcext:value-type="float">
            <text:p>1456028895.81364</text:p>
          </table:table-cell>
          <table:table-cell office:value-type="float" office:value="7320" calcext:value-type="float">
            <text:p>7320</text:p>
          </table:table-cell>
          <table:table-cell table:formula="of:=[.B409]-[.B$2]" office:value-type="float" office:value="40.9997551441193" calcext:value-type="float">
            <text:p>40.9997551441</text:p>
          </table:table-cell>
          <table:table-cell table:formula="of:=[.D409]/([.E409]-[.E408])" office:value-type="float" office:value="72829.5235836077" calcext:value-type="float">
            <text:p>72829.5235836077</text:p>
          </table:table-cell>
          <table:table-cell table:formula="of:=[.E409]-[.E408]" office:value-type="float" office:value="0.100508689880371" calcext:value-type="float">
            <text:p>0.100508689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028895.91292" calcext:value-type="float">
            <text:p>1456028895.91292</text:p>
          </table:table-cell>
          <table:table-cell office:value-type="float" office:value="1456028895.9132" calcext:value-type="float">
            <text:p>1456028895.9132</text:p>
          </table:table-cell>
          <table:table-cell office:value-type="float" office:value="7224" calcext:value-type="float">
            <text:p>7224</text:p>
          </table:table-cell>
          <table:table-cell table:formula="of:=[.B410]-[.B$2]" office:value-type="float" office:value="41.0993566513062" calcext:value-type="float">
            <text:p>41.0993566513</text:p>
          </table:table-cell>
          <table:table-cell table:formula="of:=[.D410]/([.E410]-[.E409])" office:value-type="float" office:value="72529.0229438504" calcext:value-type="float">
            <text:p>72529.0229438504</text:p>
          </table:table-cell>
          <table:table-cell table:formula="of:=[.E410]-[.E409]" office:value-type="float" office:value="0.0996015071868897" calcext:value-type="float">
            <text:p>0.099601507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028896.02151" calcext:value-type="float">
            <text:p>1456028896.02151</text:p>
          </table:table-cell>
          <table:table-cell office:value-type="float" office:value="1456028896.02181" calcext:value-type="float">
            <text:p>1456028896.02181</text:p>
          </table:table-cell>
          <table:table-cell office:value-type="float" office:value="7120" calcext:value-type="float">
            <text:p>7120</text:p>
          </table:table-cell>
          <table:table-cell table:formula="of:=[.B411]-[.B$2]" office:value-type="float" office:value="41.2079401016235" calcext:value-type="float">
            <text:p>41.2079401016</text:p>
          </table:table-cell>
          <table:table-cell table:formula="of:=[.D411]/([.E411]-[.E410])" office:value-type="float" office:value="65571.6868379912" calcext:value-type="float">
            <text:p>65571.6868379912</text:p>
          </table:table-cell>
          <table:table-cell table:formula="of:=[.E411]-[.E410]" office:value-type="float" office:value="0.108583450317383" calcext:value-type="float">
            <text:p>0.10858345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028896.21299" calcext:value-type="float">
            <text:p>1456028896.21299</text:p>
          </table:table-cell>
          <table:table-cell office:value-type="float" office:value="1456028896.21327" calcext:value-type="float">
            <text:p>1456028896.21327</text:p>
          </table:table-cell>
          <table:table-cell office:value-type="float" office:value="7016" calcext:value-type="float">
            <text:p>7016</text:p>
          </table:table-cell>
          <table:table-cell table:formula="of:=[.B412]-[.B$2]" office:value-type="float" office:value="41.3994288444519" calcext:value-type="float">
            <text:p>41.3994288445</text:p>
          </table:table-cell>
          <table:table-cell table:formula="of:=[.D412]/([.E412]-[.E411])" office:value-type="float" office:value="36639.2295253012" calcext:value-type="float">
            <text:p>36639.2295253012</text:p>
          </table:table-cell>
          <table:table-cell table:formula="of:=[.E412]-[.E411]" office:value-type="float" office:value="0.191488742828369" calcext:value-type="float">
            <text:p>0.191488742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028896.31323" calcext:value-type="float">
            <text:p>1456028896.31323</text:p>
          </table:table-cell>
          <table:table-cell office:value-type="float" office:value="1456028896.3135" calcext:value-type="float">
            <text:p>1456028896.3135</text:p>
          </table:table-cell>
          <table:table-cell office:value-type="float" office:value="6904" calcext:value-type="float">
            <text:p>6904</text:p>
          </table:table-cell>
          <table:table-cell table:formula="of:=[.B413]-[.B$2]" office:value-type="float" office:value="41.4996607303619" calcext:value-type="float">
            <text:p>41.4996607304</text:p>
          </table:table-cell>
          <table:table-cell table:formula="of:=[.D413]/([.E413]-[.E412])" office:value-type="float" office:value="68880.2763443648" calcext:value-type="float">
            <text:p>68880.2763443648</text:p>
          </table:table-cell>
          <table:table-cell table:formula="of:=[.E413]-[.E412]" office:value-type="float" office:value="0.100231885910034" calcext:value-type="float">
            <text:p>0.10023188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028896.41269" calcext:value-type="float">
            <text:p>1456028896.41269</text:p>
          </table:table-cell>
          <table:table-cell office:value-type="float" office:value="1456028896.41297" calcext:value-type="float">
            <text:p>1456028896.41297</text:p>
          </table:table-cell>
          <table:table-cell office:value-type="float" office:value="6792" calcext:value-type="float">
            <text:p>6792</text:p>
          </table:table-cell>
          <table:table-cell table:formula="of:=[.B414]-[.B$2]" office:value-type="float" office:value="41.5991294384003" calcext:value-type="float">
            <text:p>41.5991294384</text:p>
          </table:table-cell>
          <table:table-cell table:formula="of:=[.D414]/([.E414]-[.E413])" office:value-type="float" office:value="68282.7809262659" calcext:value-type="float">
            <text:p>68282.7809262659</text:p>
          </table:table-cell>
          <table:table-cell table:formula="of:=[.E414]-[.E413]" office:value-type="float" office:value="0.0994687080383301" calcext:value-type="float">
            <text:p>0.0994687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028896.51308" calcext:value-type="float">
            <text:p>1456028896.51308</text:p>
          </table:table-cell>
          <table:table-cell office:value-type="float" office:value="1456028896.51336" calcext:value-type="float">
            <text:p>1456028896.51336</text:p>
          </table:table-cell>
          <table:table-cell office:value-type="float" office:value="6672" calcext:value-type="float">
            <text:p>6672</text:p>
          </table:table-cell>
          <table:table-cell table:formula="of:=[.B415]-[.B$2]" office:value-type="float" office:value="41.6995177268982" calcext:value-type="float">
            <text:p>41.6995177269</text:p>
          </table:table-cell>
          <table:table-cell table:formula="of:=[.D415]/([.E415]-[.E414])" office:value-type="float" office:value="66461.9359472188" calcext:value-type="float">
            <text:p>66461.9359472188</text:p>
          </table:table-cell>
          <table:table-cell table:formula="of:=[.E415]-[.E414]" office:value-type="float" office:value="0.100388288497925" calcext:value-type="float">
            <text:p>0.100388288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028896.61263" calcext:value-type="float">
            <text:p>1456028896.61263</text:p>
          </table:table-cell>
          <table:table-cell office:value-type="float" office:value="1456028896.61291" calcext:value-type="float">
            <text:p>1456028896.61291</text:p>
          </table:table-cell>
          <table:table-cell office:value-type="float" office:value="6552" calcext:value-type="float">
            <text:p>6552</text:p>
          </table:table-cell>
          <table:table-cell table:formula="of:=[.B416]-[.B$2]" office:value-type="float" office:value="41.7990620136261" calcext:value-type="float">
            <text:p>41.7990620136</text:p>
          </table:table-cell>
          <table:table-cell table:formula="of:=[.D416]/([.E416]-[.E415])" office:value-type="float" office:value="65819.9502489707" calcext:value-type="float">
            <text:p>65819.9502489707</text:p>
          </table:table-cell>
          <table:table-cell table:formula="of:=[.E416]-[.E415]" office:value-type="float" office:value="0.0995442867279053" calcext:value-type="float">
            <text:p>0.099544286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028896.71284" calcext:value-type="float">
            <text:p>1456028896.71284</text:p>
          </table:table-cell>
          <table:table-cell office:value-type="float" office:value="1456028896.71312" calcext:value-type="float">
            <text:p>1456028896.71312</text:p>
          </table:table-cell>
          <table:table-cell office:value-type="float" office:value="6432" calcext:value-type="float">
            <text:p>6432</text:p>
          </table:table-cell>
          <table:table-cell table:formula="of:=[.B417]-[.B$2]" office:value-type="float" office:value="41.8992750644684" calcext:value-type="float">
            <text:p>41.8992750645</text:p>
          </table:table-cell>
          <table:table-cell table:formula="of:=[.D417]/([.E417]-[.E416])" office:value-type="float" office:value="64183.2570302909" calcext:value-type="float">
            <text:p>64183.2570302909</text:p>
          </table:table-cell>
          <table:table-cell table:formula="of:=[.E417]-[.E416]" office:value-type="float" office:value="0.100213050842285" calcext:value-type="float">
            <text:p>0.10021305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028896.81326" calcext:value-type="float">
            <text:p>1456028896.81326</text:p>
          </table:table-cell>
          <table:table-cell office:value-type="float" office:value="1456028896.81353" calcext:value-type="float">
            <text:p>1456028896.81353</text:p>
          </table:table-cell>
          <table:table-cell office:value-type="float" office:value="6312" calcext:value-type="float">
            <text:p>6312</text:p>
          </table:table-cell>
          <table:table-cell table:formula="of:=[.B418]-[.B$2]" office:value-type="float" office:value="41.999696969986" calcext:value-type="float">
            <text:p>41.99969697</text:p>
          </table:table-cell>
          <table:table-cell table:formula="of:=[.D418]/([.E418]-[.E417])" office:value-type="float" office:value="62854.8120797721" calcext:value-type="float">
            <text:p>62854.8120797721</text:p>
          </table:table-cell>
          <table:table-cell table:formula="of:=[.E418]-[.E417]" office:value-type="float" office:value="0.100421905517578" calcext:value-type="float">
            <text:p>0.100421905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028896.91277" calcext:value-type="float">
            <text:p>1456028896.91277</text:p>
          </table:table-cell>
          <table:table-cell office:value-type="float" office:value="1456028896.91304" calcext:value-type="float">
            <text:p>1456028896.91304</text:p>
          </table:table-cell>
          <table:table-cell office:value-type="float" office:value="6184" calcext:value-type="float">
            <text:p>6184</text:p>
          </table:table-cell>
          <table:table-cell table:formula="of:=[.B419]-[.B$2]" office:value-type="float" office:value="42.0992000102997" calcext:value-type="float">
            <text:p>42.0992000103</text:p>
          </table:table-cell>
          <table:table-cell table:formula="of:=[.D419]/([.E419]-[.E418])" office:value-type="float" office:value="62148.8547536097" calcext:value-type="float">
            <text:p>62148.8547536097</text:p>
          </table:table-cell>
          <table:table-cell table:formula="of:=[.E419]-[.E418]" office:value-type="float" office:value="0.0995030403137207" calcext:value-type="float">
            <text:p>0.099503040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028897.01312" calcext:value-type="float">
            <text:p>1456028897.01312</text:p>
          </table:table-cell>
          <table:table-cell office:value-type="float" office:value="1456028897.01341" calcext:value-type="float">
            <text:p>1456028897.01341</text:p>
          </table:table-cell>
          <table:table-cell office:value-type="float" office:value="6056" calcext:value-type="float">
            <text:p>6056</text:p>
          </table:table-cell>
          <table:table-cell table:formula="of:=[.B420]-[.B$2]" office:value-type="float" office:value="42.1995542049408" calcext:value-type="float">
            <text:p>42.1995542049</text:p>
          </table:table-cell>
          <table:table-cell table:formula="of:=[.D420]/([.E420]-[.E419])" office:value-type="float" office:value="60346.2567923291" calcext:value-type="float">
            <text:p>60346.2567923291</text:p>
          </table:table-cell>
          <table:table-cell table:formula="of:=[.E420]-[.E419]" office:value-type="float" office:value="0.100354194641113" calcext:value-type="float">
            <text:p>0.100354194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028897.11242" calcext:value-type="float">
            <text:p>1456028897.11242</text:p>
          </table:table-cell>
          <table:table-cell office:value-type="float" office:value="1456028897.11272" calcext:value-type="float">
            <text:p>1456028897.11272</text:p>
          </table:table-cell>
          <table:table-cell office:value-type="float" office:value="5936" calcext:value-type="float">
            <text:p>5936</text:p>
          </table:table-cell>
          <table:table-cell table:formula="of:=[.B421]-[.B$2]" office:value-type="float" office:value="42.2988586425781" calcext:value-type="float">
            <text:p>42.2988586426</text:p>
          </table:table-cell>
          <table:table-cell table:formula="of:=[.D421]/([.E421]-[.E420])" office:value-type="float" office:value="59775.7778124572" calcext:value-type="float">
            <text:p>59775.7778124572</text:p>
          </table:table-cell>
          <table:table-cell table:formula="of:=[.E421]-[.E420]" office:value-type="float" office:value="0.0993044376373291" calcext:value-type="float">
            <text:p>0.099304437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028897.21303" calcext:value-type="float">
            <text:p>1456028897.21303</text:p>
          </table:table-cell>
          <table:table-cell office:value-type="float" office:value="1456028897.2133" calcext:value-type="float">
            <text:p>1456028897.2133</text:p>
          </table:table-cell>
          <table:table-cell office:value-type="float" office:value="5808" calcext:value-type="float">
            <text:p>5808</text:p>
          </table:table-cell>
          <table:table-cell table:formula="of:=[.B422]-[.B$2]" office:value-type="float" office:value="42.3994619846344" calcext:value-type="float">
            <text:p>42.3994619846</text:p>
          </table:table-cell>
          <table:table-cell table:formula="of:=[.D422]/([.E422]-[.E421])" office:value-type="float" office:value="57731.680491799" calcext:value-type="float">
            <text:p>57731.680491799</text:p>
          </table:table-cell>
          <table:table-cell table:formula="of:=[.E422]-[.E421]" office:value-type="float" office:value="0.100603342056274" calcext:value-type="float">
            <text:p>0.10060334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28897.31329" calcext:value-type="float">
            <text:p>1456028897.31329</text:p>
          </table:table-cell>
          <table:table-cell office:value-type="float" office:value="1456028897.31357" calcext:value-type="float">
            <text:p>1456028897.31357</text:p>
          </table:table-cell>
          <table:table-cell office:value-type="float" office:value="5688" calcext:value-type="float">
            <text:p>5688</text:p>
          </table:table-cell>
          <table:table-cell table:formula="of:=[.B423]-[.B$2]" office:value-type="float" office:value="42.4997267723083" calcext:value-type="float">
            <text:p>42.4997267723</text:p>
          </table:table-cell>
          <table:table-cell table:formula="of:=[.D423]/([.E423]-[.E422])" office:value-type="float" office:value="56729.7865178425" calcext:value-type="float">
            <text:p>56729.7865178425</text:p>
          </table:table-cell>
          <table:table-cell table:formula="of:=[.E423]-[.E422]" office:value-type="float" office:value="0.10026478767395" calcext:value-type="float">
            <text:p>0.10026478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028897.32545" calcext:value-type="float">
            <text:p>1456028897.32545</text:p>
          </table:table-cell>
          <table:table-cell office:value-type="float" office:value="1456028897.32741" calcext:value-type="float">
            <text:p>1456028897.32741</text:p>
          </table:table-cell>
          <table:table-cell office:value-type="float" office:value="5560" calcext:value-type="float">
            <text:p>5560</text:p>
          </table:table-cell>
          <table:table-cell table:formula="of:=[.B424]-[.B$2]" office:value-type="float" office:value="42.5118873119354" calcext:value-type="float">
            <text:p>42.5118873119</text:p>
          </table:table-cell>
          <table:table-cell table:formula="of:=[.D424]/([.E424]-[.E423])" office:value-type="float" office:value="457216.552102735" calcext:value-type="float">
            <text:p>457216.552102735</text:p>
          </table:table-cell>
          <table:table-cell table:formula="of:=[.E424]-[.E423]" office:value-type="float" office:value="0.0121605396270752" calcext:value-type="float">
            <text:p>0.01216053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028897.41257" calcext:value-type="float">
            <text:p>1456028897.41257</text:p>
          </table:table-cell>
          <table:table-cell office:value-type="float" office:value="1456028897.41284" calcext:value-type="float">
            <text:p>1456028897.41284</text:p>
          </table:table-cell>
          <table:table-cell office:value-type="float" office:value="5448" calcext:value-type="float">
            <text:p>5448</text:p>
          </table:table-cell>
          <table:table-cell table:formula="of:=[.B425]-[.B$2]" office:value-type="float" office:value="42.5990009307861" calcext:value-type="float">
            <text:p>42.5990009308</text:p>
          </table:table-cell>
          <table:table-cell table:formula="of:=[.D425]/([.E425]-[.E424])" office:value-type="float" office:value="62539.015964158" calcext:value-type="float">
            <text:p>62539.015964158</text:p>
          </table:table-cell>
          <table:table-cell table:formula="of:=[.E425]-[.E424]" office:value-type="float" office:value="0.087113618850708" calcext:value-type="float">
            <text:p>0.087113618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028897.51299" calcext:value-type="float">
            <text:p>1456028897.51299</text:p>
          </table:table-cell>
          <table:table-cell office:value-type="float" office:value="1456028897.51326" calcext:value-type="float">
            <text:p>1456028897.51326</text:p>
          </table:table-cell>
          <table:table-cell office:value-type="float" office:value="5328" calcext:value-type="float">
            <text:p>5328</text:p>
          </table:table-cell>
          <table:table-cell table:formula="of:=[.B426]-[.B$2]" office:value-type="float" office:value="42.6994209289551" calcext:value-type="float">
            <text:p>42.699420929</text:p>
          </table:table-cell>
          <table:table-cell table:formula="of:=[.D426]/([.E426]-[.E425])" office:value-type="float" office:value="53057.1608957435" calcext:value-type="float">
            <text:p>53057.1608957435</text:p>
          </table:table-cell>
          <table:table-cell table:formula="of:=[.E426]-[.E425]" office:value-type="float" office:value="0.100419998168945" calcext:value-type="float">
            <text:p>0.10041999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028897.61244" calcext:value-type="float">
            <text:p>1456028897.61244</text:p>
          </table:table-cell>
          <table:table-cell office:value-type="float" office:value="1456028897.61271" calcext:value-type="float">
            <text:p>1456028897.61271</text:p>
          </table:table-cell>
          <table:table-cell office:value-type="float" office:value="5216" calcext:value-type="float">
            <text:p>5216</text:p>
          </table:table-cell>
          <table:table-cell table:formula="of:=[.B427]-[.B$2]" office:value-type="float" office:value="42.7988715171814" calcext:value-type="float">
            <text:p>42.7988715172</text:p>
          </table:table-cell>
          <table:table-cell table:formula="of:=[.D427]/([.E427]-[.E426])" office:value-type="float" office:value="52448.1563460441" calcext:value-type="float">
            <text:p>52448.1563460441</text:p>
          </table:table-cell>
          <table:table-cell table:formula="of:=[.E427]-[.E426]" office:value-type="float" office:value="0.0994505882263184" calcext:value-type="float">
            <text:p>0.09945058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028897.71282" calcext:value-type="float">
            <text:p>1456028897.71282</text:p>
          </table:table-cell>
          <table:table-cell office:value-type="float" office:value="1456028897.7131" calcext:value-type="float">
            <text:p>1456028897.7131</text:p>
          </table:table-cell>
          <table:table-cell office:value-type="float" office:value="5112" calcext:value-type="float">
            <text:p>5112</text:p>
          </table:table-cell>
          <table:table-cell table:formula="of:=[.B428]-[.B$2]" office:value-type="float" office:value="42.8992555141449" calcext:value-type="float">
            <text:p>42.8992555141</text:p>
          </table:table-cell>
          <table:table-cell table:formula="of:=[.D428]/([.E428]-[.E427])" office:value-type="float" office:value="50924.4516519769" calcext:value-type="float">
            <text:p>50924.4516519769</text:p>
          </table:table-cell>
          <table:table-cell table:formula="of:=[.E428]-[.E427]" office:value-type="float" office:value="0.100383996963501" calcext:value-type="float">
            <text:p>0.10038399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028897.8131" calcext:value-type="float">
            <text:p>1456028897.8131</text:p>
          </table:table-cell>
          <table:table-cell office:value-type="float" office:value="1456028897.81338" calcext:value-type="float">
            <text:p>1456028897.81338</text:p>
          </table:table-cell>
          <table:table-cell office:value-type="float" office:value="5008" calcext:value-type="float">
            <text:p>5008</text:p>
          </table:table-cell>
          <table:table-cell table:formula="of:=[.B429]-[.B$2]" office:value-type="float" office:value="42.9995348453522" calcext:value-type="float">
            <text:p>42.9995348454</text:p>
          </table:table-cell>
          <table:table-cell table:formula="of:=[.D429]/([.E429]-[.E428])" office:value-type="float" office:value="49940.5005967637" calcext:value-type="float">
            <text:p>49940.5005967637</text:p>
          </table:table-cell>
          <table:table-cell table:formula="of:=[.E429]-[.E428]" office:value-type="float" office:value="0.100279331207275" calcext:value-type="float">
            <text:p>0.10027933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028897.82496" calcext:value-type="float">
            <text:p>1456028897.82496</text:p>
          </table:table-cell>
          <table:table-cell office:value-type="float" office:value="1456028897.82681" calcext:value-type="float">
            <text:p>1456028897.82681</text:p>
          </table:table-cell>
          <table:table-cell office:value-type="float" office:value="4912" calcext:value-type="float">
            <text:p>4912</text:p>
          </table:table-cell>
          <table:table-cell table:formula="of:=[.B430]-[.B$2]" office:value-type="float" office:value="43.0113968849182" calcext:value-type="float">
            <text:p>43.0113968849</text:p>
          </table:table-cell>
          <table:table-cell table:formula="of:=[.D430]/([.E430]-[.E429])" office:value-type="float" office:value="414094.04956485" calcext:value-type="float">
            <text:p>414094.04956485</text:p>
          </table:table-cell>
          <table:table-cell table:formula="of:=[.E430]-[.E429]" office:value-type="float" office:value="0.01186203956604" calcext:value-type="float">
            <text:p>0.011862039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028897.91254" calcext:value-type="float">
            <text:p>1456028897.91254</text:p>
          </table:table-cell>
          <table:table-cell office:value-type="float" office:value="1456028897.91284" calcext:value-type="float">
            <text:p>1456028897.91284</text:p>
          </table:table-cell>
          <table:table-cell office:value-type="float" office:value="4816" calcext:value-type="float">
            <text:p>4816</text:p>
          </table:table-cell>
          <table:table-cell table:formula="of:=[.B431]-[.B$2]" office:value-type="float" office:value="43.0989785194397" calcext:value-type="float">
            <text:p>43.0989785194</text:p>
          </table:table-cell>
          <table:table-cell table:formula="of:=[.D431]/([.E431]-[.E430])" office:value-type="float" office:value="54988.6974171349" calcext:value-type="float">
            <text:p>54988.6974171349</text:p>
          </table:table-cell>
          <table:table-cell table:formula="of:=[.E431]-[.E430]" office:value-type="float" office:value="0.0875816345214844" calcext:value-type="float">
            <text:p>0.087581634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028898.01279" calcext:value-type="float">
            <text:p>1456028898.01279</text:p>
          </table:table-cell>
          <table:table-cell office:value-type="float" office:value="1456028898.01307" calcext:value-type="float">
            <text:p>1456028898.01307</text:p>
          </table:table-cell>
          <table:table-cell office:value-type="float" office:value="4728" calcext:value-type="float">
            <text:p>4728</text:p>
          </table:table-cell>
          <table:table-cell table:formula="of:=[.B432]-[.B$2]" office:value-type="float" office:value="43.1992254257202" calcext:value-type="float">
            <text:p>43.1992254257</text:p>
          </table:table-cell>
          <table:table-cell table:formula="of:=[.D432]/([.E432]-[.E431])" office:value-type="float" office:value="47163.5502323612" calcext:value-type="float">
            <text:p>47163.5502323612</text:p>
          </table:table-cell>
          <table:table-cell table:formula="of:=[.E432]-[.E431]" office:value-type="float" office:value="0.100246906280518" calcext:value-type="float">
            <text:p>0.100246906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028898.11327" calcext:value-type="float">
            <text:p>1456028898.11327</text:p>
          </table:table-cell>
          <table:table-cell office:value-type="float" office:value="1456028898.11355" calcext:value-type="float">
            <text:p>1456028898.11355</text:p>
          </table:table-cell>
          <table:table-cell office:value-type="float" office:value="4656" calcext:value-type="float">
            <text:p>4656</text:p>
          </table:table-cell>
          <table:table-cell table:formula="of:=[.B433]-[.B$2]" office:value-type="float" office:value="43.2997045516968" calcext:value-type="float">
            <text:p>43.2997045517</text:p>
          </table:table-cell>
          <table:table-cell table:formula="of:=[.D433]/([.E433]-[.E432])" office:value-type="float" office:value="46337.9826879271" calcext:value-type="float">
            <text:p>46337.9826879271</text:p>
          </table:table-cell>
          <table:table-cell table:formula="of:=[.E433]-[.E432]" office:value-type="float" office:value="0.100479125976563" calcext:value-type="float">
            <text:p>0.1004791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028898.12522" calcext:value-type="float">
            <text:p>1456028898.12522</text:p>
          </table:table-cell>
          <table:table-cell office:value-type="float" office:value="1456028898.12714" calcext:value-type="float">
            <text:p>1456028898.12714</text:p>
          </table:table-cell>
          <table:table-cell office:value-type="float" office:value="4584" calcext:value-type="float">
            <text:p>4584</text:p>
          </table:table-cell>
          <table:table-cell table:formula="of:=[.B434]-[.B$2]" office:value-type="float" office:value="43.3116574287415" calcext:value-type="float">
            <text:p>43.3116574287</text:p>
          </table:table-cell>
          <table:table-cell table:formula="of:=[.D434]/([.E434]-[.E433])" office:value-type="float" office:value="383505.994654326" calcext:value-type="float">
            <text:p>383505.994654326</text:p>
          </table:table-cell>
          <table:table-cell table:formula="of:=[.E434]-[.E433]" office:value-type="float" office:value="0.0119528770446777" calcext:value-type="float">
            <text:p>0.01195287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028898.2127" calcext:value-type="float">
            <text:p>1456028898.2127</text:p>
          </table:table-cell>
          <table:table-cell office:value-type="float" office:value="1456028898.21298" calcext:value-type="float">
            <text:p>1456028898.21298</text:p>
          </table:table-cell>
          <table:table-cell office:value-type="float" office:value="4520" calcext:value-type="float">
            <text:p>4520</text:p>
          </table:table-cell>
          <table:table-cell table:formula="of:=[.B435]-[.B$2]" office:value-type="float" office:value="43.3991320133209" calcext:value-type="float">
            <text:p>43.3991320133</text:p>
          </table:table-cell>
          <table:table-cell table:formula="of:=[.D435]/([.E435]-[.E434])" office:value-type="float" office:value="51672.1516510173" calcext:value-type="float">
            <text:p>51672.1516510173</text:p>
          </table:table-cell>
          <table:table-cell table:formula="of:=[.E435]-[.E434]" office:value-type="float" office:value="0.0874745845794678" calcext:value-type="float">
            <text:p>0.087474584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028898.3132" calcext:value-type="float">
            <text:p>1456028898.3132</text:p>
          </table:table-cell>
          <table:table-cell office:value-type="float" office:value="1456028898.31349" calcext:value-type="float">
            <text:p>1456028898.31349</text:p>
          </table:table-cell>
          <table:table-cell office:value-type="float" office:value="4456" calcext:value-type="float">
            <text:p>4456</text:p>
          </table:table-cell>
          <table:table-cell table:formula="of:=[.B436]-[.B$2]" office:value-type="float" office:value="43.4996361732483" calcext:value-type="float">
            <text:p>43.4996361732</text:p>
          </table:table-cell>
          <table:table-cell table:formula="of:=[.D436]/([.E436]-[.E435])" office:value-type="float" office:value="44336.4732685716" calcext:value-type="float">
            <text:p>44336.4732685716</text:p>
          </table:table-cell>
          <table:table-cell table:formula="of:=[.E436]-[.E435]" office:value-type="float" office:value="0.100504159927368" calcext:value-type="float">
            <text:p>0.10050415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028898.41252" calcext:value-type="float">
            <text:p>1456028898.41252</text:p>
          </table:table-cell>
          <table:table-cell office:value-type="float" office:value="1456028898.4128" calcext:value-type="float">
            <text:p>1456028898.4128</text:p>
          </table:table-cell>
          <table:table-cell office:value-type="float" office:value="4408" calcext:value-type="float">
            <text:p>4408</text:p>
          </table:table-cell>
          <table:table-cell table:formula="of:=[.B437]-[.B$2]" office:value-type="float" office:value="43.5989556312561" calcext:value-type="float">
            <text:p>43.5989556313</text:p>
          </table:table-cell>
          <table:table-cell table:formula="of:=[.D437]/([.E437]-[.E436])" office:value-type="float" office:value="44382.0384083577" calcext:value-type="float">
            <text:p>44382.0384083577</text:p>
          </table:table-cell>
          <table:table-cell table:formula="of:=[.E437]-[.E436]" office:value-type="float" office:value="0.0993194580078125" calcext:value-type="float">
            <text:p>0.0993194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028898.42471" calcext:value-type="float">
            <text:p>1456028898.42471</text:p>
          </table:table-cell>
          <table:table-cell office:value-type="float" office:value="1456028898.42586" calcext:value-type="float">
            <text:p>1456028898.42586</text:p>
          </table:table-cell>
          <table:table-cell office:value-type="float" office:value="4368" calcext:value-type="float">
            <text:p>4368</text:p>
          </table:table-cell>
          <table:table-cell table:formula="of:=[.B438]-[.B$2]" office:value-type="float" office:value="43.6111414432526" calcext:value-type="float">
            <text:p>43.6111414433</text:p>
          </table:table-cell>
          <table:table-cell table:formula="of:=[.D438]/([.E438]-[.E437])" office:value-type="float" office:value="358449.646299231" calcext:value-type="float">
            <text:p>358449.646299231</text:p>
          </table:table-cell>
          <table:table-cell table:formula="of:=[.E438]-[.E437]" office:value-type="float" office:value="0.01218581199646" calcext:value-type="float">
            <text:p>0.0121858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028898.51262" calcext:value-type="float">
            <text:p>1456028898.51262</text:p>
          </table:table-cell>
          <table:table-cell office:value-type="float" office:value="1456028898.5129" calcext:value-type="float">
            <text:p>1456028898.5129</text:p>
          </table:table-cell>
          <table:table-cell office:value-type="float" office:value="4336" calcext:value-type="float">
            <text:p>4336</text:p>
          </table:table-cell>
          <table:table-cell table:formula="of:=[.B439]-[.B$2]" office:value-type="float" office:value="43.6990580558777" calcext:value-type="float">
            <text:p>43.6990580559</text:p>
          </table:table-cell>
          <table:table-cell table:formula="of:=[.D439]/([.E439]-[.E438])" office:value-type="float" office:value="49319.4615958281" calcext:value-type="float">
            <text:p>49319.4615958281</text:p>
          </table:table-cell>
          <table:table-cell table:formula="of:=[.E439]-[.E438]" office:value-type="float" office:value="0.0879166126251221" calcext:value-type="float">
            <text:p>0.087916612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028898.61309" calcext:value-type="float">
            <text:p>1456028898.61309</text:p>
          </table:table-cell>
          <table:table-cell office:value-type="float" office:value="1456028898.61336" calcext:value-type="float">
            <text:p>1456028898.61336</text:p>
          </table:table-cell>
          <table:table-cell office:value-type="float" office:value="4312" calcext:value-type="float">
            <text:p>4312</text:p>
          </table:table-cell>
          <table:table-cell table:formula="of:=[.B440]-[.B$2]" office:value-type="float" office:value="43.7995235919952" calcext:value-type="float">
            <text:p>43.799523592</text:p>
          </table:table-cell>
          <table:table-cell table:formula="of:=[.D440]/([.E440]-[.E439])" office:value-type="float" office:value="42920.1910091295" calcext:value-type="float">
            <text:p>42920.1910091295</text:p>
          </table:table-cell>
          <table:table-cell table:formula="of:=[.E440]-[.E439]" office:value-type="float" office:value="0.100465536117554" calcext:value-type="float">
            <text:p>0.100465536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028898.71251" calcext:value-type="float">
            <text:p>1456028898.71251</text:p>
          </table:table-cell>
          <table:table-cell office:value-type="float" office:value="1456028898.7128" calcext:value-type="float">
            <text:p>1456028898.7128</text:p>
          </table:table-cell>
          <table:table-cell office:value-type="float" office:value="4296" calcext:value-type="float">
            <text:p>4296</text:p>
          </table:table-cell>
          <table:table-cell table:formula="of:=[.B441]-[.B$2]" office:value-type="float" office:value="43.8989448547363" calcext:value-type="float">
            <text:p>43.8989448547</text:p>
          </table:table-cell>
          <table:table-cell table:formula="of:=[.D441]/([.E441]-[.E440])" office:value-type="float" office:value="43210.0727908432" calcext:value-type="float">
            <text:p>43210.0727908432</text:p>
          </table:table-cell>
          <table:table-cell table:formula="of:=[.E441]-[.E440]" office:value-type="float" office:value="0.0994212627410889" calcext:value-type="float">
            <text:p>0.09942126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028898.81258" calcext:value-type="float">
            <text:p>1456028898.81258</text:p>
          </table:table-cell>
          <table:table-cell office:value-type="float" office:value="1456028898.81287" calcext:value-type="float">
            <text:p>1456028898.81287</text:p>
          </table:table-cell>
          <table:table-cell office:value-type="float" office:value="4296" calcext:value-type="float">
            <text:p>4296</text:p>
          </table:table-cell>
          <table:table-cell table:formula="of:=[.B442]-[.B$2]" office:value-type="float" office:value="43.9990186691284" calcext:value-type="float">
            <text:p>43.9990186691</text:p>
          </table:table-cell>
          <table:table-cell table:formula="of:=[.D442]/([.E442]-[.E441])" office:value-type="float" office:value="42928.3127269262" calcext:value-type="float">
            <text:p>42928.3127269262</text:p>
          </table:table-cell>
          <table:table-cell table:formula="of:=[.E442]-[.E441]" office:value-type="float" office:value="0.10007381439209" calcext:value-type="float">
            <text:p>0.100073814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028898.91329" calcext:value-type="float">
            <text:p>1456028898.91329</text:p>
          </table:table-cell>
          <table:table-cell office:value-type="float" office:value="1456028898.91357" calcext:value-type="float">
            <text:p>1456028898.91357</text:p>
          </table:table-cell>
          <table:table-cell office:value-type="float" office:value="4296" calcext:value-type="float">
            <text:p>4296</text:p>
          </table:table-cell>
          <table:table-cell table:formula="of:=[.B443]-[.B$2]" office:value-type="float" office:value="44.0997281074524" calcext:value-type="float">
            <text:p>44.0997281075</text:p>
          </table:table-cell>
          <table:table-cell table:formula="of:=[.D443]/([.E443]-[.E442])" office:value-type="float" office:value="42657.372253235" calcext:value-type="float">
            <text:p>42657.372253235</text:p>
          </table:table-cell>
          <table:table-cell table:formula="of:=[.E443]-[.E442]" office:value-type="float" office:value="0.100709438323975" calcext:value-type="float">
            <text:p>0.100709438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028899.01248" calcext:value-type="float">
            <text:p>1456028899.01248</text:p>
          </table:table-cell>
          <table:table-cell office:value-type="float" office:value="1456028899.01276" calcext:value-type="float">
            <text:p>1456028899.01276</text:p>
          </table:table-cell>
          <table:table-cell office:value-type="float" office:value="4304" calcext:value-type="float">
            <text:p>4304</text:p>
          </table:table-cell>
          <table:table-cell table:formula="of:=[.B444]-[.B$2]" office:value-type="float" office:value="44.198917388916" calcext:value-type="float">
            <text:p>44.1989173889</text:p>
          </table:table-cell>
          <table:table-cell table:formula="of:=[.D444]/([.E444]-[.E443])" office:value-type="float" office:value="43391.7852462563" calcext:value-type="float">
            <text:p>43391.7852462563</text:p>
          </table:table-cell>
          <table:table-cell table:formula="of:=[.E444]-[.E443]" office:value-type="float" office:value="0.0991892814636231" calcext:value-type="float">
            <text:p>0.09918928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028899.11335" calcext:value-type="float">
            <text:p>1456028899.11335</text:p>
          </table:table-cell>
          <table:table-cell office:value-type="float" office:value="1456028899.11362" calcext:value-type="float">
            <text:p>1456028899.11362</text:p>
          </table:table-cell>
          <table:table-cell office:value-type="float" office:value="4328" calcext:value-type="float">
            <text:p>4328</text:p>
          </table:table-cell>
          <table:table-cell table:formula="of:=[.B445]-[.B$2]" office:value-type="float" office:value="44.2997822761536" calcext:value-type="float">
            <text:p>44.2997822762</text:p>
          </table:table-cell>
          <table:table-cell table:formula="of:=[.D445]/([.E445]-[.E444])" office:value-type="float" office:value="42908.8865167424" calcext:value-type="float">
            <text:p>42908.8865167424</text:p>
          </table:table-cell>
          <table:table-cell table:formula="of:=[.E445]-[.E444]" office:value-type="float" office:value="0.100864887237549" calcext:value-type="float">
            <text:p>0.100864887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028899.21226" calcext:value-type="float">
            <text:p>1456028899.21226</text:p>
          </table:table-cell>
          <table:table-cell office:value-type="float" office:value="1456028899.21254" calcext:value-type="float">
            <text:p>1456028899.21254</text:p>
          </table:table-cell>
          <table:table-cell office:value-type="float" office:value="4352" calcext:value-type="float">
            <text:p>4352</text:p>
          </table:table-cell>
          <table:table-cell table:formula="of:=[.B446]-[.B$2]" office:value-type="float" office:value="44.3986940383911" calcext:value-type="float">
            <text:p>44.3986940384</text:p>
          </table:table-cell>
          <table:table-cell table:formula="of:=[.D446]/([.E446]-[.E445])" office:value-type="float" office:value="43998.8116837726" calcext:value-type="float">
            <text:p>43998.8116837726</text:p>
          </table:table-cell>
          <table:table-cell table:formula="of:=[.E446]-[.E445]" office:value-type="float" office:value="0.0989117622375488" calcext:value-type="float">
            <text:p>0.098911762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028899.31249" calcext:value-type="float">
            <text:p>1456028899.31249</text:p>
          </table:table-cell>
          <table:table-cell office:value-type="float" office:value="1456028899.31276" calcext:value-type="float">
            <text:p>1456028899.31276</text:p>
          </table:table-cell>
          <table:table-cell office:value-type="float" office:value="4392" calcext:value-type="float">
            <text:p>4392</text:p>
          </table:table-cell>
          <table:table-cell table:formula="of:=[.B447]-[.B$2]" office:value-type="float" office:value="44.4989228248596" calcext:value-type="float">
            <text:p>44.4989228249</text:p>
          </table:table-cell>
          <table:table-cell table:formula="of:=[.D447]/([.E447]-[.E446])" office:value-type="float" office:value="43819.746349818" calcext:value-type="float">
            <text:p>43819.746349818</text:p>
          </table:table-cell>
          <table:table-cell table:formula="of:=[.E447]-[.E446]" office:value-type="float" office:value="0.100228786468506" calcext:value-type="float">
            <text:p>0.10022878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028899.41295" calcext:value-type="float">
            <text:p>1456028899.41295</text:p>
          </table:table-cell>
          <table:table-cell office:value-type="float" office:value="1456028899.41322" calcext:value-type="float">
            <text:p>1456028899.41322</text:p>
          </table:table-cell>
          <table:table-cell office:value-type="float" office:value="4440" calcext:value-type="float">
            <text:p>4440</text:p>
          </table:table-cell>
          <table:table-cell table:formula="of:=[.B448]-[.B$2]" office:value-type="float" office:value="44.5993809700012" calcext:value-type="float">
            <text:p>44.59938097</text:p>
          </table:table-cell>
          <table:table-cell table:formula="of:=[.D448]/([.E448]-[.E447])" office:value-type="float" office:value="44197.5112495016" calcext:value-type="float">
            <text:p>44197.5112495016</text:p>
          </table:table-cell>
          <table:table-cell table:formula="of:=[.E448]-[.E447]" office:value-type="float" office:value="0.100458145141602" calcext:value-type="float">
            <text:p>0.10045814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028899.51325" calcext:value-type="float">
            <text:p>1456028899.51325</text:p>
          </table:table-cell>
          <table:table-cell office:value-type="float" office:value="1456028899.51354" calcext:value-type="float">
            <text:p>1456028899.51354</text:p>
          </table:table-cell>
          <table:table-cell office:value-type="float" office:value="4488" calcext:value-type="float">
            <text:p>4488</text:p>
          </table:table-cell>
          <table:table-cell table:formula="of:=[.B449]-[.B$2]" office:value-type="float" office:value="44.6996874809265" calcext:value-type="float">
            <text:p>44.6996874809</text:p>
          </table:table-cell>
          <table:table-cell table:formula="of:=[.D449]/([.E449]-[.E448])" office:value-type="float" office:value="44742.8582511718" calcext:value-type="float">
            <text:p>44742.8582511718</text:p>
          </table:table-cell>
          <table:table-cell table:formula="of:=[.E449]-[.E448]" office:value-type="float" office:value="0.100306510925293" calcext:value-type="float">
            <text:p>0.100306510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028899.61273" calcext:value-type="float">
            <text:p>1456028899.61273</text:p>
          </table:table-cell>
          <table:table-cell office:value-type="float" office:value="1456028899.613" calcext:value-type="float">
            <text:p>1456028899.613</text:p>
          </table:table-cell>
          <table:table-cell office:value-type="float" office:value="4552" calcext:value-type="float">
            <text:p>4552</text:p>
          </table:table-cell>
          <table:table-cell table:formula="of:=[.B450]-[.B$2]" office:value-type="float" office:value="44.7991600036621" calcext:value-type="float">
            <text:p>44.7991600037</text:p>
          </table:table-cell>
          <table:table-cell table:formula="of:=[.D450]/([.E450]-[.E449])" office:value-type="float" office:value="45761.3808800196" calcext:value-type="float">
            <text:p>45761.3808800196</text:p>
          </table:table-cell>
          <table:table-cell table:formula="of:=[.E450]-[.E449]" office:value-type="float" office:value="0.0994725227355957" calcext:value-type="float">
            <text:p>0.09947252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028899.71317" calcext:value-type="float">
            <text:p>1456028899.71317</text:p>
          </table:table-cell>
          <table:table-cell office:value-type="float" office:value="1456028899.71348" calcext:value-type="float">
            <text:p>1456028899.71348</text:p>
          </table:table-cell>
          <table:table-cell office:value-type="float" office:value="4616" calcext:value-type="float">
            <text:p>4616</text:p>
          </table:table-cell>
          <table:table-cell table:formula="of:=[.B451]-[.B$2]" office:value-type="float" office:value="44.8996026515961" calcext:value-type="float">
            <text:p>44.8996026516</text:p>
          </table:table-cell>
          <table:table-cell table:formula="of:=[.D451]/([.E451]-[.E450])" office:value-type="float" office:value="45956.5741739005" calcext:value-type="float">
            <text:p>45956.5741739005</text:p>
          </table:table-cell>
          <table:table-cell table:formula="of:=[.E451]-[.E450]" office:value-type="float" office:value="0.10044264793396" calcext:value-type="float">
            <text:p>0.100442647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028899.81243" calcext:value-type="float">
            <text:p>1456028899.81243</text:p>
          </table:table-cell>
          <table:table-cell office:value-type="float" office:value="1456028899.8127" calcext:value-type="float">
            <text:p>1456028899.8127</text:p>
          </table:table-cell>
          <table:table-cell office:value-type="float" office:value="4696" calcext:value-type="float">
            <text:p>4696</text:p>
          </table:table-cell>
          <table:table-cell table:formula="of:=[.B452]-[.B$2]" office:value-type="float" office:value="44.9988625049591" calcext:value-type="float">
            <text:p>44.998862505</text:p>
          </table:table-cell>
          <table:table-cell table:formula="of:=[.D452]/([.E452]-[.E451])" office:value-type="float" office:value="47310.1645921706" calcext:value-type="float">
            <text:p>47310.1645921706</text:p>
          </table:table-cell>
          <table:table-cell table:formula="of:=[.E452]-[.E451]" office:value-type="float" office:value="0.0992598533630371" calcext:value-type="float">
            <text:p>0.09925985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028899.9128" calcext:value-type="float">
            <text:p>1456028899.9128</text:p>
          </table:table-cell>
          <table:table-cell office:value-type="float" office:value="1456028899.91308" calcext:value-type="float">
            <text:p>1456028899.91308</text:p>
          </table:table-cell>
          <table:table-cell office:value-type="float" office:value="4776" calcext:value-type="float">
            <text:p>4776</text:p>
          </table:table-cell>
          <table:table-cell table:formula="of:=[.B453]-[.B$2]" office:value-type="float" office:value="45.0992393493652" calcext:value-type="float">
            <text:p>45.0992393494</text:p>
          </table:table-cell>
          <table:table-cell table:formula="of:=[.D453]/([.E453]-[.E452])" office:value-type="float" office:value="47580.6948131997" calcext:value-type="float">
            <text:p>47580.6948131997</text:p>
          </table:table-cell>
          <table:table-cell table:formula="of:=[.E453]-[.E452]" office:value-type="float" office:value="0.100376844406128" calcext:value-type="float">
            <text:p>0.10037684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028900.01303" calcext:value-type="float">
            <text:p>1456028900.01303</text:p>
          </table:table-cell>
          <table:table-cell office:value-type="float" office:value="1456028900.01331" calcext:value-type="float">
            <text:p>1456028900.01331</text:p>
          </table:table-cell>
          <table:table-cell office:value-type="float" office:value="4864" calcext:value-type="float">
            <text:p>4864</text:p>
          </table:table-cell>
          <table:table-cell table:formula="of:=[.B454]-[.B$2]" office:value-type="float" office:value="45.1994652748108" calcext:value-type="float">
            <text:p>45.1994652748</text:p>
          </table:table-cell>
          <table:table-cell table:formula="of:=[.D454]/([.E454]-[.E453])" office:value-type="float" office:value="48530.357573422" calcext:value-type="float">
            <text:p>48530.357573422</text:p>
          </table:table-cell>
          <table:table-cell table:formula="of:=[.E454]-[.E453]" office:value-type="float" office:value="0.100225925445557" calcext:value-type="float">
            <text:p>0.100225925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028900.11265" calcext:value-type="float">
            <text:p>1456028900.11265</text:p>
          </table:table-cell>
          <table:table-cell office:value-type="float" office:value="1456028900.11293" calcext:value-type="float">
            <text:p>1456028900.11293</text:p>
          </table:table-cell>
          <table:table-cell office:value-type="float" office:value="4960" calcext:value-type="float">
            <text:p>4960</text:p>
          </table:table-cell>
          <table:table-cell table:formula="of:=[.B455]-[.B$2]" office:value-type="float" office:value="45.2990870475769" calcext:value-type="float">
            <text:p>45.2990870476</text:p>
          </table:table-cell>
          <table:table-cell table:formula="of:=[.D455]/([.E455]-[.E454])" office:value-type="float" office:value="49788.3129589033" calcext:value-type="float">
            <text:p>49788.3129589033</text:p>
          </table:table-cell>
          <table:table-cell table:formula="of:=[.E455]-[.E454]" office:value-type="float" office:value="0.0996217727661133" calcext:value-type="float">
            <text:p>0.09962177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028900.21278" calcext:value-type="float">
            <text:p>1456028900.21278</text:p>
          </table:table-cell>
          <table:table-cell office:value-type="float" office:value="1456028900.21306" calcext:value-type="float">
            <text:p>1456028900.21306</text:p>
          </table:table-cell>
          <table:table-cell office:value-type="float" office:value="5064" calcext:value-type="float">
            <text:p>5064</text:p>
          </table:table-cell>
          <table:table-cell table:formula="of:=[.B456]-[.B$2]" office:value-type="float" office:value="45.3992140293121" calcext:value-type="float">
            <text:p>45.3992140293</text:p>
          </table:table-cell>
          <table:table-cell table:formula="of:=[.D456]/([.E456]-[.E455])" office:value-type="float" office:value="50575.7779994904" calcext:value-type="float">
            <text:p>50575.7779994904</text:p>
          </table:table-cell>
          <table:table-cell table:formula="of:=[.E456]-[.E455]" office:value-type="float" office:value="0.10012698173523" calcext:value-type="float">
            <text:p>0.10012698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028900.3133" calcext:value-type="float">
            <text:p>1456028900.3133</text:p>
          </table:table-cell>
          <table:table-cell office:value-type="float" office:value="1456028900.31358" calcext:value-type="float">
            <text:p>1456028900.31358</text:p>
          </table:table-cell>
          <table:table-cell office:value-type="float" office:value="5168" calcext:value-type="float">
            <text:p>5168</text:p>
          </table:table-cell>
          <table:table-cell table:formula="of:=[.B457]-[.B$2]" office:value-type="float" office:value="45.4997351169586" calcext:value-type="float">
            <text:p>45.499735117</text:p>
          </table:table-cell>
          <table:table-cell table:formula="of:=[.D457]/([.E457]-[.E456])" office:value-type="float" office:value="51412.0979089978" calcext:value-type="float">
            <text:p>51412.0979089978</text:p>
          </table:table-cell>
          <table:table-cell table:formula="of:=[.E457]-[.E456]" office:value-type="float" office:value="0.100521087646484" calcext:value-type="float">
            <text:p>0.10052108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028900.41253" calcext:value-type="float">
            <text:p>1456028900.41253</text:p>
          </table:table-cell>
          <table:table-cell office:value-type="float" office:value="1456028900.4128" calcext:value-type="float">
            <text:p>1456028900.4128</text:p>
          </table:table-cell>
          <table:table-cell office:value-type="float" office:value="5280" calcext:value-type="float">
            <text:p>5280</text:p>
          </table:table-cell>
          <table:table-cell table:formula="of:=[.B458]-[.B$2]" office:value-type="float" office:value="45.5989623069763" calcext:value-type="float">
            <text:p>45.598962307</text:p>
          </table:table-cell>
          <table:table-cell table:formula="of:=[.D458]/([.E458]-[.E457])" office:value-type="float" office:value="53211.2216324795" calcext:value-type="float">
            <text:p>53211.2216324795</text:p>
          </table:table-cell>
          <table:table-cell table:formula="of:=[.E458]-[.E457]" office:value-type="float" office:value="0.0992271900177002" calcext:value-type="float">
            <text:p>0.0992271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028900.51299" calcext:value-type="float">
            <text:p>1456028900.51299</text:p>
          </table:table-cell>
          <table:table-cell office:value-type="float" office:value="1456028900.51326" calcext:value-type="float">
            <text:p>1456028900.51326</text:p>
          </table:table-cell>
          <table:table-cell office:value-type="float" office:value="5392" calcext:value-type="float">
            <text:p>5392</text:p>
          </table:table-cell>
          <table:table-cell table:formula="of:=[.B459]-[.B$2]" office:value-type="float" office:value="45.6994211673737" calcext:value-type="float">
            <text:p>45.6994211674</text:p>
          </table:table-cell>
          <table:table-cell table:formula="of:=[.D459]/([.E459]-[.E458])" office:value-type="float" office:value="53673.7125891469" calcext:value-type="float">
            <text:p>53673.7125891469</text:p>
          </table:table-cell>
          <table:table-cell table:formula="of:=[.E459]-[.E458]" office:value-type="float" office:value="0.100458860397339" calcext:value-type="float">
            <text:p>0.10045886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028900.61242" calcext:value-type="float">
            <text:p>1456028900.61242</text:p>
          </table:table-cell>
          <table:table-cell office:value-type="float" office:value="1456028900.61271" calcext:value-type="float">
            <text:p>1456028900.61271</text:p>
          </table:table-cell>
          <table:table-cell office:value-type="float" office:value="5504" calcext:value-type="float">
            <text:p>5504</text:p>
          </table:table-cell>
          <table:table-cell table:formula="of:=[.B460]-[.B$2]" office:value-type="float" office:value="45.7988586425781" calcext:value-type="float">
            <text:p>45.7988586426</text:p>
          </table:table-cell>
          <table:table-cell table:formula="of:=[.D460]/([.E460]-[.E459])" office:value-type="float" office:value="55351.3651536549" calcext:value-type="float">
            <text:p>55351.3651536549</text:p>
          </table:table-cell>
          <table:table-cell table:formula="of:=[.E460]-[.E459]" office:value-type="float" office:value="0.0994374752044678" calcext:value-type="float">
            <text:p>0.099437475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028900.71273" calcext:value-type="float">
            <text:p>1456028900.71273</text:p>
          </table:table-cell>
          <table:table-cell office:value-type="float" office:value="1456028900.71301" calcext:value-type="float">
            <text:p>1456028900.71301</text:p>
          </table:table-cell>
          <table:table-cell office:value-type="float" office:value="5632" calcext:value-type="float">
            <text:p>5632</text:p>
          </table:table-cell>
          <table:table-cell table:formula="of:=[.B461]-[.B$2]" office:value-type="float" office:value="45.8991620540619" calcext:value-type="float">
            <text:p>45.8991620541</text:p>
          </table:table-cell>
          <table:table-cell table:formula="of:=[.D461]/([.E461]-[.E460])" office:value-type="float" office:value="56149.6355576262" calcext:value-type="float">
            <text:p>56149.6355576262</text:p>
          </table:table-cell>
          <table:table-cell table:formula="of:=[.E461]-[.E460]" office:value-type="float" office:value="0.100303411483765" calcext:value-type="float">
            <text:p>0.10030341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028900.81312" calcext:value-type="float">
            <text:p>1456028900.81312</text:p>
          </table:table-cell>
          <table:table-cell office:value-type="float" office:value="1456028900.81339" calcext:value-type="float">
            <text:p>1456028900.81339</text:p>
          </table:table-cell>
          <table:table-cell office:value-type="float" office:value="5752" calcext:value-type="float">
            <text:p>5752</text:p>
          </table:table-cell>
          <table:table-cell table:formula="of:=[.B462]-[.B$2]" office:value-type="float" office:value="45.9995527267456" calcext:value-type="float">
            <text:p>45.9995527267</text:p>
          </table:table-cell>
          <table:table-cell table:formula="of:=[.D462]/([.E462]-[.E461])" office:value-type="float" office:value="57296.1595557973" calcext:value-type="float">
            <text:p>57296.1595557973</text:p>
          </table:table-cell>
          <table:table-cell table:formula="of:=[.E462]-[.E461]" office:value-type="float" office:value="0.100390672683716" calcext:value-type="float">
            <text:p>0.100390672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028900.91251" calcext:value-type="float">
            <text:p>1456028900.91251</text:p>
          </table:table-cell>
          <table:table-cell office:value-type="float" office:value="1456028900.91278" calcext:value-type="float">
            <text:p>1456028900.91278</text:p>
          </table:table-cell>
          <table:table-cell office:value-type="float" office:value="5872" calcext:value-type="float">
            <text:p>5872</text:p>
          </table:table-cell>
          <table:table-cell table:formula="of:=[.B463]-[.B$2]" office:value-type="float" office:value="46.0989434719086" calcext:value-type="float">
            <text:p>46.0989434719</text:p>
          </table:table-cell>
          <table:table-cell table:formula="of:=[.D463]/([.E463]-[.E462])" office:value-type="float" office:value="59079.9474374813" calcext:value-type="float">
            <text:p>59079.9474374813</text:p>
          </table:table-cell>
          <table:table-cell table:formula="of:=[.E463]-[.E462]" office:value-type="float" office:value="0.0993907451629639" calcext:value-type="float">
            <text:p>0.099390745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028901.01276" calcext:value-type="float">
            <text:p>1456028901.01276</text:p>
          </table:table-cell>
          <table:table-cell office:value-type="float" office:value="1456028901.01303" calcext:value-type="float">
            <text:p>1456028901.01303</text:p>
          </table:table-cell>
          <table:table-cell office:value-type="float" office:value="6000" calcext:value-type="float">
            <text:p>6000</text:p>
          </table:table-cell>
          <table:table-cell table:formula="of:=[.B464]-[.B$2]" office:value-type="float" office:value="46.1991899013519" calcext:value-type="float">
            <text:p>46.1991899014</text:p>
          </table:table-cell>
          <table:table-cell table:formula="of:=[.D464]/([.E464]-[.E463])" office:value-type="float" office:value="59852.5058031128" calcext:value-type="float">
            <text:p>59852.5058031128</text:p>
          </table:table-cell>
          <table:table-cell table:formula="of:=[.E464]-[.E463]" office:value-type="float" office:value="0.100246429443359" calcext:value-type="float">
            <text:p>0.10024642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028901.1134" calcext:value-type="float">
            <text:p>1456028901.1134</text:p>
          </table:table-cell>
          <table:table-cell office:value-type="float" office:value="1456028901.11367" calcext:value-type="float">
            <text:p>1456028901.11367</text:p>
          </table:table-cell>
          <table:table-cell office:value-type="float" office:value="6128" calcext:value-type="float">
            <text:p>6128</text:p>
          </table:table-cell>
          <table:table-cell table:formula="of:=[.B465]-[.B$2]" office:value-type="float" office:value="46.299836397171" calcext:value-type="float">
            <text:p>46.2998363972</text:p>
          </table:table-cell>
          <table:table-cell table:formula="of:=[.D465]/([.E465]-[.E464])" office:value-type="float" office:value="60886.3721496558" calcext:value-type="float">
            <text:p>60886.3721496558</text:p>
          </table:table-cell>
          <table:table-cell table:formula="of:=[.E465]-[.E464]" office:value-type="float" office:value="0.100646495819092" calcext:value-type="float">
            <text:p>0.10064649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028901.21276" calcext:value-type="float">
            <text:p>1456028901.21276</text:p>
          </table:table-cell>
          <table:table-cell office:value-type="float" office:value="1456028901.21304" calcext:value-type="float">
            <text:p>1456028901.21304</text:p>
          </table:table-cell>
          <table:table-cell office:value-type="float" office:value="6248" calcext:value-type="float">
            <text:p>6248</text:p>
          </table:table-cell>
          <table:table-cell table:formula="of:=[.B466]-[.B$2]" office:value-type="float" office:value="46.3991978168488" calcext:value-type="float">
            <text:p>46.3991978168</text:p>
          </table:table-cell>
          <table:table-cell table:formula="of:=[.D466]/([.E466]-[.E465])" office:value-type="float" office:value="62881.5491995239" calcext:value-type="float">
            <text:p>62881.5491995239</text:p>
          </table:table-cell>
          <table:table-cell table:formula="of:=[.E466]-[.E465]" office:value-type="float" office:value="0.0993614196777344" calcext:value-type="float">
            <text:p>0.09936141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028901.31307" calcext:value-type="float">
            <text:p>1456028901.31307</text:p>
          </table:table-cell>
          <table:table-cell office:value-type="float" office:value="1456028901.31334" calcext:value-type="float">
            <text:p>1456028901.31334</text:p>
          </table:table-cell>
          <table:table-cell office:value-type="float" office:value="6376" calcext:value-type="float">
            <text:p>6376</text:p>
          </table:table-cell>
          <table:table-cell table:formula="of:=[.B467]-[.B$2]" office:value-type="float" office:value="46.4995009899139" calcext:value-type="float">
            <text:p>46.4995009899</text:p>
          </table:table-cell>
          <table:table-cell table:formula="of:=[.D467]/([.E467]-[.E466])" office:value-type="float" office:value="63567.2811253571" calcext:value-type="float">
            <text:p>63567.2811253571</text:p>
          </table:table-cell>
          <table:table-cell table:formula="of:=[.E467]-[.E466]" office:value-type="float" office:value="0.100303173065186" calcext:value-type="float">
            <text:p>0.100303173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028901.41243" calcext:value-type="float">
            <text:p>1456028901.41243</text:p>
          </table:table-cell>
          <table:table-cell office:value-type="float" office:value="1456028901.4127" calcext:value-type="float">
            <text:p>1456028901.4127</text:p>
          </table:table-cell>
          <table:table-cell office:value-type="float" office:value="6496" calcext:value-type="float">
            <text:p>6496</text:p>
          </table:table-cell>
          <table:table-cell table:formula="of:=[.B468]-[.B$2]" office:value-type="float" office:value="46.5988609790802" calcext:value-type="float">
            <text:p>46.5988609791</text:p>
          </table:table-cell>
          <table:table-cell table:formula="of:=[.D468]/([.E468]-[.E467])" office:value-type="float" office:value="65378.4290287129" calcext:value-type="float">
            <text:p>65378.4290287129</text:p>
          </table:table-cell>
          <table:table-cell table:formula="of:=[.E468]-[.E467]" office:value-type="float" office:value="0.0993599891662598" calcext:value-type="float">
            <text:p>0.099359989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028901.51294" calcext:value-type="float">
            <text:p>1456028901.51294</text:p>
          </table:table-cell>
          <table:table-cell office:value-type="float" office:value="1456028901.51323" calcext:value-type="float">
            <text:p>1456028901.51323</text:p>
          </table:table-cell>
          <table:table-cell office:value-type="float" office:value="6624" calcext:value-type="float">
            <text:p>6624</text:p>
          </table:table-cell>
          <table:table-cell table:formula="of:=[.B469]-[.B$2]" office:value-type="float" office:value="46.6993746757507" calcext:value-type="float">
            <text:p>46.6993746758</text:p>
          </table:table-cell>
          <table:table-cell table:formula="of:=[.D469]/([.E469]-[.E468])" office:value-type="float" office:value="65901.4663614692" calcext:value-type="float">
            <text:p>65901.4663614692</text:p>
          </table:table-cell>
          <table:table-cell table:formula="of:=[.E469]-[.E468]" office:value-type="float" office:value="0.100513696670532" calcext:value-type="float">
            <text:p>0.100513696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028901.61331" calcext:value-type="float">
            <text:p>1456028901.61331</text:p>
          </table:table-cell>
          <table:table-cell office:value-type="float" office:value="1456028901.61359" calcext:value-type="float">
            <text:p>1456028901.61359</text:p>
          </table:table-cell>
          <table:table-cell office:value-type="float" office:value="6744" calcext:value-type="float">
            <text:p>6744</text:p>
          </table:table-cell>
          <table:table-cell table:formula="of:=[.B470]-[.B$2]" office:value-type="float" office:value="46.799742937088" calcext:value-type="float">
            <text:p>46.7997429371</text:p>
          </table:table-cell>
          <table:table-cell table:formula="of:=[.D470]/([.E470]-[.E469])" office:value-type="float" office:value="67192.5557954748" calcext:value-type="float">
            <text:p>67192.5557954748</text:p>
          </table:table-cell>
          <table:table-cell table:formula="of:=[.E470]-[.E469]" office:value-type="float" office:value="0.10036826133728" calcext:value-type="float">
            <text:p>0.10036826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028901.71265" calcext:value-type="float">
            <text:p>1456028901.71265</text:p>
          </table:table-cell>
          <table:table-cell office:value-type="float" office:value="1456028901.71294" calcext:value-type="float">
            <text:p>1456028901.71294</text:p>
          </table:table-cell>
          <table:table-cell office:value-type="float" office:value="6856" calcext:value-type="float">
            <text:p>6856</text:p>
          </table:table-cell>
          <table:table-cell table:formula="of:=[.B471]-[.B$2]" office:value-type="float" office:value="46.8990843296051" calcext:value-type="float">
            <text:p>46.8990843296</text:p>
          </table:table-cell>
          <table:table-cell table:formula="of:=[.D471]/([.E471]-[.E470])" office:value-type="float" office:value="69014.5348910883" calcext:value-type="float">
            <text:p>69014.5348910883</text:p>
          </table:table-cell>
          <table:table-cell table:formula="of:=[.E471]-[.E470]" office:value-type="float" office:value="0.0993413925170898" calcext:value-type="float">
            <text:p>0.09934139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028901.81291" calcext:value-type="float">
            <text:p>1456028901.81291</text:p>
          </table:table-cell>
          <table:table-cell office:value-type="float" office:value="1456028901.81318" calcext:value-type="float">
            <text:p>1456028901.81318</text:p>
          </table:table-cell>
          <table:table-cell office:value-type="float" office:value="6968" calcext:value-type="float">
            <text:p>6968</text:p>
          </table:table-cell>
          <table:table-cell table:formula="of:=[.B472]-[.B$2]" office:value-type="float" office:value="46.9993438720703" calcext:value-type="float">
            <text:p>46.9993438721</text:p>
          </table:table-cell>
          <table:table-cell table:formula="of:=[.D472]/([.E472]-[.E471])" office:value-type="float" office:value="69499.6189755992" calcext:value-type="float">
            <text:p>69499.6189755992</text:p>
          </table:table-cell>
          <table:table-cell table:formula="of:=[.E472]-[.E471]" office:value-type="float" office:value="0.10025954246521" calcext:value-type="float">
            <text:p>0.10025954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028901.91343" calcext:value-type="float">
            <text:p>1456028901.91343</text:p>
          </table:table-cell>
          <table:table-cell office:value-type="float" office:value="1456028901.91371" calcext:value-type="float">
            <text:p>1456028901.91371</text:p>
          </table:table-cell>
          <table:table-cell office:value-type="float" office:value="7072" calcext:value-type="float">
            <text:p>7072</text:p>
          </table:table-cell>
          <table:table-cell table:formula="of:=[.B473]-[.B$2]" office:value-type="float" office:value="47.0998656749725" calcext:value-type="float">
            <text:p>47.099865675</text:p>
          </table:table-cell>
          <table:table-cell table:formula="of:=[.D473]/([.E473]-[.E472])" office:value-type="float" office:value="70352.8965440362" calcext:value-type="float">
            <text:p>70352.8965440362</text:p>
          </table:table-cell>
          <table:table-cell table:formula="of:=[.E473]-[.E472]" office:value-type="float" office:value="0.100521802902222" calcext:value-type="float">
            <text:p>0.10052180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028902.0126" calcext:value-type="float">
            <text:p>1456028902.0126</text:p>
          </table:table-cell>
          <table:table-cell office:value-type="float" office:value="1456028902.01287" calcext:value-type="float">
            <text:p>1456028902.01287</text:p>
          </table:table-cell>
          <table:table-cell office:value-type="float" office:value="7176" calcext:value-type="float">
            <text:p>7176</text:p>
          </table:table-cell>
          <table:table-cell table:formula="of:=[.B474]-[.B$2]" office:value-type="float" office:value="47.199033498764" calcext:value-type="float">
            <text:p>47.1990334988</text:p>
          </table:table-cell>
          <table:table-cell table:formula="of:=[.D474]/([.E474]-[.E473])" office:value-type="float" office:value="72362.1808530077" calcext:value-type="float">
            <text:p>72362.1808530077</text:p>
          </table:table-cell>
          <table:table-cell table:formula="of:=[.E474]-[.E473]" office:value-type="float" office:value="0.0991678237915039" calcext:value-type="float">
            <text:p>0.099167823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028902.11321" calcext:value-type="float">
            <text:p>1456028902.11321</text:p>
          </table:table-cell>
          <table:table-cell office:value-type="float" office:value="1456028902.11348" calcext:value-type="float">
            <text:p>1456028902.11348</text:p>
          </table:table-cell>
          <table:table-cell office:value-type="float" office:value="7272" calcext:value-type="float">
            <text:p>7272</text:p>
          </table:table-cell>
          <table:table-cell table:formula="of:=[.B475]-[.B$2]" office:value-type="float" office:value="47.2996413707733" calcext:value-type="float">
            <text:p>47.2996413708</text:p>
          </table:table-cell>
          <table:table-cell table:formula="of:=[.D475]/([.E475]-[.E474])" office:value-type="float" office:value="72280.6263045642" calcext:value-type="float">
            <text:p>72280.6263045642</text:p>
          </table:table-cell>
          <table:table-cell table:formula="of:=[.E475]-[.E474]" office:value-type="float" office:value="0.100607872009277" calcext:value-type="float">
            <text:p>0.10060787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028902.2126" calcext:value-type="float">
            <text:p>1456028902.2126</text:p>
          </table:table-cell>
          <table:table-cell office:value-type="float" office:value="1456028902.21287" calcext:value-type="float">
            <text:p>1456028902.21287</text:p>
          </table:table-cell>
          <table:table-cell office:value-type="float" office:value="7368" calcext:value-type="float">
            <text:p>7368</text:p>
          </table:table-cell>
          <table:table-cell table:formula="of:=[.B476]-[.B$2]" office:value-type="float" office:value="47.3990335464478" calcext:value-type="float">
            <text:p>47.3990335464</text:p>
          </table:table-cell>
          <table:table-cell table:formula="of:=[.D476]/([.E476]-[.E475])" office:value-type="float" office:value="74130.5837205342" calcext:value-type="float">
            <text:p>74130.5837205342</text:p>
          </table:table-cell>
          <table:table-cell table:formula="of:=[.E476]-[.E475]" office:value-type="float" office:value="0.0993921756744385" calcext:value-type="float">
            <text:p>0.099392175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028902.31304" calcext:value-type="float">
            <text:p>1456028902.31304</text:p>
          </table:table-cell>
          <table:table-cell office:value-type="float" office:value="1456028902.31331" calcext:value-type="float">
            <text:p>1456028902.31331</text:p>
          </table:table-cell>
          <table:table-cell office:value-type="float" office:value="7456" calcext:value-type="float">
            <text:p>7456</text:p>
          </table:table-cell>
          <table:table-cell table:formula="of:=[.B477]-[.B$2]" office:value-type="float" office:value="47.499472618103" calcext:value-type="float">
            <text:p>47.4994726181</text:p>
          </table:table-cell>
          <table:table-cell table:formula="of:=[.D477]/([.E477]-[.E476])" office:value-type="float" office:value="74234.0592871114" calcext:value-type="float">
            <text:p>74234.0592871114</text:p>
          </table:table-cell>
          <table:table-cell table:formula="of:=[.E477]-[.E476]" office:value-type="float" office:value="0.100439071655273" calcext:value-type="float">
            <text:p>0.10043907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028902.41241" calcext:value-type="float">
            <text:p>1456028902.41241</text:p>
          </table:table-cell>
          <table:table-cell office:value-type="float" office:value="1456028902.41269" calcext:value-type="float">
            <text:p>1456028902.41269</text:p>
          </table:table-cell>
          <table:table-cell office:value-type="float" office:value="7528" calcext:value-type="float">
            <text:p>7528</text:p>
          </table:table-cell>
          <table:table-cell table:formula="of:=[.B478]-[.B$2]" office:value-type="float" office:value="47.5988454818726" calcext:value-type="float">
            <text:p>47.5988454819</text:p>
          </table:table-cell>
          <table:table-cell table:formula="of:=[.D478]/([.E478]-[.E477])" office:value-type="float" office:value="75755.0876007678" calcext:value-type="float">
            <text:p>75755.0876007678</text:p>
          </table:table-cell>
          <table:table-cell table:formula="of:=[.E478]-[.E477]" office:value-type="float" office:value="0.0993728637695313" calcext:value-type="float">
            <text:p>0.099372863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028902.51273" calcext:value-type="float">
            <text:p>1456028902.51273</text:p>
          </table:table-cell>
          <table:table-cell office:value-type="float" office:value="1456028902.51302" calcext:value-type="float">
            <text:p>1456028902.51302</text:p>
          </table:table-cell>
          <table:table-cell office:value-type="float" office:value="7600" calcext:value-type="float">
            <text:p>7600</text:p>
          </table:table-cell>
          <table:table-cell table:formula="of:=[.B479]-[.B$2]" office:value-type="float" office:value="47.6991646289825" calcext:value-type="float">
            <text:p>47.699164629</text:p>
          </table:table-cell>
          <table:table-cell table:formula="of:=[.D479]/([.E479]-[.E478])" office:value-type="float" office:value="75758.2198308335" calcext:value-type="float">
            <text:p>75758.2198308335</text:p>
          </table:table-cell>
          <table:table-cell table:formula="of:=[.E479]-[.E478]" office:value-type="float" office:value="0.100319147109985" calcext:value-type="float">
            <text:p>0.10031914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028902.61315" calcext:value-type="float">
            <text:p>1456028902.61315</text:p>
          </table:table-cell>
          <table:table-cell office:value-type="float" office:value="1456028902.61343" calcext:value-type="float">
            <text:p>1456028902.61343</text:p>
          </table:table-cell>
          <table:table-cell office:value-type="float" office:value="7664" calcext:value-type="float">
            <text:p>7664</text:p>
          </table:table-cell>
          <table:table-cell table:formula="of:=[.B480]-[.B$2]" office:value-type="float" office:value="47.7995810508728" calcext:value-type="float">
            <text:p>47.7995810509</text:p>
          </table:table-cell>
          <table:table-cell table:formula="of:=[.D480]/([.E480]-[.E479])" office:value-type="float" office:value="76322.1777447486" calcext:value-type="float">
            <text:p>76322.1777447486</text:p>
          </table:table-cell>
          <table:table-cell table:formula="of:=[.E480]-[.E479]" office:value-type="float" office:value="0.100416421890259" calcext:value-type="float">
            <text:p>0.10041642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028902.7125" calcext:value-type="float">
            <text:p>1456028902.7125</text:p>
          </table:table-cell>
          <table:table-cell office:value-type="float" office:value="1456028902.71279" calcext:value-type="float">
            <text:p>1456028902.71279</text:p>
          </table:table-cell>
          <table:table-cell office:value-type="float" office:value="7728" calcext:value-type="float">
            <text:p>7728</text:p>
          </table:table-cell>
          <table:table-cell table:formula="of:=[.B481]-[.B$2]" office:value-type="float" office:value="47.8989300727844" calcext:value-type="float">
            <text:p>47.8989300728</text:p>
          </table:table-cell>
          <table:table-cell table:formula="of:=[.D481]/([.E481]-[.E480])" office:value-type="float" office:value="77786.3722390209" calcext:value-type="float">
            <text:p>77786.3722390209</text:p>
          </table:table-cell>
          <table:table-cell table:formula="of:=[.E481]-[.E480]" office:value-type="float" office:value="0.0993490219116211" calcext:value-type="float">
            <text:p>0.09934902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028902.81258" calcext:value-type="float">
            <text:p>1456028902.81258</text:p>
          </table:table-cell>
          <table:table-cell office:value-type="float" office:value="1456028902.81285" calcext:value-type="float">
            <text:p>1456028902.81285</text:p>
          </table:table-cell>
          <table:table-cell office:value-type="float" office:value="7776" calcext:value-type="float">
            <text:p>7776</text:p>
          </table:table-cell>
          <table:table-cell table:formula="of:=[.B482]-[.B$2]" office:value-type="float" office:value="47.9990131855011" calcext:value-type="float">
            <text:p>47.9990131855</text:p>
          </table:table-cell>
          <table:table-cell table:formula="of:=[.D482]/([.E482]-[.E481])" office:value-type="float" office:value="77695.4252213665" calcext:value-type="float">
            <text:p>77695.4252213665</text:p>
          </table:table-cell>
          <table:table-cell table:formula="of:=[.E482]-[.E481]" office:value-type="float" office:value="0.100083112716675" calcext:value-type="float">
            <text:p>0.10008311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028902.91329" calcext:value-type="float">
            <text:p>1456028902.91329</text:p>
          </table:table-cell>
          <table:table-cell office:value-type="float" office:value="1456028902.91357" calcext:value-type="float">
            <text:p>1456028902.91357</text:p>
          </table:table-cell>
          <table:table-cell office:value-type="float" office:value="7816" calcext:value-type="float">
            <text:p>7816</text:p>
          </table:table-cell>
          <table:table-cell table:formula="of:=[.B483]-[.B$2]" office:value-type="float" office:value="48.099728345871" calcext:value-type="float">
            <text:p>48.0997283459</text:p>
          </table:table-cell>
          <table:table-cell table:formula="of:=[.D483]/([.E483]-[.E482])" office:value-type="float" office:value="77604.999796416" calcext:value-type="float">
            <text:p>77604.999796416</text:p>
          </table:table-cell>
          <table:table-cell table:formula="of:=[.E483]-[.E482]" office:value-type="float" office:value="0.100715160369873" calcext:value-type="float">
            <text:p>0.10071516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028903.01718" calcext:value-type="float">
            <text:p>1456028903.01718</text:p>
          </table:table-cell>
          <table:table-cell office:value-type="float" office:value="1456028903.01746" calcext:value-type="float">
            <text:p>1456028903.01746</text:p>
          </table:table-cell>
          <table:table-cell office:value-type="float" office:value="7848" calcext:value-type="float">
            <text:p>7848</text:p>
          </table:table-cell>
          <table:table-cell table:formula="of:=[.B484]-[.B$2]" office:value-type="float" office:value="48.2036197185516" calcext:value-type="float">
            <text:p>48.2036197186</text:p>
          </table:table-cell>
          <table:table-cell table:formula="of:=[.D484]/([.E484]-[.E483])" office:value-type="float" office:value="75540.4399566726" calcext:value-type="float">
            <text:p>75540.4399566726</text:p>
          </table:table-cell>
          <table:table-cell table:formula="of:=[.E484]-[.E483]" office:value-type="float" office:value="0.103891372680664" calcext:value-type="float">
            <text:p>0.10389137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028903.21342" calcext:value-type="float">
            <text:p>1456028903.21342</text:p>
          </table:table-cell>
          <table:table-cell office:value-type="float" office:value="1456028903.21369" calcext:value-type="float">
            <text:p>1456028903.21369</text:p>
          </table:table-cell>
          <table:table-cell office:value-type="float" office:value="7872" calcext:value-type="float">
            <text:p>7872</text:p>
          </table:table-cell>
          <table:table-cell table:formula="of:=[.B485]-[.B$2]" office:value-type="float" office:value="48.3998517990112" calcext:value-type="float">
            <text:p>48.399851799</text:p>
          </table:table-cell>
          <table:table-cell table:formula="of:=[.D485]/([.E485]-[.E484])" office:value-type="float" office:value="40115.7648716918" calcext:value-type="float">
            <text:p>40115.7648716918</text:p>
          </table:table-cell>
          <table:table-cell table:formula="of:=[.E485]-[.E484]" office:value-type="float" office:value="0.196232080459595" calcext:value-type="float">
            <text:p>0.19623208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028903.31304" calcext:value-type="float">
            <text:p>1456028903.31304</text:p>
          </table:table-cell>
          <table:table-cell office:value-type="float" office:value="1456028903.31332" calcext:value-type="float">
            <text:p>1456028903.31332</text:p>
          </table:table-cell>
          <table:table-cell office:value-type="float" office:value="7888" calcext:value-type="float">
            <text:p>7888</text:p>
          </table:table-cell>
          <table:table-cell table:formula="of:=[.B486]-[.B$2]" office:value-type="float" office:value="48.4994699954987" calcext:value-type="float">
            <text:p>48.4994699955</text:p>
          </table:table-cell>
          <table:table-cell table:formula="of:=[.D486]/([.E486]-[.E485])" office:value-type="float" office:value="79182.3208824663" calcext:value-type="float">
            <text:p>79182.3208824663</text:p>
          </table:table-cell>
          <table:table-cell table:formula="of:=[.E486]-[.E485]" office:value-type="float" office:value="0.0996181964874268" calcext:value-type="float">
            <text:p>0.099618196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028903.41311" calcext:value-type="float">
            <text:p>1456028903.41311</text:p>
          </table:table-cell>
          <table:table-cell office:value-type="float" office:value="1456028903.41339" calcext:value-type="float">
            <text:p>1456028903.41339</text:p>
          </table:table-cell>
          <table:table-cell office:value-type="float" office:value="7888" calcext:value-type="float">
            <text:p>7888</text:p>
          </table:table-cell>
          <table:table-cell table:formula="of:=[.B487]-[.B$2]" office:value-type="float" office:value="48.5995466709137" calcext:value-type="float">
            <text:p>48.5995466709</text:p>
          </table:table-cell>
          <table:table-cell table:formula="of:=[.D487]/([.E487]-[.E486])" office:value-type="float" office:value="78819.5647715794" calcext:value-type="float">
            <text:p>78819.5647715794</text:p>
          </table:table-cell>
          <table:table-cell table:formula="of:=[.E487]-[.E486]" office:value-type="float" office:value="0.100076675415039" calcext:value-type="float">
            <text:p>0.100076675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028903.51247" calcext:value-type="float">
            <text:p>1456028903.51247</text:p>
          </table:table-cell>
          <table:table-cell office:value-type="float" office:value="1456028903.51274" calcext:value-type="float">
            <text:p>1456028903.51274</text:p>
          </table:table-cell>
          <table:table-cell office:value-type="float" office:value="7888" calcext:value-type="float">
            <text:p>7888</text:p>
          </table:table-cell>
          <table:table-cell table:formula="of:=[.B488]-[.B$2]" office:value-type="float" office:value="48.6989030838013" calcext:value-type="float">
            <text:p>48.6989030838</text:p>
          </table:table-cell>
          <table:table-cell table:formula="of:=[.D488]/([.E488]-[.E487])" office:value-type="float" office:value="79390.949922132" calcext:value-type="float">
            <text:p>79390.949922132</text:p>
          </table:table-cell>
          <table:table-cell table:formula="of:=[.E488]-[.E487]" office:value-type="float" office:value="0.0993564128875732" calcext:value-type="float">
            <text:p>0.099356412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028903.61956" calcext:value-type="float">
            <text:p>1456028903.61956</text:p>
          </table:table-cell>
          <table:table-cell office:value-type="float" office:value="1456028903.61983" calcext:value-type="float">
            <text:p>1456028903.61983</text:p>
          </table:table-cell>
          <table:table-cell office:value-type="float" office:value="7880" calcext:value-type="float">
            <text:p>7880</text:p>
          </table:table-cell>
          <table:table-cell table:formula="of:=[.B489]-[.B$2]" office:value-type="float" office:value="48.8059988021851" calcext:value-type="float">
            <text:p>48.8059988022</text:p>
          </table:table-cell>
          <table:table-cell table:formula="of:=[.D489]/([.E489]-[.E488])" office:value-type="float" office:value="73579.0386293612" calcext:value-type="float">
            <text:p>73579.0386293612</text:p>
          </table:table-cell>
          <table:table-cell table:formula="of:=[.E489]-[.E488]" office:value-type="float" office:value="0.107095718383789" calcext:value-type="float">
            <text:p>0.10709571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028903.7522" calcext:value-type="float">
            <text:p>1456028903.7522</text:p>
          </table:table-cell>
          <table:table-cell office:value-type="float" office:value="1456028903.7527" calcext:value-type="float">
            <text:p>1456028903.7527</text:p>
          </table:table-cell>
          <table:table-cell office:value-type="float" office:value="7856" calcext:value-type="float">
            <text:p>7856</text:p>
          </table:table-cell>
          <table:table-cell table:formula="of:=[.B490]-[.B$2]" office:value-type="float" office:value="48.9386377334595" calcext:value-type="float">
            <text:p>48.9386377335</text:p>
          </table:table-cell>
          <table:table-cell table:formula="of:=[.D490]/([.E490]-[.E489])" office:value-type="float" office:value="59228.4627485944" calcext:value-type="float">
            <text:p>59228.4627485944</text:p>
          </table:table-cell>
          <table:table-cell table:formula="of:=[.E490]-[.E489]" office:value-type="float" office:value="0.132638931274414" calcext:value-type="float">
            <text:p>0.13263893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028903.8605" calcext:value-type="float">
            <text:p>1456028903.8605</text:p>
          </table:table-cell>
          <table:table-cell office:value-type="float" office:value="1456028903.86081" calcext:value-type="float">
            <text:p>1456028903.86081</text:p>
          </table:table-cell>
          <table:table-cell office:value-type="float" office:value="7832" calcext:value-type="float">
            <text:p>7832</text:p>
          </table:table-cell>
          <table:table-cell table:formula="of:=[.B491]-[.B$2]" office:value-type="float" office:value="49.0469396114349" calcext:value-type="float">
            <text:p>49.0469396114</text:p>
          </table:table-cell>
          <table:table-cell table:formula="of:=[.D491]/([.E491]-[.E490])" office:value-type="float" office:value="72316.3821939853" calcext:value-type="float">
            <text:p>72316.3821939853</text:p>
          </table:table-cell>
          <table:table-cell table:formula="of:=[.E491]-[.E490]" office:value-type="float" office:value="0.108301877975464" calcext:value-type="float">
            <text:p>0.10830187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028903.98032" calcext:value-type="float">
            <text:p>1456028903.98032</text:p>
          </table:table-cell>
          <table:table-cell office:value-type="float" office:value="1456028903.9806" calcext:value-type="float">
            <text:p>1456028903.9806</text:p>
          </table:table-cell>
          <table:table-cell office:value-type="float" office:value="7792" calcext:value-type="float">
            <text:p>7792</text:p>
          </table:table-cell>
          <table:table-cell table:formula="of:=[.B492]-[.B$2]" office:value-type="float" office:value="49.166755437851" calcext:value-type="float">
            <text:p>49.1667554379</text:p>
          </table:table-cell>
          <table:table-cell table:formula="of:=[.D492]/([.E492]-[.E491])" office:value-type="float" office:value="65033.1448947754" calcext:value-type="float">
            <text:p>65033.1448947754</text:p>
          </table:table-cell>
          <table:table-cell table:formula="of:=[.E492]-[.E491]" office:value-type="float" office:value="0.119815826416016" calcext:value-type="float">
            <text:p>0.1198158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22:40:31.385283093</dc:date>
    <meta:editing-duration>PT8M</meta:editing-duration>
    <meta:editing-cycles>1</meta:editing-cycles>
    <meta:document-statistic meta:table-count="1" meta:cell-count="3440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535cm" svg:height="21.357cm" xlink:href=".." xlink:type="simple" chart:class="chart:scatter" chart:style-name="ch1">
        <chart:plot-area chart:style-name="ch2" table:cell-range-address="'relay1.comm.sub.network'.E2:'relay1.comm.sub.network'.F492" svg:x="0.69cm" svg:y="0.427cm" svg:width="33.155cm" svg:height="20.503cm">
          <chartooo:coordinate-region svg:x="1.867cm" svg:y="0.626cm" svg:width="31.606cm" svg:height="19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lay1.comm.sub.network'.F2:'relay1.comm.sub.network'.F492" chart:class="chart:scatter">
            <chart:domain table:cell-range-address="'relay1.comm.sub.network'.E2:'relay1.comm.sub.network'.E492"/>
            <chart:data-point chart:repeated="4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492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4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3773937225342">
                <text:p>0.0993773937225342</text:p>
              </table:table-cell>
              <table:table-cell office:value-type="float" office:value="48059.2197188708">
                <text:p>48059.2197188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591159820557">
                <text:p>0.199591159820557</text:p>
              </table:table-cell>
              <table:table-cell office:value-type="float" office:value="48536.2459608828">
                <text:p>48536.2459608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894495010376">
                <text:p>0.29894495010376</text:p>
              </table:table-cell>
              <table:table-cell office:value-type="float" office:value="49922.6047225955">
                <text:p>49922.6047225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9280071258545">
                <text:p>0.399280071258545</text:p>
              </table:table-cell>
              <table:table-cell office:value-type="float" office:value="50470.8614662244">
                <text:p>50470.8614662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9577522277832">
                <text:p>0.499577522277832</text:p>
              </table:table-cell>
              <table:table-cell office:value-type="float" office:value="51526.7332068708">
                <text:p>51526.7332068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9323749542236">
                <text:p>0.599323749542236</text:p>
              </table:table-cell>
              <table:table-cell office:value-type="float" office:value="52934.3329046816">
                <text:p>52934.3329046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502229690552">
                <text:p>0.699502229690552</text:p>
              </table:table-cell>
              <table:table-cell office:value-type="float" office:value="53823.9349610523">
                <text:p>53823.9349610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8849105834961">
                <text:p>0.798849105834961</text:p>
              </table:table-cell>
              <table:table-cell office:value-type="float" office:value="55482.3685848746">
                <text:p>55482.3685848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914345741272">
                <text:p>0.89914345741272</text:p>
              </table:table-cell>
              <table:table-cell office:value-type="float" office:value="56154.7077318056">
                <text:p>56154.7077318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532461166382">
                <text:p>0.999532461166382</text:p>
              </table:table-cell>
              <table:table-cell office:value-type="float" office:value="57297.1120832562">
                <text:p>57297.1120832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902453422546">
                <text:p>1.09902453422546</text:p>
              </table:table-cell>
              <table:table-cell office:value-type="float" office:value="59019.7773496286">
                <text:p>59019.7773496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927048683167">
                <text:p>1.19927048683167</text:p>
              </table:table-cell>
              <table:table-cell office:value-type="float" office:value="59852.7905018765">
                <text:p>59852.7905018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971575737">
                <text:p>1.29971575737</text:p>
              </table:table-cell>
              <table:table-cell office:value-type="float" office:value="61008.3478013188">
                <text:p>61008.347801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884734153748">
                <text:p>1.39884734153748</text:p>
              </table:table-cell>
              <table:table-cell office:value-type="float" office:value="63027.3393941143">
                <text:p>63027.3393941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939346313477">
                <text:p>1.49939346313477</text:p>
              </table:table-cell>
              <table:table-cell office:value-type="float" office:value="63413.6841750826">
                <text:p>63413.6841750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967732429504">
                <text:p>1.59967732429504</text:p>
              </table:table-cell>
              <table:table-cell office:value-type="float" office:value="64855.8992917615">
                <text:p>64855.89929176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938945770264">
                <text:p>1.69938945770264</text:p>
              </table:table-cell>
              <table:table-cell office:value-type="float" office:value="66431.2333276745">
                <text:p>66431.2333276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956960678101">
                <text:p>1.79956960678101</text:p>
              </table:table-cell>
              <table:table-cell office:value-type="float" office:value="67238.8697957571">
                <text:p>67238.8697957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881157875061">
                <text:p>1.89881157875061</text:p>
              </table:table-cell>
              <table:table-cell office:value-type="float" office:value="69083.6736103937">
                <text:p>69083.67361039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918794631958">
                <text:p>1.99918794631958</text:p>
              </table:table-cell>
              <table:table-cell office:value-type="float" office:value="69418.7304119389">
                <text:p>69418.7304119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9956002235413">
                <text:p>2.09956002235413</text:p>
              </table:table-cell>
              <table:table-cell office:value-type="float" office:value="70457.8432508058">
                <text:p>70457.84325080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897437095642">
                <text:p>2.19897437095642</text:p>
              </table:table-cell>
              <table:table-cell office:value-type="float" office:value="72182.7392211505">
                <text:p>72182.7392211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954719543457">
                <text:p>2.29954719543457</text:p>
              </table:table-cell>
              <table:table-cell office:value-type="float" office:value="72305.8145948752">
                <text:p>72305.8145948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892387390137">
                <text:p>2.39892387390137</text:p>
              </table:table-cell>
              <table:table-cell office:value-type="float" office:value="74142.1439484089">
                <text:p>74142.1439484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90758895874">
                <text:p>2.4990758895874</text:p>
              </table:table-cell>
              <table:table-cell office:value-type="float" office:value="74446.8291419484">
                <text:p>74446.8291419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940528869629">
                <text:p>2.59940528869629</text:p>
              </table:table-cell>
              <table:table-cell office:value-type="float" office:value="75032.8424854805">
                <text:p>75032.8424854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9890308380127">
                <text:p>2.69890308380127</text:p>
              </table:table-cell>
              <table:table-cell office:value-type="float" office:value="76383.6021891863">
                <text:p>76383.6021891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915857315063">
                <text:p>2.79915857315063</text:p>
              </table:table-cell>
              <table:table-cell office:value-type="float" office:value="76444.6919539027">
                <text:p>76444.6919539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9950323104858">
                <text:p>2.89950323104858</text:p>
              </table:table-cell>
              <table:table-cell office:value-type="float" office:value="77014.563225273">
                <text:p>77014.563225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895858764648">
                <text:p>2.99895858764648</text:p>
              </table:table-cell>
              <table:table-cell office:value-type="float" office:value="78185.8339861823">
                <text:p>78185.8339861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918999671936">
                <text:p>3.09918999671936</text:p>
              </table:table-cell>
              <table:table-cell office:value-type="float" office:value="77979.548250361">
                <text:p>77979.548250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0427465438843">
                <text:p>3.20427465438843</text:p>
              </table:table-cell>
              <table:table-cell office:value-type="float" office:value="74682.6432524044">
                <text:p>74682.6432524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9942383766174">
                <text:p>3.39942383766174</text:p>
              </table:table-cell>
              <table:table-cell office:value-type="float" office:value="40338.3702045778">
                <text:p>40338.3702045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970149993896">
                <text:p>3.49970149993896</text:p>
              </table:table-cell>
              <table:table-cell office:value-type="float" office:value="78661.5864477704">
                <text:p>78661.5864477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9906649589539">
                <text:p>3.59906649589539</text:p>
              </table:table-cell>
              <table:table-cell office:value-type="float" office:value="79384.0921953994">
                <text:p>79384.09219539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9961190223694">
                <text:p>3.69961190223694</text:p>
              </table:table-cell>
              <table:table-cell office:value-type="float" office:value="78452.1171778297">
                <text:p>78452.1171778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069703578949">
                <text:p>3.8069703578949</text:p>
              </table:table-cell>
              <table:table-cell office:value-type="float" office:value="73398.9693844466">
                <text:p>73398.96938444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9963641166687">
                <text:p>3.99963641166687</text:p>
              </table:table-cell>
              <table:table-cell office:value-type="float" office:value="40775.2162158149">
                <text:p>40775.2162158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9905958175659">
                <text:p>4.09905958175659</text:p>
              </table:table-cell>
              <table:table-cell office:value-type="float" office:value="78774.3942677771">
                <text:p>78774.3942677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9951105117798">
                <text:p>4.19951105117798</text:p>
              </table:table-cell>
              <table:table-cell office:value-type="float" office:value="77569.7960904197">
                <text:p>77569.7960904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9884624481201">
                <text:p>4.29884624481201</text:p>
              </table:table-cell>
              <table:table-cell office:value-type="float" office:value="78038.8069565718">
                <text:p>78038.8069565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0555953979492">
                <text:p>4.40555953979492</text:p>
              </table:table-cell>
              <table:table-cell office:value-type="float" office:value="72118.4740967139">
                <text:p>72118.4740967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9878993034363">
                <text:p>4.59878993034363</text:p>
              </table:table-cell>
              <table:table-cell office:value-type="float" office:value="39496.8926902638">
                <text:p>39496.8926902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926476478577">
                <text:p>4.69926476478577</text:p>
              </table:table-cell>
              <table:table-cell office:value-type="float" office:value="75322.3435701031">
                <text:p>75322.3435701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9955434799194">
                <text:p>4.79955434799194</text:p>
              </table:table-cell>
              <table:table-cell office:value-type="float" office:value="74663.7862140285">
                <text:p>74663.7862140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9901566505432">
                <text:p>4.89901566505432</text:p>
              </table:table-cell>
              <table:table-cell office:value-type="float" office:value="74481.2176110036">
                <text:p>74481.2176110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9926805496216">
                <text:p>4.99926805496216</text:p>
              </table:table-cell>
              <table:table-cell office:value-type="float" office:value="73015.7157024322">
                <text:p>73015.71570243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9965372085571">
                <text:p>5.09965372085571</text:p>
              </table:table-cell>
              <table:table-cell office:value-type="float" office:value="71962.4653151185">
                <text:p>71962.4653151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20919609069824">
                <text:p>5.20919609069824</text:p>
              </table:table-cell>
              <table:table-cell office:value-type="float" office:value="64997.6808995025">
                <text:p>64997.6808995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39887261390686">
                <text:p>5.39887261390686</text:p>
              </table:table-cell>
              <table:table-cell office:value-type="float" office:value="36989.2904051355">
                <text:p>36989.2904051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9959754943848">
                <text:p>5.49959754943848</text:p>
              </table:table-cell>
              <table:table-cell office:value-type="float" office:value="68543.1066653096">
                <text:p>68543.10666530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9913182258606">
                <text:p>5.59913182258606</text:p>
              </table:table-cell>
              <table:table-cell office:value-type="float" office:value="68237.8017663249">
                <text:p>68237.8017663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9916224479675">
                <text:p>5.69916224479675</text:p>
              </table:table-cell>
              <table:table-cell office:value-type="float" office:value="66699.7084741561">
                <text:p>66699.7084741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9965162277222">
                <text:p>5.79965162277222</text:p>
              </table:table-cell>
              <table:table-cell office:value-type="float" office:value="65200.9210525691">
                <text:p>65200.92105256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9907813072205">
                <text:p>5.89907813072205</text:p>
              </table:table-cell>
              <table:table-cell office:value-type="float" office:value="64690.9977291529">
                <text:p>64690.9977291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99963426589966">
                <text:p>5.99963426589966</text:p>
              </table:table-cell>
              <table:table-cell office:value-type="float" office:value="62770.9088943317">
                <text:p>62770.9088943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9888172149658">
                <text:p>6.09888172149658</text:p>
              </table:table-cell>
              <table:table-cell office:value-type="float" office:value="62308.9021557916">
                <text:p>62308.90215579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9941687583923">
                <text:p>6.19941687583923</text:p>
              </table:table-cell>
              <table:table-cell office:value-type="float" office:value="60237.6356767653">
                <text:p>60237.6356767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9884648323059">
                <text:p>6.29884648323059</text:p>
              </table:table-cell>
              <table:table-cell office:value-type="float" office:value="59700.5273955851">
                <text:p>59700.5273955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39898633956909">
                <text:p>6.39898633956909</text:p>
              </table:table-cell>
              <table:table-cell office:value-type="float" office:value="57998.8848832309">
                <text:p>57998.8848832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49956345558167">
                <text:p>6.49956345558167</text:p>
              </table:table-cell>
              <table:table-cell office:value-type="float" office:value="56553.6200032713">
                <text:p>56553.62000327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51147866249085">
                <text:p>6.51147866249085</text:p>
              </table:table-cell>
              <table:table-cell office:value-type="float" office:value="466630.587481991">
                <text:p>466630.587481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59888958930969">
                <text:p>6.59888958930969</text:p>
              </table:table-cell>
              <table:table-cell office:value-type="float" office:value="62326.3040247881">
                <text:p>62326.3040247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9939541816711">
                <text:p>6.69939541816711</text:p>
              </table:table-cell>
              <table:table-cell office:value-type="float" office:value="53011.8507609975">
                <text:p>53011.85076099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79962372779846">
                <text:p>6.79962372779846</text:p>
              </table:table-cell>
              <table:table-cell office:value-type="float" office:value="52041.1849624632">
                <text:p>52041.18496246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89899110794067">
                <text:p>6.89899110794067</text:p>
              </table:table-cell>
              <table:table-cell office:value-type="float" office:value="51445.4541589387">
                <text:p>51445.4541589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99990701675415">
                <text:p>6.99990701675415</text:p>
              </table:table-cell>
              <table:table-cell office:value-type="float" office:value="49625.4758925703">
                <text:p>49625.47589257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01188611984253">
                <text:p>7.01188611984253</text:p>
              </table:table-cell>
              <table:table-cell office:value-type="float" office:value="410047.393678847">
                <text:p>410047.393678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09944748878479">
                <text:p>7.09944748878479</text:p>
              </table:table-cell>
              <table:table-cell office:value-type="float" office:value="55001.4242373911">
                <text:p>55001.4242373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9983720779419">
                <text:p>7.19983720779419</text:p>
              </table:table-cell>
              <table:table-cell office:value-type="float" office:value="47096.4561576004">
                <text:p>47096.4561576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9941010475159">
                <text:p>7.29941010475159</text:p>
              </table:table-cell>
              <table:table-cell office:value-type="float" office:value="46759.712153319">
                <text:p>46759.7121533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1175947189331">
                <text:p>7.31175947189331</text:p>
              </table:table-cell>
              <table:table-cell office:value-type="float" office:value="371193.110334575">
                <text:p>371193.110334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9970636367798">
                <text:p>7.39970636367798</text:p>
              </table:table-cell>
              <table:table-cell office:value-type="float" office:value="51394.6531625804">
                <text:p>51394.6531625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0009632110596">
                <text:p>7.50009632110596</text:p>
              </table:table-cell>
              <table:table-cell office:value-type="float" office:value="44386.9099476092">
                <text:p>44386.9099476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9925723075867">
                <text:p>7.59925723075867</text:p>
              </table:table-cell>
              <table:table-cell office:value-type="float" office:value="44453.0008391218">
                <text:p>44453.0008391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1124157905579">
                <text:p>7.61124157905579</text:p>
              </table:table-cell>
              <table:table-cell office:value-type="float" office:value="364475.388373851">
                <text:p>364475.388373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63717460632">
                <text:p>7.69963717460632</text:p>
              </table:table-cell>
              <table:table-cell office:value-type="float" office:value="49052.2177377157">
                <text:p>49052.21773771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882144927979">
                <text:p>7.79882144927979</text:p>
              </table:table-cell>
              <table:table-cell office:value-type="float" office:value="43474.6335968693">
                <text:p>43474.6335968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2350101471">
                <text:p>7.8992350101471</text:p>
              </table:table-cell>
              <table:table-cell office:value-type="float" office:value="42783.0659812663">
                <text:p>42783.0659812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9041557312">
                <text:p>7.9999041557312</text:p>
              </table:table-cell>
              <table:table-cell office:value-type="float" office:value="42674.4458301854">
                <text:p>42674.4458301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41244125366">
                <text:p>8.09941244125366</text:p>
              </table:table-cell>
              <table:table-cell office:value-type="float" office:value="43172.2843725441">
                <text:p>43172.28437254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58662986755">
                <text:p>8.19958662986755</text:p>
              </table:table-cell>
              <table:table-cell office:value-type="float" office:value="42965.1595840642">
                <text:p>42965.1595840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05700683594">
                <text:p>8.29905700683594</text:p>
              </table:table-cell>
              <table:table-cell office:value-type="float" office:value="43510.44131838">
                <text:p>43510.441318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39975738525">
                <text:p>8.39939975738525</text:p>
              </table:table-cell>
              <table:table-cell office:value-type="float" office:value="43371.3444785538">
                <text:p>43371.3444785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88706111908">
                <text:p>8.4988706111908</text:p>
              </table:table-cell>
              <table:table-cell office:value-type="float" office:value="44153.6372914425">
                <text:p>44153.63729144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10130500793">
                <text:p>8.59910130500793</text:p>
              </table:table-cell>
              <table:table-cell office:value-type="float" office:value="44297.8076965162">
                <text:p>44297.8076965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47576522827">
                <text:p>8.69947576522827</text:p>
              </table:table-cell>
              <table:table-cell office:value-type="float" office:value="44712.5692148">
                <text:p>44712.5692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886221885681">
                <text:p>8.79886221885681</text:p>
              </table:table-cell>
              <table:table-cell office:value-type="float" office:value="45801.0104376321">
                <text:p>45801.0104376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0375995636">
                <text:p>8.8990375995636</text:p>
              </table:table-cell>
              <table:table-cell office:value-type="float" office:value="46079.1859979151">
                <text:p>46079.1859979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64332580566">
                <text:p>8.99964332580566</text:p>
              </table:table-cell>
              <table:table-cell office:value-type="float" office:value="46677.2635655057">
                <text:p>46677.26356550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00140762329">
                <text:p>9.09900140762329</text:p>
              </table:table-cell>
              <table:table-cell office:value-type="float" office:value="48068.5608319856">
                <text:p>48068.5608319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54347610474">
                <text:p>9.19954347610474</text:p>
              </table:table-cell>
              <table:table-cell office:value-type="float" office:value="48377.7594141863">
                <text:p>48377.7594141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888987541199">
                <text:p>9.29888987541199</text:p>
              </table:table-cell>
              <table:table-cell office:value-type="float" office:value="49926.3187653142">
                <text:p>49926.31876531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896965026856">
                <text:p>9.39896965026856</text:p>
              </table:table-cell>
              <table:table-cell office:value-type="float" office:value="50599.6342143819">
                <text:p>50599.63421438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58539009094">
                <text:p>9.49958539009094</text:p>
              </table:table-cell>
              <table:table-cell office:value-type="float" office:value="51363.7330413992">
                <text:p>51363.7330413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892249107361">
                <text:p>9.59892249107361</text:p>
              </table:table-cell>
              <table:table-cell office:value-type="float" office:value="53152.3463818553">
                <text:p>53152.34638185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21064376831">
                <text:p>9.69921064376831</text:p>
              </table:table-cell>
              <table:table-cell office:value-type="float" office:value="53765.0744890512">
                <text:p>53765.0744890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6289730072">
                <text:p>9.7996289730072</text:p>
              </table:table-cell>
              <table:table-cell office:value-type="float" office:value="54890.3775015729">
                <text:p>54890.3775015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895176887512">
                <text:p>9.89895176887512</text:p>
              </table:table-cell>
              <table:table-cell office:value-type="float" office:value="56704.0018435392">
                <text:p>56704.0018435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6063709259">
                <text:p>9.9996063709259</text:p>
              </table:table-cell>
              <table:table-cell office:value-type="float" office:value="57145.9216251042">
                <text:p>57145.92162510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988574028015">
                <text:p>10.0988574028015</text:p>
              </table:table-cell>
              <table:table-cell office:value-type="float" office:value="59163.1128566933">
                <text:p>59163.11285669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993391513824">
                <text:p>10.1993391513824</text:p>
              </table:table-cell>
              <table:table-cell office:value-type="float" office:value="59712.3366654724">
                <text:p>59712.33666547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997989654541">
                <text:p>10.2997989654541</text:p>
              </table:table-cell>
              <table:table-cell office:value-type="float" office:value="60999.51564343">
                <text:p>60999.51564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990411758423">
                <text:p>10.3990411758423</text:p>
              </table:table-cell>
              <table:table-cell office:value-type="float" office:value="62957.0822290343">
                <text:p>62957.0822290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994320869446">
                <text:p>10.4994320869446</text:p>
              </table:table-cell>
              <table:table-cell office:value-type="float" office:value="63511.7256133185">
                <text:p>63511.7256133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988185405731">
                <text:p>10.5988185405731</text:p>
              </table:table-cell>
              <table:table-cell office:value-type="float" office:value="65361.0201675875">
                <text:p>65361.0201675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988430023193">
                <text:p>10.6988430023193</text:p>
              </table:table-cell>
              <table:table-cell office:value-type="float" office:value="66223.8005019867">
                <text:p>66223.80050198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993807792664">
                <text:p>10.7993807792664</text:p>
              </table:table-cell>
              <table:table-cell office:value-type="float" office:value="66999.6911066528">
                <text:p>66999.69110665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99745464325">
                <text:p>10.899745464325</text:p>
              </table:table-cell>
              <table:table-cell office:value-type="float" office:value="68310.8804256937">
                <text:p>68310.8804256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995129108429">
                <text:p>10.9995129108429</text:p>
              </table:table-cell>
              <table:table-cell office:value-type="float" office:value="69842.4209819455">
                <text:p>69842.4209819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99618434906">
                <text:p>11.099618434906</text:p>
              </table:table-cell>
              <table:table-cell office:value-type="float" office:value="70645.4520485957">
                <text:p>70645.45204859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990678310394">
                <text:p>11.1990678310394</text:p>
              </table:table-cell>
              <table:table-cell office:value-type="float" office:value="72157.3008887109">
                <text:p>72157.30088871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993228435516">
                <text:p>11.2993228435516</text:p>
              </table:table-cell>
              <table:table-cell office:value-type="float" office:value="72535.0266064209">
                <text:p>72535.0266064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99670124054">
                <text:p>11.399670124054</text:p>
              </table:table-cell>
              <table:table-cell office:value-type="float" office:value="73425.0092590173">
                <text:p>73425.0092590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991834163666">
                <text:p>11.4991834163666</text:p>
              </table:table-cell>
              <table:table-cell office:value-type="float" office:value="74924.6640999164">
                <text:p>74924.66409991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96015071869">
                <text:p>11.5996015071869</text:p>
              </table:table-cell>
              <table:table-cell office:value-type="float" office:value="74966.5716456466">
                <text:p>74966.57164564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6989185810089">
                <text:p>11.6989185810089</text:p>
              </table:table-cell>
              <table:table-cell office:value-type="float" office:value="76522.5928184249">
                <text:p>76522.59281842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993097305298">
                <text:p>11.7993097305298</text:p>
              </table:table-cell>
              <table:table-cell office:value-type="float" office:value="76341.391014817">
                <text:p>76341.3910148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008047580719">
                <text:p>11.9008047580719</text:p>
              </table:table-cell>
              <table:table-cell office:value-type="float" office:value="76141.6611941245">
                <text:p>76141.6611941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9993395805359">
                <text:p>11.9993395805359</text:p>
              </table:table-cell>
              <table:table-cell office:value-type="float" office:value="78916.2633630545">
                <text:p>78916.26336305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0995862483978">
                <text:p>12.0995862483978</text:p>
              </table:table-cell>
              <table:table-cell office:value-type="float" office:value="77967.6787937165">
                <text:p>77967.67879371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032096385956">
                <text:p>12.2032096385956</text:p>
              </table:table-cell>
              <table:table-cell office:value-type="float" office:value="75735.7965708606">
                <text:p>75735.79657086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995952606201">
                <text:p>12.3995952606201</text:p>
              </table:table-cell>
              <table:table-cell office:value-type="float" office:value="40084.4008784741">
                <text:p>40084.40087847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989376068115">
                <text:p>12.4989376068115</text:p>
              </table:table-cell>
              <table:table-cell office:value-type="float" office:value="79402.1915367483">
                <text:p>79402.1915367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99310874939">
                <text:p>12.599310874939</text:p>
              </table:table-cell>
              <table:table-cell office:value-type="float" office:value="78586.6610419101">
                <text:p>78586.66104191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000133991241">
                <text:p>12.7000133991241</text:p>
              </table:table-cell>
              <table:table-cell office:value-type="float" office:value="78329.7148092818">
                <text:p>78329.71480928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059334754944">
                <text:p>12.8059334754944</text:p>
              </table:table-cell>
              <table:table-cell office:value-type="float" office:value="74395.7167520894">
                <text:p>74395.71675208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989182949066">
                <text:p>12.9989182949066</text:p>
              </table:table-cell>
              <table:table-cell office:value-type="float" office:value="40707.8651260073">
                <text:p>40707.86512600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0993225574493">
                <text:p>13.0993225574493</text:p>
              </table:table-cell>
              <table:table-cell office:value-type="float" office:value="78004.6563926236">
                <text:p>78004.6563926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997303962708">
                <text:p>13.1997303962708</text:p>
              </table:table-cell>
              <table:table-cell office:value-type="float" office:value="77603.5027888522">
                <text:p>77603.50278885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989475727081">
                <text:p>13.2989475727081</text:p>
              </table:table-cell>
              <table:table-cell office:value-type="float" office:value="78051.001631635">
                <text:p>78051.0016316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4045753479004">
                <text:p>13.4045753479004</text:p>
              </table:table-cell>
              <table:table-cell office:value-type="float" office:value="72859.6241470764">
                <text:p>72859.62414707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5991916656494">
                <text:p>13.5991916656494</text:p>
              </table:table-cell>
              <table:table-cell office:value-type="float" office:value="39215.6222472681">
                <text:p>39215.62224726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6995704174042">
                <text:p>13.6995704174042</text:p>
              </table:table-cell>
              <table:table-cell office:value-type="float" office:value="75394.4422270729">
                <text:p>75394.44222707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7989552021027">
                <text:p>13.7989552021027</text:p>
              </table:table-cell>
              <table:table-cell office:value-type="float" office:value="75343.5248938467">
                <text:p>75343.52489384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8991670608521">
                <text:p>13.8991670608521</text:p>
              </table:table-cell>
              <table:table-cell office:value-type="float" office:value="73923.3868371404">
                <text:p>73923.38683714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9995768070221">
                <text:p>13.9995768070221</text:p>
              </table:table-cell>
              <table:table-cell office:value-type="float" office:value="72901.2897573068">
                <text:p>72901.28975730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0988471508026">
                <text:p>14.0988471508026</text:p>
              </table:table-cell>
              <table:table-cell office:value-type="float" office:value="72770.9779667123">
                <text:p>72770.97796671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208087682724">
                <text:p>14.208087682724</text:p>
              </table:table-cell>
              <table:table-cell office:value-type="float" office:value="65177.2732590116">
                <text:p>65177.2732590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3990070819855">
                <text:p>14.3990070819855</text:p>
              </table:table-cell>
              <table:table-cell office:value-type="float" office:value="36748.4919140731">
                <text:p>36748.49191407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4996485710144">
                <text:p>14.4996485710144</text:p>
              </table:table-cell>
              <table:table-cell office:value-type="float" office:value="68599.938917988">
                <text:p>68599.9389179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5990052223206">
                <text:p>14.5990052223206</text:p>
              </table:table-cell>
              <table:table-cell office:value-type="float" office:value="68359.7918278414">
                <text:p>68359.79182784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6993501186371">
                <text:p>14.6993501186371</text:p>
              </table:table-cell>
              <table:table-cell office:value-type="float" office:value="66490.6761072712">
                <text:p>66490.67610727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7996356487274">
                <text:p>14.7996356487274</text:p>
              </table:table-cell>
              <table:table-cell office:value-type="float" office:value="65333.453331685">
                <text:p>65333.4533316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8990240097046">
                <text:p>14.8990240097046</text:p>
              </table:table-cell>
              <table:table-cell office:value-type="float" office:value="64715.8272534274">
                <text:p>64715.82725342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9993617534637">
                <text:p>14.9993617534637</text:p>
              </table:table-cell>
              <table:table-cell office:value-type="float" office:value="62907.5337307858">
                <text:p>62907.5337307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0988214015961">
                <text:p>15.0988214015961</text:p>
              </table:table-cell>
              <table:table-cell office:value-type="float" office:value="62175.9690097899">
                <text:p>62175.96900978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1992185115814">
                <text:p>15.1992185115814</text:p>
              </table:table-cell>
              <table:table-cell office:value-type="float" office:value="60320.4614244733">
                <text:p>60320.4614244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2996392250061">
                <text:p>15.2996392250061</text:p>
              </table:table-cell>
              <table:table-cell office:value-type="float" office:value="59111.3107800425">
                <text:p>59111.3107800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3988039493561">
                <text:p>15.3988039493561</text:p>
              </table:table-cell>
              <table:table-cell office:value-type="float" office:value="58569.2143861783">
                <text:p>58569.21438617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4993619918823">
                <text:p>15.4993619918823</text:p>
              </table:table-cell>
              <table:table-cell office:value-type="float" office:value="56564.3468896629">
                <text:p>56564.34688966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5112476348877">
                <text:p>15.5112476348877</text:p>
              </table:table-cell>
              <table:table-cell office:value-type="float" office:value="467791.266950173">
                <text:p>467791.266950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5997512340546">
                <text:p>15.5997512340546</text:p>
              </table:table-cell>
              <table:table-cell office:value-type="float" office:value="61556.8186072072">
                <text:p>61556.818607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6990938186646">
                <text:p>15.6990938186646</text:p>
              </table:table-cell>
              <table:table-cell office:value-type="float" office:value="53632.5888934488">
                <text:p>53632.58889344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799459695816">
                <text:p>15.799459695816</text:p>
              </table:table-cell>
              <table:table-cell office:value-type="float" office:value="51969.8541779008">
                <text:p>51969.85417790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8987519741058">
                <text:p>15.8987519741058</text:p>
              </table:table-cell>
              <table:table-cell office:value-type="float" office:value="51484.3660357968">
                <text:p>51484.3660357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999391078949">
                <text:p>15.999391078949</text:p>
              </table:table-cell>
              <table:table-cell office:value-type="float" office:value="49761.9688470568">
                <text:p>49761.96884705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0114874839783">
                <text:p>16.0114874839783</text:p>
              </table:table-cell>
              <table:table-cell office:value-type="float" office:value="406071.058971933">
                <text:p>406071.058971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0998659133911">
                <text:p>16.0998659133911</text:p>
              </table:table-cell>
              <table:table-cell office:value-type="float" office:value="54492.9348936836">
                <text:p>54492.9348936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990041732788">
                <text:p>16.1990041732788</text:p>
              </table:table-cell>
              <table:table-cell office:value-type="float" office:value="47690.9722377205">
                <text:p>47690.97223772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99524307251">
                <text:p>16.299524307251</text:p>
              </table:table-cell>
              <table:table-cell office:value-type="float" office:value="46319.0787358994">
                <text:p>46319.07873589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114283084869">
                <text:p>16.3114283084869</text:p>
              </table:table-cell>
              <table:table-cell office:value-type="float" office:value="385080.605179355">
                <text:p>385080.6051793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986461162567">
                <text:p>16.3986461162567</text:p>
              </table:table-cell>
              <table:table-cell office:value-type="float" office:value="51824.2789583891">
                <text:p>51824.27895838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991054534912">
                <text:p>16.4991054534912</text:p>
              </table:table-cell>
              <table:table-cell office:value-type="float" office:value="44356.2552040194">
                <text:p>44356.2552040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995144844055">
                <text:p>16.5995144844055</text:p>
              </table:table-cell>
              <table:table-cell office:value-type="float" office:value="43900.433654837">
                <text:p>43900.4336548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114299297333">
                <text:p>16.6114299297333</text:p>
              </table:table-cell>
              <table:table-cell office:value-type="float" office:value="366583.025631791">
                <text:p>366583.025631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989498138428">
                <text:p>16.6989498138428</text:p>
              </table:table-cell>
              <table:table-cell office:value-type="float" office:value="49543.0272116812">
                <text:p>49543.02721168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991578578949">
                <text:p>16.7991578578949</text:p>
              </table:table-cell>
              <table:table-cell office:value-type="float" office:value="43030.4776506473">
                <text:p>43030.47765064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8994717597961">
                <text:p>16.8994717597961</text:p>
              </table:table-cell>
              <table:table-cell office:value-type="float" office:value="42825.5697224223">
                <text:p>42825.56972242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9989001750946">
                <text:p>16.9989001750946</text:p>
              </table:table-cell>
              <table:table-cell office:value-type="float" office:value="43206.9643985008">
                <text:p>43206.9643985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0992102622986">
                <text:p>17.0992102622986</text:p>
              </table:table-cell>
              <table:table-cell office:value-type="float" office:value="42827.1983381305">
                <text:p>42827.19833813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994981765747">
                <text:p>17.1994981765747</text:p>
              </table:table-cell>
              <table:table-cell office:value-type="float" office:value="42916.4374497787">
                <text:p>42916.43744977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989511489868">
                <text:p>17.2989511489868</text:p>
              </table:table-cell>
              <table:table-cell office:value-type="float" office:value="43518.0557707798">
                <text:p>43518.0557707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992879390717">
                <text:p>17.3992879390717</text:p>
              </table:table-cell>
              <table:table-cell office:value-type="float" office:value="43373.9209348855">
                <text:p>43373.92093488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998908042908">
                <text:p>17.4998908042908</text:p>
              </table:table-cell>
              <table:table-cell office:value-type="float" office:value="43656.8082870611">
                <text:p>43656.80828706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990579128265">
                <text:p>17.5990579128265</text:p>
              </table:table-cell>
              <table:table-cell office:value-type="float" office:value="44772.9097435429">
                <text:p>44772.9097435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996130943298">
                <text:p>17.6996130943298</text:p>
              </table:table-cell>
              <table:table-cell office:value-type="float" office:value="44632.2102243224">
                <text:p>44632.21022432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989225387573">
                <text:p>17.7989225387573</text:p>
              </table:table-cell>
              <table:table-cell office:value-type="float" office:value="45836.5266892979">
                <text:p>45836.52668929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994605541229">
                <text:p>17.8994605541229</text:p>
              </table:table-cell>
              <table:table-cell office:value-type="float" office:value="45912.9811068399">
                <text:p>45912.98110683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99655008316">
                <text:p>17.999655008316</text:p>
              </table:table-cell>
              <table:table-cell office:value-type="float" office:value="46868.8615334828">
                <text:p>46868.8615334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992743968964">
                <text:p>18.0992743968964</text:p>
              </table:table-cell>
              <table:table-cell office:value-type="float" office:value="47942.4745329485">
                <text:p>47942.47453294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994042396545">
                <text:p>18.1994042396545</text:p>
              </table:table-cell>
              <table:table-cell office:value-type="float" office:value="48576.9263789511">
                <text:p>48576.92637895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2989401817322">
                <text:p>18.2989401817322</text:p>
              </table:table-cell>
              <table:table-cell office:value-type="float" office:value="49831.2458441521">
                <text:p>49831.24584415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989505767822">
                <text:p>18.3989505767822</text:p>
              </table:table-cell>
              <table:table-cell office:value-type="float" office:value="50634.7364937994">
                <text:p>50634.73649379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4995300769806">
                <text:p>18.4995300769806</text:p>
              </table:table-cell>
              <table:table-cell office:value-type="float" office:value="51382.2398183288">
                <text:p>51382.23981832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598724603653">
                <text:p>18.598724603653</text:p>
              </table:table-cell>
              <table:table-cell office:value-type="float" office:value="53228.7433301607">
                <text:p>53228.74333016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991276741028">
                <text:p>18.6991276741028</text:p>
              </table:table-cell>
              <table:table-cell office:value-type="float" office:value="53703.5369121939">
                <text:p>53703.5369121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996044158936">
                <text:p>18.7996044158936</text:p>
              </table:table-cell>
              <table:table-cell office:value-type="float" office:value="54858.4667631635">
                <text:p>54858.4667631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987720012665">
                <text:p>18.8987720012665</text:p>
              </table:table-cell>
              <table:table-cell office:value-type="float" office:value="56792.7511678395">
                <text:p>56792.7511678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991991519928">
                <text:p>18.9991991519928</text:p>
              </table:table-cell>
              <table:table-cell office:value-type="float" office:value="57275.347935293">
                <text:p>57275.347935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0997316837311">
                <text:p>19.0997316837311</text:p>
              </table:table-cell>
              <table:table-cell office:value-type="float" office:value="58408.9537831069">
                <text:p>58408.95378310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1988987922668">
                <text:p>19.1988987922668</text:p>
              </table:table-cell>
              <table:table-cell office:value-type="float" office:value="60503.9320858688">
                <text:p>60503.93208586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994132041931">
                <text:p>19.2994132041931</text:p>
              </table:table-cell>
              <table:table-cell office:value-type="float" office:value="60966.3816617171">
                <text:p>60966.38166171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997251987457">
                <text:p>19.3997251987457</text:p>
              </table:table-cell>
              <table:table-cell office:value-type="float" office:value="62365.4232766632">
                <text:p>62365.42327666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994490146637">
                <text:p>19.4994490146637</text:p>
              </table:table-cell>
              <table:table-cell office:value-type="float" office:value="63936.5826639125">
                <text:p>63936.5826639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5994923114777">
                <text:p>19.5994923114777</text:p>
              </table:table-cell>
              <table:table-cell office:value-type="float" office:value="64931.8865618714">
                <text:p>64931.88656187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6990337371826">
                <text:p>19.6990337371826</text:p>
              </table:table-cell>
              <table:table-cell office:value-type="float" office:value="66545.1589937414">
                <text:p>66545.15899374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7992579936981">
                <text:p>19.7992579936981</text:p>
              </table:table-cell>
              <table:table-cell office:value-type="float" office:value="67209.2788132388">
                <text:p>67209.2788132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998925685883">
                <text:p>19.8998925685883</text:p>
              </table:table-cell>
              <table:table-cell office:value-type="float" office:value="68127.6788567421">
                <text:p>68127.67885674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993274211884">
                <text:p>19.9993274211884</text:p>
              </table:table-cell>
              <table:table-cell office:value-type="float" office:value="70076.0328777634">
                <text:p>70076.03287776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099705696106">
                <text:p>20.099705696106</text:p>
              </table:table-cell>
              <table:table-cell office:value-type="float" office:value="70453.4921107699">
                <text:p>70453.49211076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992025375366">
                <text:p>20.1992025375366</text:p>
              </table:table-cell>
              <table:table-cell office:value-type="float" office:value="72122.8925141378">
                <text:p>72122.89251413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994859218597">
                <text:p>20.2994859218597</text:p>
              </table:table-cell>
              <table:table-cell office:value-type="float" office:value="72514.5052601048">
                <text:p>72514.50526010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987488746643">
                <text:p>20.3987488746643</text:p>
              </table:table-cell>
              <table:table-cell office:value-type="float" office:value="74227.0886753343">
                <text:p>74227.0886753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992842674255">
                <text:p>20.4992842674255</text:p>
              </table:table-cell>
              <table:table-cell office:value-type="float" office:value="74162.9370037659">
                <text:p>74162.93700376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996191501617">
                <text:p>20.5996191501617</text:p>
              </table:table-cell>
              <table:table-cell office:value-type="float" office:value="75028.7416968646">
                <text:p>75028.74169686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6990323066711">
                <text:p>20.6990323066711</text:p>
              </table:table-cell>
              <table:table-cell office:value-type="float" office:value="76448.633831292">
                <text:p>76448.6338312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993068695068">
                <text:p>20.7993068695068</text:p>
              </table:table-cell>
              <table:table-cell office:value-type="float" office:value="76430.1512095144">
                <text:p>76430.15120951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8997762203217">
                <text:p>20.8997762203217</text:p>
              </table:table-cell>
              <table:table-cell office:value-type="float" office:value="76918.9801399624">
                <text:p>76918.98013996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9991953372955">
                <text:p>20.9991953372955</text:p>
              </table:table-cell>
              <table:table-cell office:value-type="float" office:value="78214.3337889754">
                <text:p>78214.33378897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000115871429">
                <text:p>21.1000115871429</text:p>
              </table:table-cell>
              <table:table-cell office:value-type="float" office:value="77527.1844750198">
                <text:p>77527.1844750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04003572464">
                <text:p>21.204003572464</text:p>
              </table:table-cell>
              <table:table-cell office:value-type="float" office:value="75467.3542943871">
                <text:p>75467.35429438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997366428375">
                <text:p>21.3997366428375</text:p>
              </table:table-cell>
              <table:table-cell office:value-type="float" office:value="40218.0376825293">
                <text:p>40218.03768252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993579387665">
                <text:p>21.4993579387665</text:p>
              </table:table-cell>
              <table:table-cell office:value-type="float" office:value="79179.8573432063">
                <text:p>79179.85734320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995614528656">
                <text:p>21.5995614528656</text:p>
              </table:table-cell>
              <table:table-cell office:value-type="float" office:value="78719.7941201664">
                <text:p>78719.79412016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988835334778">
                <text:p>21.6988835334778</text:p>
              </table:table-cell>
              <table:table-cell office:value-type="float" office:value="79418.3926814807">
                <text:p>79418.39268148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065629005432">
                <text:p>21.8065629005432</text:p>
              </table:table-cell>
              <table:table-cell office:value-type="float" office:value="73180.2221238154">
                <text:p>73180.22212381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991912841797">
                <text:p>21.9991912841797</text:p>
              </table:table-cell>
              <table:table-cell office:value-type="float" office:value="40783.1901596897">
                <text:p>40783.19015968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0994544029236">
                <text:p>22.0994544029236</text:p>
              </table:table-cell>
              <table:table-cell office:value-type="float" office:value="78114.4661977391">
                <text:p>78114.46619773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997957229614">
                <text:p>22.1997957229614</text:p>
              </table:table-cell>
              <table:table-cell office:value-type="float" office:value="77654.9481017531">
                <text:p>77654.94810175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991938591003">
                <text:p>22.2991938591003</text:p>
              </table:table-cell>
              <table:table-cell office:value-type="float" office:value="77908.9055470538">
                <text:p>77908.9055470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4053301811218">
                <text:p>22.4053301811218</text:p>
              </table:table-cell>
              <table:table-cell office:value-type="float" office:value="72510.5209359163">
                <text:p>72510.52093591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5994069576263">
                <text:p>22.5994069576263</text:p>
              </table:table-cell>
              <table:table-cell office:value-type="float" office:value="39324.6432543792">
                <text:p>39324.64325437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6996779441833">
                <text:p>22.6996779441833</text:p>
              </table:table-cell>
              <table:table-cell office:value-type="float" office:value="75475.4716180775">
                <text:p>75475.47161807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7988650798798">
                <text:p>22.7988650798798</text:p>
              </table:table-cell>
              <table:table-cell office:value-type="float" office:value="75493.6610219196">
                <text:p>75493.66102191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899608373642">
                <text:p>22.899608373642</text:p>
              </table:table-cell>
              <table:table-cell office:value-type="float" office:value="73533.4305972339">
                <text:p>73533.4305972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9998636245728">
                <text:p>22.9998636245728</text:p>
              </table:table-cell>
              <table:table-cell office:value-type="float" office:value="73013.6320246563">
                <text:p>73013.63202465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0993804931641">
                <text:p>23.0993804931641</text:p>
              </table:table-cell>
              <table:table-cell office:value-type="float" office:value="72590.7085126161">
                <text:p>72590.70851261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2087845802307">
                <text:p>23.2087845802307</text:p>
              </table:table-cell>
              <table:table-cell office:value-type="float" office:value="65079.8355975714">
                <text:p>65079.83559757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3994448184967">
                <text:p>23.3994448184967</text:p>
              </table:table-cell>
              <table:table-cell office:value-type="float" office:value="36798.443471008">
                <text:p>36798.4434710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4996922016144">
                <text:p>23.4996922016144</text:p>
              </table:table-cell>
              <table:table-cell office:value-type="float" office:value="68869.6281667095">
                <text:p>68869.6281667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5990438461304">
                <text:p>23.5990438461304</text:p>
              </table:table-cell>
              <table:table-cell office:value-type="float" office:value="68363.236794805">
                <text:p>68363.2367948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699756860733">
                <text:p>23.699756860733</text:p>
              </table:table-cell>
              <table:table-cell office:value-type="float" office:value="66327.0782465834">
                <text:p>66327.07824658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7990891933441">
                <text:p>23.7990891933441</text:p>
              </table:table-cell>
              <table:table-cell office:value-type="float" office:value="65960.3960540528">
                <text:p>65960.39605405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8991022109985">
                <text:p>23.8991022109985</text:p>
              </table:table-cell>
              <table:table-cell office:value-type="float" office:value="64311.6281344983">
                <text:p>64311.62813449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9997670650482">
                <text:p>23.9997670650482</text:p>
              </table:table-cell>
              <table:table-cell office:value-type="float" office:value="62703.1157953574">
                <text:p>62703.11579535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0990147590637">
                <text:p>24.0990147590637</text:p>
              </table:table-cell>
              <table:table-cell office:value-type="float" office:value="62308.7524737253">
                <text:p>62308.75247372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1993644237518">
                <text:p>24.1993644237518</text:p>
              </table:table-cell>
              <table:table-cell office:value-type="float" office:value="60348.9809240741">
                <text:p>60348.98092407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2998704910278">
                <text:p>24.2998704910278</text:p>
              </table:table-cell>
              <table:table-cell office:value-type="float" office:value="59061.1110441629">
                <text:p>59061.11104416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3990774154663">
                <text:p>24.3990774154663</text:p>
              </table:table-cell>
              <table:table-cell office:value-type="float" office:value="58544.3005402496">
                <text:p>58544.3005402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4997146129608">
                <text:p>24.4997146129608</text:p>
              </table:table-cell>
              <table:table-cell office:value-type="float" office:value="56519.8568880107">
                <text:p>56519.85688801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5118954181671">
                <text:p>24.5118954181671</text:p>
              </table:table-cell>
              <table:table-cell office:value-type="float" office:value="456455.866901546">
                <text:p>456455.8669015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5989542007446">
                <text:p>24.5989542007446</text:p>
              </table:table-cell>
              <table:table-cell office:value-type="float" office:value="62486.5158797319">
                <text:p>62486.51587973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7006726264954">
                <text:p>24.7006726264954</text:p>
              </table:table-cell>
              <table:table-cell office:value-type="float" office:value="52379.8904738912">
                <text:p>52379.89047389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7990636825561">
                <text:p>24.7990636825561</text:p>
              </table:table-cell>
              <table:table-cell office:value-type="float" office:value="53012.9486238799">
                <text:p>53012.94862387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8993694782257">
                <text:p>24.8993694782257</text:p>
              </table:table-cell>
              <table:table-cell office:value-type="float" office:value="50964.1538245788">
                <text:p>50964.15382457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9988760948181">
                <text:p>24.9988760948181</text:p>
              </table:table-cell>
              <table:table-cell office:value-type="float" office:value="50328.3115384523">
                <text:p>50328.31153845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0108926296234">
                <text:p>25.0108926296234</text:p>
              </table:table-cell>
              <table:table-cell office:value-type="float" office:value="408770.088847444">
                <text:p>408770.0888474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.0991835594177">
                <text:p>25.0991835594177</text:p>
              </table:table-cell>
              <table:table-cell office:value-type="float" office:value="54546.9394332994">
                <text:p>54546.93943329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995003223419">
                <text:p>25.1995003223419</text:p>
              </table:table-cell>
              <table:table-cell office:value-type="float" office:value="47210.4547829042">
                <text:p>47210.45478290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988755702972">
                <text:p>25.2988755702972</text:p>
              </table:table-cell>
              <table:table-cell office:value-type="float" office:value="46852.7132842302">
                <text:p>46852.71328423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1147813797">
                <text:p>25.31147813797</text:p>
              </table:table-cell>
              <table:table-cell office:value-type="float" office:value="363735.40051836">
                <text:p>363735.400518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992810249329">
                <text:p>25.3992810249329</text:p>
              </table:table-cell>
              <table:table-cell office:value-type="float" office:value="51478.9451275145">
                <text:p>51478.94512751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997522830963">
                <text:p>25.4997522830963</text:p>
              </table:table-cell>
              <table:table-cell office:value-type="float" office:value="44350.9923280819">
                <text:p>44350.99232808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992193222046">
                <text:p>25.5992193222046</text:p>
              </table:table-cell>
              <table:table-cell office:value-type="float" office:value="44316.1879504788">
                <text:p>44316.18795047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113774776459">
                <text:p>25.6113774776459</text:p>
              </table:table-cell>
              <table:table-cell office:value-type="float" office:value="359265.023472889">
                <text:p>359265.0234728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6996233463287">
                <text:p>25.6996233463287</text:p>
              </table:table-cell>
              <table:table-cell office:value-type="float" office:value="49135.4446924054">
                <text:p>49135.44469240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988302707672">
                <text:p>25.7988302707672</text:p>
              </table:table-cell>
              <table:table-cell office:value-type="float" office:value="43464.7079768519">
                <text:p>43464.7079768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99040222168">
                <text:p>25.899040222168</text:p>
              </table:table-cell>
              <table:table-cell office:value-type="float" office:value="42869.993847413">
                <text:p>42869.993847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9993391036987">
                <text:p>25.9993391036987</text:p>
              </table:table-cell>
              <table:table-cell office:value-type="float" office:value="42831.9831132156">
                <text:p>42831.98311321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987234115601">
                <text:p>26.0987234115601</text:p>
              </table:table-cell>
              <table:table-cell office:value-type="float" office:value="43226.1399454957">
                <text:p>43226.13994549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1992645263672">
                <text:p>26.1992645263672</text:p>
              </table:table-cell>
              <table:table-cell office:value-type="float" office:value="42808.3576381314">
                <text:p>42808.35763813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995417118073">
                <text:p>26.2995417118073</text:p>
              </table:table-cell>
              <table:table-cell office:value-type="float" office:value="43160.3657502621">
                <text:p>43160.36575026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88320827484">
                <text:p>26.3988320827484</text:p>
              </table:table-cell>
              <table:table-cell office:value-type="float" office:value="43831.0377808834">
                <text:p>43831.03778088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996471405029">
                <text:p>26.4996471405029</text:p>
              </table:table-cell>
              <table:table-cell office:value-type="float" office:value="43564.9207352979">
                <text:p>43564.92073529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997395515442">
                <text:p>26.5997395515442</text:p>
              </table:table-cell>
              <table:table-cell office:value-type="float" office:value="44359.0073793882">
                <text:p>44359.00737938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6989600658417">
                <text:p>26.6989600658417</text:p>
              </table:table-cell>
              <table:table-cell office:value-type="float" office:value="45232.5815057153">
                <text:p>45232.58150571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993013858795">
                <text:p>26.7993013858795</text:p>
              </table:table-cell>
              <table:table-cell office:value-type="float" office:value="45365.159620018">
                <text:p>45365.159620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899729013443">
                <text:p>26.899729013443</text:p>
              </table:table-cell>
              <table:table-cell office:value-type="float" office:value="45963.4476288151">
                <text:p>45963.44762881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9992413520813">
                <text:p>26.9992413520813</text:p>
              </table:table-cell>
              <table:table-cell office:value-type="float" office:value="47190.128020892">
                <text:p>47190.1280208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996704101562">
                <text:p>27.0996704101562</text:p>
              </table:table-cell>
              <table:table-cell office:value-type="float" office:value="47555.9573249769">
                <text:p>47555.95732497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988704204559">
                <text:p>27.1988704204559</text:p>
              </table:table-cell>
              <table:table-cell office:value-type="float" office:value="49032.2529736225">
                <text:p>49032.25297362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993197441101">
                <text:p>27.2993197441101</text:p>
              </table:table-cell>
              <table:table-cell office:value-type="float" office:value="49378.1323712662">
                <text:p>49378.13237126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3995721340179">
                <text:p>27.3995721340179</text:p>
              </table:table-cell>
              <table:table-cell office:value-type="float" office:value="50512.5115187318">
                <text:p>50512.51151873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991195201874">
                <text:p>27.4991195201874</text:p>
              </table:table-cell>
              <table:table-cell office:value-type="float" office:value="51914.9743540615">
                <text:p>51914.97435406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99392414093">
                <text:p>27.599392414093</text:p>
              </table:table-cell>
              <table:table-cell office:value-type="float" office:value="52656.3041550259">
                <text:p>52656.30415502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987977027893">
                <text:p>27.6987977027893</text:p>
              </table:table-cell>
              <table:table-cell office:value-type="float" office:value="54242.5867950957">
                <text:p>54242.58679509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991547584534">
                <text:p>27.7991547584534</text:p>
              </table:table-cell>
              <table:table-cell office:value-type="float" office:value="54923.8911357762">
                <text:p>54923.89113577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994605541229">
                <text:p>27.8994605541229</text:p>
              </table:table-cell>
              <table:table-cell office:value-type="float" office:value="56148.3009272354">
                <text:p>56148.30092723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988930225372">
                <text:p>27.9988930225372</text:p>
              </table:table-cell>
              <table:table-cell office:value-type="float" office:value="57848.3074163769">
                <text:p>57848.30741637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0992565155029">
                <text:p>28.0992565155029</text:p>
              </table:table-cell>
              <table:table-cell office:value-type="float" office:value="58507.3299711371">
                <text:p>58507.3299711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96576786041">
                <text:p>28.1996576786041</text:p>
              </table:table-cell>
              <table:table-cell office:value-type="float" office:value="59760.2638721673">
                <text:p>59760.26387216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986059188843">
                <text:p>28.2986059188843</text:p>
              </table:table-cell>
              <table:table-cell office:value-type="float" office:value="61931.3691951453">
                <text:p>61931.36919514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987493515015">
                <text:p>28.3987493515015</text:p>
              </table:table-cell>
              <table:table-cell office:value-type="float" office:value="62390.5116562548">
                <text:p>62390.51165625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992594718933">
                <text:p>28.4992594718933</text:p>
              </table:table-cell>
              <table:table-cell office:value-type="float" office:value="63436.39799796">
                <text:p>63436.397997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5986263751984">
                <text:p>28.5986263751984</text:p>
              </table:table-cell>
              <table:table-cell office:value-type="float" office:value="65373.8798728331">
                <text:p>65373.87987283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88215446472">
                <text:p>28.6988215446472</text:p>
              </table:table-cell>
              <table:table-cell office:value-type="float" office:value="66110.971581134">
                <text:p>66110.9715811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992556095123">
                <text:p>28.7992556095123</text:p>
              </table:table-cell>
              <table:table-cell office:value-type="float" office:value="67068.8775670562">
                <text:p>67068.87756705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988306522369">
                <text:p>28.8988306522369</text:p>
              </table:table-cell>
              <table:table-cell office:value-type="float" office:value="68852.594107957">
                <text:p>68852.594107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992599487305">
                <text:p>28.9992599487305</text:p>
              </table:table-cell>
              <table:table-cell office:value-type="float" office:value="69382.1448848732">
                <text:p>69382.14488487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995728969574">
                <text:p>29.0995728969574</text:p>
              </table:table-cell>
              <table:table-cell office:value-type="float" office:value="70499.3734607587">
                <text:p>70499.37346075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88532543182">
                <text:p>29.1988532543182</text:p>
              </table:table-cell>
              <table:table-cell office:value-type="float" office:value="72280.1588426846">
                <text:p>72280.15884268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991502285004">
                <text:p>29.2991502285004</text:p>
              </table:table-cell>
              <table:table-cell office:value-type="float" office:value="72504.6798200991">
                <text:p>72504.6798200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94159698486">
                <text:p>29.3994159698486</text:p>
              </table:table-cell>
              <table:table-cell office:value-type="float" office:value="73484.7207124089">
                <text:p>73484.72071240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88675117493">
                <text:p>29.4988675117493</text:p>
              </table:table-cell>
              <table:table-cell office:value-type="float" office:value="74890.7443530794">
                <text:p>74890.74435307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992729663849">
                <text:p>29.5992729663849</text:p>
              </table:table-cell>
              <table:table-cell office:value-type="float" office:value="74976.0063068261">
                <text:p>74976.00630682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6996557712555">
                <text:p>29.6996557712555</text:p>
              </table:table-cell>
              <table:table-cell office:value-type="float" office:value="75710.1777520212">
                <text:p>75710.17775202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989172935486">
                <text:p>29.7989172935486</text:p>
              </table:table-cell>
              <table:table-cell office:value-type="float" office:value="77210.1799665172">
                <text:p>77210.17996651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92664813995">
                <text:p>29.8992664813995</text:p>
              </table:table-cell>
              <table:table-cell office:value-type="float" office:value="77011.0866415614">
                <text:p>77011.08664156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997115135193">
                <text:p>29.9997115135193</text:p>
              </table:table-cell>
              <table:table-cell office:value-type="float" office:value="77415.4762649627">
                <text:p>77415.47626496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991861820221">
                <text:p>30.0991861820221</text:p>
              </table:table-cell>
              <table:table-cell office:value-type="float" office:value="78572.7674958716">
                <text:p>78572.76749587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30191421509">
                <text:p>30.2030191421509</text:p>
              </table:table-cell>
              <table:table-cell office:value-type="float" office:value="75582.9361916112">
                <text:p>75582.93619161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993196487427">
                <text:p>30.3993196487427</text:p>
              </table:table-cell>
              <table:table-cell office:value-type="float" office:value="40101.7813793506">
                <text:p>40101.78137935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998173713684">
                <text:p>30.4998173713684</text:p>
              </table:table-cell>
              <table:table-cell office:value-type="float" office:value="78489.3407920895">
                <text:p>78489.34079208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992741584778">
                <text:p>30.5992741584778</text:p>
              </table:table-cell>
              <table:table-cell office:value-type="float" office:value="79310.8266339368">
                <text:p>79310.82663393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999049186707">
                <text:p>30.6999049186707</text:p>
              </table:table-cell>
              <table:table-cell office:value-type="float" office:value="78385.5749959723">
                <text:p>78385.57499597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05869102478">
                <text:p>30.805869102478</text:p>
              </table:table-cell>
              <table:table-cell office:value-type="float" office:value="74364.7496433762">
                <text:p>74364.74964337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999465942383">
                <text:p>30.9999465942383</text:p>
              </table:table-cell>
              <table:table-cell office:value-type="float" office:value="40478.6764747795">
                <text:p>40478.6764747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0991444587707">
                <text:p>31.0991444587707</text:p>
              </table:table-cell>
              <table:table-cell office:value-type="float" office:value="78953.3125225325">
                <text:p>78953.31252253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9944190979">
                <text:p>31.19944190979</text:p>
              </table:table-cell>
              <table:table-cell office:value-type="float" office:value="77688.9135348176">
                <text:p>77688.91353481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999386787415">
                <text:p>31.2999386787415</text:p>
              </table:table-cell>
              <table:table-cell office:value-type="float" office:value="77057.2037370052">
                <text:p>77057.20373700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4047627449036">
                <text:p>31.4047627449036</text:p>
              </table:table-cell>
              <table:table-cell office:value-type="float" office:value="73418.2548127661">
                <text:p>73418.25481276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5991282463074">
                <text:p>31.5991282463074</text:p>
              </table:table-cell>
              <table:table-cell office:value-type="float" office:value="39266.2275191725">
                <text:p>39266.22751917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6995859146118">
                <text:p>31.6995859146118</text:p>
              </table:table-cell>
              <table:table-cell office:value-type="float" office:value="75335.2146006883">
                <text:p>75335.21460068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7990212440491">
                <text:p>31.7990212440491</text:p>
              </table:table-cell>
              <table:table-cell office:value-type="float" office:value="75305.2264459481">
                <text:p>75305.22644594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8992240428925">
                <text:p>31.8992240428925</text:p>
              </table:table-cell>
              <table:table-cell office:value-type="float" office:value="73930.0706717649">
                <text:p>73930.07067176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9997160434723">
                <text:p>31.9997160434723</text:p>
              </table:table-cell>
              <table:table-cell office:value-type="float" office:value="72841.6188130792">
                <text:p>72841.6188130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.0990717411041">
                <text:p>32.0990717411041</text:p>
              </table:table-cell>
              <table:table-cell office:value-type="float" office:value="72708.4623447429">
                <text:p>72708.46234474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.2087335586548">
                <text:p>32.2087335586548</text:p>
              </table:table-cell>
              <table:table-cell office:value-type="float" office:value="64926.8830211651">
                <text:p>64926.88302116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3991873264313">
                <text:p>32.3991873264313</text:p>
              </table:table-cell>
              <table:table-cell office:value-type="float" office:value="36838.3365785326">
                <text:p>36838.33657853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4997668266296">
                <text:p>32.4997668266296</text:p>
              </table:table-cell>
              <table:table-cell office:value-type="float" office:value="68642.2182093154">
                <text:p>68642.2182093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599093914032">
                <text:p>32.599093914032</text:p>
              </table:table-cell>
              <table:table-cell office:value-type="float" office:value="68380.1385667102">
                <text:p>68380.13856671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6993908882141">
                <text:p>32.6993908882141</text:p>
              </table:table-cell>
              <table:table-cell office:value-type="float" office:value="66602.2086356246">
                <text:p>66602.20863562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7997550964355">
                <text:p>32.7997550964355</text:p>
              </table:table-cell>
              <table:table-cell office:value-type="float" office:value="65282.2367267043">
                <text:p>65282.23672670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8993110656738">
                <text:p>32.8993110656738</text:p>
              </table:table-cell>
              <table:table-cell office:value-type="float" office:value="64606.8743965055">
                <text:p>64606.87439650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9995250701904">
                <text:p>32.9995250701904</text:p>
              </table:table-cell>
              <table:table-cell office:value-type="float" office:value="62985.2088083592">
                <text:p>62985.20880835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0992357730865">
                <text:p>33.0992357730865</text:p>
              </table:table-cell>
              <table:table-cell office:value-type="float" office:value="62019.420387024">
                <text:p>62019.4203870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199601650238">
                <text:p>33.199601650238</text:p>
              </table:table-cell>
              <table:table-cell office:value-type="float" office:value="60339.2325347713">
                <text:p>60339.23253477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.3000640869141">
                <text:p>33.3000640869141</text:p>
              </table:table-cell>
              <table:table-cell office:value-type="float" office:value="59086.7611457864">
                <text:p>59086.76114578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3992629051208">
                <text:p>33.3992629051208</text:p>
              </table:table-cell>
              <table:table-cell office:value-type="float" office:value="58549.0846059557">
                <text:p>58549.08460595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4995760917664">
                <text:p>33.4995760917664</text:p>
              </table:table-cell>
              <table:table-cell office:value-type="float" office:value="56702.4156066397">
                <text:p>56702.41560663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5114734172821">
                <text:p>33.5114734172821</text:p>
              </table:table-cell>
              <table:table-cell office:value-type="float" office:value="467331.922005571">
                <text:p>467331.9220055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5989127159119">
                <text:p>33.5989127159119</text:p>
              </table:table-cell>
              <table:table-cell office:value-type="float" office:value="62214.5886946587">
                <text:p>62214.58869465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6990687847137">
                <text:p>33.6990687847137</text:p>
              </table:table-cell>
              <table:table-cell office:value-type="float" office:value="53196.9761167383">
                <text:p>53196.97611673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7995717525482">
                <text:p>33.7995717525482</text:p>
              </table:table-cell>
              <table:table-cell office:value-type="float" office:value="51898.9649001281">
                <text:p>51898.96490012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8989155292511">
                <text:p>33.8989155292511</text:p>
              </table:table-cell>
              <table:table-cell office:value-type="float" office:value="51457.6772663784">
                <text:p>51457.67726637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9995651245117">
                <text:p>33.9995651245117</text:p>
              </table:table-cell>
              <table:table-cell office:value-type="float" office:value="49756.7823003399">
                <text:p>49756.78230033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.0117790699005">
                <text:p>34.0117790699005</text:p>
              </table:table-cell>
              <table:table-cell office:value-type="float" office:value="402163.252220422">
                <text:p>402163.2522204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0997040271759">
                <text:p>34.0997040271759</text:p>
              </table:table-cell>
              <table:table-cell office:value-type="float" office:value="54773.9816911797">
                <text:p>54773.98169117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199051618576">
                <text:p>34.199051618576</text:p>
              </table:table-cell>
              <table:table-cell office:value-type="float" office:value="47590.4844130225">
                <text:p>47590.4844130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2995162010193">
                <text:p>34.2995162010193</text:p>
              </table:table-cell>
              <table:table-cell office:value-type="float" office:value="46344.6907036184">
                <text:p>46344.69070361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3114066123962">
                <text:p>34.3114066123962</text:p>
              </table:table-cell>
              <table:table-cell office:value-type="float" office:value="385520.723772858">
                <text:p>385520.7237728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98720741272">
                <text:p>34.398720741272</text:p>
              </table:table-cell>
              <table:table-cell office:value-type="float" office:value="51767.1086936339">
                <text:p>51767.10869363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990918636322">
                <text:p>34.4990918636322</text:p>
              </table:table-cell>
              <table:table-cell office:value-type="float" office:value="44395.2393399321">
                <text:p>44395.23933993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994284152985">
                <text:p>34.5994284152985</text:p>
              </table:table-cell>
              <table:table-cell office:value-type="float" office:value="43932.1456318523">
                <text:p>43932.14563185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115157604218">
                <text:p>34.6115157604218</text:p>
              </table:table-cell>
              <table:table-cell office:value-type="float" office:value="361369.676752535">
                <text:p>361369.6767525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698921918869">
                <text:p>34.698921918869</text:p>
              </table:table-cell>
              <table:table-cell office:value-type="float" office:value="49607.4884999782">
                <text:p>49607.48849997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7990608215332">
                <text:p>34.7990608215332</text:p>
              </table:table-cell>
              <table:table-cell office:value-type="float" office:value="43060.188251316">
                <text:p>43060.1882513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8993802070618">
                <text:p>34.8993802070618</text:p>
              </table:table-cell>
              <table:table-cell office:value-type="float" office:value="42823.2288043349">
                <text:p>42823.22880433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9988129138947">
                <text:p>34.9988129138947</text:p>
              </table:table-cell>
              <table:table-cell office:value-type="float" office:value="43205.0995777495">
                <text:p>43205.09957774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0990724563599">
                <text:p>35.0990724563599</text:p>
              </table:table-cell>
              <table:table-cell office:value-type="float" office:value="42848.7891962075">
                <text:p>42848.78919620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1993832588196">
                <text:p>35.1993832588196</text:p>
              </table:table-cell>
              <table:table-cell office:value-type="float" office:value="42906.6450916731">
                <text:p>42906.64509167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2987549304962">
                <text:p>35.2987549304962</text:p>
              </table:table-cell>
              <table:table-cell office:value-type="float" office:value="43553.6599815257">
                <text:p>43553.65998152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3988950252533">
                <text:p>35.3988950252533</text:p>
              </table:table-cell>
              <table:table-cell office:value-type="float" office:value="43459.1160569309">
                <text:p>43459.11605693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994220733643">
                <text:p>35.4994220733643</text:p>
              </table:table-cell>
              <table:table-cell office:value-type="float" office:value="43689.7340818374">
                <text:p>43689.73408183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996828079224">
                <text:p>35.5996828079224</text:p>
              </table:table-cell>
              <table:table-cell office:value-type="float" office:value="44284.534913584">
                <text:p>44284.5349135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6991584300995">
                <text:p>35.6991584300995</text:p>
              </table:table-cell>
              <table:table-cell office:value-type="float" office:value="45116.5813470236">
                <text:p>45116.58134702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7994337081909">
                <text:p>35.7994337081909</text:p>
              </table:table-cell>
              <table:table-cell office:value-type="float" office:value="45395.0374074206">
                <text:p>45395.03740742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8989450931549">
                <text:p>35.8989450931549</text:p>
              </table:table-cell>
              <table:table-cell office:value-type="float" office:value="46386.6521571418">
                <text:p>46386.65215714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9993722438812">
                <text:p>35.9993722438812</text:p>
              </table:table-cell>
              <table:table-cell office:value-type="float" office:value="46760.2631961294">
                <text:p>46760.26319612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0989258289337">
                <text:p>36.0989258289337</text:p>
              </table:table-cell>
              <table:table-cell office:value-type="float" office:value="47974.1638383171">
                <text:p>47974.16383831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1991446018219">
                <text:p>36.1991446018219</text:p>
              </table:table-cell>
              <table:table-cell office:value-type="float" office:value="48533.8211577074">
                <text:p>48533.82115770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2998294830322">
                <text:p>36.2998294830322</text:p>
              </table:table-cell>
              <table:table-cell office:value-type="float" office:value="49262.6096428394">
                <text:p>49262.60964283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3991551399231">
                <text:p>36.3991551399231</text:p>
              </table:table-cell>
              <table:table-cell office:value-type="float" office:value="50983.8057810572">
                <text:p>50983.80578105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4996106624603">
                <text:p>36.4996106624603</text:p>
              </table:table-cell>
              <table:table-cell office:value-type="float" office:value="51445.6534540906">
                <text:p>51445.65345409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989649295807">
                <text:p>36.5989649295807</text:p>
              </table:table-cell>
              <table:table-cell office:value-type="float" office:value="53143.1628759701">
                <text:p>53143.16287597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6994380950928">
                <text:p>36.6994380950928</text:p>
              </table:table-cell>
              <table:table-cell office:value-type="float" office:value="53666.0706619366">
                <text:p>53666.07066193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7997951507568">
                <text:p>36.7997951507568</text:p>
              </table:table-cell>
              <table:table-cell office:value-type="float" office:value="54923.8911357762">
                <text:p>54923.89113577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990850448608">
                <text:p>36.8990850448608</text:p>
              </table:table-cell>
              <table:table-cell office:value-type="float" office:value="56722.7918895815">
                <text:p>56722.79188958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999443769455">
                <text:p>36.999443769455</text:p>
              </table:table-cell>
              <table:table-cell office:value-type="float" office:value="57314.3991542637">
                <text:p>57314.39915426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988910198212">
                <text:p>37.0988910198212</text:p>
              </table:table-cell>
              <table:table-cell office:value-type="float" office:value="59046.3786417077">
                <text:p>59046.37864170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1991128921509">
                <text:p>37.1991128921509</text:p>
              </table:table-cell>
              <table:table-cell office:value-type="float" office:value="59867.1713122768">
                <text:p>59867.17131227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299708366394">
                <text:p>37.299708366394</text:p>
              </table:table-cell>
              <table:table-cell office:value-type="float" office:value="60917.2534460856">
                <text:p>60917.25344608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3990907669067">
                <text:p>37.3990907669067</text:p>
              </table:table-cell>
              <table:table-cell office:value-type="float" office:value="62868.2741387583">
                <text:p>62868.27413875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4995291233063">
                <text:p>37.4995291233063</text:p>
              </table:table-cell>
              <table:table-cell office:value-type="float" office:value="63481.7238011817">
                <text:p>63481.72380118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5987122058868">
                <text:p>37.5987122058868</text:p>
              </table:table-cell>
              <table:table-cell office:value-type="float" office:value="65495.0403938424">
                <text:p>65495.04039384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6990566253662">
                <text:p>37.6990566253662</text:p>
              </table:table-cell>
              <table:table-cell office:value-type="float" office:value="66012.6396103356">
                <text:p>66012.6396103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7993521690369">
                <text:p>37.7993521690369</text:p>
              </table:table-cell>
              <table:table-cell office:value-type="float" office:value="67161.5084127701">
                <text:p>67161.50841277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8998384475708">
                <text:p>37.8998384475708</text:p>
              </table:table-cell>
              <table:table-cell office:value-type="float" office:value="68228.220808124">
                <text:p>68228.2208081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9990997314453">
                <text:p>37.9990997314453</text:p>
              </table:table-cell>
              <table:table-cell office:value-type="float" office:value="70198.5681427322">
                <text:p>70198.56814273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0997850894928">
                <text:p>38.0997850894928</text:p>
              </table:table-cell>
              <table:table-cell office:value-type="float" office:value="70238.6140064645">
                <text:p>70238.61400646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1989018917084">
                <text:p>38.1989018917084</text:p>
              </table:table-cell>
              <table:table-cell office:value-type="float" office:value="72399.4301631363">
                <text:p>72399.43016313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2993578910828">
                <text:p>38.2993578910828</text:p>
              </table:table-cell>
              <table:table-cell office:value-type="float" office:value="72389.9024974902">
                <text:p>72389.90249749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3995795249939">
                <text:p>38.3995795249939</text:p>
              </table:table-cell>
              <table:table-cell office:value-type="float" office:value="73517.0612617756">
                <text:p>73517.06126177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4990341663361">
                <text:p>38.4990341663361</text:p>
              </table:table-cell>
              <table:table-cell office:value-type="float" office:value="74888.4104299964">
                <text:p>74888.41042999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5994236469269">
                <text:p>38.5994236469269</text:p>
              </table:table-cell>
              <table:table-cell office:value-type="float" office:value="74987.9365417134">
                <text:p>74987.93654171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6997344493866">
                <text:p>38.6997344493866</text:p>
              </table:table-cell>
              <table:table-cell office:value-type="float" office:value="75764.522002025">
                <text:p>75764.5220020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7991604804993">
                <text:p>38.7991604804993</text:p>
              </table:table-cell>
              <table:table-cell office:value-type="float" office:value="77082.4291609815">
                <text:p>77082.42916098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8996112346649">
                <text:p>38.8996112346649</text:p>
              </table:table-cell>
              <table:table-cell office:value-type="float" office:value="76933.2203047083">
                <text:p>76933.22030470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.9990043640137">
                <text:p>38.9990043640137</text:p>
              </table:table-cell>
              <table:table-cell office:value-type="float" office:value="78234.783942814">
                <text:p>78234.7839428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0995438098907">
                <text:p>39.0995438098907</text:p>
              </table:table-cell>
              <table:table-cell office:value-type="float" office:value="77740.6313692663">
                <text:p>77740.6313692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31269073486">
                <text:p>39.2031269073486</text:p>
              </table:table-cell>
              <table:table-cell office:value-type="float" office:value="75765.2570023869">
                <text:p>75765.25700238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99423122406">
                <text:p>39.399423122406</text:p>
              </table:table-cell>
              <table:table-cell office:value-type="float" office:value="40102.6581062665">
                <text:p>40102.65810626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988639354706">
                <text:p>39.4988639354706</text:p>
              </table:table-cell>
              <table:table-cell office:value-type="float" office:value="79323.5670235084">
                <text:p>79323.56702350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990002155304">
                <text:p>39.5990002155304</text:p>
              </table:table-cell>
              <table:table-cell office:value-type="float" office:value="78772.6485873877">
                <text:p>78772.64858738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994609832764">
                <text:p>39.6994609832764</text:p>
              </table:table-cell>
              <table:table-cell office:value-type="float" office:value="78518.213397949">
                <text:p>78518.2133979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056464195251">
                <text:p>39.8056464195251</text:p>
              </table:table-cell>
              <table:table-cell office:value-type="float" office:value="74209.8001230427">
                <text:p>74209.80012304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.0000293254852">
                <text:p>40.0000293254852</text:p>
              </table:table-cell>
              <table:table-cell office:value-type="float" office:value="40415.0764245352">
                <text:p>40415.07642453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0993597507477">
                <text:p>40.0993597507477</text:p>
              </table:table-cell>
              <table:table-cell office:value-type="float" office:value="78847.9459270034">
                <text:p>78847.94592700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994955539703">
                <text:p>40.1994955539703</text:p>
              </table:table-cell>
              <table:table-cell office:value-type="float" office:value="77814.3256380952">
                <text:p>77814.32563809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988932132721">
                <text:p>40.2988932132721</text:p>
              </table:table-cell>
              <table:table-cell office:value-type="float" office:value="77909.2792969125">
                <text:p>77909.2792969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4047582149506">
                <text:p>40.4047582149506</text:p>
              </table:table-cell>
              <table:table-cell office:value-type="float" office:value="72696.3574172916">
                <text:p>72696.35741729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5990571975708">
                <text:p>40.5990571975708</text:p>
              </table:table-cell>
              <table:table-cell office:value-type="float" office:value="39279.6704186397">
                <text:p>39279.6704186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6994044780731">
                <text:p>40.6994044780731</text:p>
              </table:table-cell>
              <table:table-cell office:value-type="float" office:value="75418.0876862436">
                <text:p>75418.08768624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7998857498169">
                <text:p>40.7998857498169</text:p>
              </table:table-cell>
              <table:table-cell office:value-type="float" office:value="74521.3498003317">
                <text:p>74521.34980033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8992464542389">
                <text:p>40.8992464542389</text:p>
              </table:table-cell>
              <table:table-cell office:value-type="float" office:value="74556.6372852724">
                <text:p>74556.63728527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9997551441193">
                <text:p>40.9997551441193</text:p>
              </table:table-cell>
              <table:table-cell office:value-type="float" office:value="72829.5235836077">
                <text:p>72829.52358360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.0993566513062">
                <text:p>41.0993566513062</text:p>
              </table:table-cell>
              <table:table-cell office:value-type="float" office:value="72529.0229438504">
                <text:p>72529.02294385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2079401016235">
                <text:p>41.2079401016235</text:p>
              </table:table-cell>
              <table:table-cell office:value-type="float" office:value="65571.6868379912">
                <text:p>65571.68683799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3994288444519">
                <text:p>41.3994288444519</text:p>
              </table:table-cell>
              <table:table-cell office:value-type="float" office:value="36639.2295253012">
                <text:p>36639.22952530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4996607303619">
                <text:p>41.4996607303619</text:p>
              </table:table-cell>
              <table:table-cell office:value-type="float" office:value="68880.2763443648">
                <text:p>68880.27634436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5991294384003">
                <text:p>41.5991294384003</text:p>
              </table:table-cell>
              <table:table-cell office:value-type="float" office:value="68282.7809262659">
                <text:p>68282.78092626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6995177268982">
                <text:p>41.6995177268982</text:p>
              </table:table-cell>
              <table:table-cell office:value-type="float" office:value="66461.9359472188">
                <text:p>66461.93594721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7990620136261">
                <text:p>41.7990620136261</text:p>
              </table:table-cell>
              <table:table-cell office:value-type="float" office:value="65819.9502489707">
                <text:p>65819.95024897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8992750644684">
                <text:p>41.8992750644684</text:p>
              </table:table-cell>
              <table:table-cell office:value-type="float" office:value="64183.2570302909">
                <text:p>64183.25703029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999696969986">
                <text:p>41.999696969986</text:p>
              </table:table-cell>
              <table:table-cell office:value-type="float" office:value="62854.8120797721">
                <text:p>62854.81207977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.0992000102997">
                <text:p>42.0992000102997</text:p>
              </table:table-cell>
              <table:table-cell office:value-type="float" office:value="62148.8547536097">
                <text:p>62148.85475360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.1995542049408">
                <text:p>42.1995542049408</text:p>
              </table:table-cell>
              <table:table-cell office:value-type="float" office:value="60346.2567923291">
                <text:p>60346.25679232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2988586425781">
                <text:p>42.2988586425781</text:p>
              </table:table-cell>
              <table:table-cell office:value-type="float" office:value="59775.7778124572">
                <text:p>59775.77781245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3994619846344">
                <text:p>42.3994619846344</text:p>
              </table:table-cell>
              <table:table-cell office:value-type="float" office:value="57731.680491799">
                <text:p>57731.6804917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4997267723083">
                <text:p>42.4997267723083</text:p>
              </table:table-cell>
              <table:table-cell office:value-type="float" office:value="56729.7865178425">
                <text:p>56729.78651784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5118873119354">
                <text:p>42.5118873119354</text:p>
              </table:table-cell>
              <table:table-cell office:value-type="float" office:value="457216.552102735">
                <text:p>457216.5521027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5990009307861">
                <text:p>42.5990009307861</text:p>
              </table:table-cell>
              <table:table-cell office:value-type="float" office:value="62539.015964158">
                <text:p>62539.0159641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6994209289551">
                <text:p>42.6994209289551</text:p>
              </table:table-cell>
              <table:table-cell office:value-type="float" office:value="53057.1608957435">
                <text:p>53057.16089574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7988715171814">
                <text:p>42.7988715171814</text:p>
              </table:table-cell>
              <table:table-cell office:value-type="float" office:value="52448.1563460441">
                <text:p>52448.15634604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8992555141449">
                <text:p>42.8992555141449</text:p>
              </table:table-cell>
              <table:table-cell office:value-type="float" office:value="50924.4516519769">
                <text:p>50924.45165197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9995348453522">
                <text:p>42.9995348453522</text:p>
              </table:table-cell>
              <table:table-cell office:value-type="float" office:value="49940.5005967637">
                <text:p>49940.50059676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0113968849182">
                <text:p>43.0113968849182</text:p>
              </table:table-cell>
              <table:table-cell office:value-type="float" office:value="414094.04956485">
                <text:p>414094.049564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0989785194397">
                <text:p>43.0989785194397</text:p>
              </table:table-cell>
              <table:table-cell office:value-type="float" office:value="54988.6974171349">
                <text:p>54988.69741713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1992254257202">
                <text:p>43.1992254257202</text:p>
              </table:table-cell>
              <table:table-cell office:value-type="float" office:value="47163.5502323612">
                <text:p>47163.55023236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2997045516968">
                <text:p>43.2997045516968</text:p>
              </table:table-cell>
              <table:table-cell office:value-type="float" office:value="46337.9826879271">
                <text:p>46337.9826879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3116574287415">
                <text:p>43.3116574287415</text:p>
              </table:table-cell>
              <table:table-cell office:value-type="float" office:value="383505.994654326">
                <text:p>383505.9946543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991320133209">
                <text:p>43.3991320133209</text:p>
              </table:table-cell>
              <table:table-cell office:value-type="float" office:value="51672.1516510173">
                <text:p>51672.15165101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996361732483">
                <text:p>43.4996361732483</text:p>
              </table:table-cell>
              <table:table-cell office:value-type="float" office:value="44336.4732685716">
                <text:p>44336.47326857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989556312561">
                <text:p>43.5989556312561</text:p>
              </table:table-cell>
              <table:table-cell office:value-type="float" office:value="44382.0384083577">
                <text:p>44382.03840835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111414432526">
                <text:p>43.6111414432526</text:p>
              </table:table-cell>
              <table:table-cell office:value-type="float" office:value="358449.646299231">
                <text:p>358449.6462992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6990580558777">
                <text:p>43.6990580558777</text:p>
              </table:table-cell>
              <table:table-cell office:value-type="float" office:value="49319.4615958281">
                <text:p>49319.46159582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7995235919952">
                <text:p>43.7995235919952</text:p>
              </table:table-cell>
              <table:table-cell office:value-type="float" office:value="42920.1910091295">
                <text:p>42920.19100912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8989448547363">
                <text:p>43.8989448547363</text:p>
              </table:table-cell>
              <table:table-cell office:value-type="float" office:value="43210.0727908432">
                <text:p>43210.07279084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.9990186691284">
                <text:p>43.9990186691284</text:p>
              </table:table-cell>
              <table:table-cell office:value-type="float" office:value="42928.3127269262">
                <text:p>42928.31272692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0997281074524">
                <text:p>44.0997281074524</text:p>
              </table:table-cell>
              <table:table-cell office:value-type="float" office:value="42657.372253235">
                <text:p>42657.3722532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198917388916">
                <text:p>44.198917388916</text:p>
              </table:table-cell>
              <table:table-cell office:value-type="float" office:value="43391.7852462563">
                <text:p>43391.78524625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2997822761536">
                <text:p>44.2997822761536</text:p>
              </table:table-cell>
              <table:table-cell office:value-type="float" office:value="42908.8865167424">
                <text:p>42908.88651674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3986940383911">
                <text:p>44.3986940383911</text:p>
              </table:table-cell>
              <table:table-cell office:value-type="float" office:value="43998.8116837726">
                <text:p>43998.81168377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4989228248596">
                <text:p>44.4989228248596</text:p>
              </table:table-cell>
              <table:table-cell office:value-type="float" office:value="43819.746349818">
                <text:p>43819.7463498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5993809700012">
                <text:p>44.5993809700012</text:p>
              </table:table-cell>
              <table:table-cell office:value-type="float" office:value="44197.5112495016">
                <text:p>44197.51124950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6996874809265">
                <text:p>44.6996874809265</text:p>
              </table:table-cell>
              <table:table-cell office:value-type="float" office:value="44742.8582511718">
                <text:p>44742.85825117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7991600036621">
                <text:p>44.7991600036621</text:p>
              </table:table-cell>
              <table:table-cell office:value-type="float" office:value="45761.3808800196">
                <text:p>45761.380880019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8996026515961">
                <text:p>44.8996026515961</text:p>
              </table:table-cell>
              <table:table-cell office:value-type="float" office:value="45956.5741739005">
                <text:p>45956.5741739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.9988625049591">
                <text:p>44.9988625049591</text:p>
              </table:table-cell>
              <table:table-cell office:value-type="float" office:value="47310.1645921706">
                <text:p>47310.16459217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0992393493652">
                <text:p>45.0992393493652</text:p>
              </table:table-cell>
              <table:table-cell office:value-type="float" office:value="47580.6948131997">
                <text:p>47580.69481319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1994652748108">
                <text:p>45.1994652748108</text:p>
              </table:table-cell>
              <table:table-cell office:value-type="float" office:value="48530.357573422">
                <text:p>48530.3575734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2990870475769">
                <text:p>45.2990870475769</text:p>
              </table:table-cell>
              <table:table-cell office:value-type="float" office:value="49788.3129589033">
                <text:p>49788.31295890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3992140293121">
                <text:p>45.3992140293121</text:p>
              </table:table-cell>
              <table:table-cell office:value-type="float" office:value="50575.7779994904">
                <text:p>50575.7779994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4997351169586">
                <text:p>45.4997351169586</text:p>
              </table:table-cell>
              <table:table-cell office:value-type="float" office:value="51412.0979089978">
                <text:p>51412.09790899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5989623069763">
                <text:p>45.5989623069763</text:p>
              </table:table-cell>
              <table:table-cell office:value-type="float" office:value="53211.2216324795">
                <text:p>53211.22163247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6994211673737">
                <text:p>45.6994211673737</text:p>
              </table:table-cell>
              <table:table-cell office:value-type="float" office:value="53673.7125891469">
                <text:p>53673.71258914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7988586425781">
                <text:p>45.7988586425781</text:p>
              </table:table-cell>
              <table:table-cell office:value-type="float" office:value="55351.3651536549">
                <text:p>55351.36515365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8991620540619">
                <text:p>45.8991620540619</text:p>
              </table:table-cell>
              <table:table-cell office:value-type="float" office:value="56149.6355576262">
                <text:p>56149.63555762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.9995527267456">
                <text:p>45.9995527267456</text:p>
              </table:table-cell>
              <table:table-cell office:value-type="float" office:value="57296.1595557973">
                <text:p>57296.15955579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0989434719086">
                <text:p>46.0989434719086</text:p>
              </table:table-cell>
              <table:table-cell office:value-type="float" office:value="59079.9474374813">
                <text:p>59079.94743748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1991899013519">
                <text:p>46.1991899013519</text:p>
              </table:table-cell>
              <table:table-cell office:value-type="float" office:value="59852.5058031128">
                <text:p>59852.50580311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299836397171">
                <text:p>46.299836397171</text:p>
              </table:table-cell>
              <table:table-cell office:value-type="float" office:value="60886.3721496558">
                <text:p>60886.37214965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3991978168488">
                <text:p>46.3991978168488</text:p>
              </table:table-cell>
              <table:table-cell office:value-type="float" office:value="62881.5491995239">
                <text:p>62881.54919952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4995009899139">
                <text:p>46.4995009899139</text:p>
              </table:table-cell>
              <table:table-cell office:value-type="float" office:value="63567.2811253571">
                <text:p>63567.28112535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5988609790802">
                <text:p>46.5988609790802</text:p>
              </table:table-cell>
              <table:table-cell office:value-type="float" office:value="65378.4290287129">
                <text:p>65378.42902871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6993746757507">
                <text:p>46.6993746757507</text:p>
              </table:table-cell>
              <table:table-cell office:value-type="float" office:value="65901.4663614692">
                <text:p>65901.46636146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799742937088">
                <text:p>46.799742937088</text:p>
              </table:table-cell>
              <table:table-cell office:value-type="float" office:value="67192.5557954748">
                <text:p>67192.55579547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8990843296051">
                <text:p>46.8990843296051</text:p>
              </table:table-cell>
              <table:table-cell office:value-type="float" office:value="69014.5348910883">
                <text:p>69014.53489108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6.9993438720703">
                <text:p>46.9993438720703</text:p>
              </table:table-cell>
              <table:table-cell office:value-type="float" office:value="69499.6189755992">
                <text:p>69499.61897559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0998656749725">
                <text:p>47.0998656749725</text:p>
              </table:table-cell>
              <table:table-cell office:value-type="float" office:value="70352.8965440362">
                <text:p>70352.89654403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199033498764">
                <text:p>47.199033498764</text:p>
              </table:table-cell>
              <table:table-cell office:value-type="float" office:value="72362.1808530077">
                <text:p>72362.18085300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996413707733">
                <text:p>47.2996413707733</text:p>
              </table:table-cell>
              <table:table-cell office:value-type="float" office:value="72280.6263045642">
                <text:p>72280.62630456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990335464478">
                <text:p>47.3990335464478</text:p>
              </table:table-cell>
              <table:table-cell office:value-type="float" office:value="74130.5837205342">
                <text:p>74130.58372053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99472618103">
                <text:p>47.499472618103</text:p>
              </table:table-cell>
              <table:table-cell office:value-type="float" office:value="74234.0592871114">
                <text:p>74234.059287111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5988454818726">
                <text:p>47.5988454818726</text:p>
              </table:table-cell>
              <table:table-cell office:value-type="float" office:value="75755.0876007678">
                <text:p>75755.08760076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6991646289825">
                <text:p>47.6991646289825</text:p>
              </table:table-cell>
              <table:table-cell office:value-type="float" office:value="75758.2198308335">
                <text:p>75758.21983083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7995810508728">
                <text:p>47.7995810508728</text:p>
              </table:table-cell>
              <table:table-cell office:value-type="float" office:value="76322.1777447486">
                <text:p>76322.17774474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8989300727844">
                <text:p>47.8989300727844</text:p>
              </table:table-cell>
              <table:table-cell office:value-type="float" office:value="77786.3722390209">
                <text:p>77786.37223902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9990131855011">
                <text:p>47.9990131855011</text:p>
              </table:table-cell>
              <table:table-cell office:value-type="float" office:value="77695.4252213665">
                <text:p>77695.42522136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099728345871">
                <text:p>48.099728345871</text:p>
              </table:table-cell>
              <table:table-cell office:value-type="float" office:value="77604.999796416">
                <text:p>77604.9997964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36197185516">
                <text:p>48.2036197185516</text:p>
              </table:table-cell>
              <table:table-cell office:value-type="float" office:value="75540.4399566726">
                <text:p>75540.43995667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998517990112">
                <text:p>48.3998517990112</text:p>
              </table:table-cell>
              <table:table-cell office:value-type="float" office:value="40115.7648716918">
                <text:p>40115.76487169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994699954987">
                <text:p>48.4994699954987</text:p>
              </table:table-cell>
              <table:table-cell office:value-type="float" office:value="79182.3208824663">
                <text:p>79182.32088246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995466709137">
                <text:p>48.5995466709137</text:p>
              </table:table-cell>
              <table:table-cell office:value-type="float" office:value="78819.5647715794">
                <text:p>78819.56477157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989030838013">
                <text:p>48.6989030838013</text:p>
              </table:table-cell>
              <table:table-cell office:value-type="float" office:value="79390.949922132">
                <text:p>79390.9499221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8059988021851">
                <text:p>48.8059988021851</text:p>
              </table:table-cell>
              <table:table-cell office:value-type="float" office:value="73579.0386293612">
                <text:p>73579.03862936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9386377334595">
                <text:p>48.9386377334595</text:p>
              </table:table-cell>
              <table:table-cell office:value-type="float" office:value="59228.4627485944">
                <text:p>59228.46274859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0469396114349">
                <text:p>49.0469396114349</text:p>
              </table:table-cell>
              <table:table-cell office:value-type="float" office:value="72316.3821939853">
                <text:p>72316.38219398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166755437851">
                <text:p>49.166755437851</text:p>
              </table:table-cell>
              <table:table-cell office:value-type="float" office:value="65033.1448947754">
                <text:p>65033.1448947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